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63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2376206" calcext:value-type="float">
            <text:p>2376206</text:p>
          </table:table-cell>
          <table:table-cell office:value-type="float" office:value="0.88085" calcext:value-type="float">
            <text:p>0.88085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857160" calcext:value-type="float">
            <text:p>1857160</text:p>
          </table:table-cell>
          <table:table-cell office:value-type="float" office:value="0.68844" calcext:value-type="float">
            <text:p>0.68844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3" calcext:value-type="float">
            <text:p>3</text:p>
          </table:table-cell>
          <table:table-cell office:value-type="float" office:value="1534042" calcext:value-type="float">
            <text:p>1534042</text:p>
          </table:table-cell>
          <table:table-cell office:value-type="float" office:value="0.56866" calcext:value-type="float">
            <text:p>0.56866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4" calcext:value-type="float">
            <text:p>4</text:p>
          </table:table-cell>
          <table:table-cell office:value-type="float" office:value="1380145" calcext:value-type="float">
            <text:p>1380145</text:p>
          </table:table-cell>
          <table:table-cell office:value-type="float" office:value="0.51162" calcext:value-type="float">
            <text:p>0.51162</text:p>
          </table:table-cell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5" calcext:value-type="float">
            <text:p>5</text:p>
          </table:table-cell>
          <table:table-cell office:value-type="float" office:value="1362755" calcext:value-type="float">
            <text:p>1362755</text:p>
          </table:table-cell>
          <table:table-cell office:value-type="float" office:value="0.50517" calcext:value-type="float">
            <text:p>0.50517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float" office:value="6" calcext:value-type="float">
            <text:p>6</text:p>
          </table:table-cell>
          <table:table-cell office:value-type="float" office:value="1127803" calcext:value-type="float">
            <text:p>1127803</text:p>
          </table:table-cell>
          <table:table-cell office:value-type="float" office:value="0.41807" calcext:value-type="float">
            <text:p>0.41807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float" office:value="7" calcext:value-type="float">
            <text:p>7</text:p>
          </table:table-cell>
          <table:table-cell office:value-type="float" office:value="1072335" calcext:value-type="float">
            <text:p>1072335</text:p>
          </table:table-cell>
          <table:table-cell office:value-type="float" office:value="0.39751" calcext:value-type="float">
            <text:p>0.39751</text:p>
          </table:table-cell>
        </table:table-row>
        <table:table-row table:style-name="ro1">
          <table:table-cell office:value-type="string" calcext:value-type="string">
            <text:p>GARCIA</text:p>
          </table:table-cell>
          <table:table-cell office:value-type="float" office:value="8" calcext:value-type="float">
            <text:p>8</text:p>
          </table:table-cell>
          <table:table-cell office:value-type="float" office:value="858289" calcext:value-type="float">
            <text:p>858289</text:p>
          </table:table-cell>
          <table:table-cell office:value-type="float" office:value="0.31817" calcext:value-type="float">
            <text:p>0.31817</text:p>
          </table:table-cell>
        </table:table-row>
        <table:table-row table:style-name="ro1">
          <table:table-cell office:value-type="string" calcext:value-type="string">
            <text:p>RODRIGUEZ</text:p>
          </table:table-cell>
          <table:table-cell office:value-type="float" office:value="9" calcext:value-type="float">
            <text:p>9</text:p>
          </table:table-cell>
          <table:table-cell office:value-type="float" office:value="804240" calcext:value-type="float">
            <text:p>804240</text:p>
          </table:table-cell>
          <table:table-cell office:value-type="float" office:value="0.29813" calcext:value-type="float">
            <text:p>0.29813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  <table:table-cell office:value-type="float" office:value="783051" calcext:value-type="float">
            <text:p>783051</text:p>
          </table:table-cell>
          <table:table-cell office:value-type="float" office:value="0.29027" calcext:value-type="float">
            <text:p>0.29027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float" office:value="11" calcext:value-type="float">
            <text:p>11</text:p>
          </table:table-cell>
          <table:table-cell office:value-type="float" office:value="775072" calcext:value-type="float">
            <text:p>775072</text:p>
          </table:table-cell>
          <table:table-cell office:value-type="float" office:value="0.28732" calcext:value-type="float">
            <text:p>0.28732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float" office:value="12" calcext:value-type="float">
            <text:p>12</text:p>
          </table:table-cell>
          <table:table-cell office:value-type="float" office:value="762394" calcext:value-type="float">
            <text:p>762394</text:p>
          </table:table-cell>
          <table:table-cell office:value-type="float" office:value="0.28262" calcext:value-type="float">
            <text:p>0.28262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float" office:value="13" calcext:value-type="float">
            <text:p>13</text:p>
          </table:table-cell>
          <table:table-cell office:value-type="float" office:value="720370" calcext:value-type="float">
            <text:p>720370</text:p>
          </table:table-cell>
          <table:table-cell office:value-type="float" office:value="0.26704" calcext:value-type="float">
            <text:p>0.26704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14" calcext:value-type="float">
            <text:p>14</text:p>
          </table:table-cell>
          <table:table-cell office:value-type="float" office:value="710696" calcext:value-type="float">
            <text:p>710696</text:p>
          </table:table-cell>
          <table:table-cell office:value-type="float" office:value="0.26345" calcext:value-type="float">
            <text:p>0.26345</text:p>
          </table:table-cell>
        </table:table-row>
        <table:table-row table:style-name="ro1">
          <table:table-cell office:value-type="string" calcext:value-type="string">
            <text:p>HERNANDEZ</text:p>
          </table:table-cell>
          <table:table-cell office:value-type="float" office:value="15" calcext:value-type="float">
            <text:p>15</text:p>
          </table:table-cell>
          <table:table-cell office:value-type="float" office:value="706372" calcext:value-type="float">
            <text:p>706372</text:p>
          </table:table-cell>
          <table:table-cell office:value-type="float" office:value="0.26185" calcext:value-type="float">
            <text:p>0.26185</text:p>
          </table:table-cell>
        </table:table-row>
        <table:table-row table:style-name="ro1">
          <table:table-cell office:value-type="string" calcext:value-type="string">
            <text:p>MOORE</text:p>
          </table:table-cell>
          <table:table-cell office:value-type="float" office:value="16" calcext:value-type="float">
            <text:p>16</text:p>
          </table:table-cell>
          <table:table-cell office:value-type="float" office:value="698671" calcext:value-type="float">
            <text:p>698671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17" calcext:value-type="float">
            <text:p>17</text:p>
          </table:table-cell>
          <table:table-cell office:value-type="float" office:value="672711" calcext:value-type="float">
            <text:p>672711</text:p>
          </table:table-cell>
          <table:table-cell office:value-type="float" office:value="0.24937" calcext:value-type="float">
            <text:p>0.24937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18" calcext:value-type="float">
            <text:p>18</text:p>
          </table:table-cell>
          <table:table-cell office:value-type="float" office:value="666125" calcext:value-type="float">
            <text:p>666125</text:p>
          </table:table-cell>
          <table:table-cell office:value-type="float" office:value="0.24693" calcext:value-type="float">
            <text:p>0.24693</text:p>
          </table:table-cell>
        </table:table-row>
        <table:table-row table:style-name="ro1">
          <table:table-cell office:value-type="string" calcext:value-type="string">
            <text:p>THOMPSON</text:p>
          </table:table-cell>
          <table:table-cell office:value-type="float" office:value="19" calcext:value-type="float">
            <text:p>19</text:p>
          </table:table-cell>
          <table:table-cell office:value-type="float" office:value="644368" calcext:value-type="float">
            <text:p>644368</text:p>
          </table:table-cell>
          <table:table-cell office:value-type="float" office:value="0.23887" calcext:value-type="float">
            <text:p>0.23887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639515" calcext:value-type="float">
            <text:p>639515</text:p>
          </table:table-cell>
          <table:table-cell office:value-type="float" office:value="0.23707" calcext:value-type="float">
            <text:p>0.23707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float" office:value="21" calcext:value-type="float">
            <text:p>21</text:p>
          </table:table-cell>
          <table:table-cell office:value-type="float" office:value="621536" calcext:value-type="float">
            <text:p>621536</text:p>
          </table:table-cell>
          <table:table-cell office:value-type="float" office:value="0.2304" calcext:value-type="float">
            <text:p>0.2304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22" calcext:value-type="float">
            <text:p>22</text:p>
          </table:table-cell>
          <table:table-cell office:value-type="float" office:value="605860" calcext:value-type="float">
            <text:p>605860</text:p>
          </table:table-cell>
          <table:table-cell office:value-type="float" office:value="0.22459" calcext:value-type="float">
            <text:p>0.22459</text:p>
          </table:table-cell>
        </table:table-row>
        <table:table-row table:style-name="ro1">
          <table:table-cell office:value-type="string" calcext:value-type="string">
            <text:p>GONZALEZ</text:p>
          </table:table-cell>
          <table:table-cell office:value-type="float" office:value="23" calcext:value-type="float">
            <text:p>23</text:p>
          </table:table-cell>
          <table:table-cell office:value-type="float" office:value="597718" calcext:value-type="float">
            <text:p>597718</text:p>
          </table:table-cell>
          <table:table-cell office:value-type="float" office:value="0.22157" calcext:value-type="float">
            <text:p>0.2215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4" calcext:value-type="float">
            <text:p>24</text:p>
          </table:table-cell>
          <table:table-cell office:value-type="float" office:value="593542" calcext:value-type="float">
            <text:p>593542</text:p>
          </table:table-cell>
          <table:table-cell office:value-type="float" office:value="0.22002" calcext:value-type="float">
            <text:p>0.22002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float" office:value="25" calcext:value-type="float">
            <text:p>25</text:p>
          </table:table-cell>
          <table:table-cell office:value-type="float" office:value="548369" calcext:value-type="float">
            <text:p>548369</text:p>
          </table:table-cell>
          <table:table-cell office:value-type="float" office:value="0.20328" calcext:value-type="float">
            <text:p>0.20328</text:p>
          </table:table-cell>
        </table:table-row>
        <table:table-row table:style-name="ro1">
          <table:table-cell office:value-type="string" calcext:value-type="string">
            <text:p>LEWIS</text:p>
          </table:table-cell>
          <table:table-cell office:value-type="float" office:value="26" calcext:value-type="float">
            <text:p>26</text:p>
          </table:table-cell>
          <table:table-cell office:value-type="float" office:value="509930" calcext:value-type="float">
            <text:p>509930</text:p>
          </table:table-cell>
          <table:table-cell office:value-type="float" office:value="0.18903" calcext:value-type="float">
            <text:p>0.18903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27" calcext:value-type="float">
            <text:p>27</text:p>
          </table:table-cell>
          <table:table-cell office:value-type="float" office:value="503028" calcext:value-type="float">
            <text:p>503028</text:p>
          </table:table-cell>
          <table:table-cell office:value-type="float" office:value="0.18647" calcext:value-type="float">
            <text:p>0.18647</text:p>
          </table:table-cell>
        </table:table-row>
        <table:table-row table:style-name="ro1">
          <table:table-cell office:value-type="string" calcext:value-type="string">
            <text:p>WALKER</text:p>
          </table:table-cell>
          <table:table-cell office:value-type="float" office:value="28" calcext:value-type="float">
            <text:p>28</text:p>
          </table:table-cell>
          <table:table-cell office:value-type="float" office:value="501307" calcext:value-type="float">
            <text:p>501307</text:p>
          </table:table-cell>
          <table:table-cell office:value-type="float" office:value="0.18583" calcext:value-type="float">
            <text:p>0.18583</text:p>
          </table:table-cell>
        </table:table-row>
        <table:table-row table:style-name="ro1">
          <table:table-cell office:value-type="string" calcext:value-type="string">
            <text:p>PEREZ</text:p>
          </table:table-cell>
          <table:table-cell office:value-type="float" office:value="29" calcext:value-type="float">
            <text:p>29</text:p>
          </table:table-cell>
          <table:table-cell office:value-type="float" office:value="488521" calcext:value-type="float">
            <text:p>488521</text:p>
          </table:table-cell>
          <table:table-cell office:value-type="float" office:value="0.18109" calcext:value-type="float">
            <text:p>0.18109</text:p>
          </table:table-cell>
        </table:table-row>
        <table:table-row table:style-name="ro1">
          <table:table-cell office:value-type="string" calcext:value-type="string">
            <text:p>HALL</text:p>
          </table:table-cell>
          <table:table-cell office:value-type="float" office:value="30" calcext:value-type="float">
            <text:p>30</text:p>
          </table:table-cell>
          <table:table-cell office:value-type="float" office:value="473568" calcext:value-type="float">
            <text:p>473568</text:p>
          </table:table-cell>
          <table:table-cell office:value-type="float" office:value="0.17555" calcext:value-type="float">
            <text:p>0.17555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31" calcext:value-type="float">
            <text:p>31</text:p>
          </table:table-cell>
          <table:table-cell office:value-type="float" office:value="465948" calcext:value-type="float">
            <text:p>465948</text:p>
          </table:table-cell>
          <table:table-cell office:value-type="float" office:value="0.17273" calcext:value-type="float">
            <text:p>0.17273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float" office:value="32" calcext:value-type="float">
            <text:p>32</text:p>
          </table:table-cell>
          <table:table-cell office:value-type="float" office:value="463368" calcext:value-type="float">
            <text:p>463368</text:p>
          </table:table-cell>
          <table:table-cell office:value-type="float" office:value="0.17177" calcext:value-type="float">
            <text:p>0.17177</text:p>
          </table:table-cell>
        </table:table-row>
        <table:table-row table:style-name="ro1">
          <table:table-cell office:value-type="string" calcext:value-type="string">
            <text:p>SANCHEZ</text:p>
          </table:table-cell>
          <table:table-cell office:value-type="float" office:value="33" calcext:value-type="float">
            <text:p>33</text:p>
          </table:table-cell>
          <table:table-cell office:value-type="float" office:value="441242" calcext:value-type="float">
            <text:p>441242</text:p>
          </table:table-cell>
          <table:table-cell office:value-type="float" office:value="0.16357" calcext:value-type="float">
            <text:p>0.16357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float" office:value="34" calcext:value-type="float">
            <text:p>34</text:p>
          </table:table-cell>
          <table:table-cell office:value-type="float" office:value="440367" calcext:value-type="float">
            <text:p>440367</text:p>
          </table:table-cell>
          <table:table-cell office:value-type="float" office:value="0.16324" calcext:value-type="float">
            <text:p>0.16324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35" calcext:value-type="float">
            <text:p>35</text:p>
          </table:table-cell>
          <table:table-cell office:value-type="float" office:value="438986" calcext:value-type="float">
            <text:p>438986</text:p>
          </table:table-cell>
          <table:table-cell office:value-type="float" office:value="0.16273" calcext:value-type="float">
            <text:p>0.16273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36" calcext:value-type="float">
            <text:p>36</text:p>
          </table:table-cell>
          <table:table-cell office:value-type="float" office:value="420091" calcext:value-type="float">
            <text:p>420091</text:p>
          </table:table-cell>
          <table:table-cell office:value-type="float" office:value="0.15573" calcext:value-type="float">
            <text:p>0.1557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7" calcext:value-type="float">
            <text:p>37</text:p>
          </table:table-cell>
          <table:table-cell office:value-type="float" office:value="413477" calcext:value-type="float">
            <text:p>413477</text:p>
          </table:table-cell>
          <table:table-cell office:value-type="float" office:value="0.15327" calcext:value-type="float">
            <text:p>0.15327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float" office:value="38" calcext:value-type="float">
            <text:p>38</text:p>
          </table:table-cell>
          <table:table-cell office:value-type="float" office:value="413351" calcext:value-type="float">
            <text:p>413351</text:p>
          </table:table-cell>
          <table:table-cell office:value-type="float" office:value="0.15323" calcext:value-type="float">
            <text:p>0.15323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office:value-type="float" office:value="39" calcext:value-type="float">
            <text:p>39</text:p>
          </table:table-cell>
          <table:table-cell office:value-type="float" office:value="413086" calcext:value-type="float">
            <text:p>413086</text:p>
          </table:table-cell>
          <table:table-cell office:value-type="float" office:value="0.15313" calcext:value-type="float">
            <text:p>0.15313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float" office:value="40" calcext:value-type="float">
            <text:p>40</text:p>
          </table:table-cell>
          <table:table-cell office:value-type="float" office:value="412236" calcext:value-type="float">
            <text:p>412236</text:p>
          </table:table-cell>
          <table:table-cell office:value-type="float" office:value="0.15281" calcext:value-type="float">
            <text:p>0.1528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41" calcext:value-type="float">
            <text:p>41</text:p>
          </table:table-cell>
          <table:table-cell office:value-type="float" office:value="411770" calcext:value-type="float">
            <text:p>411770</text:p>
          </table:table-cell>
          <table:table-cell office:value-type="float" office:value="0.15264" calcext:value-type="float">
            <text:p>0.15264</text:p>
          </table:table-cell>
        </table:table-row>
        <table:table-row table:style-name="ro1">
          <table:table-cell office:value-type="string" calcext:value-type="string">
            <text:p>RAMIREZ</text:p>
          </table:table-cell>
          <table:table-cell office:value-type="float" office:value="42" calcext:value-type="float">
            <text:p>42</text:p>
          </table:table-cell>
          <table:table-cell office:value-type="float" office:value="388987" calcext:value-type="float">
            <text:p>388987</text:p>
          </table:table-cell>
          <table:table-cell office:value-type="float" office:value="0.1442" calcext:value-type="float">
            <text:p>0.1442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float" office:value="43" calcext:value-type="float">
            <text:p>43</text:p>
          </table:table-cell>
          <table:table-cell office:value-type="float" office:value="371953" calcext:value-type="float">
            <text:p>371953</text:p>
          </table:table-cell>
          <table:table-cell office:value-type="float" office:value="0.13788" calcext:value-type="float">
            <text:p>0.13788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44" calcext:value-type="float">
            <text:p>44</text:p>
          </table:table-cell>
          <table:table-cell office:value-type="float" office:value="367433" calcext:value-type="float">
            <text:p>367433</text:p>
          </table:table-cell>
          <table:table-cell office:value-type="float" office:value="0.13621" calcext:value-type="float">
            <text:p>0.13621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float" office:value="45" calcext:value-type="float">
            <text:p>45</text:p>
          </table:table-cell>
          <table:table-cell office:value-type="float" office:value="366215" calcext:value-type="float">
            <text:p>366215</text:p>
          </table:table-cell>
          <table:table-cell office:value-type="float" office:value="0.13575" calcext:value-type="float">
            <text:p>0.13575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float" office:value="46" calcext:value-type="float">
            <text:p>46</text:p>
          </table:table-cell>
          <table:table-cell office:value-type="float" office:value="362548" calcext:value-type="float">
            <text:p>362548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float" office:value="47" calcext:value-type="float">
            <text:p>47</text:p>
          </table:table-cell>
          <table:table-cell office:value-type="float" office:value="351848" calcext:value-type="float">
            <text:p>351848</text:p>
          </table:table-cell>
          <table:table-cell office:value-type="float" office:value="0.13043" calcext:value-type="float">
            <text:p>0.13043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float" office:value="48" calcext:value-type="float">
            <text:p>48</text:p>
          </table:table-cell>
          <table:table-cell office:value-type="float" office:value="342237" calcext:value-type="float">
            <text:p>342237</text:p>
          </table:table-cell>
          <table:table-cell office:value-type="float" office:value="0.12687" calcext:value-type="float">
            <text:p>0.12687</text:p>
          </table:table-cell>
        </table:table-row>
        <table:table-row table:style-name="ro1">
          <table:table-cell office:value-type="string" calcext:value-type="string">
            <text:p>TURNER</text:p>
          </table:table-cell>
          <table:table-cell office:value-type="float" office:value="49" calcext:value-type="float">
            <text:p>49</text:p>
          </table:table-cell>
          <table:table-cell office:value-type="float" office:value="335663" calcext:value-type="float">
            <text:p>335663</text:p>
          </table:table-cell>
          <table:table-cell office:value-type="float" office:value="0.12443" calcext:value-type="float">
            <text:p>0.12443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float" office:value="50" calcext:value-type="float">
            <text:p>50</text:p>
          </table:table-cell>
          <table:table-cell office:value-type="float" office:value="325169" calcext:value-type="float">
            <text:p>325169</text:p>
          </table:table-cell>
          <table:table-cell office:value-type="float" office:value="0.12054" calcext:value-type="float">
            <text:p>0.1205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51" calcext:value-type="float">
            <text:p>51</text:p>
          </table:table-cell>
          <table:table-cell office:value-type="float" office:value="324246" calcext:value-type="float">
            <text:p>324246</text:p>
          </table:table-cell>
          <table:table-cell office:value-type="float" office:value="0.1202" calcext:value-type="float">
            <text:p>0.1202</text:p>
          </table:table-cell>
        </table:table-row>
        <table:table-row table:style-name="ro1">
          <table:table-cell office:value-type="string" calcext:value-type="string">
            <text:p>COLLINS</text:p>
          </table:table-cell>
          <table:table-cell office:value-type="float" office:value="52" calcext:value-type="float">
            <text:p>52</text:p>
          </table:table-cell>
          <table:table-cell office:value-type="float" office:value="317848" calcext:value-type="float">
            <text:p>317848</text:p>
          </table:table-cell>
          <table:table-cell office:value-type="float" office:value="0.11783" calcext:value-type="float">
            <text:p>0.11783</text:p>
          </table:table-cell>
        </table:table-row>
        <table:table-row table:style-name="ro1">
          <table:table-cell office:value-type="string" calcext:value-type="string">
            <text:p>EDWARDS</text:p>
          </table:table-cell>
          <table:table-cell office:value-type="float" office:value="53" calcext:value-type="float">
            <text:p>53</text:p>
          </table:table-cell>
          <table:table-cell office:value-type="float" office:value="317070" calcext:value-type="float">
            <text:p>317070</text:p>
          </table:table-cell>
          <table:table-cell office:value-type="float" office:value="0.11754" calcext:value-type="float">
            <text:p>0.11754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float" office:value="54" calcext:value-type="float">
            <text:p>54</text:p>
          </table:table-cell>
          <table:table-cell office:value-type="float" office:value="312899" calcext:value-type="float">
            <text:p>312899</text:p>
          </table:table-cell>
          <table:table-cell office:value-type="float" office:value="0.11599" calcext:value-type="float">
            <text:p>0.11599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float" office:value="55" calcext:value-type="float">
            <text:p>55</text:p>
          </table:table-cell>
          <table:table-cell office:value-type="float" office:value="312615" calcext:value-type="float">
            <text:p>312615</text:p>
          </table:table-cell>
          <table:table-cell office:value-type="float" office:value="0.11589" calcext:value-type="float">
            <text:p>0.11589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float" office:value="56" calcext:value-type="float">
            <text:p>56</text:p>
          </table:table-cell>
          <table:table-cell office:value-type="float" office:value="311754" calcext:value-type="float">
            <text:p>311754</text:p>
          </table:table-cell>
          <table:table-cell office:value-type="float" office:value="0.11557" calcext:value-type="float">
            <text:p>0.11557</text:p>
          </table:table-cell>
        </table:table-row>
        <table:table-row table:style-name="ro1">
          <table:table-cell office:value-type="string" calcext:value-type="string">
            <text:p>NGUYEN</text:p>
          </table:table-cell>
          <table:table-cell office:value-type="float" office:value="57" calcext:value-type="float">
            <text:p>57</text:p>
          </table:table-cell>
          <table:table-cell office:value-type="float" office:value="310125" calcext:value-type="float">
            <text:p>310125</text:p>
          </table:table-cell>
          <table:table-cell office:value-type="float" office:value="0.11496" calcext:value-type="float">
            <text:p>0.11496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58" calcext:value-type="float">
            <text:p>58</text:p>
          </table:table-cell>
          <table:table-cell office:value-type="float" office:value="300501" calcext:value-type="float">
            <text:p>300501</text:p>
          </table:table-cell>
          <table:table-cell office:value-type="float" office:value="0.11139" calcext:value-type="float">
            <text:p>0.11139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float" office:value="59" calcext:value-type="float">
            <text:p>59</text:p>
          </table:table-cell>
          <table:table-cell office:value-type="float" office:value="299463" calcext:value-type="float">
            <text:p>299463</text:p>
          </table:table-cell>
          <table:table-cell office:value-type="float" office:value="0.11101" calcext:value-type="float">
            <text:p>0.11101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float" office:value="60" calcext:value-type="float">
            <text:p>60</text:p>
          </table:table-cell>
          <table:table-cell office:value-type="float" office:value="294795" calcext:value-type="float">
            <text:p>294795</text:p>
          </table:table-cell>
          <table:table-cell office:value-type="float" office:value="0.10928" calcext:value-type="float">
            <text:p>0.10928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float" office:value="61" calcext:value-type="float">
            <text:p>61</text:p>
          </table:table-cell>
          <table:table-cell office:value-type="float" office:value="294403" calcext:value-type="float">
            <text:p>294403</text:p>
          </table:table-cell>
          <table:table-cell office:value-type="float" office:value="0.10913" calcext:value-type="float">
            <text:p>0.10913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62" calcext:value-type="float">
            <text:p>62</text:p>
          </table:table-cell>
          <table:table-cell office:value-type="float" office:value="276400" calcext:value-type="float">
            <text:p>276400</text:p>
          </table:table-cell>
          <table:table-cell office:value-type="float" office:value="0.10246" calcext:value-type="float">
            <text:p>0.10246</text:p>
          </table:table-cell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63" calcext:value-type="float">
            <text:p>63</text:p>
          </table:table-cell>
          <table:table-cell office:value-type="float" office:value="275041" calcext:value-type="float">
            <text:p>275041</text:p>
          </table:table-cell>
          <table:table-cell office:value-type="float" office:value="0.10196" calcext:value-type="float">
            <text:p>0.10196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float" office:value="64" calcext:value-type="float">
            <text:p>64</text:p>
          </table:table-cell>
          <table:table-cell office:value-type="float" office:value="270097" calcext:value-type="float">
            <text:p>270097</text:p>
          </table:table-cell>
          <table:table-cell office:value-type="float" office:value="0.10012" calcext:value-type="float">
            <text:p>0.10012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office:value-type="float" office:value="65" calcext:value-type="float">
            <text:p>65</text:p>
          </table:table-cell>
          <table:table-cell office:value-type="float" office:value="267443" calcext:value-type="float">
            <text:p>267443</text:p>
          </table:table-cell>
          <table:table-cell office:value-type="float" office:value="0.09914" calcext:value-type="float">
            <text:p>0.09914</text:p>
          </table:table-cell>
        </table:table-row>
        <table:table-row table:style-name="ro1">
          <table:table-cell office:value-type="string" calcext:value-type="string">
            <text:p>BAILEY</text:p>
          </table:table-cell>
          <table:table-cell office:value-type="float" office:value="66" calcext:value-type="float">
            <text:p>66</text:p>
          </table:table-cell>
          <table:table-cell office:value-type="float" office:value="265916" calcext:value-type="float">
            <text:p>265916</text:p>
          </table:table-cell>
          <table:table-cell office:value-type="float" office:value="0.09857" calcext:value-type="float">
            <text:p>0.09857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float" office:value="67" calcext:value-type="float">
            <text:p>67</text:p>
          </table:table-cell>
          <table:table-cell office:value-type="float" office:value="264752" calcext:value-type="float">
            <text:p>264752</text:p>
          </table:table-cell>
          <table:table-cell office:value-type="float" office:value="0.09814" calcext:value-type="float">
            <text:p>0.09814</text:p>
          </table:table-cell>
        </table:table-row>
        <table:table-row table:style-name="ro1">
          <table:table-cell office:value-type="string" calcext:value-type="string">
            <text:p>GOMEZ</text:p>
          </table:table-cell>
          <table:table-cell office:value-type="float" office:value="68" calcext:value-type="float">
            <text:p>68</text:p>
          </table:table-cell>
          <table:table-cell office:value-type="float" office:value="263590" calcext:value-type="float">
            <text:p>263590</text:p>
          </table:table-cell>
          <table:table-cell office:value-type="float" office:value="0.09771" calcext:value-type="float">
            <text:p>0.0977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float" office:value="69" calcext:value-type="float">
            <text:p>69</text:p>
          </table:table-cell>
          <table:table-cell office:value-type="float" office:value="260385" calcext:value-type="float">
            <text:p>260385</text:p>
          </table:table-cell>
          <table:table-cell office:value-type="float" office:value="0.09652" calcext:value-type="float">
            <text:p>0.09652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70" calcext:value-type="float">
            <text:p>70</text:p>
          </table:table-cell>
          <table:table-cell office:value-type="float" office:value="254779" calcext:value-type="float">
            <text:p>254779</text:p>
          </table:table-cell>
          <table:table-cell office:value-type="float" office:value="0.09445" calcext:value-type="float">
            <text:p>0.09445</text:p>
          </table:table-cell>
        </table:table-row>
        <table:table-row table:style-name="ro1">
          <table:table-cell office:value-type="string" calcext:value-type="string">
            <text:p>WARD</text:p>
          </table:table-cell>
          <table:table-cell office:value-type="float" office:value="71" calcext:value-type="float">
            <text:p>71</text:p>
          </table:table-cell>
          <table:table-cell office:value-type="float" office:value="254121" calcext:value-type="float">
            <text:p>254121</text:p>
          </table:table-cell>
          <table:table-cell office:value-type="float" office:value="0.0942" calcext:value-type="float">
            <text:p>0.0942</text:p>
          </table:table-cell>
        </table:table-row>
        <table:table-row table:style-name="ro1">
          <table:table-cell office:value-type="string" calcext:value-type="string">
            <text:p>COX</text:p>
          </table:table-cell>
          <table:table-cell office:value-type="float" office:value="72" calcext:value-type="float">
            <text:p>72</text:p>
          </table:table-cell>
          <table:table-cell office:value-type="float" office:value="253771" calcext:value-type="float">
            <text:p>253771</text:p>
          </table:table-cell>
          <table:table-cell office:value-type="float" office:value="0.09407" calcext:value-type="float">
            <text:p>0.09407</text:p>
          </table:table-cell>
        </table:table-row>
        <table:table-row table:style-name="ro1">
          <table:table-cell office:value-type="string" calcext:value-type="string">
            <text:p>DIAZ</text:p>
          </table:table-cell>
          <table:table-cell office:value-type="float" office:value="73" calcext:value-type="float">
            <text:p>73</text:p>
          </table:table-cell>
          <table:table-cell office:value-type="float" office:value="251772" calcext:value-type="float">
            <text:p>251772</text:p>
          </table:table-cell>
          <table:table-cell office:value-type="float" office:value="0.09333" calcext:value-type="float">
            <text:p>0.09333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74" calcext:value-type="float">
            <text:p>74</text:p>
          </table:table-cell>
          <table:table-cell office:value-type="float" office:value="249533" calcext:value-type="float">
            <text:p>249533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75" calcext:value-type="float">
            <text:p>75</text:p>
          </table:table-cell>
          <table:table-cell office:value-type="float" office:value="247299" calcext:value-type="float">
            <text:p>247299</text:p>
          </table:table-cell>
          <table:table-cell office:value-type="float" office:value="0.09167" calcext:value-type="float">
            <text:p>0.09167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76" calcext:value-type="float">
            <text:p>76</text:p>
          </table:table-cell>
          <table:table-cell office:value-type="float" office:value="242432" calcext:value-type="float">
            <text:p>242432</text:p>
          </table:table-cell>
          <table:table-cell office:value-type="float" office:value="0.08987" calcext:value-type="float">
            <text:p>0.08987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float" office:value="77" calcext:value-type="float">
            <text:p>77</text:p>
          </table:table-cell>
          <table:table-cell office:value-type="float" office:value="240751" calcext:value-type="float">
            <text:p>240751</text:p>
          </table:table-cell>
          <table:table-cell office:value-type="float" office:value="0.08925" calcext:value-type="float">
            <text:p>0.08925</text:p>
          </table:table-cell>
        </table:table-row>
        <table:table-row table:style-name="ro1">
          <table:table-cell office:value-type="string" calcext:value-type="string">
            <text:p>BENNETT</text:p>
          </table:table-cell>
          <table:table-cell office:value-type="float" office:value="78" calcext:value-type="float">
            <text:p>78</text:p>
          </table:table-cell>
          <table:table-cell office:value-type="float" office:value="239055" calcext:value-type="float">
            <text:p>239055</text:p>
          </table:table-cell>
          <table:table-cell office:value-type="float" office:value="0.08862" calcext:value-type="float">
            <text:p>0.08862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79" calcext:value-type="float">
            <text:p>79</text:p>
          </table:table-cell>
          <table:table-cell office:value-type="float" office:value="236713" calcext:value-type="float">
            <text:p>236713</text:p>
          </table:table-cell>
          <table:table-cell office:value-type="float" office:value="0.08775" calcext:value-type="float">
            <text:p>0.08775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80" calcext:value-type="float">
            <text:p>80</text:p>
          </table:table-cell>
          <table:table-cell office:value-type="float" office:value="233224" calcext:value-type="float">
            <text:p>233224</text:p>
          </table:table-cell>
          <table:table-cell office:value-type="float" office:value="0.08646" calcext:value-type="float">
            <text:p>0.08646</text:p>
          </table:table-cell>
        </table:table-row>
        <table:table-row table:style-name="ro1">
          <table:table-cell office:value-type="string" calcext:value-type="string">
            <text:p>REYES</text:p>
          </table:table-cell>
          <table:table-cell office:value-type="float" office:value="81" calcext:value-type="float">
            <text:p>81</text:p>
          </table:table-cell>
          <table:table-cell office:value-type="float" office:value="232511" calcext:value-type="float">
            <text:p>232511</text:p>
          </table:table-cell>
          <table:table-cell office:value-type="float" office:value="0.08619" calcext:value-type="float">
            <text:p>0.08619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office:value-type="float" office:value="82" calcext:value-type="float">
            <text:p>82</text:p>
          </table:table-cell>
          <table:table-cell office:value-type="float" office:value="231065" calcext:value-type="float">
            <text:p>231065</text:p>
          </table:table-cell>
          <table:table-cell office:value-type="float" office:value="0.08566" calcext:value-type="float">
            <text:p>0.08566</text:p>
          </table:table-cell>
        </table:table-row>
        <table:table-row table:style-name="ro1">
          <table:table-cell office:value-type="string" calcext:value-type="string">
            <text:p>HUGHES</text:p>
          </table:table-cell>
          <table:table-cell office:value-type="float" office:value="83" calcext:value-type="float">
            <text:p>83</text:p>
          </table:table-cell>
          <table:table-cell office:value-type="float" office:value="229390" calcext:value-type="float">
            <text:p>229390</text:p>
          </table:table-cell>
          <table:table-cell office:value-type="float" office:value="0.08503" calcext:value-type="float">
            <text:p>0.08503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84" calcext:value-type="float">
            <text:p>84</text:p>
          </table:table-cell>
          <table:table-cell office:value-type="float" office:value="228756" calcext:value-type="float">
            <text:p>228756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1">
          <table:table-cell office:value-type="string" calcext:value-type="string">
            <text:p>MYERS</text:p>
          </table:table-cell>
          <table:table-cell office:value-type="float" office:value="85" calcext:value-type="float">
            <text:p>85</text:p>
          </table:table-cell>
          <table:table-cell office:value-type="float" office:value="224824" calcext:value-type="float">
            <text:p>224824</text:p>
          </table:table-cell>
          <table:table-cell office:value-type="float" office:value="0.08334" calcext:value-type="float">
            <text:p>0.08334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86" calcext:value-type="float">
            <text:p>86</text:p>
          </table:table-cell>
          <table:table-cell office:value-type="float" office:value="223494" calcext:value-type="float">
            <text:p>223494</text:p>
          </table:table-cell>
          <table:table-cell office:value-type="float" office:value="0.08285" calcext:value-type="float">
            <text:p>0.08285</text:p>
          </table:table-cell>
        </table:table-row>
        <table:table-row table:style-name="ro1">
          <table:table-cell office:value-type="string" calcext:value-type="string">
            <text:p>FOSTER</text:p>
          </table:table-cell>
          <table:table-cell office:value-type="float" office:value="87" calcext:value-type="float">
            <text:p>87</text:p>
          </table:table-cell>
          <table:table-cell office:value-type="float" office:value="221040" calcext:value-type="float">
            <text:p>221040</text:p>
          </table:table-cell>
          <table:table-cell office:value-type="float" office:value="0.08194" calcext:value-type="float">
            <text:p>0.08194</text:p>
          </table:table-cell>
        </table:table-row>
        <table:table-row table:style-name="ro1">
          <table:table-cell office:value-type="string" calcext:value-type="string">
            <text:p>SANDERS</text:p>
          </table:table-cell>
          <table:table-cell office:value-type="float" office:value="88" calcext:value-type="float">
            <text:p>88</text:p>
          </table:table-cell>
          <table:table-cell office:value-type="float" office:value="220902" calcext:value-type="float">
            <text:p>220902</text:p>
          </table:table-cell>
          <table:table-cell office:value-type="float" office:value="0.08189" calcext:value-type="float">
            <text:p>0.08189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float" office:value="89" calcext:value-type="float">
            <text:p>89</text:p>
          </table:table-cell>
          <table:table-cell office:value-type="float" office:value="219961" calcext:value-type="float">
            <text:p>219961</text:p>
          </table:table-cell>
          <table:table-cell office:value-type="float" office:value="0.08154" calcext:value-type="float">
            <text:p>0.08154</text:p>
          </table:table-cell>
        </table:table-row>
        <table:table-row table:style-name="ro1">
          <table:table-cell office:value-type="string" calcext:value-type="string">
            <text:p>MORALES</text:p>
          </table:table-cell>
          <table:table-cell office:value-type="float" office:value="90" calcext:value-type="float">
            <text:p>90</text:p>
          </table:table-cell>
          <table:table-cell office:value-type="float" office:value="217642" calcext:value-type="float">
            <text:p>217642</text:p>
          </table:table-cell>
          <table:table-cell office:value-type="float" office:value="0.08068" calcext:value-type="float">
            <text:p>0.08068</text:p>
          </table:table-cell>
        </table:table-row>
        <table:table-row table:style-name="ro1">
          <table:table-cell office:value-type="string" calcext:value-type="string">
            <text:p>POWELL</text:p>
          </table:table-cell>
          <table:table-cell office:value-type="float" office:value="91" calcext:value-type="float">
            <text:p>91</text:p>
          </table:table-cell>
          <table:table-cell office:value-type="float" office:value="216553" calcext:value-type="float">
            <text:p>216553</text:p>
          </table:table-cell>
          <table:table-cell office:value-type="float" office:value="0.08028" calcext:value-type="float">
            <text:p>0.08028</text:p>
          </table:table-cell>
        </table:table-row>
        <table:table-row table:style-name="ro1">
          <table:table-cell office:value-type="string" calcext:value-type="string">
            <text:p>SULLIVAN</text:p>
          </table:table-cell>
          <table:table-cell office:value-type="float" office:value="92" calcext:value-type="float">
            <text:p>92</text:p>
          </table:table-cell>
          <table:table-cell office:value-type="float" office:value="215640" calcext:value-type="float">
            <text:p>215640</text:p>
          </table:table-cell>
          <table:table-cell office:value-type="float" office:value="0.07994" calcext:value-type="float">
            <text:p>0.07994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float" office:value="93" calcext:value-type="float">
            <text:p>93</text:p>
          </table:table-cell>
          <table:table-cell office:value-type="float" office:value="215432" calcext:value-type="float">
            <text:p>215432</text:p>
          </table:table-cell>
          <table:table-cell office:value-type="float" office:value="0.07986" calcext:value-type="float">
            <text:p>0.07986</text:p>
          </table:table-cell>
        </table:table-row>
        <table:table-row table:style-name="ro1">
          <table:table-cell office:value-type="string" calcext:value-type="string">
            <text:p>ORTIZ</text:p>
          </table:table-cell>
          <table:table-cell office:value-type="float" office:value="94" calcext:value-type="float">
            <text:p>94</text:p>
          </table:table-cell>
          <table:table-cell office:value-type="float" office:value="214683" calcext:value-type="float">
            <text:p>214683</text:p>
          </table:table-cell>
          <table:table-cell office:value-type="float" office:value="0.07958" calcext:value-type="float">
            <text:p>0.07958</text:p>
          </table:table-cell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95" calcext:value-type="float">
            <text:p>95</text:p>
          </table:table-cell>
          <table:table-cell office:value-type="float" office:value="213737" calcext:value-type="float">
            <text:p>213737</text:p>
          </table:table-cell>
          <table:table-cell office:value-type="float" office:value="0.07923" calcext:value-type="float">
            <text:p>0.07923</text:p>
          </table:table-cell>
        </table:table-row>
        <table:table-row table:style-name="ro1">
          <table:table-cell office:value-type="string" calcext:value-type="string">
            <text:p>GUTIERREZ</text:p>
          </table:table-cell>
          <table:table-cell office:value-type="float" office:value="96" calcext:value-type="float">
            <text:p>96</text:p>
          </table:table-cell>
          <table:table-cell office:value-type="float" office:value="212905" calcext:value-type="float">
            <text:p>212905</text:p>
          </table:table-cell>
          <table:table-cell office:value-type="float" office:value="0.07892" calcext:value-type="float">
            <text:p>0.07892</text:p>
          </table:table-cell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97" calcext:value-type="float">
            <text:p>97</text:p>
          </table:table-cell>
          <table:table-cell office:value-type="float" office:value="212644" calcext:value-type="float">
            <text:p>212644</text:p>
          </table:table-cell>
          <table:table-cell office:value-type="float" office:value="0.07883" calcext:value-type="float">
            <text:p>0.07883</text:p>
          </table:table-cell>
        </table:table-row>
        <table:table-row table:style-name="ro1">
          <table:table-cell office:value-type="string" calcext:value-type="string">
            <text:p>BUTLER</text:p>
          </table:table-cell>
          <table:table-cell office:value-type="float" office:value="98" calcext:value-type="float">
            <text:p>98</text:p>
          </table:table-cell>
          <table:table-cell office:value-type="float" office:value="210879" calcext:value-type="float">
            <text:p>210879</text:p>
          </table:table-cell>
          <table:table-cell office:value-type="float" office:value="0.07817" calcext:value-type="float">
            <text:p>0.07817</text:p>
          </table:table-cell>
        </table:table-row>
        <table:table-row table:style-name="ro1">
          <table:table-cell office:value-type="string" calcext:value-type="string">
            <text:p>BARNES</text:p>
          </table:table-cell>
          <table:table-cell office:value-type="float" office:value="99" calcext:value-type="float">
            <text:p>99</text:p>
          </table:table-cell>
          <table:table-cell office:value-type="float" office:value="210426" calcext:value-type="float">
            <text:p>210426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float" office:value="100" calcext:value-type="float">
            <text:p>100</text:p>
          </table:table-cell>
          <table:table-cell office:value-type="float" office:value="210279" calcext:value-type="float">
            <text:p>210279</text:p>
          </table:table-cell>
          <table:table-cell office:value-type="float" office:value="0.07795" calcext:value-type="float">
            <text:p>0.07795</text:p>
          </table:table-cell>
        </table:table-row>
        <table:table-row table:style-name="ro1">
          <table:table-cell office:value-type="string" calcext:value-type="string">
            <text:p>HENDERSON</text:p>
          </table:table-cell>
          <table:table-cell office:value-type="float" office:value="101" calcext:value-type="float">
            <text:p>101</text:p>
          </table:table-cell>
          <table:table-cell office:value-type="float" office:value="210094" calcext:value-type="float">
            <text:p>210094</text:p>
          </table:table-cell>
          <table:table-cell office:value-type="float" office:value="0.07788" calcext:value-type="float">
            <text:p>0.07788</text:p>
          </table:table-cell>
        </table:table-row>
        <table:table-row table:style-name="ro1">
          <table:table-cell office:value-type="string" calcext:value-type="string">
            <text:p>COLEMAN</text:p>
          </table:table-cell>
          <table:table-cell office:value-type="float" office:value="102" calcext:value-type="float">
            <text:p>102</text:p>
          </table:table-cell>
          <table:table-cell office:value-type="float" office:value="208624" calcext:value-type="float">
            <text:p>208624</text:p>
          </table:table-cell>
          <table:table-cell office:value-type="float" office:value="0.07734" calcext:value-type="float">
            <text:p>0.07734</text:p>
          </table:table-cell>
        </table:table-row>
        <table:table-row table:style-name="ro1">
          <table:table-cell office:value-type="string" calcext:value-type="string">
            <text:p>SIMMONS</text:p>
          </table:table-cell>
          <table:table-cell office:value-type="float" office:value="103" calcext:value-type="float">
            <text:p>103</text:p>
          </table:table-cell>
          <table:table-cell office:value-type="float" office:value="201650" calcext:value-type="float">
            <text:p>201650</text:p>
          </table:table-cell>
          <table:table-cell office:value-type="float" office:value="0.07475" calcext:value-type="float">
            <text:p>0.07475</text:p>
          </table:table-cell>
        </table:table-row>
        <table:table-row table:style-name="ro1">
          <table:table-cell office:value-type="string" calcext:value-type="string">
            <text:p>PATTERSON</text:p>
          </table:table-cell>
          <table:table-cell office:value-type="float" office:value="104" calcext:value-type="float">
            <text:p>104</text:p>
          </table:table-cell>
          <table:table-cell office:value-type="float" office:value="198557" calcext:value-type="float">
            <text:p>198557</text:p>
          </table:table-cell>
          <table:table-cell office:value-type="float" office:value="0.0736" calcext:value-type="float">
            <text:p>0.073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5" calcext:value-type="float">
            <text:p>105</text:p>
          </table:table-cell>
          <table:table-cell office:value-type="float" office:value="197212" calcext:value-type="float">
            <text:p>197212</text:p>
          </table:table-cell>
          <table:table-cell office:value-type="float" office:value="0.07311" calcext:value-type="float">
            <text:p>0.07311</text:p>
          </table:table-cell>
        </table:table-row>
        <table:table-row table:style-name="ro1">
          <table:table-cell office:value-type="string" calcext:value-type="string">
            <text:p>REYNOLDS</text:p>
          </table:table-cell>
          <table:table-cell office:value-type="float" office:value="106" calcext:value-type="float">
            <text:p>106</text:p>
          </table:table-cell>
          <table:table-cell office:value-type="float" office:value="195598" calcext:value-type="float">
            <text:p>195598</text:p>
          </table:table-cell>
          <table:table-cell office:value-type="float" office:value="0.07251" calcext:value-type="float">
            <text:p>0.07251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07" calcext:value-type="float">
            <text:p>107</text:p>
          </table:table-cell>
          <table:table-cell office:value-type="float" office:value="194331" calcext:value-type="float">
            <text:p>194331</text:p>
          </table:table-cell>
          <table:table-cell office:value-type="float" office:value="0.07204" calcext:value-type="float">
            <text:p>0.07204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float" office:value="108" calcext:value-type="float">
            <text:p>108</text:p>
          </table:table-cell>
          <table:table-cell office:value-type="float" office:value="194074" calcext:value-type="float">
            <text:p>194074</text:p>
          </table:table-cell>
          <table:table-cell office:value-type="float" office:value="0.07194" calcext:value-type="float">
            <text:p>0.07194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109" calcext:value-type="float">
            <text:p>109</text:p>
          </table:table-cell>
          <table:table-cell office:value-type="float" office:value="194067" calcext:value-type="float">
            <text:p>194067</text:p>
          </table:table-cell>
          <table:table-cell office:value-type="float" office:value="0.07194" calcext:value-type="float">
            <text:p>0.07194</text:p>
          </table:table-cell>
        </table:table-row>
        <table:table-row table:style-name="ro1">
          <table:table-cell office:value-type="string" calcext:value-type="string">
            <text:p>GONZALES</text:p>
          </table:table-cell>
          <table:table-cell office:value-type="float" office:value="110" calcext:value-type="float">
            <text:p>110</text:p>
          </table:table-cell>
          <table:table-cell office:value-type="float" office:value="193934" calcext:value-type="float">
            <text:p>193934</text:p>
          </table:table-cell>
          <table:table-cell office:value-type="float" office:value="0.07189" calcext:value-type="float">
            <text:p>0.07189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11" calcext:value-type="float">
            <text:p>111</text:p>
          </table:table-cell>
          <table:table-cell office:value-type="float" office:value="193443" calcext:value-type="float">
            <text:p>193443</text:p>
          </table:table-cell>
          <table:table-cell office:value-type="float" office:value="0.07171" calcext:value-type="float">
            <text:p>0.07171</text:p>
          </table:table-cell>
        </table:table-row>
        <table:table-row table:style-name="ro1">
          <table:table-cell office:value-type="string" calcext:value-type="string">
            <text:p>RAMOS</text:p>
          </table:table-cell>
          <table:table-cell office:value-type="float" office:value="112" calcext:value-type="float">
            <text:p>112</text:p>
          </table:table-cell>
          <table:table-cell office:value-type="float" office:value="193096" calcext:value-type="float">
            <text:p>193096</text:p>
          </table:table-cell>
          <table:table-cell office:value-type="float" office:value="0.07158" calcext:value-type="float">
            <text:p>0.07158</text:p>
          </table:table-cell>
        </table:table-row>
        <table:table-row table:style-name="ro1">
          <table:table-cell office:value-type="string" calcext:value-type="string">
            <text:p>WALLACE</text:p>
          </table:table-cell>
          <table:table-cell office:value-type="float" office:value="113" calcext:value-type="float">
            <text:p>113</text:p>
          </table:table-cell>
          <table:table-cell office:value-type="float" office:value="190760" calcext:value-type="float">
            <text:p>190760</text:p>
          </table:table-cell>
          <table:table-cell office:value-type="float" office:value="0.07071" calcext:value-type="float">
            <text:p>0.07071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float" office:value="114" calcext:value-type="float">
            <text:p>114</text:p>
          </table:table-cell>
          <table:table-cell office:value-type="float" office:value="190636" calcext:value-type="float">
            <text:p>190636</text:p>
          </table:table-cell>
          <table:table-cell office:value-type="float" office:value="0.07067" calcext:value-type="float">
            <text:p>0.07067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15" calcext:value-type="float">
            <text:p>115</text:p>
          </table:table-cell>
          <table:table-cell office:value-type="float" office:value="188464" calcext:value-type="float">
            <text:p>188464</text:p>
          </table:table-cell>
          <table:table-cell office:value-type="float" office:value="0.06986" calcext:value-type="float">
            <text:p>0.06986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float" office:value="116" calcext:value-type="float">
            <text:p>116</text:p>
          </table:table-cell>
          <table:table-cell office:value-type="float" office:value="187793" calcext:value-type="float">
            <text:p>187793</text:p>
          </table:table-cell>
          <table:table-cell office:value-type="float" office:value="0.06961" calcext:value-type="float">
            <text:p>0.06961</text:p>
          </table:table-cell>
        </table:table-row>
        <table:table-row table:style-name="ro1">
          <table:table-cell office:value-type="string" calcext:value-type="string">
            <text:p>HAYES</text:p>
          </table:table-cell>
          <table:table-cell office:value-type="float" office:value="117" calcext:value-type="float">
            <text:p>117</text:p>
          </table:table-cell>
          <table:table-cell office:value-type="float" office:value="187473" calcext:value-type="float">
            <text:p>187473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string" calcext:value-type="string">
            <text:p>CHAVEZ</text:p>
          </table:table-cell>
          <table:table-cell office:value-type="float" office:value="118" calcext:value-type="float">
            <text:p>118</text:p>
          </table:table-cell>
          <table:table-cell office:value-type="float" office:value="185865" calcext:value-type="float">
            <text:p>185865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string" calcext:value-type="string">
            <text:p>GIBSON</text:p>
          </table:table-cell>
          <table:table-cell office:value-type="float" office:value="119" calcext:value-type="float">
            <text:p>119</text:p>
          </table:table-cell>
          <table:table-cell office:value-type="float" office:value="184420" calcext:value-type="float">
            <text:p>184420</text:p>
          </table:table-cell>
          <table:table-cell office:value-type="float" office:value="0.06836" calcext:value-type="float">
            <text:p>0.06836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120" calcext:value-type="float">
            <text:p>120</text:p>
          </table:table-cell>
          <table:table-cell office:value-type="float" office:value="183761" calcext:value-type="float">
            <text:p>183761</text:p>
          </table:table-cell>
          <table:table-cell office:value-type="float" office:value="0.06812" calcext:value-type="float">
            <text:p>0.06812</text:p>
          </table:table-cell>
        </table:table-row>
        <table:table-row table:style-name="ro1">
          <table:table-cell office:value-type="string" calcext:value-type="string">
            <text:p>ELLIS</text:p>
          </table:table-cell>
          <table:table-cell office:value-type="float" office:value="121" calcext:value-type="float">
            <text:p>121</text:p>
          </table:table-cell>
          <table:table-cell office:value-type="float" office:value="181934" calcext:value-type="float">
            <text:p>181934</text:p>
          </table:table-cell>
          <table:table-cell office:value-type="float" office:value="0.06744" calcext:value-type="float">
            <text:p>0.06744</text:p>
          </table:table-cell>
        </table:table-row>
        <table:table-row table:style-name="ro1">
          <table:table-cell office:value-type="string" calcext:value-type="string">
            <text:p>STEVENS</text:p>
          </table:table-cell>
          <table:table-cell office:value-type="float" office:value="122" calcext:value-type="float">
            <text:p>122</text:p>
          </table:table-cell>
          <table:table-cell office:value-type="float" office:value="181417" calcext:value-type="float">
            <text:p>181417</text:p>
          </table:table-cell>
          <table:table-cell office:value-type="float" office:value="0.06725" calcext:value-type="float">
            <text:p>0.06725</text:p>
          </table:table-cell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123" calcext:value-type="float">
            <text:p>123</text:p>
          </table:table-cell>
          <table:table-cell office:value-type="float" office:value="178414" calcext:value-type="float">
            <text:p>178414</text:p>
          </table:table-cell>
          <table:table-cell office:value-type="float" office:value="0.06614" calcext:value-type="float">
            <text:p>0.06614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float" office:value="124" calcext:value-type="float">
            <text:p>124</text:p>
          </table:table-cell>
          <table:table-cell office:value-type="float" office:value="178397" calcext:value-type="float">
            <text:p>178397</text:p>
          </table:table-cell>
          <table:table-cell office:value-type="float" office:value="0.06613" calcext:value-type="float">
            <text:p>0.06613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125" calcext:value-type="float">
            <text:p>125</text:p>
          </table:table-cell>
          <table:table-cell office:value-type="float" office:value="177213" calcext:value-type="float">
            <text:p>177213</text:p>
          </table:table-cell>
          <table:table-cell office:value-type="float" office:value="0.06569" calcext:value-type="float">
            <text:p>0.06569</text:p>
          </table:table-cell>
        </table:table-row>
        <table:table-row table:style-name="ro1">
          <table:table-cell office:value-type="string" calcext:value-type="string">
            <text:p>OWENS</text:p>
          </table:table-cell>
          <table:table-cell office:value-type="float" office:value="126" calcext:value-type="float">
            <text:p>126</text:p>
          </table:table-cell>
          <table:table-cell office:value-type="float" office:value="176334" calcext:value-type="float">
            <text:p>176334</text:p>
          </table:table-cell>
          <table:table-cell office:value-type="float" office:value="0.06537" calcext:value-type="float">
            <text:p>0.06537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float" office:value="127" calcext:value-type="float">
            <text:p>127</text:p>
          </table:table-cell>
          <table:table-cell office:value-type="float" office:value="176094" calcext:value-type="float">
            <text:p>176094</text:p>
          </table:table-cell>
          <table:table-cell office:value-type="float" office:value="0.06528" calcext:value-type="float">
            <text:p>0.06528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128" calcext:value-type="float">
            <text:p>128</text:p>
          </table:table-cell>
          <table:table-cell office:value-type="float" office:value="175577" calcext:value-type="float">
            <text:p>175577</text:p>
          </table:table-cell>
          <table:table-cell office:value-type="float" office:value="0.06509" calcext:value-type="float">
            <text:p>0.06509</text:p>
          </table:table-cell>
        </table:table-row>
        <table:table-row table:style-name="ro1">
          <table:table-cell office:value-type="string" calcext:value-type="string">
            <text:p>RUIZ</text:p>
          </table:table-cell>
          <table:table-cell office:value-type="float" office:value="129" calcext:value-type="float">
            <text:p>129</text:p>
          </table:table-cell>
          <table:table-cell office:value-type="float" office:value="175429" calcext:value-type="float">
            <text:p>175429</text:p>
          </table:table-cell>
          <table:table-cell office:value-type="float" office:value="0.06503" calcext:value-type="float">
            <text:p>0.06503</text:p>
          </table:table-cell>
        </table:table-row>
        <table:table-row table:style-name="ro1">
          <table:table-cell office:value-type="string" calcext:value-type="string">
            <text:p>KENNEDY</text:p>
          </table:table-cell>
          <table:table-cell office:value-type="float" office:value="130" calcext:value-type="float">
            <text:p>130</text:p>
          </table:table-cell>
          <table:table-cell office:value-type="float" office:value="171636" calcext:value-type="float">
            <text:p>171636</text:p>
          </table:table-cell>
          <table:table-cell office:value-type="float" office:value="0.06362" calcext:value-type="float">
            <text:p>0.06362</text:p>
          </table:table-cell>
        </table:table-row>
        <table:table-row table:style-name="ro1">
          <table:table-cell office:value-type="string" calcext:value-type="string">
            <text:p>WELLS</text:p>
          </table:table-cell>
          <table:table-cell office:value-type="float" office:value="131" calcext:value-type="float">
            <text:p>131</text:p>
          </table:table-cell>
          <table:table-cell office:value-type="float" office:value="170635" calcext:value-type="float">
            <text:p>170635</text:p>
          </table:table-cell>
          <table:table-cell office:value-type="float" office:value="0.06325" calcext:value-type="float">
            <text:p>0.06325</text:p>
          </table:table-cell>
        </table:table-row>
        <table:table-row table:style-name="ro1">
          <table:table-cell office:value-type="string" calcext:value-type="string">
            <text:p>ALVAREZ</text:p>
          </table:table-cell>
          <table:table-cell office:value-type="float" office:value="132" calcext:value-type="float">
            <text:p>132</text:p>
          </table:table-cell>
          <table:table-cell office:value-type="float" office:value="168817" calcext:value-type="float">
            <text:p>168817</text:p>
          </table:table-cell>
          <table:table-cell office:value-type="float" office:value="0.06258" calcext:value-type="float">
            <text:p>0.06258</text:p>
          </table:table-cell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133" calcext:value-type="float">
            <text:p>133</text:p>
          </table:table-cell>
          <table:table-cell office:value-type="float" office:value="168814" calcext:value-type="float">
            <text:p>168814</text:p>
          </table:table-cell>
          <table:table-cell office:value-type="float" office:value="0.06258" calcext:value-type="float">
            <text:p>0.06258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float" office:value="134" calcext:value-type="float">
            <text:p>134</text:p>
          </table:table-cell>
          <table:table-cell office:value-type="float" office:value="168567" calcext:value-type="float">
            <text:p>168567</text:p>
          </table:table-cell>
          <table:table-cell office:value-type="float" office:value="0.06249" calcext:value-type="float">
            <text:p>0.06249</text:p>
          </table:table-cell>
        </table:table-row>
        <table:table-row table:style-name="ro1">
          <table:table-cell office:value-type="string" calcext:value-type="string">
            <text:p>CASTILLO</text:p>
          </table:table-cell>
          <table:table-cell office:value-type="float" office:value="135" calcext:value-type="float">
            <text:p>135</text:p>
          </table:table-cell>
          <table:table-cell office:value-type="float" office:value="165473" calcext:value-type="float">
            <text:p>165473</text:p>
          </table:table-cell>
          <table:table-cell office:value-type="float" office:value="0.06134" calcext:value-type="float">
            <text:p>0.06134</text:p>
          </table:table-cell>
        </table:table-row>
        <table:table-row table:style-name="ro1">
          <table:table-cell office:value-type="string" calcext:value-type="string">
            <text:p>OLSON</text:p>
          </table:table-cell>
          <table:table-cell office:value-type="float" office:value="136" calcext:value-type="float">
            <text:p>136</text:p>
          </table:table-cell>
          <table:table-cell office:value-type="float" office:value="163502" calcext:value-type="float">
            <text:p>163502</text:p>
          </table:table-cell>
          <table:table-cell office:value-type="float" office:value="0.06061" calcext:value-type="float">
            <text:p>0.06061</text:p>
          </table:table-cell>
        </table:table-row>
        <table:table-row table:style-name="ro1">
          <table:table-cell office:value-type="string" calcext:value-type="string">
            <text:p>WEBB</text:p>
          </table:table-cell>
          <table:table-cell office:value-type="float" office:value="137" calcext:value-type="float">
            <text:p>137</text:p>
          </table:table-cell>
          <table:table-cell office:value-type="float" office:value="163481" calcext:value-type="float">
            <text:p>163481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38" calcext:value-type="float">
            <text:p>138</text:p>
          </table:table-cell>
          <table:table-cell office:value-type="float" office:value="163036" calcext:value-type="float">
            <text:p>163036</text:p>
          </table:table-cell>
          <table:table-cell office:value-type="float" office:value="0.06044" calcext:value-type="float">
            <text:p>0.06044</text:p>
          </table:table-cell>
        </table:table-row>
        <table:table-row table:style-name="ro1">
          <table:table-cell office:value-type="string" calcext:value-type="string">
            <text:p>TUCKER</text:p>
          </table:table-cell>
          <table:table-cell office:value-type="float" office:value="139" calcext:value-type="float">
            <text:p>139</text:p>
          </table:table-cell>
          <table:table-cell office:value-type="float" office:value="162933" calcext:value-type="float">
            <text:p>162933</text:p>
          </table:table-cell>
          <table:table-cell office:value-type="float" office:value="0.0604" calcext:value-type="float">
            <text:p>0.0604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float" office:value="140" calcext:value-type="float">
            <text:p>140</text:p>
          </table:table-cell>
          <table:table-cell office:value-type="float" office:value="162686" calcext:value-type="float">
            <text:p>162686</text:p>
          </table:table-cell>
          <table:table-cell office:value-type="float" office:value="0.06031" calcext:value-type="float">
            <text:p>0.06031</text:p>
          </table:table-cell>
        </table:table-row>
        <table:table-row table:style-name="ro1">
          <table:table-cell office:value-type="string" calcext:value-type="string">
            <text:p>BURNS</text:p>
          </table:table-cell>
          <table:table-cell office:value-type="float" office:value="141" calcext:value-type="float">
            <text:p>141</text:p>
          </table:table-cell>
          <table:table-cell office:value-type="float" office:value="162153" calcext:value-type="float">
            <text:p>162153</text:p>
          </table:table-cell>
          <table:table-cell office:value-type="float" office:value="0.06011" calcext:value-type="float">
            <text:p>0.06011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42" calcext:value-type="float">
            <text:p>142</text:p>
          </table:table-cell>
          <table:table-cell office:value-type="float" office:value="161392" calcext:value-type="float">
            <text:p>161392</text:p>
          </table:table-cell>
          <table:table-cell office:value-type="float" office:value="0.05983" calcext:value-type="float">
            <text:p>0.05983</text:p>
          </table:table-cell>
        </table:table-row>
        <table:table-row table:style-name="ro1">
          <table:table-cell office:value-type="string" calcext:value-type="string">
            <text:p>VASQUEZ</text:p>
          </table:table-cell>
          <table:table-cell office:value-type="float" office:value="143" calcext:value-type="float">
            <text:p>143</text:p>
          </table:table-cell>
          <table:table-cell office:value-type="float" office:value="159989" calcext:value-type="float">
            <text:p>159989</text:p>
          </table:table-cell>
          <table:table-cell office:value-type="float" office:value="0.05931" calcext:value-type="float">
            <text:p>0.05931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float" office:value="144" calcext:value-type="float">
            <text:p>144</text:p>
          </table:table-cell>
          <table:table-cell office:value-type="float" office:value="159363" calcext:value-type="float">
            <text:p>159363</text:p>
          </table:table-cell>
          <table:table-cell office:value-type="float" office:value="0.05908" calcext:value-type="float">
            <text:p>0.05908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float" office:value="145" calcext:value-type="float">
            <text:p>145</text:p>
          </table:table-cell>
          <table:table-cell office:value-type="float" office:value="158241" calcext:value-type="float">
            <text:p>158241</text:p>
          </table:table-cell>
          <table:table-cell office:value-type="float" office:value="0.05866" calcext:value-type="float">
            <text:p>0.05866</text:p>
          </table:table-cell>
        </table:table-row>
        <table:table-row table:style-name="ro1">
          <table:table-cell office:value-type="string" calcext:value-type="string">
            <text:p>CRAWFORD</text:p>
          </table:table-cell>
          <table:table-cell office:value-type="float" office:value="146" calcext:value-type="float">
            <text:p>146</text:p>
          </table:table-cell>
          <table:table-cell office:value-type="float" office:value="158121" calcext:value-type="float">
            <text:p>158121</text:p>
          </table:table-cell>
          <table:table-cell office:value-type="float" office:value="0.05861" calcext:value-type="float">
            <text:p>0.05861</text:p>
          </table:table-cell>
        </table:table-row>
        <table:table-row table:style-name="ro1">
          <table:table-cell office:value-type="string" calcext:value-type="string">
            <text:p>JIMENEZ</text:p>
          </table:table-cell>
          <table:table-cell office:value-type="float" office:value="147" calcext:value-type="float">
            <text:p>147</text:p>
          </table:table-cell>
          <table:table-cell office:value-type="float" office:value="157475" calcext:value-type="float">
            <text:p>157475</text:p>
          </table:table-cell>
          <table:table-cell office:value-type="float" office:value="0.05838" calcext:value-type="float">
            <text:p>0.05838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float" office:value="148" calcext:value-type="float">
            <text:p>148</text:p>
          </table:table-cell>
          <table:table-cell office:value-type="float" office:value="156848" calcext:value-type="float">
            <text:p>156848</text:p>
          </table:table-cell>
          <table:table-cell office:value-type="float" office:value="0.05814" calcext:value-type="float">
            <text:p>0.05814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149" calcext:value-type="float">
            <text:p>149</text:p>
          </table:table-cell>
          <table:table-cell office:value-type="float" office:value="155484" calcext:value-type="float">
            <text:p>155484</text:p>
          </table:table-cell>
          <table:table-cell office:value-type="float" office:value="0.05764" calcext:value-type="float">
            <text:p>0.05764</text:p>
          </table:table-cell>
        </table:table-row>
        <table:table-row table:style-name="ro1">
          <table:table-cell office:value-type="string" calcext:value-type="string">
            <text:p>SHAW</text:p>
          </table:table-cell>
          <table:table-cell office:value-type="float" office:value="150" calcext:value-type="float">
            <text:p>150</text:p>
          </table:table-cell>
          <table:table-cell office:value-type="float" office:value="155172" calcext:value-type="float">
            <text:p>155172</text:p>
          </table:table-cell>
          <table:table-cell office:value-type="float" office:value="0.05752" calcext:value-type="float">
            <text:p>0.05752</text:p>
          </table:table-cell>
        </table:table-row>
        <table:table-row table:style-name="ro1">
          <table:table-cell office:value-type="string" calcext:value-type="string">
            <text:p>GORDON</text:p>
          </table:table-cell>
          <table:table-cell office:value-type="float" office:value="151" calcext:value-type="float">
            <text:p>151</text:p>
          </table:table-cell>
          <table:table-cell office:value-type="float" office:value="154934" calcext:value-type="float">
            <text:p>154934</text:p>
          </table:table-cell>
          <table:table-cell office:value-type="float" office:value="0.05743" calcext:value-type="float">
            <text:p>0.05743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float" office:value="152" calcext:value-type="float">
            <text:p>1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0.05728" calcext:value-type="float">
            <text:p>0.05728</text:p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 office:value-type="float" office:value="153" calcext:value-type="float">
            <text:p>153</text:p>
          </table:table-cell>
          <table:table-cell office:value-type="float" office:value="154410" calcext:value-type="float">
            <text:p>154410</text:p>
          </table:table-cell>
          <table:table-cell office:value-type="float" office:value="0.05724" calcext:value-type="float">
            <text:p>0.05724</text:p>
          </table:table-cell>
        </table:table-row>
        <table:table-row table:style-name="ro1">
          <table:table-cell office:value-type="string" calcext:value-type="string">
            <text:p>ROMERO</text:p>
          </table:table-cell>
          <table:table-cell office:value-type="float" office:value="154" calcext:value-type="float">
            <text:p>154</text:p>
          </table:table-cell>
          <table:table-cell office:value-type="float" office:value="153772" calcext:value-type="float">
            <text:p>15377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HICKS</text:p>
          </table:table-cell>
          <table:table-cell office:value-type="float" office:value="155" calcext:value-type="float">
            <text:p>155</text:p>
          </table:table-cell>
          <table:table-cell office:value-type="float" office:value="153618" calcext:value-type="float">
            <text:p>153618</text:p>
          </table:table-cell>
          <table:table-cell office:value-type="float" office:value="0.05695" calcext:value-type="float">
            <text:p>0.05695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office:value-type="float" office:value="156" calcext:value-type="float">
            <text:p>156</text:p>
          </table:table-cell>
          <table:table-cell office:value-type="float" office:value="152015" calcext:value-type="float">
            <text:p>152015</text:p>
          </table:table-cell>
          <table:table-cell office:value-type="float" office:value="0.05635" calcext:value-type="float">
            <text:p>0.05635</text:p>
          </table:table-cell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57" calcext:value-type="float">
            <text:p>157</text:p>
          </table:table-cell>
          <table:table-cell office:value-type="float" office:value="151986" calcext:value-type="float">
            <text:p>151986</text:p>
          </table:table-cell>
          <table:table-cell office:value-type="float" office:value="0.05634" calcext:value-type="float">
            <text:p>0.05634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float" office:value="158" calcext:value-type="float">
            <text:p>158</text:p>
          </table:table-cell>
          <table:table-cell office:value-type="float" office:value="150407" calcext:value-type="float">
            <text:p>150407</text:p>
          </table:table-cell>
          <table:table-cell office:value-type="float" office:value="0.05576" calcext:value-type="float">
            <text:p>0.05576</text:p>
          </table:table-cell>
        </table:table-row>
        <table:table-row table:style-name="ro1">
          <table:table-cell office:value-type="string" calcext:value-type="string">
            <text:p>ROBERTSON</text:p>
          </table:table-cell>
          <table:table-cell office:value-type="float" office:value="159" calcext:value-type="float">
            <text:p>159</text:p>
          </table:table-cell>
          <table:table-cell office:value-type="float" office:value="150299" calcext:value-type="float">
            <text:p>150299</text:p>
          </table:table-cell>
          <table:table-cell office:value-type="float" office:value="0.05572" calcext:value-type="float">
            <text:p>0.05572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0" calcext:value-type="float">
            <text:p>160</text:p>
          </table:table-cell>
          <table:table-cell office:value-type="float" office:value="150186" calcext:value-type="float">
            <text:p>150186</text:p>
          </table:table-cell>
          <table:table-cell office:value-type="float" office:value="0.05567" calcext:value-type="float">
            <text:p>0.05567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float" office:value="161" calcext:value-type="float">
            <text:p>161</text:p>
          </table:table-cell>
          <table:table-cell office:value-type="float" office:value="150166" calcext:value-type="float">
            <text:p>150166</text:p>
          </table:table-cell>
          <table:table-cell office:value-type="float" office:value="0.05567" calcext:value-type="float">
            <text:p>0.05567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62" calcext:value-type="float">
            <text:p>162</text:p>
          </table:table-cell>
          <table:table-cell office:value-type="float" office:value="149802" calcext:value-type="float">
            <text:p>149802</text:p>
          </table:table-cell>
          <table:table-cell office:value-type="float" office:value="0.05553" calcext:value-type="float">
            <text:p>0.05553</text:p>
          </table:table-cell>
        </table:table-row>
        <table:table-row table:style-name="ro1">
          <table:table-cell office:value-type="string" calcext:value-type="string">
            <text:p>MEYER</text:p>
          </table:table-cell>
          <table:table-cell office:value-type="float" office:value="163" calcext:value-type="float">
            <text:p>163</text:p>
          </table:table-cell>
          <table:table-cell office:value-type="float" office:value="149664" calcext:value-type="float">
            <text:p>149664</text:p>
          </table:table-cell>
          <table:table-cell office:value-type="float" office:value="0.05548" calcext:value-type="float">
            <text:p>0.05548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164" calcext:value-type="float">
            <text:p>164</text:p>
          </table:table-cell>
          <table:table-cell office:value-type="float" office:value="149476" calcext:value-type="float">
            <text:p>149476</text:p>
          </table:table-cell>
          <table:table-cell office:value-type="float" office:value="0.05541" calcext:value-type="float">
            <text:p>0.05541</text:p>
          </table:table-cell>
        </table:table-row>
        <table:table-row table:style-name="ro1">
          <table:table-cell office:value-type="string" calcext:value-type="string">
            <text:p>MILLS</text:p>
          </table:table-cell>
          <table:table-cell office:value-type="float" office:value="165" calcext:value-type="float">
            <text:p>165</text:p>
          </table:table-cell>
          <table:table-cell office:value-type="float" office:value="147909" calcext:value-type="float">
            <text:p>147909</text:p>
          </table:table-cell>
          <table:table-cell office:value-type="float" office:value="0.05483" calcext:value-type="float">
            <text:p>0.05483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166" calcext:value-type="float">
            <text:p>166</text:p>
          </table:table-cell>
          <table:table-cell office:value-type="float" office:value="147906" calcext:value-type="float">
            <text:p>147906</text:p>
          </table:table-cell>
          <table:table-cell office:value-type="float" office:value="0.05483" calcext:value-type="float">
            <text:p>0.05483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67" calcext:value-type="float">
            <text:p>167</text:p>
          </table:table-cell>
          <table:table-cell office:value-type="float" office:value="147357" calcext:value-type="float">
            <text:p>147357</text:p>
          </table:table-cell>
          <table:table-cell office:value-type="float" office:value="0.05462" calcext:value-type="float">
            <text:p>0.05462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168" calcext:value-type="float">
            <text:p>168</text:p>
          </table:table-cell>
          <table:table-cell office:value-type="float" office:value="146924" calcext:value-type="float">
            <text:p>146924</text:p>
          </table:table-cell>
          <table:table-cell office:value-type="float" office:value="0.05446" calcext:value-type="float">
            <text:p>0.05446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169" calcext:value-type="float">
            <text:p>169</text:p>
          </table:table-cell>
          <table:table-cell office:value-type="float" office:value="146440" calcext:value-type="float">
            <text:p>146440</text:p>
          </table:table-cell>
          <table:table-cell office:value-type="float" office:value="0.05428" calcext:value-type="float">
            <text:p>0.05428</text:p>
          </table:table-cell>
        </table:table-row>
        <table:table-row table:style-name="ro1">
          <table:table-cell office:value-type="string" calcext:value-type="string">
            <text:p>MORENO</text:p>
          </table:table-cell>
          <table:table-cell office:value-type="float" office:value="170" calcext:value-type="float">
            <text:p>170</text:p>
          </table:table-cell>
          <table:table-cell office:value-type="float" office:value="146088" calcext:value-type="float">
            <text:p>146088</text:p>
          </table:table-cell>
          <table:table-cell office:value-type="float" office:value="0.05415" calcext:value-type="float">
            <text:p>0.05415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float" office:value="171" calcext:value-type="float">
            <text:p>171</text:p>
          </table:table-cell>
          <table:table-cell office:value-type="float" office:value="145565" calcext:value-type="float">
            <text:p>145565</text:p>
          </table:table-cell>
          <table:table-cell office:value-type="float" office:value="0.05396" calcext:value-type="float">
            <text:p>0.05396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float" office:value="172" calcext:value-type="float">
            <text:p>172</text:p>
          </table:table-cell>
          <table:table-cell office:value-type="float" office:value="145066" calcext:value-type="float">
            <text:p>145066</text:p>
          </table:table-cell>
          <table:table-cell office:value-type="float" office:value="0.05378" calcext:value-type="float">
            <text:p>0.05378</text:p>
          </table:table-cell>
        </table:table-row>
        <table:table-row table:style-name="ro1">
          <table:table-cell office:value-type="string" calcext:value-type="string">
            <text:p>FERGUSON</text:p>
          </table:table-cell>
          <table:table-cell office:value-type="float" office:value="173" calcext:value-type="float">
            <text:p>173</text:p>
          </table:table-cell>
          <table:table-cell office:value-type="float" office:value="142256" calcext:value-type="float">
            <text:p>142256</text:p>
          </table:table-cell>
          <table:table-cell office:value-type="float" office:value="0.05273" calcext:value-type="float">
            <text:p>0.05273</text:p>
          </table:table-cell>
        </table:table-row>
        <table:table-row table:style-name="ro1">
          <table:table-cell office:value-type="string" calcext:value-type="string">
            <text:p>NICHOLS</text:p>
          </table:table-cell>
          <table:table-cell office:value-type="float" office:value="174" calcext:value-type="float">
            <text:p>174</text:p>
          </table:table-cell>
          <table:table-cell office:value-type="float" office:value="141936" calcext:value-type="float">
            <text:p>141936</text:p>
          </table:table-cell>
          <table:table-cell office:value-type="float" office:value="0.05262" calcext:value-type="float">
            <text:p>0.05262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float" office:value="175" calcext:value-type="float">
            <text:p>175</text:p>
          </table:table-cell>
          <table:table-cell office:value-type="float" office:value="140786" calcext:value-type="float">
            <text:p>140786</text:p>
          </table:table-cell>
          <table:table-cell office:value-type="float" office:value="0.05219" calcext:value-type="float">
            <text:p>0.05219</text:p>
          </table:table-cell>
        </table:table-row>
        <table:table-row table:style-name="ro1">
          <table:table-cell office:value-type="string" calcext:value-type="string">
            <text:p>MEDINA</text:p>
          </table:table-cell>
          <table:table-cell office:value-type="float" office:value="176" calcext:value-type="float">
            <text:p>176</text:p>
          </table:table-cell>
          <table:table-cell office:value-type="float" office:value="139353" calcext:value-type="float">
            <text:p>139353</text:p>
          </table:table-cell>
          <table:table-cell office:value-type="float" office:value="0.05166" calcext:value-type="float">
            <text:p>0.05166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77" calcext:value-type="float">
            <text:p>177</text:p>
          </table:table-cell>
          <table:table-cell office:value-type="float" office:value="139335" calcext:value-type="float">
            <text:p>139335</text:p>
          </table:table-cell>
          <table:table-cell office:value-type="float" office:value="0.05165" calcext:value-type="float">
            <text:p>0.05165</text:p>
          </table:table-cell>
        </table:table-row>
        <table:table-row table:style-name="ro1">
          <table:table-cell office:value-type="string" calcext:value-type="string">
            <text:p>FERNANDEZ</text:p>
          </table:table-cell>
          <table:table-cell office:value-type="float" office:value="178" calcext:value-type="float">
            <text:p>178</text:p>
          </table:table-cell>
          <table:table-cell office:value-type="float" office:value="139302" calcext:value-type="float">
            <text:p>139302</text:p>
          </table:table-cell>
          <table:table-cell office:value-type="float" office:value="0.05164" calcext:value-type="float">
            <text:p>0.05164</text:p>
          </table:table-cell>
        </table:table-row>
        <table:table-row table:style-name="ro1">
          <table:table-cell office:value-type="string" calcext:value-type="string">
            <text:p>WEAVER</text:p>
          </table:table-cell>
          <table:table-cell office:value-type="float" office:value="179" calcext:value-type="float">
            <text:p>179</text:p>
          </table:table-cell>
          <table:table-cell office:value-type="float" office:value="138811" calcext:value-type="float">
            <text:p>138811</text:p>
          </table:table-cell>
          <table:table-cell office:value-type="float" office:value="0.05146" calcext:value-type="float">
            <text:p>0.05146</text:p>
          </table:table-cell>
        </table:table-row>
        <table:table-row table:style-name="ro1">
          <table:table-cell office:value-type="string" calcext:value-type="string">
            <text:p>DANIELS</text:p>
          </table:table-cell>
          <table:table-cell office:value-type="float" office:value="180" calcext:value-type="float">
            <text:p>180</text:p>
          </table:table-cell>
          <table:table-cell office:value-type="float" office:value="138776" calcext:value-type="float">
            <text:p>138776</text:p>
          </table:table-cell>
          <table:table-cell office:value-type="float" office:value="0.05144" calcext:value-type="float">
            <text:p>0.05144</text:p>
          </table:table-cell>
        </table:table-row>
        <table:table-row table:style-name="ro1">
          <table:table-cell office:value-type="string" calcext:value-type="string">
            <text:p>STEPHENS</text:p>
          </table:table-cell>
          <table:table-cell office:value-type="float" office:value="181" calcext:value-type="float">
            <text:p>181</text:p>
          </table:table-cell>
          <table:table-cell office:value-type="float" office:value="138742" calcext:value-type="float">
            <text:p>138742</text:p>
          </table:table-cell>
          <table:table-cell office:value-type="float" office:value="0.05143" calcext:value-type="float">
            <text:p>0.05143</text:p>
          </table:table-cell>
        </table:table-row>
        <table:table-row table:style-name="ro1">
          <table:table-cell office:value-type="string" calcext:value-type="string">
            <text:p>GARDNER</text:p>
          </table:table-cell>
          <table:table-cell office:value-type="float" office:value="182" calcext:value-type="float">
            <text:p>182</text:p>
          </table:table-cell>
          <table:table-cell office:value-type="float" office:value="138660" calcext:value-type="float">
            <text:p>138660</text:p>
          </table:table-cell>
          <table:table-cell office:value-type="float" office:value="0.0514" calcext:value-type="float">
            <text:p>0.0514</text:p>
          </table:table-cell>
        </table:table-row>
        <table:table-row table:style-name="ro1">
          <table:table-cell office:value-type="string" calcext:value-type="string">
            <text:p>PAYNE</text:p>
          </table:table-cell>
          <table:table-cell office:value-type="float" office:value="183" calcext:value-type="float">
            <text:p>183</text:p>
          </table:table-cell>
          <table:table-cell office:value-type="float" office:value="138028" calcext:value-type="float">
            <text:p>138028</text:p>
          </table:table-cell>
          <table:table-cell office:value-type="float" office:value="0.05117" calcext:value-type="float">
            <text:p>0.05117</text:p>
          </table:table-cell>
        </table:table-row>
        <table:table-row table:style-name="ro1">
          <table:table-cell office:value-type="string" calcext:value-type="string">
            <text:p>KELLEY</text:p>
          </table:table-cell>
          <table:table-cell office:value-type="float" office:value="184" calcext:value-type="float">
            <text:p>184</text:p>
          </table:table-cell>
          <table:table-cell office:value-type="float" office:value="137555" calcext:value-type="float">
            <text:p>137555</text:p>
          </table:table-cell>
          <table:table-cell office:value-type="float" office:value="0.05099" calcext:value-type="float">
            <text:p>0.05099</text:p>
          </table:table-cell>
        </table:table-row>
        <table:table-row table:style-name="ro1">
          <table:table-cell office:value-type="string" calcext:value-type="string">
            <text:p>DUNN</text:p>
          </table:table-cell>
          <table:table-cell office:value-type="float" office:value="185" calcext:value-type="float">
            <text:p>185</text:p>
          </table:table-cell>
          <table:table-cell office:value-type="float" office:value="136955" calcext:value-type="float">
            <text:p>136955</text:p>
          </table:table-cell>
          <table:table-cell office:value-type="float" office:value="0.05077" calcext:value-type="float">
            <text:p>0.05077</text:p>
          </table:table-cell>
        </table:table-row>
        <table:table-row table:style-name="ro1">
          <table:table-cell office:value-type="string" calcext:value-type="string">
            <text:p>PIERCE</text:p>
          </table:table-cell>
          <table:table-cell office:value-type="float" office:value="186" calcext:value-type="float">
            <text:p>186</text:p>
          </table:table-cell>
          <table:table-cell office:value-type="float" office:value="136517" calcext:value-type="float">
            <text:p>136517</text:p>
          </table:table-cell>
          <table:table-cell office:value-type="float" office:value="0.05061" calcext:value-type="float">
            <text:p>0.05061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float" office:value="187" calcext:value-type="float">
            <text:p>187</text:p>
          </table:table-cell>
          <table:table-cell office:value-type="float" office:value="136315" calcext:value-type="float">
            <text:p>136315</text:p>
          </table:table-cell>
          <table:table-cell office:value-type="float" office:value="0.05053" calcext:value-type="float">
            <text:p>0.05053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float" office:value="188" calcext:value-type="float">
            <text:p>188</text:p>
          </table:table-cell>
          <table:table-cell office:value-type="float" office:value="136095" calcext:value-type="float">
            <text:p>136095</text:p>
          </table:table-cell>
          <table:table-cell office:value-type="float" office:value="0.05045" calcext:value-type="float">
            <text:p>0.05045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189" calcext:value-type="float">
            <text:p>189</text:p>
          </table:table-cell>
          <table:table-cell office:value-type="float" office:value="134443" calcext:value-type="float">
            <text:p>134443</text:p>
          </table:table-cell>
          <table:table-cell office:value-type="float" office:value="0.04984" calcext:value-type="float">
            <text:p>0.04984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190" calcext:value-type="float">
            <text:p>190</text:p>
          </table:table-cell>
          <table:table-cell office:value-type="float" office:value="134231" calcext:value-type="float">
            <text:p>134231</text:p>
          </table:table-cell>
          <table:table-cell office:value-type="float" office:value="0.04976" calcext:value-type="float">
            <text:p>0.04976</text:p>
          </table:table-cell>
        </table:table-row>
        <table:table-row table:style-name="ro1">
          <table:table-cell office:value-type="string" calcext:value-type="string">
            <text:p>HAWKINS</text:p>
          </table:table-cell>
          <table:table-cell office:value-type="float" office:value="191" calcext:value-type="float">
            <text:p>191</text:p>
          </table:table-cell>
          <table:table-cell office:value-type="float" office:value="134066" calcext:value-type="float">
            <text:p>134066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192" calcext:value-type="float">
            <text:p>192</text:p>
          </table:table-cell>
          <table:table-cell office:value-type="float" office:value="134034" calcext:value-type="float">
            <text:p>134034</text:p>
          </table:table-cell>
          <table:table-cell office:value-type="float" office:value="0.04969" calcext:value-type="float">
            <text:p>0.04969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93" calcext:value-type="float">
            <text:p>193</text:p>
          </table:table-cell>
          <table:table-cell office:value-type="float" office:value="133474" calcext:value-type="float">
            <text:p>133474</text:p>
          </table:table-cell>
          <table:table-cell office:value-type="float" office:value="0.04948" calcext:value-type="float">
            <text:p>0.04948</text:p>
          </table:table-cell>
        </table:table-row>
        <table:table-row table:style-name="ro1">
          <table:table-cell office:value-type="string" calcext:value-type="string">
            <text:p>CASTRO</text:p>
          </table:table-cell>
          <table:table-cell office:value-type="float" office:value="194" calcext:value-type="float">
            <text:p>194</text:p>
          </table:table-cell>
          <table:table-cell office:value-type="float" office:value="133254" calcext:value-type="float">
            <text:p>133254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195" calcext:value-type="float">
            <text:p>195</text:p>
          </table:table-cell>
          <table:table-cell office:value-type="float" office:value="132645" calcext:value-type="float">
            <text:p>132645</text:p>
          </table:table-cell>
          <table:table-cell office:value-type="float" office:value="0.04917" calcext:value-type="float">
            <text:p>0.04917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196" calcext:value-type="float">
            <text:p>196</text:p>
          </table:table-cell>
          <table:table-cell office:value-type="float" office:value="132466" calcext:value-type="float">
            <text:p>132466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ELLIOTT</text:p>
          </table:table-cell>
          <table:table-cell office:value-type="float" office:value="197" calcext:value-type="float">
            <text:p>197</text:p>
          </table:table-cell>
          <table:table-cell office:value-type="float" office:value="132457" calcext:value-type="float">
            <text:p>132457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CUNNINGHAM</text:p>
          </table:table-cell>
          <table:table-cell office:value-type="float" office:value="198" calcext:value-type="float">
            <text:p>198</text:p>
          </table:table-cell>
          <table:table-cell office:value-type="float" office:value="131896" calcext:value-type="float">
            <text:p>131896</text:p>
          </table:table-cell>
          <table:table-cell office:value-type="float" office:value="0.04889" calcext:value-type="float">
            <text:p>0.04889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199" calcext:value-type="float">
            <text:p>199</text:p>
          </table:table-cell>
          <table:table-cell office:value-type="float" office:value="131860" calcext:value-type="float">
            <text:p>131860</text:p>
          </table:table-cell>
          <table:table-cell office:value-type="float" office:value="0.04888" calcext:value-type="float">
            <text:p>0.04888</text:p>
          </table:table-cell>
        </table:table-row>
        <table:table-row table:style-name="ro1">
          <table:table-cell office:value-type="string" calcext:value-type="string">
            <text:p>BRADLEY</text:p>
          </table:table-cell>
          <table:table-cell office:value-type="float" office:value="200" calcext:value-type="float">
            <text:p>200</text:p>
          </table:table-cell>
          <table:table-cell office:value-type="float" office:value="131289" calcext:value-type="float">
            <text:p>131289</text:p>
          </table:table-cell>
          <table:table-cell office:value-type="float" office:value="0.04867" calcext:value-type="float">
            <text:p>0.04867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float" office:value="201" calcext:value-type="float">
            <text:p>201</text:p>
          </table:table-cell>
          <table:table-cell office:value-type="float" office:value="131020" calcext:value-type="float">
            <text:p>131020</text:p>
          </table:table-cell>
          <table:table-cell office:value-type="float" office:value="0.04857" calcext:value-type="float">
            <text:p>0.04857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office:value-type="float" office:value="202" calcext:value-type="float">
            <text:p>202</text:p>
          </table:table-cell>
          <table:table-cell office:value-type="float" office:value="130793" calcext:value-type="float">
            <text:p>130793</text:p>
          </table:table-cell>
          <table:table-cell office:value-type="float" office:value="0.04848" calcext:value-type="float">
            <text:p>0.04848</text:p>
          </table:table-cell>
        </table:table-row>
        <table:table-row table:style-name="ro1">
          <table:table-cell office:value-type="string" calcext:value-type="string">
            <text:p>DUNCAN</text:p>
          </table:table-cell>
          <table:table-cell office:value-type="float" office:value="203" calcext:value-type="float">
            <text:p>203</text:p>
          </table:table-cell>
          <table:table-cell office:value-type="float" office:value="130419" calcext:value-type="float">
            <text:p>130419</text:p>
          </table:table-cell>
          <table:table-cell office:value-type="float" office:value="0.04835" calcext:value-type="float">
            <text:p>0.04835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office:value-type="float" office:value="204" calcext:value-type="float">
            <text:p>204</text:p>
          </table:table-cell>
          <table:table-cell office:value-type="float" office:value="129982" calcext:value-type="float">
            <text:p>129982</text:p>
          </table:table-cell>
          <table:table-cell office:value-type="float" office:value="0.04818" calcext:value-type="float">
            <text:p>0.04818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float" office:value="205" calcext:value-type="float">
            <text:p>205</text:p>
          </table:table-cell>
          <table:table-cell office:value-type="float" office:value="129405" calcext:value-type="float">
            <text:p>129405</text:p>
          </table:table-cell>
          <table:table-cell office:value-type="float" office:value="0.04797" calcext:value-type="float">
            <text:p>0.04797</text:p>
          </table:table-cell>
        </table:table-row>
        <table:table-row table:style-name="ro1">
          <table:table-cell office:value-type="string" calcext:value-type="string">
            <text:p>ANDREWS</text:p>
          </table:table-cell>
          <table:table-cell office:value-type="float" office:value="206" calcext:value-type="float">
            <text:p>206</text:p>
          </table:table-cell>
          <table:table-cell office:value-type="float" office:value="129320" calcext:value-type="float">
            <text:p>129320</text:p>
          </table:table-cell>
          <table:table-cell office:value-type="float" office:value="0.04794" calcext:value-type="float">
            <text:p>0.04794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float" office:value="207" calcext:value-type="float">
            <text:p>207</text:p>
          </table:table-cell>
          <table:table-cell office:value-type="float" office:value="128935" calcext:value-type="float">
            <text:p>128935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208" calcext:value-type="float">
            <text:p>208</text:p>
          </table:table-cell>
          <table:table-cell office:value-type="float" office:value="128794" calcext:value-type="float">
            <text:p>128794</text:p>
          </table:table-cell>
          <table:table-cell office:value-type="float" office:value="0.04774" calcext:value-type="float">
            <text:p>0.04774</text:p>
          </table:table-cell>
        </table:table-row>
        <table:table-row table:style-name="ro1">
          <table:table-cell office:value-type="string" calcext:value-type="string">
            <text:p>LANE</text:p>
          </table:table-cell>
          <table:table-cell office:value-type="float" office:value="209" calcext:value-type="float">
            <text:p>209</text:p>
          </table:table-cell>
          <table:table-cell office:value-type="float" office:value="128727" calcext:value-type="float">
            <text:p>128727</text:p>
          </table:table-cell>
          <table:table-cell office:value-type="float" office:value="0.04772" calcext:value-type="float">
            <text:p>0.04772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float" office:value="210" calcext:value-type="float">
            <text:p>210</text:p>
          </table:table-cell>
          <table:table-cell office:value-type="float" office:value="127960" calcext:value-type="float">
            <text:p>127960</text:p>
          </table:table-cell>
          <table:table-cell office:value-type="float" office:value="0.04743" calcext:value-type="float">
            <text:p>0.04743</text:p>
          </table:table-cell>
        </table:table-row>
        <table:table-row table:style-name="ro1">
          <table:table-cell office:value-type="string" calcext:value-type="string">
            <text:p>CARPENTER</text:p>
          </table:table-cell>
          <table:table-cell office:value-type="float" office:value="211" calcext:value-type="float">
            <text:p>211</text:p>
          </table:table-cell>
          <table:table-cell office:value-type="float" office:value="127073" calcext:value-type="float">
            <text:p>127073</text:p>
          </table:table-cell>
          <table:table-cell office:value-type="float" office:value="0.04711" calcext:value-type="float">
            <text:p>0.04711</text:p>
          </table:table-cell>
        </table:table-row>
        <table:table-row table:style-name="ro1">
          <table:table-cell office:value-type="string" calcext:value-type="string">
            <text:p>PERKINS</text:p>
          </table:table-cell>
          <table:table-cell office:value-type="float" office:value="212" calcext:value-type="float">
            <text:p>212</text:p>
          </table:table-cell>
          <table:table-cell office:value-type="float" office:value="126951" calcext:value-type="float">
            <text:p>126951</text:p>
          </table:table-cell>
          <table:table-cell office:value-type="float" office:value="0.04706" calcext:value-type="float">
            <text:p>0.04706</text:p>
          </table:table-cell>
        </table:table-row>
        <table:table-row table:style-name="ro1">
          <table:table-cell office:value-type="string" calcext:value-type="string">
            <text:p>AGUILAR</text:p>
          </table:table-cell>
          <table:table-cell office:value-type="float" office:value="213" calcext:value-type="float">
            <text:p>213</text:p>
          </table:table-cell>
          <table:table-cell office:value-type="float" office:value="126399" calcext:value-type="float">
            <text:p>126399</text:p>
          </table:table-cell>
          <table:table-cell office:value-type="float" office:value="0.04686" calcext:value-type="float">
            <text:p>0.04686</text:p>
          </table:table-cell>
        </table:table-row>
        <table:table-row table:style-name="ro1">
          <table:table-cell office:value-type="string" calcext:value-type="string">
            <text:p>SILVA</text:p>
          </table:table-cell>
          <table:table-cell office:value-type="float" office:value="214" calcext:value-type="float">
            <text:p>214</text:p>
          </table:table-cell>
          <table:table-cell office:value-type="float" office:value="126164" calcext:value-type="float">
            <text:p>126164</text:p>
          </table:table-cell>
          <table:table-cell office:value-type="float" office:value="0.04677" calcext:value-type="float">
            <text:p>0.04677</text:p>
          </table:table-cell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15" calcext:value-type="float">
            <text:p>215</text:p>
          </table:table-cell>
          <table:table-cell office:value-type="float" office:value="125653" calcext:value-type="float">
            <text:p>125653</text:p>
          </table:table-cell>
          <table:table-cell office:value-type="float" office:value="0.04658" calcext:value-type="float">
            <text:p>0.04658</text:p>
          </table:table-cell>
        </table:table-row>
        <table:table-row table:style-name="ro1">
          <table:table-cell office:value-type="string" calcext:value-type="string">
            <text:p>WILLIS</text:p>
          </table:table-cell>
          <table:table-cell office:value-type="float" office:value="216" calcext:value-type="float">
            <text:p>216</text:p>
          </table:table-cell>
          <table:table-cell office:value-type="float" office:value="125627" calcext:value-type="float">
            <text:p>125627</text:p>
          </table:table-cell>
          <table:table-cell office:value-type="float" office:value="0.04657" calcext:value-type="float">
            <text:p>0.04657</text:p>
          </table:table-cell>
        </table:table-row>
        <table:table-row table:style-name="ro1">
          <table:table-cell office:value-type="string" calcext:value-type="string">
            <text:p>MATTHEWS</text:p>
          </table:table-cell>
          <table:table-cell office:value-type="float" office:value="217" calcext:value-type="float">
            <text:p>217</text:p>
          </table:table-cell>
          <table:table-cell office:value-type="float" office:value="124839" calcext:value-type="float">
            <text:p>124839</text:p>
          </table:table-cell>
          <table:table-cell office:value-type="float" office:value="0.04628" calcext:value-type="float">
            <text:p>0.04628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float" office:value="218" calcext:value-type="float">
            <text:p>218</text:p>
          </table:table-cell>
          <table:table-cell office:value-type="float" office:value="124614" calcext:value-type="float">
            <text:p>124614</text:p>
          </table:table-cell>
          <table:table-cell office:value-type="float" office:value="0.04619" calcext:value-type="float">
            <text:p>0.04619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219" calcext:value-type="float">
            <text:p>219</text:p>
          </table:table-cell>
          <table:table-cell office:value-type="float" office:value="124321" calcext:value-type="float">
            <text:p>124321</text:p>
          </table:table-cell>
          <table:table-cell office:value-type="float" office:value="0.04609" calcext:value-type="float">
            <text:p>0.04609</text:p>
          </table:table-cell>
        </table:table-row>
        <table:table-row table:style-name="ro1">
          <table:table-cell office:value-type="string" calcext:value-type="string">
            <text:p>GARZA</text:p>
          </table:table-cell>
          <table:table-cell office:value-type="float" office:value="220" calcext:value-type="float">
            <text:p>220</text:p>
          </table:table-cell>
          <table:table-cell office:value-type="float" office:value="124130" calcext:value-type="float">
            <text:p>124130</text:p>
          </table:table-cell>
          <table:table-cell office:value-type="float" office:value="0.04601" calcext:value-type="float">
            <text:p>0.04601</text:p>
          </table:table-cell>
        </table:table-row>
        <table:table-row table:style-name="ro1">
          <table:table-cell office:value-type="string" calcext:value-type="string">
            <text:p>VARGAS</text:p>
          </table:table-cell>
          <table:table-cell office:value-type="float" office:value="221" calcext:value-type="float">
            <text:p>221</text:p>
          </table:table-cell>
          <table:table-cell office:value-type="float" office:value="123952" calcext:value-type="float">
            <text:p>123952</text:p>
          </table:table-cell>
          <table:table-cell office:value-type="float" office:value="0.04595" calcext:value-type="float">
            <text:p>0.04595</text:p>
          </table:table-cell>
        </table:table-row>
        <table:table-row table:style-name="ro1">
          <table:table-cell office:value-type="string" calcext:value-type="string">
            <text:p>WATKINS</text:p>
          </table:table-cell>
          <table:table-cell office:value-type="float" office:value="222" calcext:value-type="float">
            <text:p>222</text:p>
          </table:table-cell>
          <table:table-cell office:value-type="float" office:value="122447" calcext:value-type="float">
            <text:p>122447</text:p>
          </table:table-cell>
          <table:table-cell office:value-type="float" office:value="0.04539" calcext:value-type="float">
            <text:p>0.04539</text:p>
          </table:table-cell>
        </table:table-row>
        <table:table-row table:style-name="ro1">
          <table:table-cell office:value-type="string" calcext:value-type="string">
            <text:p>WHEELER</text:p>
          </table:table-cell>
          <table:table-cell office:value-type="float" office:value="223" calcext:value-type="float">
            <text:p>223</text:p>
          </table:table-cell>
          <table:table-cell office:value-type="float" office:value="121684" calcext:value-type="float">
            <text:p>121684</text:p>
          </table:table-cell>
          <table:table-cell office:value-type="float" office:value="0.04511" calcext:value-type="float">
            <text:p>0.04511</text:p>
          </table:table-cell>
        </table:table-row>
        <table:table-row table:style-name="ro1">
          <table:table-cell office:value-type="string" calcext:value-type="string">
            <text:p>LARSON</text:p>
          </table:table-cell>
          <table:table-cell office:value-type="float" office:value="224" calcext:value-type="float">
            <text:p>224</text:p>
          </table:table-cell>
          <table:table-cell office:value-type="float" office:value="121064" calcext:value-type="float">
            <text:p>121064</text:p>
          </table:table-cell>
          <table:table-cell office:value-type="float" office:value="0.04488" calcext:value-type="float">
            <text:p>0.04488</text:p>
          </table:table-cell>
        </table:table-row>
        <table:table-row table:style-name="ro1">
          <table:table-cell office:value-type="string" calcext:value-type="string">
            <text:p>CARLSON</text:p>
          </table:table-cell>
          <table:table-cell office:value-type="float" office:value="225" calcext:value-type="float">
            <text:p>225</text:p>
          </table:table-cell>
          <table:table-cell office:value-type="float" office:value="120124" calcext:value-type="float">
            <text:p>120124</text:p>
          </table:table-cell>
          <table:table-cell office:value-type="float" office:value="0.04453" calcext:value-type="float">
            <text:p>0.04453</text:p>
          </table:table-cell>
        </table:table-row>
        <table:table-row table:style-name="ro1">
          <table:table-cell office:value-type="string" calcext:value-type="string">
            <text:p>HARPER</text:p>
          </table:table-cell>
          <table:table-cell office:value-type="float" office:value="226" calcext:value-type="float">
            <text:p>226</text:p>
          </table:table-cell>
          <table:table-cell office:value-type="float" office:value="119868" calcext:value-type="float">
            <text:p>119868</text:p>
          </table:table-cell>
          <table:table-cell office:value-type="float" office:value="0.04443" calcext:value-type="float">
            <text:p>0.04443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227" calcext:value-type="float">
            <text:p>227</text:p>
          </table:table-cell>
          <table:table-cell office:value-type="float" office:value="119778" calcext:value-type="float">
            <text:p>119778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float" office:value="228" calcext:value-type="float">
            <text:p>228</text:p>
          </table:table-cell>
          <table:table-cell office:value-type="float" office:value="119604" calcext:value-type="float">
            <text:p>119604</text:p>
          </table:table-cell>
          <table:table-cell office:value-type="float" office:value="0.04434" calcext:value-type="float">
            <text:p>0.04434</text:p>
          </table:table-cell>
        </table:table-row>
        <table:table-row table:style-name="ro1">
          <table:table-cell office:value-type="string" calcext:value-type="string">
            <text:p>BURKE</text:p>
          </table:table-cell>
          <table:table-cell office:value-type="float" office:value="229" calcext:value-type="float">
            <text:p>229</text:p>
          </table:table-cell>
          <table:table-cell office:value-type="float" office:value="119175" calcext:value-type="float">
            <text:p>119175</text:p>
          </table:table-cell>
          <table:table-cell office:value-type="float" office:value="0.04418" calcext:value-type="float">
            <text:p>0.04418</text:p>
          </table:table-cell>
        </table:table-row>
        <table:table-row table:style-name="ro1">
          <table:table-cell office:value-type="string" calcext:value-type="string">
            <text:p>GUZMAN</text:p>
          </table:table-cell>
          <table:table-cell office:value-type="float" office:value="230" calcext:value-type="float">
            <text:p>230</text:p>
          </table:table-cell>
          <table:table-cell office:value-type="float" office:value="118390" calcext:value-type="float">
            <text:p>118390</text:p>
          </table:table-cell>
          <table:table-cell office:value-type="float" office:value="0.04389" calcext:value-type="float">
            <text:p>0.04389</text:p>
          </table:table-cell>
        </table:table-row>
        <table:table-row table:style-name="ro1">
          <table:table-cell office:value-type="string" calcext:value-type="string">
            <text:p>MORRISON</text:p>
          </table:table-cell>
          <table:table-cell office:value-type="float" office:value="231" calcext:value-type="float">
            <text:p>231</text:p>
          </table:table-cell>
          <table:table-cell office:value-type="float" office:value="117939" calcext:value-type="float">
            <text:p>117939</text:p>
          </table:table-cell>
          <table:table-cell office:value-type="float" office:value="0.04372" calcext:value-type="float">
            <text:p>0.04372</text:p>
          </table:table-cell>
        </table:table-row>
        <table:table-row table:style-name="ro1">
          <table:table-cell office:value-type="string" calcext:value-type="string">
            <text:p>MUNOZ</text:p>
          </table:table-cell>
          <table:table-cell office:value-type="float" office:value="232" calcext:value-type="float">
            <text:p>232</text:p>
          </table:table-cell>
          <table:table-cell office:value-type="float" office:value="117774" calcext:value-type="float">
            <text:p>117774</text:p>
          </table:table-cell>
          <table:table-cell office:value-type="float" office:value="0.04366" calcext:value-type="float">
            <text:p>0.04366</text:p>
          </table:table-cell>
        </table:table-row>
        <table:table-row table:style-name="ro1">
          <table:table-cell office:value-type="string" calcext:value-type="string">
            <text:p>JACOBS</text:p>
          </table:table-cell>
          <table:table-cell office:value-type="float" office:value="233" calcext:value-type="float">
            <text:p>233</text:p>
          </table:table-cell>
          <table:table-cell office:value-type="float" office:value="115540" calcext:value-type="float">
            <text:p>115540</text:p>
          </table:table-cell>
          <table:table-cell office:value-type="float" office:value="0.04283" calcext:value-type="float">
            <text:p>0.04283</text:p>
          </table:table-cell>
        </table:table-row>
        <table:table-row table:style-name="ro1">
          <table:table-cell office:value-type="string" calcext:value-type="string">
            <text:p>OBRIEN</text:p>
          </table:table-cell>
          <table:table-cell office:value-type="float" office:value="234" calcext:value-type="float">
            <text:p>234</text:p>
          </table:table-cell>
          <table:table-cell office:value-type="float" office:value="115385" calcext:value-type="float">
            <text:p>115385</text:p>
          </table:table-cell>
          <table:table-cell office:value-type="float" office:value="0.04277" calcext:value-type="float">
            <text:p>0.04277</text:p>
          </table:table-cell>
        </table:table-row>
        <table:table-row table:style-name="ro1">
          <table:table-cell office:value-type="string" calcext:value-type="string">
            <text:p>LAWSON</text:p>
          </table:table-cell>
          <table:table-cell office:value-type="float" office:value="235" calcext:value-type="float">
            <text:p>235</text:p>
          </table:table-cell>
          <table:table-cell office:value-type="float" office:value="115186" calcext:value-type="float">
            <text:p>115186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236" calcext:value-type="float">
            <text:p>236</text:p>
          </table:table-cell>
          <table:table-cell office:value-type="float" office:value="114859" calcext:value-type="float">
            <text:p>114859</text:p>
          </table:table-cell>
          <table:table-cell office:value-type="float" office:value="0.04258" calcext:value-type="float">
            <text:p>0.04258</text:p>
          </table:table-cell>
        </table:table-row>
        <table:table-row table:style-name="ro1">
          <table:table-cell office:value-type="string" calcext:value-type="string">
            <text:p>LYNCH</text:p>
          </table:table-cell>
          <table:table-cell office:value-type="float" office:value="237" calcext:value-type="float">
            <text:p>237</text:p>
          </table:table-cell>
          <table:table-cell office:value-type="float" office:value="114448" calcext:value-type="float">
            <text:p>114448</text:p>
          </table:table-cell>
          <table:table-cell office:value-type="float" office:value="0.04243" calcext:value-type="float">
            <text:p>0.04243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float" office:value="238" calcext:value-type="float">
            <text:p>238</text:p>
          </table:table-cell>
          <table:table-cell office:value-type="float" office:value="114034" calcext:value-type="float">
            <text:p>114034</text:p>
          </table:table-cell>
          <table:table-cell office:value-type="float" office:value="0.04227" calcext:value-type="float">
            <text:p>0.04227</text:p>
          </table:table-cell>
        </table:table-row>
        <table:table-row table:style-name="ro1">
          <table:table-cell office:value-type="string" calcext:value-type="string">
            <text:p>CARR</text:p>
          </table:table-cell>
          <table:table-cell office:value-type="float" office:value="239" calcext:value-type="float">
            <text:p>239</text:p>
          </table:table-cell>
          <table:table-cell office:value-type="float" office:value="113892" calcext:value-type="float">
            <text:p>113892</text:p>
          </table:table-cell>
          <table:table-cell office:value-type="float" office:value="0.04222" calcext:value-type="float">
            <text:p>0.04222</text:p>
          </table:table-cell>
        </table:table-row>
        <table:table-row table:style-name="ro1">
          <table:table-cell office:value-type="string" calcext:value-type="string">
            <text:p>SALAZAR</text:p>
          </table:table-cell>
          <table:table-cell office:value-type="float" office:value="240" calcext:value-type="float">
            <text:p>240</text:p>
          </table:table-cell>
          <table:table-cell office:value-type="float" office:value="113468" calcext:value-type="float">
            <text:p>113468</text:p>
          </table:table-cell>
          <table:table-cell office:value-type="float" office:value="0.04206" calcext:value-type="float">
            <text:p>0.04206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241" calcext:value-type="float">
            <text:p>241</text:p>
          </table:table-cell>
          <table:table-cell office:value-type="float" office:value="113160" calcext:value-type="float">
            <text:p>113160</text:p>
          </table:table-cell>
          <table:table-cell office:value-type="float" office:value="0.04195" calcext:value-type="float">
            <text:p>0.04195</text:p>
          </table:table-cell>
        </table:table-row>
        <table:table-row table:style-name="ro1">
          <table:table-cell office:value-type="string" calcext:value-type="string">
            <text:p>MENDEZ</text:p>
          </table:table-cell>
          <table:table-cell office:value-type="float" office:value="242" calcext:value-type="float">
            <text:p>242</text:p>
          </table:table-cell>
          <table:table-cell office:value-type="float" office:value="112736" calcext:value-type="float">
            <text:p>112736</text:p>
          </table:table-cell>
          <table:table-cell office:value-type="float" office:value="0.04179" calcext:value-type="float">
            <text:p>0.04179</text:p>
          </table:table-cell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243" calcext:value-type="float">
            <text:p>243</text:p>
          </table:table-cell>
          <table:table-cell office:value-type="float" office:value="112406" calcext:value-type="float">
            <text:p>112406</text:p>
          </table:table-cell>
          <table:table-cell office:value-type="float" office:value="0.04167" calcext:value-type="float">
            <text:p>0.04167</text:p>
          </table:table-cell>
        </table:table-row>
        <table:table-row table:style-name="ro1">
          <table:table-cell office:value-type="string" calcext:value-type="string">
            <text:p>JENSEN</text:p>
          </table:table-cell>
          <table:table-cell office:value-type="float" office:value="244" calcext:value-type="float">
            <text:p>244</text:p>
          </table:table-cell>
          <table:table-cell office:value-type="float" office:value="112332" calcext:value-type="float">
            <text:p>112332</text:p>
          </table:table-cell>
          <table:table-cell office:value-type="float" office:value="0.04164" calcext:value-type="float">
            <text:p>0.04164</text:p>
          </table:table-cell>
        </table:table-row>
        <table:table-row table:style-name="ro1">
          <table:table-cell office:value-type="string" calcext:value-type="string">
            <text:p>WILLIAMSON</text:p>
          </table:table-cell>
          <table:table-cell office:value-type="float" office:value="245" calcext:value-type="float">
            <text:p>245</text:p>
          </table:table-cell>
          <table:table-cell office:value-type="float" office:value="112216" calcext:value-type="float">
            <text:p>112216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46" calcext:value-type="float">
            <text:p>246</text:p>
          </table:table-cell>
          <table:table-cell office:value-type="float" office:value="112144" calcext:value-type="float">
            <text:p>112144</text:p>
          </table:table-cell>
          <table:table-cell office:value-type="float" office:value="0.04157" calcext:value-type="float">
            <text:p>0.04157</text:p>
          </table:table-cell>
        </table:table-row>
        <table:table-row table:style-name="ro1">
          <table:table-cell office:value-type="string" calcext:value-type="string">
            <text:p>HARVEY</text:p>
          </table:table-cell>
          <table:table-cell office:value-type="float" office:value="247" calcext:value-type="float">
            <text:p>247</text:p>
          </table:table-cell>
          <table:table-cell office:value-type="float" office:value="112136" calcext:value-type="float">
            <text:p>112136</text:p>
          </table:table-cell>
          <table:table-cell office:value-type="float" office:value="0.04157" calcext:value-type="float">
            <text:p>0.04157</text:p>
          </table:table-cell>
        </table:table-row>
        <table:table-row table:style-name="ro1">
          <table:table-cell office:value-type="string" calcext:value-type="string">
            <text:p>OLIVER</text:p>
          </table:table-cell>
          <table:table-cell office:value-type="float" office:value="248" calcext:value-type="float">
            <text:p>248</text:p>
          </table:table-cell>
          <table:table-cell office:value-type="float" office:value="111641" calcext:value-type="float">
            <text:p>111641</text:p>
          </table:table-cell>
          <table:table-cell office:value-type="float" office:value="0.04138" calcext:value-type="float">
            <text:p>0.04138</text:p>
          </table:table-cell>
        </table:table-row>
        <table:table-row table:style-name="ro1">
          <table:table-cell office:value-type="string" calcext:value-type="string">
            <text:p>HOWELL</text:p>
          </table:table-cell>
          <table:table-cell office:value-type="float" office:value="249" calcext:value-type="float">
            <text:p>249</text:p>
          </table:table-cell>
          <table:table-cell office:value-type="float" office:value="109634" calcext:value-type="float">
            <text:p>109634</text:p>
          </table:table-cell>
          <table:table-cell office:value-type="float" office:value="0.04064" calcext:value-type="float">
            <text:p>0.04064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float" office:value="250" calcext:value-type="float">
            <text:p>250</text:p>
          </table:table-cell>
          <table:table-cell office:value-type="float" office:value="109230" calcext:value-type="float">
            <text:p>109230</text:p>
          </table:table-cell>
          <table:table-cell office:value-type="float" office:value="0.04049" calcext:value-type="float">
            <text:p>0.04049</text:p>
          </table:table-cell>
        </table:table-row>
        <table:table-row table:style-name="ro1">
          <table:table-cell office:value-type="string" calcext:value-type="string">
            <text:p>HANSON</text:p>
          </table:table-cell>
          <table:table-cell office:value-type="float" office:value="251" calcext:value-type="float">
            <text:p>251</text:p>
          </table:table-cell>
          <table:table-cell office:value-type="float" office:value="109079" calcext:value-type="float">
            <text:p>109079</text:p>
          </table:table-cell>
          <table:table-cell office:value-type="float" office:value="0.04044" calcext:value-type="float">
            <text:p>0.04044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float" office:value="252" calcext:value-type="float">
            <text:p>252</text:p>
          </table:table-cell>
          <table:table-cell office:value-type="float" office:value="107866" calcext:value-type="float">
            <text:p>107866</text:p>
          </table:table-cell>
          <table:table-cell office:value-type="float" office:value="0.03999" calcext:value-type="float">
            <text:p>0.03999</text:p>
          </table:table-cell>
        </table:table-row>
        <table:table-row table:style-name="ro1">
          <table:table-cell office:value-type="string" calcext:value-type="string">
            <text:p>GARRETT</text:p>
          </table:table-cell>
          <table:table-cell office:value-type="float" office:value="253" calcext:value-type="float">
            <text:p>253</text:p>
          </table:table-cell>
          <table:table-cell office:value-type="float" office:value="107777" calcext:value-type="float">
            <text:p>107777</text:p>
          </table:table-cell>
          <table:table-cell office:value-type="float" office:value="0.03995" calcext:value-type="float">
            <text:p>0.03995</text:p>
          </table:table-cell>
        </table:table-row>
        <table:table-row table:style-name="ro1">
          <table:table-cell office:value-type="string" calcext:value-type="string">
            <text:p>SIMS</text:p>
          </table:table-cell>
          <table:table-cell office:value-type="float" office:value="254" calcext:value-type="float">
            <text:p>254</text:p>
          </table:table-cell>
          <table:table-cell office:value-type="float" office:value="107244" calcext:value-type="float">
            <text:p>107244</text:p>
          </table:table-cell>
          <table:table-cell office:value-type="float" office:value="0.03976" calcext:value-type="float">
            <text:p>0.03976</text:p>
          </table:table-cell>
        </table:table-row>
        <table:table-row table:style-name="ro1">
          <table:table-cell office:value-type="string" calcext:value-type="string">
            <text:p>BURTON</text:p>
          </table:table-cell>
          <table:table-cell office:value-type="float" office:value="255" calcext:value-type="float">
            <text:p>255</text:p>
          </table:table-cell>
          <table:table-cell office:value-type="float" office:value="107158" calcext:value-type="float">
            <text:p>107158</text:p>
          </table:table-cell>
          <table:table-cell office:value-type="float" office:value="0.03972" calcext:value-type="float">
            <text:p>0.03972</text:p>
          </table:table-cell>
        </table:table-row>
        <table:table-row table:style-name="ro1">
          <table:table-cell office:value-type="string" calcext:value-type="string">
            <text:p>FULLER</text:p>
          </table:table-cell>
          <table:table-cell office:value-type="float" office:value="256" calcext:value-type="float">
            <text:p>256</text:p>
          </table:table-cell>
          <table:table-cell office:value-type="float" office:value="106682" calcext:value-type="float">
            <text:p>106682</text:p>
          </table:table-cell>
          <table:table-cell office:value-type="float" office:value="0.03955" calcext:value-type="float">
            <text:p>0.03955</text:p>
          </table:table-cell>
        </table:table-row>
        <table:table-row table:style-name="ro1">
          <table:table-cell office:value-type="string" calcext:value-type="string">
            <text:p>SOTO</text:p>
          </table:table-cell>
          <table:table-cell office:value-type="float" office:value="257" calcext:value-type="float">
            <text:p>257</text:p>
          </table:table-cell>
          <table:table-cell office:value-type="float" office:value="106631" calcext:value-type="float">
            <text:p>106631</text:p>
          </table:table-cell>
          <table:table-cell office:value-type="float" office:value="0.03953" calcext:value-type="float">
            <text:p>0.03953</text:p>
          </table:table-cell>
        </table:table-row>
        <table:table-row table:style-name="ro1">
          <table:table-cell office:value-type="string" calcext:value-type="string">
            <text:p>MCCOY</text:p>
          </table:table-cell>
          <table:table-cell office:value-type="float" office:value="258" calcext:value-type="float">
            <text:p>258</text:p>
          </table:table-cell>
          <table:table-cell office:value-type="float" office:value="106481" calcext:value-type="float">
            <text:p>106481</text:p>
          </table:table-cell>
          <table:table-cell office:value-type="float" office:value="0.03947" calcext:value-type="float">
            <text:p>0.03947</text:p>
          </table:table-cell>
        </table:table-row>
        <table:table-row table:style-name="ro1">
          <table:table-cell office:value-type="string" calcext:value-type="string">
            <text:p>WELCH</text:p>
          </table:table-cell>
          <table:table-cell office:value-type="float" office:value="259" calcext:value-type="float">
            <text:p>259</text:p>
          </table:table-cell>
          <table:table-cell office:value-type="float" office:value="105804" calcext:value-type="float">
            <text:p>105804</text:p>
          </table:table-cell>
          <table:table-cell office:value-type="float" office:value="0.03922" calcext:value-type="float">
            <text:p>0.03922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60" calcext:value-type="float">
            <text:p>260</text:p>
          </table:table-cell>
          <table:table-cell office:value-type="float" office:value="105544" calcext:value-type="float">
            <text:p>105544</text:p>
          </table:table-cell>
          <table:table-cell office:value-type="float" office:value="0.03912" calcext:value-type="float">
            <text:p>0.03912</text:p>
          </table:table-cell>
        </table:table-row>
        <table:table-row table:style-name="ro1">
          <table:table-cell office:value-type="string" calcext:value-type="string">
            <text:p>SCHULTZ</text:p>
          </table:table-cell>
          <table:table-cell office:value-type="float" office:value="261" calcext:value-type="float">
            <text:p>261</text:p>
          </table:table-cell>
          <table:table-cell office:value-type="float" office:value="104962" calcext:value-type="float">
            <text:p>104962</text:p>
          </table:table-cell>
          <table:table-cell office:value-type="float" office:value="0.03891" calcext:value-type="float">
            <text:p>0.03891</text:p>
          </table:table-cell>
        </table:table-row>
        <table:table-row table:style-name="ro1">
          <table:table-cell office:value-type="string" calcext:value-type="string">
            <text:p>WALTERS</text:p>
          </table:table-cell>
          <table:table-cell office:value-type="float" office:value="262" calcext:value-type="float">
            <text:p>262</text:p>
          </table:table-cell>
          <table:table-cell office:value-type="float" office:value="104281" calcext:value-type="float">
            <text:p>104281</text:p>
          </table:table-cell>
          <table:table-cell office:value-type="float" office:value="0.03866" calcext:value-type="float">
            <text:p>0.03866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float" office:value="263" calcext:value-type="float">
            <text:p>263</text:p>
          </table:table-cell>
          <table:table-cell office:value-type="float" office:value="104007" calcext:value-type="float">
            <text:p>104007</text:p>
          </table:table-cell>
          <table:table-cell office:value-type="float" office:value="0.03856" calcext:value-type="float">
            <text:p>0.03856</text:p>
          </table:table-cell>
        </table:table-row>
        <table:table-row table:style-name="ro1">
          <table:table-cell office:value-type="string" calcext:value-type="string">
            <text:p>FIELDS</text:p>
          </table:table-cell>
          <table:table-cell office:value-type="float" office:value="264" calcext:value-type="float">
            <text:p>264</text:p>
          </table:table-cell>
          <table:table-cell office:value-type="float" office:value="103242" calcext:value-type="float">
            <text:p>103242</text:p>
          </table:table-cell>
          <table:table-cell office:value-type="float" office:value="0.03827" calcext:value-type="float">
            <text:p>0.03827</text:p>
          </table:table-cell>
        </table:table-row>
        <table:table-row table:style-name="ro1">
          <table:table-cell office:value-type="string" calcext:value-type="string">
            <text:p>WALSH</text:p>
          </table:table-cell>
          <table:table-cell office:value-type="float" office:value="265" calcext:value-type="float">
            <text:p>265</text:p>
          </table:table-cell>
          <table:table-cell office:value-type="float" office:value="103216" calcext:value-type="float">
            <text:p>103216</text:p>
          </table:table-cell>
          <table:table-cell office:value-type="float" office:value="0.03826" calcext:value-type="float">
            <text:p>0.03826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float" office:value="266" calcext:value-type="float">
            <text:p>266</text:p>
          </table:table-cell>
          <table:table-cell office:value-type="float" office:value="102718" calcext:value-type="float">
            <text:p>102718</text:p>
          </table:table-cell>
          <table:table-cell office:value-type="float" office:value="0.03808" calcext:value-type="float">
            <text:p>0.03808</text:p>
          </table:table-cell>
        </table:table-row>
        <table:table-row table:style-name="ro1">
          <table:table-cell office:value-type="string" calcext:value-type="string">
            <text:p>FOWLER</text:p>
          </table:table-cell>
          <table:table-cell office:value-type="float" office:value="267" calcext:value-type="float">
            <text:p>267</text:p>
          </table:table-cell>
          <table:table-cell office:value-type="float" office:value="102620" calcext:value-type="float">
            <text:p>102620</text:p>
          </table:table-cell>
          <table:table-cell office:value-type="float" office:value="0.03804" calcext:value-type="float">
            <text:p>0.03804</text:p>
          </table:table-cell>
        </table:table-row>
        <table:table-row table:style-name="ro1">
          <table:table-cell office:value-type="string" calcext:value-type="string">
            <text:p>BOWMAN</text:p>
          </table:table-cell>
          <table:table-cell office:value-type="float" office:value="268" calcext:value-type="float">
            <text:p>268</text:p>
          </table:table-cell>
          <table:table-cell office:value-type="float" office:value="102239" calcext:value-type="float">
            <text:p>102239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269" calcext:value-type="float">
            <text:p>269</text:p>
          </table:table-cell>
          <table:table-cell office:value-type="float" office:value="102044" calcext:value-type="float">
            <text:p>102044</text:p>
          </table:table-cell>
          <table:table-cell office:value-type="float" office:value="0.03783" calcext:value-type="float">
            <text:p>0.03783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70" calcext:value-type="float">
            <text:p>270</text:p>
          </table:table-cell>
          <table:table-cell office:value-type="float" office:value="101726" calcext:value-type="float">
            <text:p>101726</text:p>
          </table:table-cell>
          <table:table-cell office:value-type="float" office:value="0.03771" calcext:value-type="float">
            <text:p>0.0377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71" calcext:value-type="float">
            <text:p>271</text:p>
          </table:table-cell>
          <table:table-cell office:value-type="float" office:value="101676" calcext:value-type="float">
            <text:p>101676</text:p>
          </table:table-cell>
          <table:table-cell office:value-type="float" office:value="0.03769" calcext:value-type="float">
            <text:p>0.03769</text:p>
          </table:table-cell>
        </table:table-row>
        <table:table-row table:style-name="ro1">
          <table:table-cell office:value-type="string" calcext:value-type="string">
            <text:p>SCHNEIDER</text:p>
          </table:table-cell>
          <table:table-cell office:value-type="float" office:value="272" calcext:value-type="float">
            <text:p>272</text:p>
          </table:table-cell>
          <table:table-cell office:value-type="float" office:value="100553" calcext:value-type="float">
            <text:p>100553</text:p>
          </table:table-cell>
          <table:table-cell office:value-type="float" office:value="0.03727" calcext:value-type="float">
            <text:p>0.03727</text:p>
          </table:table-cell>
        </table:table-row>
        <table:table-row table:style-name="ro1">
          <table:table-cell office:value-type="string" calcext:value-type="string">
            <text:p>NEWMAN</text:p>
          </table:table-cell>
          <table:table-cell office:value-type="float" office:value="273" calcext:value-type="float">
            <text:p>273</text:p>
          </table:table-cell>
          <table:table-cell office:value-type="float" office:value="100491" calcext:value-type="float">
            <text:p>100491</text:p>
          </table:table-cell>
          <table:table-cell office:value-type="float" office:value="0.03725" calcext:value-type="float">
            <text:p>0.03725</text:p>
          </table:table-cell>
        </table:table-row>
        <table:table-row table:style-name="ro1">
          <table:table-cell office:value-type="string" calcext:value-type="string">
            <text:p>BREWER</text:p>
          </table:table-cell>
          <table:table-cell office:value-type="float" office:value="274" calcext:value-type="float">
            <text:p>274</text:p>
          </table:table-cell>
          <table:table-cell office:value-type="float" office:value="100465" calcext:value-type="float">
            <text:p>100465</text:p>
          </table:table-cell>
          <table:table-cell office:value-type="float" office:value="0.03724" calcext:value-type="float">
            <text:p>0.03724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275" calcext:value-type="float">
            <text:p>275</text:p>
          </table:table-cell>
          <table:table-cell office:value-type="float" office:value="100417" calcext:value-type="float">
            <text:p>100417</text:p>
          </table:table-cell>
          <table:table-cell office:value-type="float" office:value="0.03722" calcext:value-type="float">
            <text:p>0.03722</text:p>
          </table:table-cell>
        </table:table-row>
        <table:table-row table:style-name="ro1">
          <table:table-cell office:value-type="string" calcext:value-type="string">
            <text:p>HOLLAND</text:p>
          </table:table-cell>
          <table:table-cell office:value-type="float" office:value="276" calcext:value-type="float">
            <text:p>276</text:p>
          </table:table-cell>
          <table:table-cell office:value-type="float" office:value="99885" calcext:value-type="float">
            <text:p>99885</text:p>
          </table:table-cell>
          <table:table-cell office:value-type="float" office:value="0.03703" calcext:value-type="float">
            <text:p>0.03703</text:p>
          </table:table-cell>
        </table:table-row>
        <table:table-row table:style-name="ro1">
          <table:table-cell office:value-type="string" calcext:value-type="string">
            <text:p>WONG</text:p>
          </table:table-cell>
          <table:table-cell office:value-type="float" office:value="277" calcext:value-type="float">
            <text:p>277</text:p>
          </table:table-cell>
          <table:table-cell office:value-type="float" office:value="99392" calcext:value-type="float">
            <text:p>99392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string" calcext:value-type="string">
            <text:p>BANKS</text:p>
          </table:table-cell>
          <table:table-cell office:value-type="float" office:value="278" calcext:value-type="float">
            <text:p>278</text:p>
          </table:table-cell>
          <table:table-cell office:value-type="float" office:value="99294" calcext:value-type="float">
            <text:p>99294</text:p>
          </table:table-cell>
          <table:table-cell office:value-type="float" office:value="0.03681" calcext:value-type="float">
            <text:p>0.03681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279" calcext:value-type="float">
            <text:p>279</text:p>
          </table:table-cell>
          <table:table-cell office:value-type="float" office:value="98993" calcext:value-type="float">
            <text:p>98993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CURTIS</text:p>
          </table:table-cell>
          <table:table-cell office:value-type="float" office:value="280" calcext:value-type="float">
            <text:p>280</text:p>
          </table:table-cell>
          <table:table-cell office:value-type="float" office:value="98958" calcext:value-type="float">
            <text:p>98958</text:p>
          </table:table-cell>
          <table:table-cell office:value-type="float" office:value="0.03668" calcext:value-type="float">
            <text:p>0.0366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281" calcext:value-type="float">
            <text:p>281</text:p>
          </table:table-cell>
          <table:table-cell office:value-type="float" office:value="98728" calcext:value-type="float">
            <text:p>98728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DELGADO</text:p>
          </table:table-cell>
          <table:table-cell office:value-type="float" office:value="282" calcext:value-type="float">
            <text:p>282</text:p>
          </table:table-cell>
          <table:table-cell office:value-type="float" office:value="98675" calcext:value-type="float">
            <text:p>98675</text:p>
          </table:table-cell>
          <table:table-cell office:value-type="float" office:value="0.03658" calcext:value-type="float">
            <text:p>0.03658</text:p>
          </table:table-cell>
        </table:table-row>
        <table:table-row table:style-name="ro1">
          <table:table-cell office:value-type="string" calcext:value-type="string">
            <text:p>VALDEZ</text:p>
          </table:table-cell>
          <table:table-cell office:value-type="float" office:value="283" calcext:value-type="float">
            <text:p>283</text:p>
          </table:table-cell>
          <table:table-cell office:value-type="float" office:value="98610" calcext:value-type="float">
            <text:p>98610</text:p>
          </table:table-cell>
          <table:table-cell office:value-type="float" office:value="0.03655" calcext:value-type="float">
            <text:p>0.03655</text:p>
          </table:table-cell>
        </table:table-row>
        <table:table-row table:style-name="ro1">
          <table:table-cell office:value-type="string" calcext:value-type="string">
            <text:p>PENA</text:p>
          </table:table-cell>
          <table:table-cell office:value-type="float" office:value="284" calcext:value-type="float">
            <text:p>284</text:p>
          </table:table-cell>
          <table:table-cell office:value-type="float" office:value="98345" calcext:value-type="float">
            <text:p>98345</text:p>
          </table:table-cell>
          <table:table-cell office:value-type="float" office:value="0.03646" calcext:value-type="float">
            <text:p>0.03646</text:p>
          </table:table-cell>
        </table:table-row>
        <table:table-row table:style-name="ro1">
          <table:table-cell office:value-type="string" calcext:value-type="string">
            <text:p>RIOS</text:p>
          </table:table-cell>
          <table:table-cell office:value-type="float" office:value="285" calcext:value-type="float">
            <text:p>285</text:p>
          </table:table-cell>
          <table:table-cell office:value-type="float" office:value="96569" calcext:value-type="float">
            <text:p>96569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float" office:value="286" calcext:value-type="float">
            <text:p>286</text:p>
          </table:table-cell>
          <table:table-cell office:value-type="float" office:value="96425" calcext:value-type="float">
            <text:p>96425</text:p>
          </table:table-cell>
          <table:table-cell office:value-type="float" office:value="0.03574" calcext:value-type="float">
            <text:p>0.03574</text:p>
          </table:table-cell>
        </table:table-row>
        <table:table-row table:style-name="ro1">
          <table:table-cell office:value-type="string" calcext:value-type="string">
            <text:p>SANDOVAL</text:p>
          </table:table-cell>
          <table:table-cell office:value-type="float" office:value="287" calcext:value-type="float">
            <text:p>287</text:p>
          </table:table-cell>
          <table:table-cell office:value-type="float" office:value="96303" calcext:value-type="float">
            <text:p>96303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string" calcext:value-type="string">
            <text:p>BARRETT</text:p>
          </table:table-cell>
          <table:table-cell office:value-type="float" office:value="288" calcext:value-type="float">
            <text:p>288</text:p>
          </table:table-cell>
          <table:table-cell office:value-type="float" office:value="95896" calcext:value-type="float">
            <text:p>95896</text:p>
          </table:table-cell>
          <table:table-cell office:value-type="float" office:value="0.03555" calcext:value-type="float">
            <text:p>0.03555</text:p>
          </table:table-cell>
        </table:table-row>
        <table:table-row table:style-name="ro1">
          <table:table-cell office:value-type="string" calcext:value-type="string">
            <text:p>HOPKINS</text:p>
          </table:table-cell>
          <table:table-cell office:value-type="float" office:value="289" calcext:value-type="float">
            <text:p>289</text:p>
          </table:table-cell>
          <table:table-cell office:value-type="float" office:value="94603" calcext:value-type="float">
            <text:p>94603</text:p>
          </table:table-cell>
          <table:table-cell office:value-type="float" office:value="0.03507" calcext:value-type="float">
            <text:p>0.03507</text:p>
          </table:table-cell>
        </table:table-row>
        <table:table-row table:style-name="ro1">
          <table:table-cell office:value-type="string" calcext:value-type="string">
            <text:p>KELLER</text:p>
          </table:table-cell>
          <table:table-cell office:value-type="float" office:value="290" calcext:value-type="float">
            <text:p>290</text:p>
          </table:table-cell>
          <table:table-cell office:value-type="float" office:value="94300" calcext:value-type="float">
            <text:p>94300</text:p>
          </table:table-cell>
          <table:table-cell office:value-type="float" office:value="0.03496" calcext:value-type="float">
            <text:p>0.03496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float" office:value="291" calcext:value-type="float">
            <text:p>291</text:p>
          </table:table-cell>
          <table:table-cell office:value-type="float" office:value="94152" calcext:value-type="float">
            <text:p>94152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float" office:value="292" calcext:value-type="float">
            <text:p>292</text:p>
          </table:table-cell>
          <table:table-cell office:value-type="float" office:value="93817" calcext:value-type="float">
            <text:p>93817</text:p>
          </table:table-cell>
          <table:table-cell office:value-type="float" office:value="0.03478" calcext:value-type="float">
            <text:p>0.03478</text:p>
          </table:table-cell>
        </table:table-row>
        <table:table-row table:style-name="ro1">
          <table:table-cell office:value-type="string" calcext:value-type="string">
            <text:p>BATES</text:p>
          </table:table-cell>
          <table:table-cell office:value-type="float" office:value="293" calcext:value-type="float">
            <text:p>293</text:p>
          </table:table-cell>
          <table:table-cell office:value-type="float" office:value="93743" calcext:value-type="float">
            <text:p>93743</text:p>
          </table:table-cell>
          <table:table-cell office:value-type="float" office:value="0.03475" calcext:value-type="float">
            <text:p>0.03475</text:p>
          </table:table-cell>
        </table:table-row>
        <table:table-row table:style-name="ro1">
          <table:table-cell office:value-type="string" calcext:value-type="string">
            <text:p>ALVARADO</text:p>
          </table:table-cell>
          <table:table-cell office:value-type="float" office:value="294" calcext:value-type="float">
            <text:p>294</text:p>
          </table:table-cell>
          <table:table-cell office:value-type="float" office:value="93723" calcext:value-type="float">
            <text:p>93723</text:p>
          </table:table-cell>
          <table:table-cell office:value-type="float" office:value="0.03474" calcext:value-type="float">
            <text:p>0.03474</text:p>
          </table:table-cell>
        </table:table-row>
        <table:table-row table:style-name="ro1">
          <table:table-cell office:value-type="string" calcext:value-type="string">
            <text:p>BECK</text:p>
          </table:table-cell>
          <table:table-cell office:value-type="float" office:value="295" calcext:value-type="float">
            <text:p>295</text:p>
          </table:table-cell>
          <table:table-cell office:value-type="float" office:value="93161" calcext:value-type="float">
            <text:p>93161</text:p>
          </table:table-cell>
          <table:table-cell office:value-type="float" office:value="0.03453" calcext:value-type="float">
            <text:p>0.03453</text:p>
          </table:table-cell>
        </table:table-row>
        <table:table-row table:style-name="ro1">
          <table:table-cell office:value-type="string" calcext:value-type="string">
            <text:p>ORTEGA</text:p>
          </table:table-cell>
          <table:table-cell office:value-type="float" office:value="296" calcext:value-type="float">
            <text:p>296</text:p>
          </table:table-cell>
          <table:table-cell office:value-type="float" office:value="93131" calcext:value-type="float">
            <text:p>93131</text:p>
          </table:table-cell>
          <table:table-cell office:value-type="float" office:value="0.03452" calcext:value-type="float">
            <text:p>0.03452</text:p>
          </table:table-cell>
        </table:table-row>
        <table:table-row table:style-name="ro1">
          <table:table-cell office:value-type="string" calcext:value-type="string">
            <text:p>WADE</text:p>
          </table:table-cell>
          <table:table-cell office:value-type="float" office:value="297" calcext:value-type="float">
            <text:p>297</text:p>
          </table:table-cell>
          <table:table-cell office:value-type="float" office:value="92834" calcext:value-type="float">
            <text:p>92834</text:p>
          </table:table-cell>
          <table:table-cell office:value-type="float" office:value="0.03441" calcext:value-type="float">
            <text:p>0.03441</text:p>
          </table:table-cell>
        </table:table-row>
        <table:table-row table:style-name="ro1">
          <table:table-cell office:value-type="string" calcext:value-type="string">
            <text:p>ESTRADA</text:p>
          </table:table-cell>
          <table:table-cell office:value-type="float" office:value="298" calcext:value-type="float">
            <text:p>298</text:p>
          </table:table-cell>
          <table:table-cell office:value-type="float" office:value="92831" calcext:value-type="float">
            <text:p>92831</text:p>
          </table:table-cell>
          <table:table-cell office:value-type="float" office:value="0.03441" calcext:value-type="float">
            <text:p>0.03441</text:p>
          </table:table-cell>
        </table:table-row>
        <table:table-row table:style-name="ro1">
          <table:table-cell office:value-type="string" calcext:value-type="string">
            <text:p>CONTRERAS</text:p>
          </table:table-cell>
          <table:table-cell office:value-type="float" office:value="299" calcext:value-type="float">
            <text:p>299</text:p>
          </table:table-cell>
          <table:table-cell office:value-type="float" office:value="92660" calcext:value-type="float">
            <text:p>92660</text:p>
          </table:table-cell>
          <table:table-cell office:value-type="float" office:value="0.03435" calcext:value-type="float">
            <text:p>0.03435</text:p>
          </table:table-cell>
        </table:table-row>
        <table:table-row table:style-name="ro1">
          <table:table-cell office:value-type="string" calcext:value-type="string">
            <text:p>BARNETT</text:p>
          </table:table-cell>
          <table:table-cell office:value-type="float" office:value="300" calcext:value-type="float">
            <text:p>300</text:p>
          </table:table-cell>
          <table:table-cell office:value-type="float" office:value="92287" calcext:value-type="float">
            <text:p>92287</text:p>
          </table:table-cell>
          <table:table-cell office:value-type="float" office:value="0.03421" calcext:value-type="float">
            <text:p>0.03421</text:p>
          </table:table-cell>
        </table:table-row>
        <table:table-row table:style-name="ro1">
          <table:table-cell office:value-type="string" calcext:value-type="string">
            <text:p>CALDWELL</text:p>
          </table:table-cell>
          <table:table-cell office:value-type="float" office:value="301" calcext:value-type="float">
            <text:p>301</text:p>
          </table:table-cell>
          <table:table-cell office:value-type="float" office:value="91338" calcext:value-type="float">
            <text:p>91338</text:p>
          </table:table-cell>
          <table:table-cell office:value-type="float" office:value="0.03386" calcext:value-type="float">
            <text:p>0.03386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302" calcext:value-type="float">
            <text:p>302</text:p>
          </table:table-cell>
          <table:table-cell office:value-type="float" office:value="90967" calcext:value-type="float">
            <text:p>90967</text:p>
          </table:table-cell>
          <table:table-cell office:value-type="float" office:value="0.03372" calcext:value-type="float">
            <text:p>0.03372</text:p>
          </table:table-cell>
        </table:table-row>
        <table:table-row table:style-name="ro1">
          <table:table-cell office:value-type="string" calcext:value-type="string">
            <text:p>LAMBERT</text:p>
          </table:table-cell>
          <table:table-cell office:value-type="float" office:value="303" calcext:value-type="float">
            <text:p>303</text:p>
          </table:table-cell>
          <table:table-cell office:value-type="float" office:value="90618" calcext:value-type="float">
            <text:p>90618</text:p>
          </table:table-cell>
          <table:table-cell office:value-type="float" office:value="0.03359" calcext:value-type="float">
            <text:p>0.03359</text:p>
          </table:table-cell>
        </table:table-row>
        <table:table-row table:style-name="ro1">
          <table:table-cell office:value-type="string" calcext:value-type="string">
            <text:p>POWERS</text:p>
          </table:table-cell>
          <table:table-cell office:value-type="float" office:value="304" calcext:value-type="float">
            <text:p>304</text:p>
          </table:table-cell>
          <table:table-cell office:value-type="float" office:value="90401" calcext:value-type="float">
            <text:p>90401</text:p>
          </table:table-cell>
          <table:table-cell office:value-type="float" office:value="0.03351" calcext:value-type="float">
            <text:p>0.03351</text:p>
          </table:table-cell>
        </table:table-row>
        <table:table-row table:style-name="ro1">
          <table:table-cell office:value-type="string" calcext:value-type="string">
            <text:p>CHAMBERS</text:p>
          </table:table-cell>
          <table:table-cell office:value-type="float" office:value="305" calcext:value-type="float">
            <text:p>305</text:p>
          </table:table-cell>
          <table:table-cell office:value-type="float" office:value="90325" calcext:value-type="float">
            <text:p>90325</text:p>
          </table:table-cell>
          <table:table-cell office:value-type="float" office:value="0.03348" calcext:value-type="float">
            <text:p>0.03348</text:p>
          </table:table-cell>
        </table:table-row>
        <table:table-row table:style-name="ro1">
          <table:table-cell office:value-type="string" calcext:value-type="string">
            <text:p>NUNEZ</text:p>
          </table:table-cell>
          <table:table-cell office:value-type="float" office:value="306" calcext:value-type="float">
            <text:p>306</text:p>
          </table:table-cell>
          <table:table-cell office:value-type="float" office:value="90208" calcext:value-type="float">
            <text:p>90208</text:p>
          </table:table-cell>
          <table:table-cell office:value-type="float" office:value="0.03344" calcext:value-type="float">
            <text:p>0.03344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float" office:value="307" calcext:value-type="float">
            <text:p>307</text:p>
          </table:table-cell>
          <table:table-cell office:value-type="float" office:value="89591" calcext:value-type="float">
            <text:p>89591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string" calcext:value-type="string">
            <text:p>LEONARD</text:p>
          </table:table-cell>
          <table:table-cell office:value-type="float" office:value="308" calcext:value-type="float">
            <text:p>308</text:p>
          </table:table-cell>
          <table:table-cell office:value-type="float" office:value="89198" calcext:value-type="float">
            <text:p>89198</text:p>
          </table:table-cell>
          <table:table-cell office:value-type="float" office:value="0.03307" calcext:value-type="float">
            <text:p>0.03307</text:p>
          </table:table-cell>
        </table:table-row>
        <table:table-row table:style-name="ro1">
          <table:table-cell office:value-type="string" calcext:value-type="string">
            <text:p>LOWE</text:p>
          </table:table-cell>
          <table:table-cell office:value-type="float" office:value="309" calcext:value-type="float">
            <text:p>309</text:p>
          </table:table-cell>
          <table:table-cell office:value-type="float" office:value="89178" calcext:value-type="float">
            <text:p>89178</text:p>
          </table:table-cell>
          <table:table-cell office:value-type="float" office:value="0.03306" calcext:value-type="float">
            <text:p>0.03306</text:p>
          </table:table-cell>
        </table:table-row>
        <table:table-row table:style-name="ro1">
          <table:table-cell office:value-type="string" calcext:value-type="string">
            <text:p>RHODES</text:p>
          </table:table-cell>
          <table:table-cell office:value-type="float" office:value="310" calcext:value-type="float">
            <text:p>310</text:p>
          </table:table-cell>
          <table:table-cell office:value-type="float" office:value="88917" calcext:value-type="float">
            <text:p>88917</text:p>
          </table:table-cell>
          <table:table-cell office:value-type="float" office:value="0.03296" calcext:value-type="float">
            <text:p>0.03296</text:p>
          </table:table-cell>
        </table:table-row>
        <table:table-row table:style-name="ro1">
          <table:table-cell office:value-type="string" calcext:value-type="string">
            <text:p>BYRD</text:p>
          </table:table-cell>
          <table:table-cell office:value-type="float" office:value="311" calcext:value-type="float">
            <text:p>311</text:p>
          </table:table-cell>
          <table:table-cell office:value-type="float" office:value="88811" calcext:value-type="float">
            <text:p>88811</text:p>
          </table:table-cell>
          <table:table-cell office:value-type="float" office:value="0.03292" calcext:value-type="float">
            <text:p>0.03292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float" office:value="312" calcext:value-type="float">
            <text:p>312</text:p>
          </table:table-cell>
          <table:table-cell office:value-type="float" office:value="88810" calcext:value-type="float">
            <text:p>88810</text:p>
          </table:table-cell>
          <table:table-cell office:value-type="float" office:value="0.03292" calcext:value-type="float">
            <text:p>0.03292</text:p>
          </table:table-cell>
        </table:table-row>
        <table:table-row table:style-name="ro1">
          <table:table-cell office:value-type="string" calcext:value-type="string">
            <text:p>SHELTON</text:p>
          </table:table-cell>
          <table:table-cell office:value-type="float" office:value="313" calcext:value-type="float">
            <text:p>313</text:p>
          </table:table-cell>
          <table:table-cell office:value-type="float" office:value="88326" calcext:value-type="float">
            <text:p>88326</text:p>
          </table:table-cell>
          <table:table-cell office:value-type="float" office:value="0.03274" calcext:value-type="float">
            <text:p>0.03274</text:p>
          </table:table-cell>
        </table:table-row>
        <table:table-row table:style-name="ro1">
          <table:table-cell office:value-type="string" calcext:value-type="string">
            <text:p>FRAZIER</text:p>
          </table:table-cell>
          <table:table-cell office:value-type="float" office:value="314" calcext:value-type="float">
            <text:p>314</text:p>
          </table:table-cell>
          <table:table-cell office:value-type="float" office:value="88325" calcext:value-type="float">
            <text:p>88325</text:p>
          </table:table-cell>
          <table:table-cell office:value-type="float" office:value="0.03274" calcext:value-type="float">
            <text:p>0.03274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315" calcext:value-type="float">
            <text:p>315</text:p>
          </table:table-cell>
          <table:table-cell office:value-type="float" office:value="88114" calcext:value-type="float">
            <text:p>88114</text:p>
          </table:table-cell>
          <table:table-cell office:value-type="float" office:value="0.03266" calcext:value-type="float">
            <text:p>0.03266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float" office:value="316" calcext:value-type="float">
            <text:p>316</text:p>
          </table:table-cell>
          <table:table-cell office:value-type="float" office:value="88016" calcext:value-type="float">
            <text:p>88016</text:p>
          </table:table-cell>
          <table:table-cell office:value-type="float" office:value="0.03263" calcext:value-type="float">
            <text:p>0.03263</text:p>
          </table:table-cell>
        </table:table-row>
        <table:table-row table:style-name="ro1">
          <table:table-cell office:value-type="string" calcext:value-type="string">
            <text:p>FLEMING</text:p>
          </table:table-cell>
          <table:table-cell office:value-type="float" office:value="317" calcext:value-type="float">
            <text:p>317</text:p>
          </table:table-cell>
          <table:table-cell office:value-type="float" office:value="87949" calcext:value-type="float">
            <text:p>87949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string" calcext:value-type="string">
            <text:p>VEGA</text:p>
          </table:table-cell>
          <table:table-cell office:value-type="float" office:value="318" calcext:value-type="float">
            <text:p>318</text:p>
          </table:table-cell>
          <table:table-cell office:value-type="float" office:value="87728" calcext:value-type="float">
            <text:p>87728</text:p>
          </table:table-cell>
          <table:table-cell office:value-type="float" office:value="0.03252" calcext:value-type="float">
            <text:p>0.03252</text:p>
          </table:table-cell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319" calcext:value-type="float">
            <text:p>319</text:p>
          </table:table-cell>
          <table:table-cell office:value-type="float" office:value="87373" calcext:value-type="float">
            <text:p>87373</text:p>
          </table:table-cell>
          <table:table-cell office:value-type="float" office:value="0.03239" calcext:value-type="float">
            <text:p>0.03239</text:p>
          </table:table-cell>
        </table:table-row>
        <table:table-row table:style-name="ro1">
          <table:table-cell office:value-type="string" calcext:value-type="string">
            <text:p>COHEN</text:p>
          </table:table-cell>
          <table:table-cell office:value-type="float" office:value="320" calcext:value-type="float">
            <text:p>320</text:p>
          </table:table-cell>
          <table:table-cell office:value-type="float" office:value="87226" calcext:value-type="float">
            <text:p>87226</text:p>
          </table:table-cell>
          <table:table-cell office:value-type="float" office:value="0.03233" calcext:value-type="float">
            <text:p>0.03233</text:p>
          </table:table-cell>
        </table:table-row>
        <table:table-row table:style-name="ro1">
          <table:table-cell office:value-type="string" calcext:value-type="string">
            <text:p>JENNINGS</text:p>
          </table:table-cell>
          <table:table-cell office:value-type="float" office:value="321" calcext:value-type="float">
            <text:p>321</text:p>
          </table:table-cell>
          <table:table-cell office:value-type="float" office:value="87038" calcext:value-type="float">
            <text:p>87038</text:p>
          </table:table-cell>
          <table:table-cell office:value-type="float" office:value="0.03226" calcext:value-type="float">
            <text:p>0.03226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float" office:value="322" calcext:value-type="float">
            <text:p>322</text:p>
          </table:table-cell>
          <table:table-cell office:value-type="float" office:value="86346" calcext:value-type="float">
            <text:p>86346</text:p>
          </table:table-cell>
          <table:table-cell office:value-type="float" office:value="0.03201" calcext:value-type="float">
            <text:p>0.03201</text:p>
          </table:table-cell>
        </table:table-row>
        <table:table-row table:style-name="ro1">
          <table:table-cell office:value-type="string" calcext:value-type="string">
            <text:p>MCDANIEL</text:p>
          </table:table-cell>
          <table:table-cell office:value-type="float" office:value="323" calcext:value-type="float">
            <text:p>323</text:p>
          </table:table-cell>
          <table:table-cell office:value-type="float" office:value="86317" calcext:value-type="float">
            <text:p>8631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WATTS</text:p>
          </table:table-cell>
          <table:table-cell office:value-type="float" office:value="324" calcext:value-type="float">
            <text:p>324</text:p>
          </table:table-cell>
          <table:table-cell office:value-type="float" office:value="86228" calcext:value-type="float">
            <text:p>86228</text:p>
          </table:table-cell>
          <table:table-cell office:value-type="float" office:value="0.03196" calcext:value-type="float">
            <text:p>0.03196</text:p>
          </table:table-cell>
        </table:table-row>
        <table:table-row table:style-name="ro1">
          <table:table-cell office:value-type="string" calcext:value-type="string">
            <text:p>BARKER</text:p>
          </table:table-cell>
          <table:table-cell office:value-type="float" office:value="325" calcext:value-type="float">
            <text:p>325</text:p>
          </table:table-cell>
          <table:table-cell office:value-type="float" office:value="85221" calcext:value-type="float">
            <text:p>85221</text:p>
          </table:table-cell>
          <table:table-cell office:value-type="float" office:value="0.03159" calcext:value-type="float">
            <text:p>0.03159</text:p>
          </table:table-cell>
        </table:table-row>
        <table:table-row table:style-name="ro1">
          <table:table-cell office:value-type="string" calcext:value-type="string">
            <text:p>NORRIS</text:p>
          </table:table-cell>
          <table:table-cell office:value-type="float" office:value="326" calcext:value-type="float">
            <text:p>326</text:p>
          </table:table-cell>
          <table:table-cell office:value-type="float" office:value="85212" calcext:value-type="float">
            <text:p>85212</text:p>
          </table:table-cell>
          <table:table-cell office:value-type="float" office:value="0.03159" calcext:value-type="float">
            <text:p>0.03159</text:p>
          </table:table-cell>
        </table:table-row>
        <table:table-row table:style-name="ro1">
          <table:table-cell office:value-type="string" calcext:value-type="string">
            <text:p>VAUGHN</text:p>
          </table:table-cell>
          <table:table-cell office:value-type="float" office:value="327" calcext:value-type="float">
            <text:p>327</text:p>
          </table:table-cell>
          <table:table-cell office:value-type="float" office:value="85037" calcext:value-type="float">
            <text:p>85037</text:p>
          </table:table-cell>
          <table:table-cell office:value-type="float" office:value="0.03152" calcext:value-type="float">
            <text:p>0.03152</text:p>
          </table:table-cell>
        </table:table-row>
        <table:table-row table:style-name="ro1">
          <table:table-cell office:value-type="string" calcext:value-type="string">
            <text:p>VAZQUEZ</text:p>
          </table:table-cell>
          <table:table-cell office:value-type="float" office:value="328" calcext:value-type="float">
            <text:p>328</text:p>
          </table:table-cell>
          <table:table-cell office:value-type="float" office:value="84926" calcext:value-type="float">
            <text:p>84926</text:p>
          </table:table-cell>
          <table:table-cell office:value-type="float" office:value="0.03148" calcext:value-type="float">
            <text:p>0.03148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float" office:value="329" calcext:value-type="float">
            <text:p>329</text:p>
          </table:table-cell>
          <table:table-cell office:value-type="float" office:value="84710" calcext:value-type="float">
            <text:p>84710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SCHWARTZ</text:p>
          </table:table-cell>
          <table:table-cell office:value-type="float" office:value="330" calcext:value-type="float">
            <text:p>330</text:p>
          </table:table-cell>
          <table:table-cell office:value-type="float" office:value="84699" calcext:value-type="float">
            <text:p>84699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STEELE</text:p>
          </table:table-cell>
          <table:table-cell office:value-type="float" office:value="331" calcext:value-type="float">
            <text:p>331</text:p>
          </table:table-cell>
          <table:table-cell office:value-type="float" office:value="84353" calcext:value-type="float">
            <text:p>84353</text:p>
          </table:table-cell>
          <table:table-cell office:value-type="float" office:value="0.03127" calcext:value-type="float">
            <text:p>0.03127</text:p>
          </table:table-cell>
        </table:table-row>
        <table:table-row table:style-name="ro1">
          <table:table-cell office:value-type="string" calcext:value-type="string">
            <text:p>BENSON</text:p>
          </table:table-cell>
          <table:table-cell office:value-type="float" office:value="332" calcext:value-type="float">
            <text:p>332</text:p>
          </table:table-cell>
          <table:table-cell office:value-type="float" office:value="84233" calcext:value-type="float">
            <text:p>84233</text:p>
          </table:table-cell>
          <table:table-cell office:value-type="float" office:value="0.03122" calcext:value-type="float">
            <text:p>0.03122</text:p>
          </table:table-cell>
        </table:table-row>
        <table:table-row table:style-name="ro1">
          <table:table-cell office:value-type="string" calcext:value-type="string">
            <text:p>NEAL</text:p>
          </table:table-cell>
          <table:table-cell office:value-type="float" office:value="333" calcext:value-type="float">
            <text:p>333</text:p>
          </table:table-cell>
          <table:table-cell office:value-type="float" office:value="83849" calcext:value-type="float">
            <text:p>83849</text:p>
          </table:table-cell>
          <table:table-cell office:value-type="float" office:value="0.03108" calcext:value-type="float">
            <text:p>0.03108</text:p>
          </table:table-cell>
        </table:table-row>
        <table:table-row table:style-name="ro1">
          <table:table-cell office:value-type="string" calcext:value-type="string">
            <text:p>DOMINGUEZ</text:p>
          </table:table-cell>
          <table:table-cell office:value-type="float" office:value="334" calcext:value-type="float">
            <text:p>334</text:p>
          </table:table-cell>
          <table:table-cell office:value-type="float" office:value="83731" calcext:value-type="float">
            <text:p>83731</text:p>
          </table:table-cell>
          <table:table-cell office:value-type="float" office:value="0.03104" calcext:value-type="float">
            <text:p>0.03104</text:p>
          </table:table-cell>
        </table:table-row>
        <table:table-row table:style-name="ro1">
          <table:table-cell office:value-type="string" calcext:value-type="string">
            <text:p>HORTON</text:p>
          </table:table-cell>
          <table:table-cell office:value-type="float" office:value="335" calcext:value-type="float">
            <text:p>335</text:p>
          </table:table-cell>
          <table:table-cell office:value-type="float" office:value="83523" calcext:value-type="float">
            <text:p>83523</text:p>
          </table:table-cell>
          <table:table-cell office:value-type="float" office:value="0.03096" calcext:value-type="float">
            <text:p>0.0309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float" office:value="336" calcext:value-type="float">
            <text:p>336</text:p>
          </table:table-cell>
          <table:table-cell office:value-type="float" office:value="83437" calcext:value-type="float">
            <text:p>83437</text:p>
          </table:table-cell>
          <table:table-cell office:value-type="float" office:value="0.03093" calcext:value-type="float">
            <text:p>0.03093</text:p>
          </table:table-cell>
        </table:table-row>
        <table:table-row table:style-name="ro1">
          <table:table-cell office:value-type="string" calcext:value-type="string">
            <text:p>WOLFE</text:p>
          </table:table-cell>
          <table:table-cell office:value-type="float" office:value="337" calcext:value-type="float">
            <text:p>337</text:p>
          </table:table-cell>
          <table:table-cell office:value-type="float" office:value="83112" calcext:value-type="float">
            <text:p>83112</text:p>
          </table:table-cell>
          <table:table-cell office:value-type="float" office:value="0.03081" calcext:value-type="float">
            <text:p>0.03081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office:value-type="float" office:value="338" calcext:value-type="float">
            <text:p>338</text:p>
          </table:table-cell>
          <table:table-cell office:value-type="float" office:value="82955" calcext:value-type="float">
            <text:p>82955</text:p>
          </table:table-cell>
          <table:table-cell office:value-type="float" office:value="0.03075" calcext:value-type="float">
            <text:p>0.03075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339" calcext:value-type="float">
            <text:p>339</text:p>
          </table:table-cell>
          <table:table-cell office:value-type="float" office:value="82258" calcext:value-type="float">
            <text:p>82258</text:p>
          </table:table-cell>
          <table:table-cell office:value-type="float" office:value="0.03049" calcext:value-type="float">
            <text:p>0.03049</text:p>
          </table:table-cell>
        </table:table-row>
        <table:table-row table:style-name="ro1">
          <table:table-cell office:value-type="string" calcext:value-type="string">
            <text:p>GRAVES</text:p>
          </table:table-cell>
          <table:table-cell office:value-type="float" office:value="340" calcext:value-type="float">
            <text:p>340</text:p>
          </table:table-cell>
          <table:table-cell office:value-type="float" office:value="82179" calcext:value-type="float">
            <text:p>82179</text:p>
          </table:table-cell>
          <table:table-cell office:value-type="float" office:value="0.03046" calcext:value-type="float">
            <text:p>0.03046</text:p>
          </table:table-cell>
        </table:table-row>
        <table:table-row table:style-name="ro1">
          <table:table-cell office:value-type="string" calcext:value-type="string">
            <text:p>HAYNES</text:p>
          </table:table-cell>
          <table:table-cell office:value-type="float" office:value="341" calcext:value-type="float">
            <text:p>341</text:p>
          </table:table-cell>
          <table:table-cell office:value-type="float" office:value="82037" calcext:value-type="float">
            <text:p>82037</text:p>
          </table:table-cell>
          <table:table-cell office:value-type="float" office:value="0.03041" calcext:value-type="float">
            <text:p>0.03041</text:p>
          </table:table-cell>
        </table:table-row>
        <table:table-row table:style-name="ro1">
          <table:table-cell office:value-type="string" calcext:value-type="string">
            <text:p>MILES</text:p>
          </table:table-cell>
          <table:table-cell office:value-type="float" office:value="342" calcext:value-type="float">
            <text:p>342</text:p>
          </table:table-cell>
          <table:table-cell office:value-type="float" office:value="81933" calcext:value-type="float">
            <text:p>81933</text:p>
          </table:table-cell>
          <table:table-cell office:value-type="float" office:value="0.03037" calcext:value-type="float">
            <text:p>0.03037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float" office:value="343" calcext:value-type="float">
            <text:p>343</text:p>
          </table:table-cell>
          <table:table-cell office:value-type="float" office:value="81890" calcext:value-type="float">
            <text:p>81890</text:p>
          </table:table-cell>
          <table:table-cell office:value-type="float" office:value="0.03036" calcext:value-type="float">
            <text:p>0.03036</text:p>
          </table:table-cell>
        </table:table-row>
        <table:table-row table:style-name="ro1">
          <table:table-cell office:value-type="string" calcext:value-type="string">
            <text:p>WARNER</text:p>
          </table:table-cell>
          <table:table-cell office:value-type="float" office:value="344" calcext:value-type="float">
            <text:p>344</text:p>
          </table:table-cell>
          <table:table-cell office:value-type="float" office:value="81824" calcext:value-type="float">
            <text:p>81824</text:p>
          </table:table-cell>
          <table:table-cell office:value-type="float" office:value="0.03033" calcext:value-type="float">
            <text:p>0.03033</text:p>
          </table:table-cell>
        </table:table-row>
        <table:table-row table:style-name="ro1">
          <table:table-cell office:value-type="string" calcext:value-type="string">
            <text:p>PADILLA</text:p>
          </table:table-cell>
          <table:table-cell office:value-type="float" office:value="345" calcext:value-type="float">
            <text:p>345</text:p>
          </table:table-cell>
          <table:table-cell office:value-type="float" office:value="81805" calcext:value-type="float">
            <text:p>81805</text:p>
          </table:table-cell>
          <table:table-cell office:value-type="float" office:value="0.03032" calcext:value-type="float">
            <text:p>0.03032</text:p>
          </table:table-cell>
        </table:table-row>
        <table:table-row table:style-name="ro1">
          <table:table-cell office:value-type="string" calcext:value-type="string">
            <text:p>BUSH</text:p>
          </table:table-cell>
          <table:table-cell office:value-type="float" office:value="346" calcext:value-type="float">
            <text:p>346</text:p>
          </table:table-cell>
          <table:table-cell office:value-type="float" office:value="81524" calcext:value-type="float">
            <text:p>81524</text:p>
          </table:table-cell>
          <table:table-cell office:value-type="float" office:value="0.03022" calcext:value-type="float">
            <text:p>0.03022</text:p>
          </table:table-cell>
        </table:table-row>
        <table:table-row table:style-name="ro1">
          <table:table-cell office:value-type="string" calcext:value-type="string">
            <text:p>THORNTON</text:p>
          </table:table-cell>
          <table:table-cell office:value-type="float" office:value="347" calcext:value-type="float">
            <text:p>347</text:p>
          </table:table-cell>
          <table:table-cell office:value-type="float" office:value="81191" calcext:value-type="float">
            <text:p>81191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string" calcext:value-type="string">
            <text:p>MCCARTHY</text:p>
          </table:table-cell>
          <table:table-cell office:value-type="float" office:value="348" calcext:value-type="float">
            <text:p>348</text:p>
          </table:table-cell>
          <table:table-cell office:value-type="float" office:value="81035" calcext:value-type="float">
            <text:p>81035</text:p>
          </table:table-cell>
          <table:table-cell office:value-type="float" office:value="0.03004" calcext:value-type="float">
            <text:p>0.03004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349" calcext:value-type="float">
            <text:p>349</text:p>
          </table:table-cell>
          <table:table-cell office:value-type="float" office:value="81022" calcext:value-type="float">
            <text:p>81022</text:p>
          </table:table-cell>
          <table:table-cell office:value-type="float" office:value="0.03003" calcext:value-type="float">
            <text:p>0.03003</text:p>
          </table:table-cell>
        </table:table-row>
        <table:table-row table:style-name="ro1">
          <table:table-cell office:value-type="string" calcext:value-type="string">
            <text:p>ZIMMERMAN</text:p>
          </table:table-cell>
          <table:table-cell office:value-type="float" office:value="350" calcext:value-type="float">
            <text:p>350</text:p>
          </table:table-cell>
          <table:table-cell office:value-type="float" office:value="80944" calcext:value-type="float">
            <text:p>80944</text:p>
          </table:table-cell>
          <table:table-cell office:value-type="float" office:value="0.03001" calcext:value-type="float">
            <text:p>0.03001</text:p>
          </table:table-cell>
        </table:table-row>
        <table:table-row table:style-name="ro1">
          <table:table-cell office:value-type="string" calcext:value-type="string">
            <text:p>ERICKSON</text:p>
          </table:table-cell>
          <table:table-cell office:value-type="float" office:value="351" calcext:value-type="float">
            <text:p>351</text:p>
          </table:table-cell>
          <table:table-cell office:value-type="float" office:value="80936" calcext:value-type="float">
            <text:p>8093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352" calcext:value-type="float">
            <text:p>352</text:p>
          </table:table-cell>
          <table:table-cell office:value-type="float" office:value="80932" calcext:value-type="float">
            <text:p>809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CKINNEY</text:p>
          </table:table-cell>
          <table:table-cell office:value-type="float" office:value="353" calcext:value-type="float">
            <text:p>353</text:p>
          </table:table-cell>
          <table:table-cell office:value-type="float" office:value="80616" calcext:value-type="float">
            <text:p>80616</text:p>
          </table:table-cell>
          <table:table-cell office:value-type="float" office:value="0.02988" calcext:value-type="float">
            <text:p>0.02988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354" calcext:value-type="float">
            <text:p>354</text:p>
          </table:table-cell>
          <table:table-cell office:value-type="float" office:value="80493" calcext:value-type="float">
            <text:p>80493</text:p>
          </table:table-cell>
          <table:table-cell office:value-type="float" office:value="0.02984" calcext:value-type="float">
            <text:p>0.02984</text:p>
          </table:table-cell>
        </table:table-row>
        <table:table-row table:style-name="ro1">
          <table:table-cell office:value-type="string" calcext:value-type="string">
            <text:p>DAWSON</text:p>
          </table:table-cell>
          <table:table-cell office:value-type="float" office:value="355" calcext:value-type="float">
            <text:p>355</text:p>
          </table:table-cell>
          <table:table-cell office:value-type="float" office:value="80190" calcext:value-type="float">
            <text:p>80190</text:p>
          </table:table-cell>
          <table:table-cell office:value-type="float" office:value="0.02973" calcext:value-type="float">
            <text:p>0.02973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float" office:value="356" calcext:value-type="float">
            <text:p>356</text:p>
          </table:table-cell>
          <table:table-cell office:value-type="float" office:value="80030" calcext:value-type="float">
            <text:p>80030</text:p>
          </table:table-cell>
          <table:table-cell office:value-type="float" office:value="0.02967" calcext:value-type="float">
            <text:p>0.02967</text:p>
          </table:table-cell>
        </table:table-row>
        <table:table-row table:style-name="ro1">
          <table:table-cell office:value-type="string" calcext:value-type="string">
            <text:p>MARQUEZ</text:p>
          </table:table-cell>
          <table:table-cell office:value-type="float" office:value="357" calcext:value-type="float">
            <text:p>357</text:p>
          </table:table-cell>
          <table:table-cell office:value-type="float" office:value="79951" calcext:value-type="float">
            <text:p>79951</text:p>
          </table:table-cell>
          <table:table-cell office:value-type="float" office:value="0.02964" calcext:value-type="float">
            <text:p>0.02964</text:p>
          </table:table-cell>
        </table:table-row>
        <table:table-row table:style-name="ro1">
          <table:table-cell office:value-type="string" calcext:value-type="string">
            <text:p>REEVES</text:p>
          </table:table-cell>
          <table:table-cell office:value-type="float" office:value="358" calcext:value-type="float">
            <text:p>358</text:p>
          </table:table-cell>
          <table:table-cell office:value-type="float" office:value="79817" calcext:value-type="float">
            <text:p>79817</text:p>
          </table:table-cell>
          <table:table-cell office:value-type="float" office:value="0.02959" calcext:value-type="float">
            <text:p>0.02959</text:p>
          </table:table-cell>
        </table:table-row>
        <table:table-row table:style-name="ro1">
          <table:table-cell office:value-type="string" calcext:value-type="string">
            <text:p>KLEIN</text:p>
          </table:table-cell>
          <table:table-cell office:value-type="float" office:value="359" calcext:value-type="float">
            <text:p>359</text:p>
          </table:table-cell>
          <table:table-cell office:value-type="float" office:value="79685" calcext:value-type="float">
            <text:p>79685</text:p>
          </table:table-cell>
          <table:table-cell office:value-type="float" office:value="0.02954" calcext:value-type="float">
            <text:p>0.02954</text:p>
          </table:table-cell>
        </table:table-row>
        <table:table-row table:style-name="ro1">
          <table:table-cell office:value-type="string" calcext:value-type="string">
            <text:p>ESPINOZA</text:p>
          </table:table-cell>
          <table:table-cell office:value-type="float" office:value="360" calcext:value-type="float">
            <text:p>360</text:p>
          </table:table-cell>
          <table:table-cell office:value-type="float" office:value="79322" calcext:value-type="float">
            <text:p>7932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string" calcext:value-type="string">
            <text:p>BALDWIN</text:p>
          </table:table-cell>
          <table:table-cell office:value-type="float" office:value="361" calcext:value-type="float">
            <text:p>361</text:p>
          </table:table-cell>
          <table:table-cell office:value-type="float" office:value="79151" calcext:value-type="float">
            <text:p>79151</text:p>
          </table:table-cell>
          <table:table-cell office:value-type="float" office:value="0.02934" calcext:value-type="float">
            <text:p>0.02934</text:p>
          </table:table-cell>
        </table:table-row>
        <table:table-row table:style-name="ro1">
          <table:table-cell office:value-type="string" calcext:value-type="string">
            <text:p>MORAN</text:p>
          </table:table-cell>
          <table:table-cell office:value-type="float" office:value="362" calcext:value-type="float">
            <text:p>362</text:p>
          </table:table-cell>
          <table:table-cell office:value-type="float" office:value="78546" calcext:value-type="float">
            <text:p>78546</text:p>
          </table:table-cell>
          <table:table-cell office:value-type="float" office:value="0.02912" calcext:value-type="float">
            <text:p>0.02912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363" calcext:value-type="float">
            <text:p>363</text:p>
          </table:table-cell>
          <table:table-cell office:value-type="float" office:value="78323" calcext:value-type="float">
            <text:p>78323</text:p>
          </table:table-cell>
          <table:table-cell office:value-type="float" office:value="0.02903" calcext:value-type="float">
            <text:p>0.0290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364" calcext:value-type="float">
            <text:p>364</text:p>
          </table:table-cell>
          <table:table-cell office:value-type="float" office:value="78141" calcext:value-type="float">
            <text:p>78141</text:p>
          </table:table-cell>
          <table:table-cell office:value-type="float" office:value="0.02897" calcext:value-type="float">
            <text:p>0.02897</text:p>
          </table:table-cell>
        </table:table-row>
        <table:table-row table:style-name="ro1">
          <table:table-cell office:value-type="string" calcext:value-type="string">
            <text:p>HIGGINS</text:p>
          </table:table-cell>
          <table:table-cell office:value-type="float" office:value="365" calcext:value-type="float">
            <text:p>365</text:p>
          </table:table-cell>
          <table:table-cell office:value-type="float" office:value="78107" calcext:value-type="float">
            <text:p>78107</text:p>
          </table:table-cell>
          <table:table-cell office:value-type="float" office:value="0.02895" calcext:value-type="float">
            <text:p>0.02895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float" office:value="366" calcext:value-type="float">
            <text:p>366</text:p>
          </table:table-cell>
          <table:table-cell office:value-type="float" office:value="77561" calcext:value-type="float">
            <text:p>77561</text:p>
          </table:table-cell>
          <table:table-cell office:value-type="float" office:value="0.02875" calcext:value-type="float">
            <text:p>0.02875</text:p>
          </table:table-cell>
        </table:table-row>
        <table:table-row table:style-name="ro1">
          <table:table-cell office:value-type="string" calcext:value-type="string">
            <text:p>CORTEZ</text:p>
          </table:table-cell>
          <table:table-cell office:value-type="float" office:value="367" calcext:value-type="float">
            <text:p>367</text:p>
          </table:table-cell>
          <table:table-cell office:value-type="float" office:value="77492" calcext:value-type="float">
            <text:p>77492</text:p>
          </table:table-cell>
          <table:table-cell office:value-type="float" office:value="0.02873" calcext:value-type="float">
            <text:p>0.0287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68" calcext:value-type="float">
            <text:p>368</text:p>
          </table:table-cell>
          <table:table-cell office:value-type="float" office:value="77453" calcext:value-type="float">
            <text:p>77453</text:p>
          </table:table-cell>
          <table:table-cell office:value-type="float" office:value="0.02871" calcext:value-type="float">
            <text:p>0.02871</text:p>
          </table:table-cell>
        </table:table-row>
        <table:table-row table:style-name="ro1">
          <table:table-cell office:value-type="string" calcext:value-type="string">
            <text:p>GRIFFITH</text:p>
          </table:table-cell>
          <table:table-cell office:value-type="float" office:value="369" calcext:value-type="float">
            <text:p>369</text:p>
          </table:table-cell>
          <table:table-cell office:value-type="float" office:value="77429" calcext:value-type="float">
            <text:p>77429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string" calcext:value-type="string">
            <text:p>BOWEN</text:p>
          </table:table-cell>
          <table:table-cell office:value-type="float" office:value="370" calcext:value-type="float">
            <text:p>370</text:p>
          </table:table-cell>
          <table:table-cell office:value-type="float" office:value="77078" calcext:value-type="float">
            <text:p>77078</text:p>
          </table:table-cell>
          <table:table-cell office:value-type="float" office:value="0.02857" calcext:value-type="float">
            <text:p>0.02857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371" calcext:value-type="float">
            <text:p>371</text:p>
          </table:table-cell>
          <table:table-cell office:value-type="float" office:value="76868" calcext:value-type="float">
            <text:p>76868</text:p>
          </table:table-cell>
          <table:table-cell office:value-type="float" office:value="0.02849" calcext:value-type="float">
            <text:p>0.02849</text:p>
          </table:table-cell>
        </table:table-row>
        <table:table-row table:style-name="ro1">
          <table:table-cell office:value-type="string" calcext:value-type="string">
            <text:p>CUMMINGS</text:p>
          </table:table-cell>
          <table:table-cell office:value-type="float" office:value="372" calcext:value-type="float">
            <text:p>372</text:p>
          </table:table-cell>
          <table:table-cell office:value-type="float" office:value="76707" calcext:value-type="float">
            <text:p>76707</text:p>
          </table:table-cell>
          <table:table-cell office:value-type="float" office:value="0.02844" calcext:value-type="float">
            <text:p>0.02844</text:p>
          </table:table-cell>
        </table:table-row>
        <table:table-row table:style-name="ro1">
          <table:table-cell office:value-type="string" calcext:value-type="string">
            <text:p>RAMSEY</text:p>
          </table:table-cell>
          <table:table-cell office:value-type="float" office:value="373" calcext:value-type="float">
            <text:p>373</text:p>
          </table:table-cell>
          <table:table-cell office:value-type="float" office:value="76625" calcext:value-type="float">
            <text:p>76625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string" calcext:value-type="string">
            <text:p>HARDY</text:p>
          </table:table-cell>
          <table:table-cell office:value-type="float" office:value="374" calcext:value-type="float">
            <text:p>374</text:p>
          </table:table-cell>
          <table:table-cell office:value-type="float" office:value="76608" calcext:value-type="float">
            <text:p>76608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string" calcext:value-type="string">
            <text:p>SWANSON</text:p>
          </table:table-cell>
          <table:table-cell office:value-type="float" office:value="375" calcext:value-type="float">
            <text:p>375</text:p>
          </table:table-cell>
          <table:table-cell office:value-type="float" office:value="76539" calcext:value-type="float">
            <text:p>76539</text:p>
          </table:table-cell>
          <table:table-cell office:value-type="float" office:value="0.02837" calcext:value-type="float">
            <text:p>0.02837</text:p>
          </table:table-cell>
        </table:table-row>
        <table:table-row table:style-name="ro1">
          <table:table-cell office:value-type="string" calcext:value-type="string">
            <text:p>BARBER</text:p>
          </table:table-cell>
          <table:table-cell office:value-type="float" office:value="376" calcext:value-type="float">
            <text:p>376</text:p>
          </table:table-cell>
          <table:table-cell office:value-type="float" office:value="76504" calcext:value-type="float">
            <text:p>76504</text:p>
          </table:table-cell>
          <table:table-cell office:value-type="float" office:value="0.02836" calcext:value-type="float">
            <text:p>0.02836</text:p>
          </table:table-cell>
        </table:table-row>
        <table:table-row table:style-name="ro1">
          <table:table-cell office:value-type="string" calcext:value-type="string">
            <text:p>ACOSTA</text:p>
          </table:table-cell>
          <table:table-cell office:value-type="float" office:value="377" calcext:value-type="float">
            <text:p>377</text:p>
          </table:table-cell>
          <table:table-cell office:value-type="float" office:value="76477" calcext:value-type="float">
            <text:p>76477</text:p>
          </table:table-cell>
          <table:table-cell office:value-type="float" office:value="0.02835" calcext:value-type="float">
            <text:p>0.02835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378" calcext:value-type="float">
            <text:p>378</text:p>
          </table:table-cell>
          <table:table-cell office:value-type="float" office:value="76127" calcext:value-type="float">
            <text:p>76127</text:p>
          </table:table-cell>
          <table:table-cell office:value-type="float" office:value="0.02822" calcext:value-type="float">
            <text:p>0.02822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float" office:value="379" calcext:value-type="float">
            <text:p>379</text:p>
          </table:table-cell>
          <table:table-cell office:value-type="float" office:value="76114" calcext:value-type="float">
            <text:p>76114</text:p>
          </table:table-cell>
          <table:table-cell office:value-type="float" office:value="0.02822" calcext:value-type="float">
            <text:p>0.02822</text:p>
          </table:table-cell>
        </table:table-row>
        <table:table-row table:style-name="ro1">
          <table:table-cell office:value-type="string" calcext:value-type="string">
            <text:p>BLAIR</text:p>
          </table:table-cell>
          <table:table-cell office:value-type="float" office:value="380" calcext:value-type="float">
            <text:p>380</text:p>
          </table:table-cell>
          <table:table-cell office:value-type="float" office:value="75135" calcext:value-type="float">
            <text:p>75135</text:p>
          </table:table-cell>
          <table:table-cell office:value-type="float" office:value="0.02785" calcext:value-type="float">
            <text:p>0.0278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380" calcext:value-type="float">
            <text:p>380</text:p>
          </table:table-cell>
          <table:table-cell office:value-type="float" office:value="75135" calcext:value-type="float">
            <text:p>75135</text:p>
          </table:table-cell>
          <table:table-cell office:value-type="float" office:value="0.02785" calcext:value-type="float">
            <text:p>0.02785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float" office:value="382" calcext:value-type="float">
            <text:p>382</text:p>
          </table:table-cell>
          <table:table-cell office:value-type="float" office:value="75134" calcext:value-type="float">
            <text:p>75134</text:p>
          </table:table-cell>
          <table:table-cell office:value-type="float" office:value="0.02785" calcext:value-type="float">
            <text:p>0.02785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float" office:value="383" calcext:value-type="float">
            <text:p>383</text:p>
          </table:table-cell>
          <table:table-cell office:value-type="float" office:value="74839" calcext:value-type="float">
            <text:p>74839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384" calcext:value-type="float">
            <text:p>384</text:p>
          </table:table-cell>
          <table:table-cell office:value-type="float" office:value="74784" calcext:value-type="float">
            <text:p>74784</text:p>
          </table:table-cell>
          <table:table-cell office:value-type="float" office:value="0.02772" calcext:value-type="float">
            <text:p>0.02772</text:p>
          </table:table-cell>
        </table:table-row>
        <table:table-row table:style-name="ro1">
          <table:table-cell office:value-type="string" calcext:value-type="string">
            <text:p>OCONNOR</text:p>
          </table:table-cell>
          <table:table-cell office:value-type="float" office:value="385" calcext:value-type="float">
            <text:p>385</text:p>
          </table:table-cell>
          <table:table-cell office:value-type="float" office:value="74756" calcext:value-type="float">
            <text:p>74756</text:p>
          </table:table-cell>
          <table:table-cell office:value-type="float" office:value="0.02771" calcext:value-type="float">
            <text:p>0.02771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float" office:value="386" calcext:value-type="float">
            <text:p>386</text:p>
          </table:table-cell>
          <table:table-cell office:value-type="float" office:value="74531" calcext:value-type="float">
            <text:p>74531</text:p>
          </table:table-cell>
          <table:table-cell office:value-type="float" office:value="0.02763" calcext:value-type="float">
            <text:p>0.02763</text:p>
          </table:table-cell>
        </table:table-row>
        <table:table-row table:style-name="ro1">
          <table:table-cell office:value-type="string" calcext:value-type="string">
            <text:p>GROSS</text:p>
          </table:table-cell>
          <table:table-cell office:value-type="float" office:value="387" calcext:value-type="float">
            <text:p>387</text:p>
          </table:table-cell>
          <table:table-cell office:value-type="float" office:value="74285" calcext:value-type="float">
            <text:p>74285</text:p>
          </table:table-cell>
          <table:table-cell office:value-type="float" office:value="0.02754" calcext:value-type="float">
            <text:p>0.02754</text:p>
          </table:table-cell>
        </table:table-row>
        <table:table-row table:style-name="ro1">
          <table:table-cell office:value-type="string" calcext:value-type="string">
            <text:p>NAVARRO</text:p>
          </table:table-cell>
          <table:table-cell office:value-type="float" office:value="388" calcext:value-type="float">
            <text:p>388</text:p>
          </table:table-cell>
          <table:table-cell office:value-type="float" office:value="73970" calcext:value-type="float">
            <text:p>73970</text:p>
          </table:table-cell>
          <table:table-cell office:value-type="float" office:value="0.02742" calcext:value-type="float">
            <text:p>0.02742</text:p>
          </table:table-cell>
        </table:table-row>
        <table:table-row table:style-name="ro1">
          <table:table-cell office:value-type="string" calcext:value-type="string">
            <text:p>MOSS</text:p>
          </table:table-cell>
          <table:table-cell office:value-type="float" office:value="389" calcext:value-type="float">
            <text:p>389</text:p>
          </table:table-cell>
          <table:table-cell office:value-type="float" office:value="73750" calcext:value-type="float">
            <text:p>73750</text:p>
          </table:table-cell>
          <table:table-cell office:value-type="float" office:value="0.02734" calcext:value-type="float">
            <text:p>0.02734</text:p>
          </table:table-cell>
        </table:table-row>
        <table:table-row table:style-name="ro1">
          <table:table-cell office:value-type="string" calcext:value-type="string">
            <text:p>FITZGERALD</text:p>
          </table:table-cell>
          <table:table-cell office:value-type="float" office:value="390" calcext:value-type="float">
            <text:p>390</text:p>
          </table:table-cell>
          <table:table-cell office:value-type="float" office:value="73522" calcext:value-type="float">
            <text:p>73522</text:p>
          </table:table-cell>
          <table:table-cell office:value-type="float" office:value="0.02725" calcext:value-type="float">
            <text:p>0.02725</text:p>
          </table:table-cell>
        </table:table-row>
        <table:table-row table:style-name="ro1">
          <table:table-cell office:value-type="string" calcext:value-type="string">
            <text:p>DOYLE</text:p>
          </table:table-cell>
          <table:table-cell office:value-type="float" office:value="391" calcext:value-type="float">
            <text:p>391</text:p>
          </table:table-cell>
          <table:table-cell office:value-type="float" office:value="73518" calcext:value-type="float">
            <text:p>73518</text:p>
          </table:table-cell>
          <table:table-cell office:value-type="float" office:value="0.02725" calcext:value-type="float">
            <text:p>0.02725</text:p>
          </table:table-cell>
        </table:table-row>
        <table:table-row table:style-name="ro1">
          <table:table-cell office:value-type="string" calcext:value-type="string">
            <text:p>MCLAUGHLIN</text:p>
          </table:table-cell>
          <table:table-cell office:value-type="float" office:value="392" calcext:value-type="float">
            <text:p>392</text:p>
          </table:table-cell>
          <table:table-cell office:value-type="float" office:value="73128" calcext:value-type="float">
            <text:p>73128</text:p>
          </table:table-cell>
          <table:table-cell office:value-type="float" office:value="0.02711" calcext:value-type="float">
            <text:p>0.02711</text:p>
          </table:table-cell>
        </table:table-row>
        <table:table-row table:style-name="ro1">
          <table:table-cell office:value-type="string" calcext:value-type="string">
            <text:p>ROJAS</text:p>
          </table:table-cell>
          <table:table-cell office:value-type="float" office:value="393" calcext:value-type="float">
            <text:p>393</text:p>
          </table:table-cell>
          <table:table-cell office:value-type="float" office:value="73071" calcext:value-type="float">
            <text:p>73071</text:p>
          </table:table-cell>
          <table:table-cell office:value-type="float" office:value="0.02709" calcext:value-type="float">
            <text:p>0.02709</text:p>
          </table:table-cell>
        </table:table-row>
        <table:table-row table:style-name="ro1">
          <table:table-cell office:value-type="string" calcext:value-type="string">
            <text:p>RODGERS</text:p>
          </table:table-cell>
          <table:table-cell office:value-type="float" office:value="394" calcext:value-type="float">
            <text:p>394</text:p>
          </table:table-cell>
          <table:table-cell office:value-type="float" office:value="73021" calcext:value-type="float">
            <text:p>73021</text:p>
          </table:table-cell>
          <table:table-cell office:value-type="float" office:value="0.02707" calcext:value-type="float">
            <text:p>0.02707</text:p>
          </table:table-cell>
        </table:table-row>
        <table:table-row table:style-name="ro1">
          <table:table-cell office:value-type="string" calcext:value-type="string">
            <text:p>STEVENSON</text:p>
          </table:table-cell>
          <table:table-cell office:value-type="float" office:value="395" calcext:value-type="float">
            <text:p>395</text:p>
          </table:table-cell>
          <table:table-cell office:value-type="float" office:value="72892" calcext:value-type="float">
            <text:p>72892</text:p>
          </table:table-cell>
          <table:table-cell office:value-type="float" office:value="0.02702" calcext:value-type="float">
            <text:p>0.02702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float" office:value="396" calcext:value-type="float">
            <text:p>396</text:p>
          </table:table-cell>
          <table:table-cell office:value-type="float" office:value="72642" calcext:value-type="float">
            <text:p>72642</text:p>
          </table:table-cell>
          <table:table-cell office:value-type="float" office:value="0.02693" calcext:value-type="float">
            <text:p>0.02693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397" calcext:value-type="float">
            <text:p>397</text:p>
          </table:table-cell>
          <table:table-cell office:value-type="float" office:value="72627" calcext:value-type="float">
            <text:p>72627</text:p>
          </table:table-cell>
          <table:table-cell office:value-type="float" office:value="0.02692" calcext:value-type="float">
            <text:p>0.02692</text:p>
          </table:table-cell>
        </table:table-row>
        <table:table-row table:style-name="ro1">
          <table:table-cell office:value-type="string" calcext:value-type="string">
            <text:p>FIGUEROA</text:p>
          </table:table-cell>
          <table:table-cell office:value-type="float" office:value="398" calcext:value-type="float">
            <text:p>398</text:p>
          </table:table-cell>
          <table:table-cell office:value-type="float" office:value="72533" calcext:value-type="float">
            <text:p>72533</text:p>
          </table:table-cell>
          <table:table-cell office:value-type="float" office:value="0.02689" calcext:value-type="float">
            <text:p>0.02689</text:p>
          </table:table-cell>
        </table:table-row>
        <table:table-row table:style-name="ro1">
          <table:table-cell office:value-type="string" calcext:value-type="string">
            <text:p>HARMON</text:p>
          </table:table-cell>
          <table:table-cell office:value-type="float" office:value="399" calcext:value-type="float">
            <text:p>399</text:p>
          </table:table-cell>
          <table:table-cell office:value-type="float" office:value="72414" calcext:value-type="float">
            <text:p>72414</text:p>
          </table:table-cell>
          <table:table-cell office:value-type="float" office:value="0.02684" calcext:value-type="float">
            <text:p>0.02684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400" calcext:value-type="float">
            <text:p>400</text:p>
          </table:table-cell>
          <table:table-cell office:value-type="float" office:value="72328" calcext:value-type="float">
            <text:p>72328</text:p>
          </table:table-cell>
          <table:table-cell office:value-type="float" office:value="0.02681" calcext:value-type="float">
            <text:p>0.02681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401" calcext:value-type="float">
            <text:p>401</text:p>
          </table:table-cell>
          <table:table-cell office:value-type="float" office:value="72248" calcext:value-type="float">
            <text:p>72248</text:p>
          </table:table-cell>
          <table:table-cell office:value-type="float" office:value="0.02678" calcext:value-type="float">
            <text:p>0.02678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office:value-type="float" office:value="402" calcext:value-type="float">
            <text:p>402</text:p>
          </table:table-cell>
          <table:table-cell office:value-type="float" office:value="72069" calcext:value-type="float">
            <text:p>72069</text:p>
          </table:table-cell>
          <table:table-cell office:value-type="float" office:value="0.02672" calcext:value-type="float">
            <text:p>0.02672</text:p>
          </table:table-cell>
        </table:table-row>
        <table:table-row table:style-name="ro1">
          <table:table-cell office:value-type="string" calcext:value-type="string">
            <text:p>GARNER</text:p>
          </table:table-cell>
          <table:table-cell office:value-type="float" office:value="403" calcext:value-type="float">
            <text:p>403</text:p>
          </table:table-cell>
          <table:table-cell office:value-type="float" office:value="72052" calcext:value-type="float">
            <text:p>72052</text:p>
          </table:table-cell>
          <table:table-cell office:value-type="float" office:value="0.02671" calcext:value-type="float">
            <text:p>0.02671</text:p>
          </table:table-cell>
        </table:table-row>
        <table:table-row table:style-name="ro1">
          <table:table-cell office:value-type="string" calcext:value-type="string">
            <text:p>MCGEE</text:p>
          </table:table-cell>
          <table:table-cell office:value-type="float" office:value="404" calcext:value-type="float">
            <text:p>404</text:p>
          </table:table-cell>
          <table:table-cell office:value-type="float" office:value="71925" calcext:value-type="float">
            <text:p>71925</text:p>
          </table:table-cell>
          <table:table-cell office:value-type="float" office:value="0.02666" calcext:value-type="float">
            <text:p>0.02666</text:p>
          </table:table-cell>
        </table:table-row>
        <table:table-row table:style-name="ro1">
          <table:table-cell office:value-type="string" calcext:value-type="string">
            <text:p>REESE</text:p>
          </table:table-cell>
          <table:table-cell office:value-type="float" office:value="405" calcext:value-type="float">
            <text:p>405</text:p>
          </table:table-cell>
          <table:table-cell office:value-type="float" office:value="71754" calcext:value-type="float">
            <text:p>71754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float" office:value="406" calcext:value-type="float">
            <text:p>406</text:p>
          </table:table-cell>
          <table:table-cell office:value-type="float" office:value="71723" calcext:value-type="float">
            <text:p>71723</text:p>
          </table:table-cell>
          <table:table-cell office:value-type="float" office:value="0.02659" calcext:value-type="float">
            <text:p>0.02659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float" office:value="407" calcext:value-type="float">
            <text:p>407</text:p>
          </table:table-cell>
          <table:table-cell office:value-type="float" office:value="71604" calcext:value-type="float">
            <text:p>71604</text:p>
          </table:table-cell>
          <table:table-cell office:value-type="float" office:value="0.02654" calcext:value-type="float">
            <text:p>0.02654</text:p>
          </table:table-cell>
        </table:table-row>
        <table:table-row table:style-name="ro1">
          <table:table-cell office:value-type="string" calcext:value-type="string">
            <text:p>ADKINS</text:p>
          </table:table-cell>
          <table:table-cell office:value-type="float" office:value="408" calcext:value-type="float">
            <text:p>408</text:p>
          </table:table-cell>
          <table:table-cell office:value-type="float" office:value="71528" calcext:value-type="float">
            <text:p>71528</text:p>
          </table:table-cell>
          <table:table-cell office:value-type="float" office:value="0.02652" calcext:value-type="float">
            <text:p>0.02652</text:p>
          </table:table-cell>
        </table:table-row>
        <table:table-row table:style-name="ro1">
          <table:table-cell office:value-type="string" calcext:value-type="string">
            <text:p>GOODMAN</text:p>
          </table:table-cell>
          <table:table-cell office:value-type="float" office:value="409" calcext:value-type="float">
            <text:p>409</text:p>
          </table:table-cell>
          <table:table-cell office:value-type="float" office:value="71482" calcext:value-type="float">
            <text:p>71482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string" calcext:value-type="string">
            <text:p>CURRY</text:p>
          </table:table-cell>
          <table:table-cell office:value-type="float" office:value="410" calcext:value-type="float">
            <text:p>410</text:p>
          </table:table-cell>
          <table:table-cell office:value-type="float" office:value="71344" calcext:value-type="float">
            <text:p>71344</text:p>
          </table:table-cell>
          <table:table-cell office:value-type="float" office:value="0.02645" calcext:value-type="float">
            <text:p>0.02645</text:p>
          </table:table-cell>
        </table:table-row>
        <table:table-row table:style-name="ro1">
          <table:table-cell office:value-type="string" calcext:value-type="string">
            <text:p>BRADY</text:p>
          </table:table-cell>
          <table:table-cell office:value-type="float" office:value="411" calcext:value-type="float">
            <text:p>411</text:p>
          </table:table-cell>
          <table:table-cell office:value-type="float" office:value="71175" calcext:value-type="float">
            <text:p>71175</text:p>
          </table:table-cell>
          <table:table-cell office:value-type="float" office:value="0.02638" calcext:value-type="float">
            <text:p>0.02638</text:p>
          </table:table-cell>
        </table:table-row>
        <table:table-row table:style-name="ro1">
          <table:table-cell office:value-type="string" calcext:value-type="string">
            <text:p>CHRISTENSEN</text:p>
          </table:table-cell>
          <table:table-cell office:value-type="float" office:value="412" calcext:value-type="float">
            <text:p>412</text:p>
          </table:table-cell>
          <table:table-cell office:value-type="float" office:value="71144" calcext:value-type="float">
            <text:p>71144</text:p>
          </table:table-cell>
          <table:table-cell office:value-type="float" office:value="0.02637" calcext:value-type="float">
            <text:p>0.02637</text:p>
          </table:table-cell>
        </table:table-row>
        <table:table-row table:style-name="ro1">
          <table:table-cell office:value-type="string" calcext:value-type="string">
            <text:p>POTTER</text:p>
          </table:table-cell>
          <table:table-cell office:value-type="float" office:value="413" calcext:value-type="float">
            <text:p>413</text:p>
          </table:table-cell>
          <table:table-cell office:value-type="float" office:value="71103" calcext:value-type="float">
            <text:p>71103</text:p>
          </table:table-cell>
          <table:table-cell office:value-type="float" office:value="0.02636" calcext:value-type="float">
            <text:p>0.02636</text:p>
          </table:table-cell>
        </table:table-row>
        <table:table-row table:style-name="ro1">
          <table:table-cell office:value-type="string" calcext:value-type="string">
            <text:p>WALTON</text:p>
          </table:table-cell>
          <table:table-cell office:value-type="float" office:value="414" calcext:value-type="float">
            <text:p>414</text:p>
          </table:table-cell>
          <table:table-cell office:value-type="float" office:value="70997" calcext:value-type="float">
            <text:p>70997</text:p>
          </table:table-cell>
          <table:table-cell office:value-type="float" office:value="0.02632" calcext:value-type="float">
            <text:p>0.02632</text:p>
          </table:table-cell>
        </table:table-row>
        <table:table-row table:style-name="ro1">
          <table:table-cell office:value-type="string" calcext:value-type="string">
            <text:p>GOODWIN</text:p>
          </table:table-cell>
          <table:table-cell office:value-type="float" office:value="415" calcext:value-type="float">
            <text:p>415</text:p>
          </table:table-cell>
          <table:table-cell office:value-type="float" office:value="70333" calcext:value-type="float">
            <text:p>70333</text:p>
          </table:table-cell>
          <table:table-cell office:value-type="float" office:value="0.02607" calcext:value-type="float">
            <text:p>0.02607</text:p>
          </table:table-cell>
        </table:table-row>
        <table:table-row table:style-name="ro1">
          <table:table-cell office:value-type="string" calcext:value-type="string">
            <text:p>MULLINS</text:p>
          </table:table-cell>
          <table:table-cell office:value-type="float" office:value="416" calcext:value-type="float">
            <text:p>416</text:p>
          </table:table-cell>
          <table:table-cell office:value-type="float" office:value="70286" calcext:value-type="float">
            <text:p>70286</text:p>
          </table:table-cell>
          <table:table-cell office:value-type="float" office:value="0.02605" calcext:value-type="float">
            <text:p>0.02605</text:p>
          </table:table-cell>
        </table:table-row>
        <table:table-row table:style-name="ro1">
          <table:table-cell office:value-type="string" calcext:value-type="string">
            <text:p>MOLINA</text:p>
          </table:table-cell>
          <table:table-cell office:value-type="float" office:value="417" calcext:value-type="float">
            <text:p>417</text:p>
          </table:table-cell>
          <table:table-cell office:value-type="float" office:value="70211" calcext:value-type="float">
            <text:p>70211</text:p>
          </table:table-cell>
          <table:table-cell office:value-type="float" office:value="0.02603" calcext:value-type="float">
            <text:p>0.02603</text:p>
          </table:table-cell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418" calcext:value-type="float">
            <text:p>418</text:p>
          </table:table-cell>
          <table:table-cell office:value-type="float" office:value="70123" calcext:value-type="float">
            <text:p>70123</text:p>
          </table:table-cell>
          <table:table-cell office:value-type="float" office:value="0.02599" calcext:value-type="float">
            <text:p>0.02599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float" office:value="419" calcext:value-type="float">
            <text:p>419</text:p>
          </table:table-cell>
          <table:table-cell office:value-type="float" office:value="70095" calcext:value-type="float">
            <text:p>70095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string" calcext:value-type="string">
            <text:p>CAMPOS</text:p>
          </table:table-cell>
          <table:table-cell office:value-type="float" office:value="420" calcext:value-type="float">
            <text:p>420</text:p>
          </table:table-cell>
          <table:table-cell office:value-type="float" office:value="69950" calcext:value-type="float">
            <text:p>69950</text:p>
          </table:table-cell>
          <table:table-cell office:value-type="float" office:value="0.02593" calcext:value-type="float">
            <text:p>0.02593</text:p>
          </table:table-cell>
        </table:table-row>
        <table:table-row table:style-name="ro1">
          <table:table-cell office:value-type="string" calcext:value-type="string">
            <text:p>AVILA</text:p>
          </table:table-cell>
          <table:table-cell office:value-type="float" office:value="421" calcext:value-type="float">
            <text:p>421</text:p>
          </table:table-cell>
          <table:table-cell office:value-type="float" office:value="69843" calcext:value-type="float">
            <text:p>69843</text:p>
          </table:table-cell>
          <table:table-cell office:value-type="float" office:value="0.02589" calcext:value-type="float">
            <text:p>0.02589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422" calcext:value-type="float">
            <text:p>422</text:p>
          </table:table-cell>
          <table:table-cell office:value-type="float" office:value="69840" calcext:value-type="float">
            <text:p>69840</text:p>
          </table:table-cell>
          <table:table-cell office:value-type="float" office:value="0.02589" calcext:value-type="float">
            <text:p>0.02589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float" office:value="423" calcext:value-type="float">
            <text:p>423</text:p>
          </table:table-cell>
          <table:table-cell office:value-type="float" office:value="69810" calcext:value-type="float">
            <text:p>69810</text:p>
          </table:table-cell>
          <table:table-cell office:value-type="float" office:value="0.02588" calcext:value-type="float">
            <text:p>0.02588</text:p>
          </table:table-cell>
        </table:table-row>
        <table:table-row table:style-name="ro1">
          <table:table-cell office:value-type="string" calcext:value-type="string">
            <text:p>CHANG</text:p>
          </table:table-cell>
          <table:table-cell office:value-type="float" office:value="424" calcext:value-type="float">
            <text:p>424</text:p>
          </table:table-cell>
          <table:table-cell office:value-type="float" office:value="69756" calcext:value-type="float">
            <text:p>69756</text:p>
          </table:table-cell>
          <table:table-cell office:value-type="float" office:value="0.02586" calcext:value-type="float">
            <text:p>0.02586</text:p>
          </table:table-cell>
        </table:table-row>
        <table:table-row table:style-name="ro1">
          <table:table-cell office:value-type="string" calcext:value-type="string">
            <text:p>BLAKE</text:p>
          </table:table-cell>
          <table:table-cell office:value-type="float" office:value="425" calcext:value-type="float">
            <text:p>425</text:p>
          </table:table-cell>
          <table:table-cell office:value-type="float" office:value="69279" calcext:value-type="float">
            <text:p>69279</text:p>
          </table:table-cell>
          <table:table-cell office:value-type="float" office:value="0.02568" calcext:value-type="float">
            <text:p>0.02568</text:p>
          </table:table-cell>
        </table:table-row>
        <table:table-row table:style-name="ro1">
          <table:table-cell office:value-type="string" calcext:value-type="string">
            <text:p>MALONE</text:p>
          </table:table-cell>
          <table:table-cell office:value-type="float" office:value="426" calcext:value-type="float">
            <text:p>426</text:p>
          </table:table-cell>
          <table:table-cell office:value-type="float" office:value="69257" calcext:value-type="float">
            <text:p>69257</text:p>
          </table:table-cell>
          <table:table-cell office:value-type="float" office:value="0.02567" calcext:value-type="float">
            <text:p>0.02567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427" calcext:value-type="float">
            <text:p>427</text:p>
          </table:table-cell>
          <table:table-cell office:value-type="float" office:value="68905" calcext:value-type="float">
            <text:p>68905</text:p>
          </table:table-cell>
          <table:table-cell office:value-type="float" office:value="0.02554" calcext:value-type="float">
            <text:p>0.02554</text:p>
          </table:table-cell>
        </table:table-row>
        <table:table-row table:style-name="ro1">
          <table:table-cell office:value-type="string" calcext:value-type="string">
            <text:p>HODGES</text:p>
          </table:table-cell>
          <table:table-cell office:value-type="float" office:value="428" calcext:value-type="float">
            <text:p>428</text:p>
          </table:table-cell>
          <table:table-cell office:value-type="float" office:value="68868" calcext:value-type="float">
            <text:p>68868</text:p>
          </table:table-cell>
          <table:table-cell office:value-type="float" office:value="0.02553" calcext:value-type="float">
            <text:p>0.02553</text:p>
          </table:table-cell>
        </table:table-row>
        <table:table-row table:style-name="ro1">
          <table:table-cell office:value-type="string" calcext:value-type="string">
            <text:p>JUAREZ</text:p>
          </table:table-cell>
          <table:table-cell office:value-type="float" office:value="429" calcext:value-type="float">
            <text:p>429</text:p>
          </table:table-cell>
          <table:table-cell office:value-type="float" office:value="68785" calcext:value-type="float">
            <text:p>68785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GILL</text:p>
          </table:table-cell>
          <table:table-cell office:value-type="float" office:value="430" calcext:value-type="float">
            <text:p>430</text:p>
          </table:table-cell>
          <table:table-cell office:value-type="float" office:value="68699" calcext:value-type="float">
            <text:p>68699</text:p>
          </table:table-cell>
          <table:table-cell office:value-type="float" office:value="0.02547" calcext:value-type="float">
            <text:p>0.02547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float" office:value="431" calcext:value-type="float">
            <text:p>431</text:p>
          </table:table-cell>
          <table:table-cell office:value-type="float" office:value="68309" calcext:value-type="float">
            <text:p>68309</text:p>
          </table:table-cell>
          <table:table-cell office:value-type="float" office:value="0.02532" calcext:value-type="float">
            <text:p>0.02532</text:p>
          </table:table-cell>
        </table:table-row>
        <table:table-row table:style-name="ro1">
          <table:table-cell office:value-type="string" calcext:value-type="string">
            <text:p>HINES</text:p>
          </table:table-cell>
          <table:table-cell office:value-type="float" office:value="432" calcext:value-type="float">
            <text:p>432</text:p>
          </table:table-cell>
          <table:table-cell office:value-type="float" office:value="68145" calcext:value-type="float">
            <text:p>68145</text:p>
          </table:table-cell>
          <table:table-cell office:value-type="float" office:value="0.02526" calcext:value-type="float">
            <text:p>0.02526</text:p>
          </table:table-cell>
        </table:table-row>
        <table:table-row table:style-name="ro1">
          <table:table-cell office:value-type="string" calcext:value-type="string">
            <text:p>GALLAGHER</text:p>
          </table:table-cell>
          <table:table-cell office:value-type="float" office:value="433" calcext:value-type="float">
            <text:p>433</text:p>
          </table:table-cell>
          <table:table-cell office:value-type="float" office:value="68075" calcext:value-type="float">
            <text:p>68075</text:p>
          </table:table-cell>
          <table:table-cell office:value-type="float" office:value="0.02524" calcext:value-type="float">
            <text:p>0.02524</text:p>
          </table:table-cell>
        </table:table-row>
        <table:table-row table:style-name="ro1">
          <table:table-cell office:value-type="string" calcext:value-type="string">
            <text:p>DURAN</text:p>
          </table:table-cell>
          <table:table-cell office:value-type="float" office:value="434" calcext:value-type="float">
            <text:p>434</text:p>
          </table:table-cell>
          <table:table-cell office:value-type="float" office:value="68046" calcext:value-type="float">
            <text:p>68046</text:p>
          </table:table-cell>
          <table:table-cell office:value-type="float" office:value="0.02522" calcext:value-type="float">
            <text:p>0.02522</text:p>
          </table:table-cell>
        </table:table-row>
        <table:table-row table:style-name="ro1">
          <table:table-cell office:value-type="string" calcext:value-type="string">
            <text:p>HUBBARD</text:p>
          </table:table-cell>
          <table:table-cell office:value-type="float" office:value="435" calcext:value-type="float">
            <text:p>435</text:p>
          </table:table-cell>
          <table:table-cell office:value-type="float" office:value="68021" calcext:value-type="float">
            <text:p>68021</text:p>
          </table:table-cell>
          <table:table-cell office:value-type="float" office:value="0.02522" calcext:value-type="float">
            <text:p>0.0252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float" office:value="436" calcext:value-type="float">
            <text:p>436</text:p>
          </table:table-cell>
          <table:table-cell office:value-type="float" office:value="67923" calcext:value-type="float">
            <text:p>67923</text:p>
          </table:table-cell>
          <table:table-cell office:value-type="float" office:value="0.02518" calcext:value-type="float">
            <text:p>0.02518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float" office:value="437" calcext:value-type="float">
            <text:p>437</text:p>
          </table:table-cell>
          <table:table-cell office:value-type="float" office:value="67646" calcext:value-type="float">
            <text:p>67646</text:p>
          </table:table-cell>
          <table:table-cell office:value-type="float" office:value="0.02508" calcext:value-type="float">
            <text:p>0.02508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438" calcext:value-type="float">
            <text:p>438</text:p>
          </table:table-cell>
          <table:table-cell office:value-type="float" office:value="67570" calcext:value-type="float">
            <text:p>67570</text:p>
          </table:table-cell>
          <table:table-cell office:value-type="float" office:value="0.02505" calcext:value-type="float">
            <text:p>0.02505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float" office:value="439" calcext:value-type="float">
            <text:p>439</text:p>
          </table:table-cell>
          <table:table-cell office:value-type="float" office:value="67210" calcext:value-type="float">
            <text:p>67210</text:p>
          </table:table-cell>
          <table:table-cell office:value-type="float" office:value="0.02491" calcext:value-type="float">
            <text:p>0.02491</text:p>
          </table:table-cell>
        </table:table-row>
        <table:table-row table:style-name="ro1">
          <table:table-cell office:value-type="string" calcext:value-type="string">
            <text:p>TATE</text:p>
          </table:table-cell>
          <table:table-cell office:value-type="float" office:value="440" calcext:value-type="float">
            <text:p>440</text:p>
          </table:table-cell>
          <table:table-cell office:value-type="float" office:value="67208" calcext:value-type="float">
            <text:p>67208</text:p>
          </table:table-cell>
          <table:table-cell office:value-type="float" office:value="0.02491" calcext:value-type="float">
            <text:p>0.02491</text:p>
          </table:table-cell>
        </table:table-row>
        <table:table-row table:style-name="ro1">
          <table:table-cell office:value-type="string" calcext:value-type="string">
            <text:p>MACK</text:p>
          </table:table-cell>
          <table:table-cell office:value-type="float" office:value="441" calcext:value-type="float">
            <text:p>441</text:p>
          </table:table-cell>
          <table:table-cell office:value-type="float" office:value="67154" calcext:value-type="float">
            <text:p>67154</text:p>
          </table:table-cell>
          <table:table-cell office:value-type="float" office:value="0.02489" calcext:value-type="float">
            <text:p>0.02489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float" office:value="442" calcext:value-type="float">
            <text:p>442</text:p>
          </table:table-cell>
          <table:table-cell office:value-type="float" office:value="67063" calcext:value-type="float">
            <text:p>67063</text:p>
          </table:table-cell>
          <table:table-cell office:value-type="float" office:value="0.02486" calcext:value-type="float">
            <text:p>0.02486</text:p>
          </table:table-cell>
        </table:table-row>
        <table:table-row table:style-name="ro1">
          <table:table-cell office:value-type="string" calcext:value-type="string">
            <text:p>CARRILLO</text:p>
          </table:table-cell>
          <table:table-cell office:value-type="float" office:value="443" calcext:value-type="float">
            <text:p>443</text:p>
          </table:table-cell>
          <table:table-cell office:value-type="float" office:value="67054" calcext:value-type="float">
            <text:p>67054</text:p>
          </table:table-cell>
          <table:table-cell office:value-type="float" office:value="0.02486" calcext:value-type="float">
            <text:p>0.02486</text:p>
          </table:table-cell>
        </table:table-row>
        <table:table-row table:style-name="ro1">
          <table:table-cell office:value-type="string" calcext:value-type="string">
            <text:p>TOWNSEND</text:p>
          </table:table-cell>
          <table:table-cell office:value-type="float" office:value="444" calcext:value-type="float">
            <text:p>444</text:p>
          </table:table-cell>
          <table:table-cell office:value-type="float" office:value="66853" calcext:value-type="float">
            <text:p>66853</text:p>
          </table:table-cell>
          <table:table-cell office:value-type="float" office:value="0.02478" calcext:value-type="float">
            <text:p>0.02478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float" office:value="445" calcext:value-type="float">
            <text:p>445</text:p>
          </table:table-cell>
          <table:table-cell office:value-type="float" office:value="66738" calcext:value-type="float">
            <text:p>66738</text:p>
          </table:table-cell>
          <table:table-cell office:value-type="float" office:value="0.02474" calcext:value-type="float">
            <text:p>0.02474</text:p>
          </table:table-cell>
        </table:table-row>
        <table:table-row table:style-name="ro1">
          <table:table-cell office:value-type="string" calcext:value-type="string">
            <text:p>INGRAM</text:p>
          </table:table-cell>
          <table:table-cell office:value-type="float" office:value="446" calcext:value-type="float">
            <text:p>446</text:p>
          </table:table-cell>
          <table:table-cell office:value-type="float" office:value="66665" calcext:value-type="float">
            <text:p>66665</text:p>
          </table:table-cell>
          <table:table-cell office:value-type="float" office:value="0.02471" calcext:value-type="float">
            <text:p>0.02471</text:p>
          </table:table-cell>
        </table:table-row>
        <table:table-row table:style-name="ro1">
          <table:table-cell office:value-type="string" calcext:value-type="string">
            <text:p>BARTON</text:p>
          </table:table-cell>
          <table:table-cell office:value-type="float" office:value="447" calcext:value-type="float">
            <text:p>447</text:p>
          </table:table-cell>
          <table:table-cell office:value-type="float" office:value="66622" calcext:value-type="float">
            <text:p>66622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string" calcext:value-type="string">
            <text:p>MEJIA</text:p>
          </table:table-cell>
          <table:table-cell office:value-type="float" office:value="448" calcext:value-type="float">
            <text:p>448</text:p>
          </table:table-cell>
          <table:table-cell office:value-type="float" office:value="66534" calcext:value-type="float">
            <text:p>66534</text:p>
          </table:table-cell>
          <table:table-cell office:value-type="float" office:value="0.02466" calcext:value-type="float">
            <text:p>0.02466</text:p>
          </table:table-cell>
        </table:table-row>
        <table:table-row table:style-name="ro1">
          <table:table-cell office:value-type="string" calcext:value-type="string">
            <text:p>AYALA</text:p>
          </table:table-cell>
          <table:table-cell office:value-type="float" office:value="449" calcext:value-type="float">
            <text:p>449</text:p>
          </table:table-cell>
          <table:table-cell office:value-type="float" office:value="66515" calcext:value-type="float">
            <text:p>66515</text:p>
          </table:table-cell>
          <table:table-cell office:value-type="float" office:value="0.02466" calcext:value-type="float">
            <text:p>0.02466</text:p>
          </table:table-cell>
        </table:table-row>
        <table:table-row table:style-name="ro1">
          <table:table-cell office:value-type="string" calcext:value-type="string">
            <text:p>SCHROEDER</text:p>
          </table:table-cell>
          <table:table-cell office:value-type="float" office:value="450" calcext:value-type="float">
            <text:p>450</text:p>
          </table:table-cell>
          <table:table-cell office:value-type="float" office:value="66412" calcext:value-type="float">
            <text:p>66412</text:p>
          </table:table-cell>
          <table:table-cell office:value-type="float" office:value="0.02462" calcext:value-type="float">
            <text:p>0.02462</text:p>
          </table:table-cell>
        </table:table-row>
        <table:table-row table:style-name="ro1">
          <table:table-cell office:value-type="string" calcext:value-type="string">
            <text:p>HAMPTON</text:p>
          </table:table-cell>
          <table:table-cell office:value-type="float" office:value="451" calcext:value-type="float">
            <text:p>451</text:p>
          </table:table-cell>
          <table:table-cell office:value-type="float" office:value="66378" calcext:value-type="float">
            <text:p>66378</text:p>
          </table:table-cell>
          <table:table-cell office:value-type="float" office:value="0.02461" calcext:value-type="float">
            <text:p>0.02461</text:p>
          </table:table-cell>
        </table:table-row>
        <table:table-row table:style-name="ro1">
          <table:table-cell office:value-type="string" calcext:value-type="string">
            <text:p>ROWE</text:p>
          </table:table-cell>
          <table:table-cell office:value-type="float" office:value="452" calcext:value-type="float">
            <text:p>452</text:p>
          </table:table-cell>
          <table:table-cell office:value-type="float" office:value="66205" calcext:value-type="float">
            <text:p>66205</text:p>
          </table:table-cell>
          <table:table-cell office:value-type="float" office:value="0.02454" calcext:value-type="float">
            <text:p>0.02454</text:p>
          </table:table-cell>
        </table:table-row>
        <table:table-row table:style-name="ro1">
          <table:table-cell office:value-type="string" calcext:value-type="string">
            <text:p>PARSONS</text:p>
          </table:table-cell>
          <table:table-cell office:value-type="float" office:value="453" calcext:value-type="float">
            <text:p>453</text:p>
          </table:table-cell>
          <table:table-cell office:value-type="float" office:value="66203" calcext:value-type="float">
            <text:p>66203</text:p>
          </table:table-cell>
          <table:table-cell office:value-type="float" office:value="0.02454" calcext:value-type="float">
            <text:p>0.02454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454" calcext:value-type="float">
            <text:p>454</text:p>
          </table:table-cell>
          <table:table-cell office:value-type="float" office:value="65918" calcext:value-type="float">
            <text:p>65918</text:p>
          </table:table-cell>
          <table:table-cell office:value-type="float" office:value="0.02444" calcext:value-type="float">
            <text:p>0.02444</text:p>
          </table:table-cell>
        </table:table-row>
        <table:table-row table:style-name="ro1">
          <table:table-cell office:value-type="string" calcext:value-type="string">
            <text:p>WATERS</text:p>
          </table:table-cell>
          <table:table-cell office:value-type="float" office:value="455" calcext:value-type="float">
            <text:p>455</text:p>
          </table:table-cell>
          <table:table-cell office:value-type="float" office:value="65817" calcext:value-type="float">
            <text:p>65817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string" calcext:value-type="string">
            <text:p>STRICKLAND</text:p>
          </table:table-cell>
          <table:table-cell office:value-type="float" office:value="456" calcext:value-type="float">
            <text:p>456</text:p>
          </table:table-cell>
          <table:table-cell office:value-type="float" office:value="65814" calcext:value-type="float">
            <text:p>65814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string" calcext:value-type="string">
            <text:p>OSBORNE</text:p>
          </table:table-cell>
          <table:table-cell office:value-type="float" office:value="457" calcext:value-type="float">
            <text:p>457</text:p>
          </table:table-cell>
          <table:table-cell office:value-type="float" office:value="65802" calcext:value-type="float">
            <text:p>65802</text:p>
          </table:table-cell>
          <table:table-cell office:value-type="float" office:value="0.02439" calcext:value-type="float">
            <text:p>0.02439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float" office:value="458" calcext:value-type="float">
            <text:p>458</text:p>
          </table:table-cell>
          <table:table-cell office:value-type="float" office:value="65779" calcext:value-type="float">
            <text:p>65779</text:p>
          </table:table-cell>
          <table:table-cell office:value-type="float" office:value="0.02438" calcext:value-type="float">
            <text:p>0.02438</text:p>
          </table:table-cell>
        </table:table-row>
        <table:table-row table:style-name="ro1">
          <table:table-cell office:value-type="string" calcext:value-type="string">
            <text:p>CHAN</text:p>
          </table:table-cell>
          <table:table-cell office:value-type="float" office:value="459" calcext:value-type="float">
            <text:p>459</text:p>
          </table:table-cell>
          <table:table-cell office:value-type="float" office:value="65719" calcext:value-type="float">
            <text:p>65719</text:p>
          </table:table-cell>
          <table:table-cell office:value-type="float" office:value="0.02436" calcext:value-type="float">
            <text:p>0.02436</text:p>
          </table:table-cell>
        </table:table-row>
        <table:table-row table:style-name="ro1">
          <table:table-cell office:value-type="string" calcext:value-type="string">
            <text:p>DELEON</text:p>
          </table:table-cell>
          <table:table-cell office:value-type="float" office:value="460" calcext:value-type="float">
            <text:p>460</text:p>
          </table:table-cell>
          <table:table-cell office:value-type="float" office:value="65598" calcext:value-type="float">
            <text:p>65598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office:value-type="float" office:value="461" calcext:value-type="float">
            <text:p>461</text:p>
          </table:table-cell>
          <table:table-cell office:value-type="float" office:value="65269" calcext:value-type="float">
            <text:p>65269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float" office:value="462" calcext:value-type="float">
            <text:p>462</text:p>
          </table:table-cell>
          <table:table-cell office:value-type="float" office:value="65131" calcext:value-type="float">
            <text:p>65131</text:p>
          </table:table-cell>
          <table:table-cell office:value-type="float" office:value="0.02414" calcext:value-type="float">
            <text:p>0.02414</text:p>
          </table:table-cell>
        </table:table-row>
        <table:table-row table:style-name="ro1">
          <table:table-cell office:value-type="string" calcext:value-type="string">
            <text:p>CASEY</text:p>
          </table:table-cell>
          <table:table-cell office:value-type="float" office:value="463" calcext:value-type="float">
            <text:p>463</text:p>
          </table:table-cell>
          <table:table-cell office:value-type="float" office:value="64815" calcext:value-type="float">
            <text:p>64815</text:p>
          </table:table-cell>
          <table:table-cell office:value-type="float" office:value="0.02403" calcext:value-type="float">
            <text:p>0.02403</text:p>
          </table:table-cell>
        </table:table-row>
        <table:table-row table:style-name="ro1">
          <table:table-cell office:value-type="string" calcext:value-type="string">
            <text:p>PATTON</text:p>
          </table:table-cell>
          <table:table-cell office:value-type="float" office:value="464" calcext:value-type="float">
            <text:p>464</text:p>
          </table:table-cell>
          <table:table-cell office:value-type="float" office:value="64772" calcext:value-type="float">
            <text:p>64772</text:p>
          </table:table-cell>
          <table:table-cell office:value-type="float" office:value="0.02401" calcext:value-type="float">
            <text:p>0.0240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float" office:value="465" calcext:value-type="float">
            <text:p>465</text:p>
          </table:table-cell>
          <table:table-cell office:value-type="float" office:value="64576" calcext:value-type="float">
            <text:p>64576</text:p>
          </table:table-cell>
          <table:table-cell office:value-type="float" office:value="0.02394" calcext:value-type="float">
            <text:p>0.02394</text:p>
          </table:table-cell>
        </table:table-row>
        <table:table-row table:style-name="ro1">
          <table:table-cell office:value-type="string" calcext:value-type="string">
            <text:p>BOWERS</text:p>
          </table:table-cell>
          <table:table-cell office:value-type="float" office:value="466" calcext:value-type="float">
            <text:p>466</text:p>
          </table:table-cell>
          <table:table-cell office:value-type="float" office:value="64496" calcext:value-type="float">
            <text:p>64496</text:p>
          </table:table-cell>
          <table:table-cell office:value-type="float" office:value="0.02391" calcext:value-type="float">
            <text:p>0.02391</text:p>
          </table:table-cell>
        </table:table-row>
        <table:table-row table:style-name="ro1">
          <table:table-cell office:value-type="string" calcext:value-type="string">
            <text:p>MUELLER</text:p>
          </table:table-cell>
          <table:table-cell office:value-type="float" office:value="467" calcext:value-type="float">
            <text:p>467</text:p>
          </table:table-cell>
          <table:table-cell office:value-type="float" office:value="64305" calcext:value-type="float">
            <text:p>64305</text:p>
          </table:table-cell>
          <table:table-cell office:value-type="float" office:value="0.02384" calcext:value-type="float">
            <text:p>0.02384</text:p>
          </table:table-cell>
        </table:table-row>
        <table:table-row table:style-name="ro1">
          <table:table-cell office:value-type="string" calcext:value-type="string">
            <text:p>GLOVER</text:p>
          </table:table-cell>
          <table:table-cell office:value-type="float" office:value="468" calcext:value-type="float">
            <text:p>468</text:p>
          </table:table-cell>
          <table:table-cell office:value-type="float" office:value="64180" calcext:value-type="float">
            <text:p>64180</text:p>
          </table:table-cell>
          <table:table-cell office:value-type="float" office:value="0.02379" calcext:value-type="float">
            <text:p>0.02379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469" calcext:value-type="float">
            <text:p>469</text:p>
          </table:table-cell>
          <table:table-cell office:value-type="float" office:value="64141" calcext:value-type="float">
            <text:p>64141</text:p>
          </table:table-cell>
          <table:table-cell office:value-type="float" office:value="0.02378" calcext:value-type="float">
            <text:p>0.02378</text:p>
          </table:table-cell>
        </table:table-row>
        <table:table-row table:style-name="ro1">
          <table:table-cell office:value-type="string" calcext:value-type="string">
            <text:p>HARTMAN</text:p>
          </table:table-cell>
          <table:table-cell office:value-type="float" office:value="470" calcext:value-type="float">
            <text:p>470</text:p>
          </table:table-cell>
          <table:table-cell office:value-type="float" office:value="63827" calcext:value-type="float">
            <text:p>63827</text:p>
          </table:table-cell>
          <table:table-cell office:value-type="float" office:value="0.02366" calcext:value-type="float">
            <text:p>0.02366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float" office:value="471" calcext:value-type="float">
            <text:p>471</text:p>
          </table:table-cell>
          <table:table-cell office:value-type="float" office:value="63825" calcext:value-type="float">
            <text:p>63825</text:p>
          </table:table-cell>
          <table:table-cell office:value-type="float" office:value="0.02366" calcext:value-type="float">
            <text:p>0.02366</text:p>
          </table:table-cell>
        </table:table-row>
        <table:table-row table:style-name="ro1">
          <table:table-cell office:value-type="string" calcext:value-type="string">
            <text:p>COBB</text:p>
          </table:table-cell>
          <table:table-cell office:value-type="float" office:value="472" calcext:value-type="float">
            <text:p>472</text:p>
          </table:table-cell>
          <table:table-cell office:value-type="float" office:value="63739" calcext:value-type="float">
            <text:p>63739</text:p>
          </table:table-cell>
          <table:table-cell office:value-type="float" office:value="0.02363" calcext:value-type="float">
            <text:p>0.02363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473" calcext:value-type="float">
            <text:p>473</text:p>
          </table:table-cell>
          <table:table-cell office:value-type="float" office:value="63149" calcext:value-type="float">
            <text:p>63149</text:p>
          </table:table-cell>
          <table:table-cell office:value-type="float" office:value="0.02341" calcext:value-type="float">
            <text:p>0.02341</text:p>
          </table:table-cell>
        </table:table-row>
        <table:table-row table:style-name="ro1">
          <table:table-cell office:value-type="string" calcext:value-type="string">
            <text:p>KRAMER</text:p>
          </table:table-cell>
          <table:table-cell office:value-type="float" office:value="474" calcext:value-type="float">
            <text:p>474</text:p>
          </table:table-cell>
          <table:table-cell office:value-type="float" office:value="63023" calcext:value-type="float">
            <text:p>63023</text:p>
          </table:table-cell>
          <table:table-cell office:value-type="float" office:value="0.02336" calcext:value-type="float">
            <text:p>0.02336</text:p>
          </table:table-cell>
        </table:table-row>
        <table:table-row table:style-name="ro1">
          <table:table-cell office:value-type="string" calcext:value-type="string">
            <text:p>MCCORMICK</text:p>
          </table:table-cell>
          <table:table-cell office:value-type="float" office:value="475" calcext:value-type="float">
            <text:p>475</text:p>
          </table:table-cell>
          <table:table-cell office:value-type="float" office:value="62663" calcext:value-type="float">
            <text:p>62663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float" office:value="476" calcext:value-type="float">
            <text:p>476</text:p>
          </table:table-cell>
          <table:table-cell office:value-type="float" office:value="62546" calcext:value-type="float">
            <text:p>62546</text:p>
          </table:table-cell>
          <table:table-cell office:value-type="float" office:value="0.02319" calcext:value-type="float">
            <text:p>0.02319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float" office:value="477" calcext:value-type="float">
            <text:p>477</text:p>
          </table:table-cell>
          <table:table-cell office:value-type="float" office:value="62534" calcext:value-type="float">
            <text:p>62534</text:p>
          </table:table-cell>
          <table:table-cell office:value-type="float" office:value="0.02318" calcext:value-type="float">
            <text:p>0.02318</text:p>
          </table:table-cell>
        </table:table-row>
        <table:table-row table:style-name="ro1">
          <table:table-cell office:value-type="string" calcext:value-type="string">
            <text:p>GIBBS</text:p>
          </table:table-cell>
          <table:table-cell office:value-type="float" office:value="478" calcext:value-type="float">
            <text:p>478</text:p>
          </table:table-cell>
          <table:table-cell office:value-type="float" office:value="62514" calcext:value-type="float">
            <text:p>62514</text:p>
          </table:table-cell>
          <table:table-cell office:value-type="float" office:value="0.02317" calcext:value-type="float">
            <text:p>0.02317</text:p>
          </table:table-cell>
        </table:table-row>
        <table:table-row table:style-name="ro1">
          <table:table-cell office:value-type="string" calcext:value-type="string">
            <text:p>MOODY</text:p>
          </table:table-cell>
          <table:table-cell office:value-type="float" office:value="479" calcext:value-type="float">
            <text:p>479</text:p>
          </table:table-cell>
          <table:table-cell office:value-type="float" office:value="62344" calcext:value-type="float">
            <text:p>62344</text:p>
          </table:table-cell>
          <table:table-cell office:value-type="float" office:value="0.02311" calcext:value-type="float">
            <text:p>0.02311</text:p>
          </table:table-cell>
        </table:table-row>
        <table:table-row table:style-name="ro1">
          <table:table-cell office:value-type="string" calcext:value-type="string">
            <text:p>CONNER</text:p>
          </table:table-cell>
          <table:table-cell office:value-type="float" office:value="480" calcext:value-type="float">
            <text:p>480</text:p>
          </table:table-cell>
          <table:table-cell office:value-type="float" office:value="62335" calcext:value-type="float">
            <text:p>62335</text:p>
          </table:table-cell>
          <table:table-cell office:value-type="float" office:value="0.02311" calcext:value-type="float">
            <text:p>0.02311</text:p>
          </table:table-cell>
        </table:table-row>
        <table:table-row table:style-name="ro1">
          <table:table-cell office:value-type="string" calcext:value-type="string">
            <text:p>SPARKS</text:p>
          </table:table-cell>
          <table:table-cell office:value-type="float" office:value="481" calcext:value-type="float">
            <text:p>481</text:p>
          </table:table-cell>
          <table:table-cell office:value-type="float" office:value="62234" calcext:value-type="float">
            <text:p>62234</text:p>
          </table:table-cell>
          <table:table-cell office:value-type="float" office:value="0.02307" calcext:value-type="float">
            <text:p>0.02307</text:p>
          </table:table-cell>
        </table:table-row>
        <table:table-row table:style-name="ro1">
          <table:table-cell office:value-type="string" calcext:value-type="string">
            <text:p>MCGUIRE</text:p>
          </table:table-cell>
          <table:table-cell office:value-type="float" office:value="482" calcext:value-type="float">
            <text:p>482</text:p>
          </table:table-cell>
          <table:table-cell office:value-type="float" office:value="62116" calcext:value-type="float">
            <text:p>62116</text:p>
          </table:table-cell>
          <table:table-cell office:value-type="float" office:value="0.02303" calcext:value-type="float">
            <text:p>0.02303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483" calcext:value-type="float">
            <text:p>483</text:p>
          </table:table-cell>
          <table:table-cell office:value-type="float" office:value="62034" calcext:value-type="float">
            <text:p>6203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BAUER</text:p>
          </table:table-cell>
          <table:table-cell office:value-type="float" office:value="484" calcext:value-type="float">
            <text:p>484</text:p>
          </table:table-cell>
          <table:table-cell office:value-type="float" office:value="61979" calcext:value-type="float">
            <text:p>61979</text:p>
          </table:table-cell>
          <table:table-cell office:value-type="float" office:value="0.02298" calcext:value-type="float">
            <text:p>0.02298</text:p>
          </table:table-cell>
        </table:table-row>
        <table:table-row table:style-name="ro1">
          <table:table-cell office:value-type="string" calcext:value-type="string">
            <text:p>NORTON</text:p>
          </table:table-cell>
          <table:table-cell office:value-type="float" office:value="485" calcext:value-type="float">
            <text:p>485</text:p>
          </table:table-cell>
          <table:table-cell office:value-type="float" office:value="61805" calcext:value-type="float">
            <text:p>61805</text:p>
          </table:table-cell>
          <table:table-cell office:value-type="float" office:value="0.02291" calcext:value-type="float">
            <text:p>0.02291</text:p>
          </table:table-cell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486" calcext:value-type="float">
            <text:p>486</text:p>
          </table:table-cell>
          <table:table-cell office:value-type="float" office:value="61750" calcext:value-type="float">
            <text:p>61750</text:p>
          </table:table-cell>
          <table:table-cell office:value-type="float" office:value="0.02289" calcext:value-type="float">
            <text:p>0.0228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487" calcext:value-type="float">
            <text:p>487</text:p>
          </table:table-cell>
          <table:table-cell office:value-type="float" office:value="61747" calcext:value-type="float">
            <text:p>61747</text:p>
          </table:table-cell>
          <table:table-cell office:value-type="float" office:value="0.02289" calcext:value-type="float">
            <text:p>0.02289</text:p>
          </table:table-cell>
        </table:table-row>
        <table:table-row table:style-name="ro1">
          <table:table-cell office:value-type="string" calcext:value-type="string">
            <text:p>HOGAN</text:p>
          </table:table-cell>
          <table:table-cell office:value-type="float" office:value="488" calcext:value-type="float">
            <text:p>488</text:p>
          </table:table-cell>
          <table:table-cell office:value-type="float" office:value="61651" calcext:value-type="float">
            <text:p>61651</text:p>
          </table:table-cell>
          <table:table-cell office:value-type="float" office:value="0.02285" calcext:value-type="float">
            <text:p>0.02285</text:p>
          </table:table-cell>
        </table:table-row>
        <table:table-row table:style-name="ro1">
          <table:table-cell office:value-type="string" calcext:value-type="string">
            <text:p>ROBLES</text:p>
          </table:table-cell>
          <table:table-cell office:value-type="float" office:value="489" calcext:value-type="float">
            <text:p>489</text:p>
          </table:table-cell>
          <table:table-cell office:value-type="float" office:value="61619" calcext:value-type="float">
            <text:p>61619</text:p>
          </table:table-cell>
          <table:table-cell office:value-type="float" office:value="0.02284" calcext:value-type="float">
            <text:p>0.02284</text:p>
          </table:table-cell>
        </table:table-row>
        <table:table-row table:style-name="ro1">
          <table:table-cell office:value-type="string" calcext:value-type="string">
            <text:p>SALINAS</text:p>
          </table:table-cell>
          <table:table-cell office:value-type="float" office:value="490" calcext:value-type="float">
            <text:p>490</text:p>
          </table:table-cell>
          <table:table-cell office:value-type="float" office:value="61582" calcext:value-type="float">
            <text:p>61582</text:p>
          </table:table-cell>
          <table:table-cell office:value-type="float" office:value="0.02283" calcext:value-type="float">
            <text:p>0.02283</text:p>
          </table:table-cell>
        </table:table-row>
        <table:table-row table:style-name="ro1">
          <table:table-cell office:value-type="string" calcext:value-type="string">
            <text:p>YATES</text:p>
          </table:table-cell>
          <table:table-cell office:value-type="float" office:value="491" calcext:value-type="float">
            <text:p>491</text:p>
          </table:table-cell>
          <table:table-cell office:value-type="float" office:value="61400" calcext:value-type="float">
            <text:p>61400</text:p>
          </table:table-cell>
          <table:table-cell office:value-type="float" office:value="0.02276" calcext:value-type="float">
            <text:p>0.02276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float" office:value="492" calcext:value-type="float">
            <text:p>492</text:p>
          </table:table-cell>
          <table:table-cell office:value-type="float" office:value="61199" calcext:value-type="float">
            <text:p>61199</text:p>
          </table:table-cell>
          <table:table-cell office:value-type="float" office:value="0.02269" calcext:value-type="float">
            <text:p>0.02269</text:p>
          </table:table-cell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493" calcext:value-type="float">
            <text:p>493</text:p>
          </table:table-cell>
          <table:table-cell office:value-type="float" office:value="61154" calcext:value-type="float">
            <text:p>61154</text:p>
          </table:table-cell>
          <table:table-cell office:value-type="float" office:value="0.02267" calcext:value-type="float">
            <text:p>0.02267</text:p>
          </table:table-cell>
        </table:table-row>
        <table:table-row table:style-name="ro1">
          <table:table-cell office:value-type="string" calcext:value-type="string">
            <text:p>MARSH</text:p>
          </table:table-cell>
          <table:table-cell office:value-type="float" office:value="494" calcext:value-type="float">
            <text:p>494</text:p>
          </table:table-cell>
          <table:table-cell office:value-type="float" office:value="60999" calcext:value-type="float">
            <text:p>60999</text:p>
          </table:table-cell>
          <table:table-cell office:value-type="float" office:value="0.02261" calcext:value-type="float">
            <text:p>0.02261</text:p>
          </table:table-cell>
        </table:table-row>
        <table:table-row table:style-name="ro1">
          <table:table-cell office:value-type="string" calcext:value-type="string">
            <text:p>MCBRIDE</text:p>
          </table:table-cell>
          <table:table-cell office:value-type="float" office:value="495" calcext:value-type="float">
            <text:p>495</text:p>
          </table:table-cell>
          <table:table-cell office:value-type="float" office:value="60874" calcext:value-type="float">
            <text:p>60874</text:p>
          </table:table-cell>
          <table:table-cell office:value-type="float" office:value="0.02257" calcext:value-type="float">
            <text:p>0.02257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float" office:value="496" calcext:value-type="float">
            <text:p>496</text:p>
          </table:table-cell>
          <table:table-cell office:value-type="float" office:value="60461" calcext:value-type="float">
            <text:p>60461</text:p>
          </table:table-cell>
          <table:table-cell office:value-type="float" office:value="0.02241" calcext:value-type="float">
            <text:p>0.02241</text:p>
          </table:table-cell>
        </table:table-row>
        <table:table-row table:style-name="ro1">
          <table:table-cell office:value-type="string" calcext:value-type="string">
            <text:p>SOLIS</text:p>
          </table:table-cell>
          <table:table-cell office:value-type="float" office:value="497" calcext:value-type="float">
            <text:p>497</text:p>
          </table:table-cell>
          <table:table-cell office:value-type="float" office:value="60045" calcext:value-type="float">
            <text:p>60045</text:p>
          </table:table-cell>
          <table:table-cell office:value-type="float" office:value="0.02226" calcext:value-type="float">
            <text:p>0.02226</text:p>
          </table:table-cell>
        </table:table-row>
        <table:table-row table:style-name="ro1">
          <table:table-cell office:value-type="string" calcext:value-type="string">
            <text:p>PHAM</text:p>
          </table:table-cell>
          <table:table-cell office:value-type="float" office:value="498" calcext:value-type="float">
            <text:p>498</text:p>
          </table:table-cell>
          <table:table-cell office:value-type="float" office:value="59949" calcext:value-type="float">
            <text:p>59949</text:p>
          </table:table-cell>
          <table:table-cell office:value-type="float" office:value="0.02222" calcext:value-type="float">
            <text:p>0.02222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99" calcext:value-type="float">
            <text:p>499</text:p>
          </table:table-cell>
          <table:table-cell office:value-type="float" office:value="59843" calcext:value-type="float">
            <text:p>59843</text:p>
          </table:table-cell>
          <table:table-cell office:value-type="float" office:value="0.02218" calcext:value-type="float">
            <text:p>0.02218</text:p>
          </table:table-cell>
        </table:table-row>
        <table:table-row table:style-name="ro1">
          <table:table-cell office:value-type="string" calcext:value-type="string">
            <text:p>PRATT</text:p>
          </table:table-cell>
          <table:table-cell office:value-type="float" office:value="500" calcext:value-type="float">
            <text:p>500</text:p>
          </table:table-cell>
          <table:table-cell office:value-type="float" office:value="59801" calcext:value-type="float">
            <text:p>59801</text:p>
          </table:table-cell>
          <table:table-cell office:value-type="float" office:value="0.02217" calcext:value-type="float">
            <text:p>0.02217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501" calcext:value-type="float">
            <text:p>501</text:p>
          </table:table-cell>
          <table:table-cell office:value-type="float" office:value="59731" calcext:value-type="float">
            <text:p>59731</text:p>
          </table:table-cell>
          <table:table-cell office:value-type="float" office:value="0.02214" calcext:value-type="float">
            <text:p>0.02214</text:p>
          </table:table-cell>
        </table:table-row>
        <table:table-row table:style-name="ro1">
          <table:table-cell office:value-type="string" calcext:value-type="string">
            <text:p>BROCK</text:p>
          </table:table-cell>
          <table:table-cell office:value-type="float" office:value="502" calcext:value-type="float">
            <text:p>502</text:p>
          </table:table-cell>
          <table:table-cell office:value-type="float" office:value="59682" calcext:value-type="float">
            <text:p>59682</text:p>
          </table:table-cell>
          <table:table-cell office:value-type="float" office:value="0.02212" calcext:value-type="float">
            <text:p>0.02212</text:p>
          </table:table-cell>
        </table:table-row>
        <table:table-row table:style-name="ro1">
          <table:table-cell office:value-type="string" calcext:value-type="string">
            <text:p>BALLARD</text:p>
          </table:table-cell>
          <table:table-cell office:value-type="float" office:value="503" calcext:value-type="float">
            <text:p>503</text:p>
          </table:table-cell>
          <table:table-cell office:value-type="float" office:value="59660" calcext:value-type="float">
            <text:p>59660</text:p>
          </table:table-cell>
          <table:table-cell office:value-type="float" office:value="0.02212" calcext:value-type="float">
            <text:p>0.02212</text:p>
          </table:table-cell>
        </table:table-row>
        <table:table-row table:style-name="ro1">
          <table:table-cell office:value-type="string" calcext:value-type="string">
            <text:p>TRUJILLO</text:p>
          </table:table-cell>
          <table:table-cell office:value-type="float" office:value="504" calcext:value-type="float">
            <text:p>504</text:p>
          </table:table-cell>
          <table:table-cell office:value-type="float" office:value="59609" calcext:value-type="float">
            <text:p>59609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SHAFFER</text:p>
          </table:table-cell>
          <table:table-cell office:value-type="float" office:value="505" calcext:value-type="float">
            <text:p>505</text:p>
          </table:table-cell>
          <table:table-cell office:value-type="float" office:value="59227" calcext:value-type="float">
            <text:p>59227</text:p>
          </table:table-cell>
          <table:table-cell office:value-type="float" office:value="0.02196" calcext:value-type="float">
            <text:p>0.02196</text:p>
          </table:table-cell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506" calcext:value-type="float">
            <text:p>506</text:p>
          </table:table-cell>
          <table:table-cell office:value-type="float" office:value="59055" calcext:value-type="float">
            <text:p>59055</text:p>
          </table:table-cell>
          <table:table-cell office:value-type="float" office:value="0.02189" calcext:value-type="float">
            <text:p>0.02189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507" calcext:value-type="float">
            <text:p>507</text:p>
          </table:table-cell>
          <table:table-cell office:value-type="float" office:value="59020" calcext:value-type="float">
            <text:p>59020</text:p>
          </table:table-cell>
          <table:table-cell office:value-type="float" office:value="0.02188" calcext:value-type="float">
            <text:p>0.02188</text:p>
          </table:table-cell>
        </table:table-row>
        <table:table-row table:style-name="ro1">
          <table:table-cell office:value-type="string" calcext:value-type="string">
            <text:p>AGUIRRE</text:p>
          </table:table-cell>
          <table:table-cell office:value-type="float" office:value="508" calcext:value-type="float">
            <text:p>508</text:p>
          </table:table-cell>
          <table:table-cell office:value-type="float" office:value="58918" calcext:value-type="float">
            <text:p>58918</text:p>
          </table:table-cell>
          <table:table-cell office:value-type="float" office:value="0.02184" calcext:value-type="float">
            <text:p>0.02184</text:p>
          </table:table-cell>
        </table:table-row>
        <table:table-row table:style-name="ro1">
          <table:table-cell office:value-type="string" calcext:value-type="string">
            <text:p>MORTON</text:p>
          </table:table-cell>
          <table:table-cell office:value-type="float" office:value="509" calcext:value-type="float">
            <text:p>509</text:p>
          </table:table-cell>
          <table:table-cell office:value-type="float" office:value="58788" calcext:value-type="float">
            <text:p>58788</text:p>
          </table:table-cell>
          <table:table-cell office:value-type="float" office:value="0.02179" calcext:value-type="float">
            <text:p>0.0217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office:value-type="float" office:value="510" calcext:value-type="float">
            <text:p>510</text:p>
          </table:table-cell>
          <table:table-cell office:value-type="float" office:value="58687" calcext:value-type="float">
            <text:p>58687</text:p>
          </table:table-cell>
          <table:table-cell office:value-type="float" office:value="0.02176" calcext:value-type="float">
            <text:p>0.02176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float" office:value="511" calcext:value-type="float">
            <text:p>511</text:p>
          </table:table-cell>
          <table:table-cell office:value-type="float" office:value="58555" calcext:value-type="float">
            <text:p>58555</text:p>
          </table:table-cell>
          <table:table-cell office:value-type="float" office:value="0.02171" calcext:value-type="float">
            <text:p>0.02171</text:p>
          </table:table-cell>
        </table:table-row>
        <table:table-row table:style-name="ro1">
          <table:table-cell office:value-type="string" calcext:value-type="string">
            <text:p>PACHECO</text:p>
          </table:table-cell>
          <table:table-cell office:value-type="float" office:value="512" calcext:value-type="float">
            <text:p>512</text:p>
          </table:table-cell>
          <table:table-cell office:value-type="float" office:value="58534" calcext:value-type="float">
            <text:p>58534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513" calcext:value-type="float">
            <text:p>513</text:p>
          </table:table-cell>
          <table:table-cell office:value-type="float" office:value="58257" calcext:value-type="float">
            <text:p>58257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COCHRAN</text:p>
          </table:table-cell>
          <table:table-cell office:value-type="float" office:value="514" calcext:value-type="float">
            <text:p>514</text:p>
          </table:table-cell>
          <table:table-cell office:value-type="float" office:value="58233" calcext:value-type="float">
            <text:p>58233</text:p>
          </table:table-cell>
          <table:table-cell office:value-type="float" office:value="0.02159" calcext:value-type="float">
            <text:p>0.02159</text:p>
          </table:table-cell>
        </table:table-row>
        <table:table-row table:style-name="ro1">
          <table:table-cell office:value-type="string" calcext:value-type="string">
            <text:p>SHEPHERD</text:p>
          </table:table-cell>
          <table:table-cell office:value-type="float" office:value="515" calcext:value-type="float">
            <text:p>515</text:p>
          </table:table-cell>
          <table:table-cell office:value-type="float" office:value="57935" calcext:value-type="float">
            <text:p>57935</text:p>
          </table:table-cell>
          <table:table-cell office:value-type="float" office:value="0.02148" calcext:value-type="float">
            <text:p>0.02148</text:p>
          </table:table-cell>
        </table:table-row>
        <table:table-row table:style-name="ro1">
          <table:table-cell office:value-type="string" calcext:value-type="string">
            <text:p>CAIN</text:p>
          </table:table-cell>
          <table:table-cell office:value-type="float" office:value="516" calcext:value-type="float">
            <text:p>516</text:p>
          </table:table-cell>
          <table:table-cell office:value-type="float" office:value="57873" calcext:value-type="float">
            <text:p>57873</text:p>
          </table:table-cell>
          <table:table-cell office:value-type="float" office:value="0.02145" calcext:value-type="float">
            <text:p>0.02145</text:p>
          </table:table-cell>
        </table:table-row>
        <table:table-row table:style-name="ro1">
          <table:table-cell office:value-type="string" calcext:value-type="string">
            <text:p>BURNETT</text:p>
          </table:table-cell>
          <table:table-cell office:value-type="float" office:value="517" calcext:value-type="float">
            <text:p>517</text:p>
          </table:table-cell>
          <table:table-cell office:value-type="float" office:value="57859" calcext:value-type="float">
            <text:p>57859</text:p>
          </table:table-cell>
          <table:table-cell office:value-type="float" office:value="0.02145" calcext:value-type="float">
            <text:p>0.02145</text:p>
          </table:table-cell>
        </table:table-row>
        <table:table-row table:style-name="ro1">
          <table:table-cell office:value-type="string" calcext:value-type="string">
            <text:p>HESS</text:p>
          </table:table-cell>
          <table:table-cell office:value-type="float" office:value="518" calcext:value-type="float">
            <text:p>518</text:p>
          </table:table-cell>
          <table:table-cell office:value-type="float" office:value="57822" calcext:value-type="float">
            <text:p>57822</text:p>
          </table:table-cell>
          <table:table-cell office:value-type="float" office:value="0.02143" calcext:value-type="float">
            <text:p>0.0214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519" calcext:value-type="float">
            <text:p>519</text:p>
          </table:table-cell>
          <table:table-cell office:value-type="float" office:value="57786" calcext:value-type="float">
            <text:p>57786</text:p>
          </table:table-cell>
          <table:table-cell office:value-type="float" office:value="0.02142" calcext:value-type="float">
            <text:p>0.02142</text:p>
          </table:table-cell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520" calcext:value-type="float">
            <text:p>520</text:p>
          </table:table-cell>
          <table:table-cell office:value-type="float" office:value="57685" calcext:value-type="float">
            <text:p>57685</text:p>
          </table:table-cell>
          <table:table-cell office:value-type="float" office:value="0.02138" calcext:value-type="float">
            <text:p>0.02138</text:p>
          </table:table-cell>
        </table:table-row>
        <table:table-row table:style-name="ro1">
          <table:table-cell office:value-type="string" calcext:value-type="string">
            <text:p>OLSEN</text:p>
          </table:table-cell>
          <table:table-cell office:value-type="float" office:value="521" calcext:value-type="float">
            <text:p>521</text:p>
          </table:table-cell>
          <table:table-cell office:value-type="float" office:value="57357" calcext:value-type="float">
            <text:p>57357</text:p>
          </table:table-cell>
          <table:table-cell office:value-type="float" office:value="0.02126" calcext:value-type="float">
            <text:p>0.02126</text:p>
          </table:table-cell>
        </table:table-row>
        <table:table-row table:style-name="ro1">
          <table:table-cell office:value-type="string" calcext:value-type="string">
            <text:p>BRIGGS</text:p>
          </table:table-cell>
          <table:table-cell office:value-type="float" office:value="522" calcext:value-type="float">
            <text:p>522</text:p>
          </table:table-cell>
          <table:table-cell office:value-type="float" office:value="57297" calcext:value-type="float">
            <text:p>57297</text:p>
          </table:table-cell>
          <table:table-cell office:value-type="float" office:value="0.02124" calcext:value-type="float">
            <text:p>0.02124</text:p>
          </table:table-cell>
        </table:table-row>
        <table:table-row table:style-name="ro1">
          <table:table-cell office:value-type="string" calcext:value-type="string">
            <text:p>OCHOA</text:p>
          </table:table-cell>
          <table:table-cell office:value-type="float" office:value="523" calcext:value-type="float">
            <text:p>523</text:p>
          </table:table-cell>
          <table:table-cell office:value-type="float" office:value="57210" calcext:value-type="float">
            <text:p>57210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string" calcext:value-type="string">
            <text:p>CABRERA</text:p>
          </table:table-cell>
          <table:table-cell office:value-type="float" office:value="524" calcext:value-type="float">
            <text:p>524</text:p>
          </table:table-cell>
          <table:table-cell office:value-type="float" office:value="57171" calcext:value-type="float">
            <text:p>57171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1">
          <table:table-cell office:value-type="string" calcext:value-type="string">
            <text:p>VELASQUEZ</text:p>
          </table:table-cell>
          <table:table-cell office:value-type="float" office:value="525" calcext:value-type="float">
            <text:p>525</text:p>
          </table:table-cell>
          <table:table-cell office:value-type="float" office:value="57163" calcext:value-type="float">
            <text:p>57163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1">
          <table:table-cell office:value-type="string" calcext:value-type="string">
            <text:p>MONTOYA</text:p>
          </table:table-cell>
          <table:table-cell office:value-type="float" office:value="526" calcext:value-type="float">
            <text:p>526</text:p>
          </table:table-cell>
          <table:table-cell office:value-type="float" office:value="57075" calcext:value-type="float">
            <text:p>57075</text:p>
          </table:table-cell>
          <table:table-cell office:value-type="float" office:value="0.02116" calcext:value-type="float">
            <text:p>0.02116</text:p>
          </table:table-cell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527" calcext:value-type="float">
            <text:p>527</text:p>
          </table:table-cell>
          <table:table-cell office:value-type="float" office:value="57030" calcext:value-type="float">
            <text:p>57030</text:p>
          </table:table-cell>
          <table:table-cell office:value-type="float" office:value="0.02114" calcext:value-type="float">
            <text:p>0.02114</text:p>
          </table:table-cell>
        </table:table-row>
        <table:table-row table:style-name="ro1">
          <table:table-cell office:value-type="string" calcext:value-type="string">
            <text:p>MEYERS</text:p>
          </table:table-cell>
          <table:table-cell office:value-type="float" office:value="528" calcext:value-type="float">
            <text:p>528</text:p>
          </table:table-cell>
          <table:table-cell office:value-type="float" office:value="56744" calcext:value-type="float">
            <text:p>56744</text:p>
          </table:table-cell>
          <table:table-cell office:value-type="float" office:value="0.02103" calcext:value-type="float">
            <text:p>0.02103</text:p>
          </table:table-cell>
        </table:table-row>
        <table:table-row table:style-name="ro1">
          <table:table-cell office:value-type="string" calcext:value-type="string">
            <text:p>CARDENAS</text:p>
          </table:table-cell>
          <table:table-cell office:value-type="float" office:value="529" calcext:value-type="float">
            <text:p>529</text:p>
          </table:table-cell>
          <table:table-cell office:value-type="float" office:value="56618" calcext:value-type="float">
            <text:p>56618</text:p>
          </table:table-cell>
          <table:table-cell office:value-type="float" office:value="0.02099" calcext:value-type="float">
            <text:p>0.02099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float" office:value="530" calcext:value-type="float">
            <text:p>530</text:p>
          </table:table-cell>
          <table:table-cell office:value-type="float" office:value="56441" calcext:value-type="float">
            <text:p>56441</text:p>
          </table:table-cell>
          <table:table-cell office:value-type="float" office:value="0.02092" calcext:value-type="float">
            <text:p>0.02092</text:p>
          </table:table-cell>
        </table:table-row>
        <table:table-row table:style-name="ro1">
          <table:table-cell office:value-type="string" calcext:value-type="string">
            <text:p>WEISS</text:p>
          </table:table-cell>
          <table:table-cell office:value-type="float" office:value="531" calcext:value-type="float">
            <text:p>531</text:p>
          </table:table-cell>
          <table:table-cell office:value-type="float" office:value="56153" calcext:value-type="float">
            <text:p>56153</text:p>
          </table:table-cell>
          <table:table-cell office:value-type="float" office:value="0.02082" calcext:value-type="float">
            <text:p>0.02082</text:p>
          </table:table-cell>
        </table:table-row>
        <table:table-row table:style-name="ro1">
          <table:table-cell office:value-type="string" calcext:value-type="string">
            <text:p>HOOVER</text:p>
          </table:table-cell>
          <table:table-cell office:value-type="float" office:value="532" calcext:value-type="float">
            <text:p>532</text:p>
          </table:table-cell>
          <table:table-cell office:value-type="float" office:value="56068" calcext:value-type="float">
            <text:p>56068</text:p>
          </table:table-cell>
          <table:table-cell office:value-type="float" office:value="0.02078" calcext:value-type="float">
            <text:p>0.02078</text:p>
          </table:table-cell>
        </table:table-row>
        <table:table-row table:style-name="ro1">
          <table:table-cell office:value-type="string" calcext:value-type="string">
            <text:p>WILKINS</text:p>
          </table:table-cell>
          <table:table-cell office:value-type="float" office:value="532" calcext:value-type="float">
            <text:p>532</text:p>
          </table:table-cell>
          <table:table-cell office:value-type="float" office:value="56068" calcext:value-type="float">
            <text:p>56068</text:p>
          </table:table-cell>
          <table:table-cell office:value-type="float" office:value="0.02078" calcext:value-type="float">
            <text:p>0.02078</text:p>
          </table:table-cell>
        </table:table-row>
        <table:table-row table:style-name="ro1">
          <table:table-cell office:value-type="string" calcext:value-type="string">
            <text:p>NICHOLSON</text:p>
          </table:table-cell>
          <table:table-cell office:value-type="float" office:value="534" calcext:value-type="float">
            <text:p>534</text:p>
          </table:table-cell>
          <table:table-cell office:value-type="float" office:value="55986" calcext:value-type="float">
            <text:p>55986</text:p>
          </table:table-cell>
          <table:table-cell office:value-type="float" office:value="0.02075" calcext:value-type="float">
            <text:p>0.02075</text:p>
          </table:table-cell>
        </table:table-row>
        <table:table-row table:style-name="ro1">
          <table:table-cell office:value-type="string" calcext:value-type="string">
            <text:p>UNDERWOOD</text:p>
          </table:table-cell>
          <table:table-cell office:value-type="float" office:value="535" calcext:value-type="float">
            <text:p>535</text:p>
          </table:table-cell>
          <table:table-cell office:value-type="float" office:value="55973" calcext:value-type="float">
            <text:p>55973</text:p>
          </table:table-cell>
          <table:table-cell office:value-type="float" office:value="0.02075" calcext:value-type="float">
            <text:p>0.0207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536" calcext:value-type="float">
            <text:p>536</text:p>
          </table:table-cell>
          <table:table-cell office:value-type="float" office:value="55903" calcext:value-type="float">
            <text:p>55903</text:p>
          </table:table-cell>
          <table:table-cell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float" office:value="537" calcext:value-type="float">
            <text:p>537</text:p>
          </table:table-cell>
          <table:table-cell office:value-type="float" office:value="55821" calcext:value-type="float">
            <text:p>55821</text:p>
          </table:table-cell>
          <table:table-cell office:value-type="float" office:value="0.02069" calcext:value-type="float">
            <text:p>0.02069</text:p>
          </table:table-cell>
        </table:table-row>
        <table:table-row table:style-name="ro1">
          <table:table-cell office:value-type="string" calcext:value-type="string">
            <text:p>MORROW</text:p>
          </table:table-cell>
          <table:table-cell office:value-type="float" office:value="538" calcext:value-type="float">
            <text:p>538</text:p>
          </table:table-cell>
          <table:table-cell office:value-type="float" office:value="55664" calcext:value-type="float">
            <text:p>55664</text:p>
          </table:table-cell>
          <table:table-cell office:value-type="float" office:value="0.02063" calcext:value-type="float">
            <text:p>0.02063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float" office:value="539" calcext:value-type="float">
            <text:p>539</text:p>
          </table:table-cell>
          <table:table-cell office:value-type="float" office:value="55512" calcext:value-type="float">
            <text:p>55512</text:p>
          </table:table-cell>
          <table:table-cell office:value-type="float" office:value="0.02058" calcext:value-type="float">
            <text:p>0.02058</text:p>
          </table:table-cell>
        </table:table-row>
        <table:table-row table:style-name="ro1">
          <table:table-cell office:value-type="string" calcext:value-type="string">
            <text:p>HOLLOWAY</text:p>
          </table:table-cell>
          <table:table-cell office:value-type="float" office:value="540" calcext:value-type="float">
            <text:p>540</text:p>
          </table:table-cell>
          <table:table-cell office:value-type="float" office:value="55466" calcext:value-type="float">
            <text:p>55466</text:p>
          </table:table-cell>
          <table:table-cell office:value-type="float" office:value="0.02056" calcext:value-type="float">
            <text:p>0.02056</text:p>
          </table:table-cell>
        </table:table-row>
        <table:table-row table:style-name="ro1">
          <table:table-cell office:value-type="string" calcext:value-type="string">
            <text:p>SUMMERS</text:p>
          </table:table-cell>
          <table:table-cell office:value-type="float" office:value="541" calcext:value-type="float">
            <text:p>541</text:p>
          </table:table-cell>
          <table:table-cell office:value-type="float" office:value="55391" calcext:value-type="float">
            <text:p>55391</text:p>
          </table:table-cell>
          <table:table-cell office:value-type="float" office:value="0.02053" calcext:value-type="float">
            <text:p>0.02053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float" office:value="542" calcext:value-type="float">
            <text:p>542</text:p>
          </table:table-cell>
          <table:table-cell office:value-type="float" office:value="55269" calcext:value-type="float">
            <text:p>55269</text:p>
          </table:table-cell>
          <table:table-cell office:value-type="float" office:value="0.02049" calcext:value-type="float">
            <text:p>0.02049</text:p>
          </table:table-cell>
        </table:table-row>
        <table:table-row table:style-name="ro1">
          <table:table-cell office:value-type="string" calcext:value-type="string">
            <text:p>PETERSEN</text:p>
          </table:table-cell>
          <table:table-cell office:value-type="float" office:value="543" calcext:value-type="float">
            <text:p>543</text:p>
          </table:table-cell>
          <table:table-cell office:value-type="float" office:value="55185" calcext:value-type="float">
            <text:p>55185</text:p>
          </table:table-cell>
          <table:table-cell office:value-type="float" office:value="0.02046" calcext:value-type="float">
            <text:p>0.02046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float" office:value="544" calcext:value-type="float">
            <text:p>544</text:p>
          </table:table-cell>
          <table:table-cell office:value-type="float" office:value="55084" calcext:value-type="float">
            <text:p>55084</text:p>
          </table:table-cell>
          <table:table-cell office:value-type="float" office:value="0.02042" calcext:value-type="float">
            <text:p>0.02042</text:p>
          </table:table-cell>
        </table:table-row>
        <table:table-row table:style-name="ro1">
          <table:table-cell office:value-type="string" calcext:value-type="string">
            <text:p>SERRANO</text:p>
          </table:table-cell>
          <table:table-cell office:value-type="float" office:value="545" calcext:value-type="float">
            <text:p>545</text:p>
          </table:table-cell>
          <table:table-cell office:value-type="float" office:value="55057" calcext:value-type="float">
            <text:p>55057</text:p>
          </table:table-cell>
          <table:table-cell office:value-type="float" office:value="0.02041" calcext:value-type="float">
            <text:p>0.02041</text:p>
          </table:table-cell>
        </table:table-row>
        <table:table-row table:style-name="ro1">
          <table:table-cell office:value-type="string" calcext:value-type="string">
            <text:p>WILCOX</text:p>
          </table:table-cell>
          <table:table-cell office:value-type="float" office:value="546" calcext:value-type="float">
            <text:p>546</text:p>
          </table:table-cell>
          <table:table-cell office:value-type="float" office:value="54987" calcext:value-type="float">
            <text:p>54987</text:p>
          </table:table-cell>
          <table:table-cell office:value-type="float" office:value="0.02038" calcext:value-type="float">
            <text:p>0.02038</text:p>
          </table:table-cell>
        </table:table-row>
        <table:table-row table:style-name="ro1">
          <table:table-cell office:value-type="string" calcext:value-type="string">
            <text:p>CAREY</text:p>
          </table:table-cell>
          <table:table-cell office:value-type="float" office:value="547" calcext:value-type="float">
            <text:p>547</text:p>
          </table:table-cell>
          <table:table-cell office:value-type="float" office:value="54924" calcext:value-type="float">
            <text:p>54924</text:p>
          </table:table-cell>
          <table:table-cell office:value-type="float" office:value="0.02036" calcext:value-type="float">
            <text:p>0.02036</text:p>
          </table:table-cell>
        </table:table-row>
        <table:table-row table:style-name="ro1">
          <table:table-cell office:value-type="string" calcext:value-type="string">
            <text:p>CLAYTON</text:p>
          </table:table-cell>
          <table:table-cell office:value-type="float" office:value="548" calcext:value-type="float">
            <text:p>548</text:p>
          </table:table-cell>
          <table:table-cell office:value-type="float" office:value="54875" calcext:value-type="float">
            <text:p>54875</text:p>
          </table:table-cell>
          <table:table-cell office:value-type="float" office:value="0.02034" calcext:value-type="float">
            <text:p>0.02034</text:p>
          </table:table-cell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549" calcext:value-type="float">
            <text:p>549</text:p>
          </table:table-cell>
          <table:table-cell office:value-type="float" office:value="54706" calcext:value-type="float">
            <text:p>54706</text:p>
          </table:table-cell>
          <table:table-cell office:value-type="float" office:value="0.02028" calcext:value-type="float">
            <text:p>0.02028</text:p>
          </table:table-cell>
        </table:table-row>
        <table:table-row table:style-name="ro1">
          <table:table-cell office:value-type="string" calcext:value-type="string">
            <text:p>CALDERON</text:p>
          </table:table-cell>
          <table:table-cell office:value-type="float" office:value="550" calcext:value-type="float">
            <text:p>550</text:p>
          </table:table-cell>
          <table:table-cell office:value-type="float" office:value="54691" calcext:value-type="float">
            <text:p>54691</text:p>
          </table:table-cell>
          <table:table-cell office:value-type="float" office:value="0.02027" calcext:value-type="float">
            <text:p>0.02027</text:p>
          </table:table-cell>
        </table:table-row>
        <table:table-row table:style-name="ro1">
          <table:table-cell office:value-type="string" calcext:value-type="string">
            <text:p>GALLEGOS</text:p>
          </table:table-cell>
          <table:table-cell office:value-type="float" office:value="551" calcext:value-type="float">
            <text:p>551</text:p>
          </table:table-cell>
          <table:table-cell office:value-type="float" office:value="54672" calcext:value-type="float">
            <text:p>54672</text:p>
          </table:table-cell>
          <table:table-cell office:value-type="float" office:value="0.02027" calcext:value-type="float">
            <text:p>0.02027</text:p>
          </table:table-cell>
        </table:table-row>
        <table:table-row table:style-name="ro1">
          <table:table-cell office:value-type="string" calcext:value-type="string">
            <text:p>GREER</text:p>
          </table:table-cell>
          <table:table-cell office:value-type="float" office:value="552" calcext:value-type="float">
            <text:p>552</text:p>
          </table:table-cell>
          <table:table-cell office:value-type="float" office:value="54611" calcext:value-type="float">
            <text:p>54611</text:p>
          </table:table-cell>
          <table:table-cell office:value-type="float" office:value="0.02024" calcext:value-type="float">
            <text:p>0.02024</text:p>
          </table:table-cell>
        </table:table-row>
        <table:table-row table:style-name="ro1">
          <table:table-cell office:value-type="string" calcext:value-type="string">
            <text:p>RIVAS</text:p>
          </table:table-cell>
          <table:table-cell office:value-type="float" office:value="553" calcext:value-type="float">
            <text:p>553</text:p>
          </table:table-cell>
          <table:table-cell office:value-type="float" office:value="54588" calcext:value-type="float">
            <text:p>54588</text:p>
          </table:table-cell>
          <table:table-cell office:value-type="float" office:value="0.02024" calcext:value-type="float">
            <text:p>0.02024</text:p>
          </table:table-cell>
        </table:table-row>
        <table:table-row table:style-name="ro1">
          <table:table-cell office:value-type="string" calcext:value-type="string">
            <text:p>GUERRA</text:p>
          </table:table-cell>
          <table:table-cell office:value-type="float" office:value="554" calcext:value-type="float">
            <text:p>554</text:p>
          </table:table-cell>
          <table:table-cell office:value-type="float" office:value="54575" calcext:value-type="float">
            <text:p>54575</text:p>
          </table:table-cell>
          <table:table-cell office:value-type="float" office:value="0.02023" calcext:value-type="float">
            <text:p>0.02023</text:p>
          </table:table-cell>
        </table:table-row>
        <table:table-row table:style-name="ro1">
          <table:table-cell office:value-type="string" calcext:value-type="string">
            <text:p>DECKER</text:p>
          </table:table-cell>
          <table:table-cell office:value-type="float" office:value="555" calcext:value-type="float">
            <text:p>555</text:p>
          </table:table-cell>
          <table:table-cell office:value-type="float" office:value="54450" calcext:value-type="float">
            <text:p>54450</text:p>
          </table:table-cell>
          <table:table-cell office:value-type="float" office:value="0.02018" calcext:value-type="float">
            <text:p>0.02018</text:p>
          </table:table-cell>
        </table:table-row>
        <table:table-row table:style-name="ro1">
          <table:table-cell office:value-type="string" calcext:value-type="string">
            <text:p>COLLIER</text:p>
          </table:table-cell>
          <table:table-cell office:value-type="float" office:value="556" calcext:value-type="float">
            <text:p>556</text:p>
          </table:table-cell>
          <table:table-cell office:value-type="float" office:value="54414" calcext:value-type="float">
            <text:p>54414</text:p>
          </table:table-cell>
          <table:table-cell office:value-type="float" office:value="0.02017" calcext:value-type="float">
            <text:p>0.02017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557" calcext:value-type="float">
            <text:p>557</text:p>
          </table:table-cell>
          <table:table-cell office:value-type="float" office:value="54401" calcext:value-type="float">
            <text:p>54401</text:p>
          </table:table-cell>
          <table:table-cell office:value-type="float" office:value="0.02017" calcext:value-type="float">
            <text:p>0.02017</text:p>
          </table:table-cell>
        </table:table-row>
        <table:table-row table:style-name="ro1">
          <table:table-cell office:value-type="string" calcext:value-type="string">
            <text:p>WHITAKER</text:p>
          </table:table-cell>
          <table:table-cell office:value-type="float" office:value="558" calcext:value-type="float">
            <text:p>558</text:p>
          </table:table-cell>
          <table:table-cell office:value-type="float" office:value="54343" calcext:value-type="float">
            <text:p>54343</text:p>
          </table:table-cell>
          <table:table-cell office:value-type="float" office:value="0.02014" calcext:value-type="float">
            <text:p>0.02014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559" calcext:value-type="float">
            <text:p>559</text:p>
          </table:table-cell>
          <table:table-cell office:value-type="float" office:value="54296" calcext:value-type="float">
            <text:p>54296</text:p>
          </table:table-cell>
          <table:table-cell office:value-type="float" office:value="0.02013" calcext:value-type="float">
            <text:p>0.02013</text:p>
          </table:table-cell>
        </table:table-row>
        <table:table-row table:style-name="ro1">
          <table:table-cell office:value-type="string" calcext:value-type="string">
            <text:p>FLOWERS</text:p>
          </table:table-cell>
          <table:table-cell office:value-type="float" office:value="560" calcext:value-type="float">
            <text:p>560</text:p>
          </table:table-cell>
          <table:table-cell office:value-type="float" office:value="54277" calcext:value-type="float">
            <text:p>54277</text:p>
          </table:table-cell>
          <table:table-cell office:value-type="float" office:value="0.02012" calcext:value-type="float">
            <text:p>0.02012</text:p>
          </table:table-cell>
        </table:table-row>
        <table:table-row table:style-name="ro1">
          <table:table-cell office:value-type="string" calcext:value-type="string">
            <text:p>DAVENPORT</text:p>
          </table:table-cell>
          <table:table-cell office:value-type="float" office:value="561" calcext:value-type="float">
            <text:p>561</text:p>
          </table:table-cell>
          <table:table-cell office:value-type="float" office:value="54206" calcext:value-type="float">
            <text:p>54206</text:p>
          </table:table-cell>
          <table:table-cell office:value-type="float" office:value="0.02009" calcext:value-type="float">
            <text:p>0.02009</text:p>
          </table:table-cell>
        </table:table-row>
        <table:table-row table:style-name="ro1">
          <table:table-cell office:value-type="string" calcext:value-type="string">
            <text:p>CONLEY</text:p>
          </table:table-cell>
          <table:table-cell office:value-type="float" office:value="562" calcext:value-type="float">
            <text:p>562</text:p>
          </table:table-cell>
          <table:table-cell office:value-type="float" office:value="54194" calcext:value-type="float">
            <text:p>54194</text:p>
          </table:table-cell>
          <table:table-cell office:value-type="float" office:value="0.02009" calcext:value-type="float">
            <text:p>0.02009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563" calcext:value-type="float">
            <text:p>563</text:p>
          </table:table-cell>
          <table:table-cell office:value-type="float" office:value="54026" calcext:value-type="float">
            <text:p>54026</text:p>
          </table:table-cell>
          <table:table-cell office:value-type="float" office:value="0.02003" calcext:value-type="float">
            <text:p>0.02003</text:p>
          </table:table-cell>
        </table:table-row>
        <table:table-row table:style-name="ro1">
          <table:table-cell office:value-type="string" calcext:value-type="string">
            <text:p>HUFF</text:p>
          </table:table-cell>
          <table:table-cell office:value-type="float" office:value="564" calcext:value-type="float">
            <text:p>564</text:p>
          </table:table-cell>
          <table:table-cell office:value-type="float" office:value="53892" calcext:value-type="float">
            <text:p>53892</text:p>
          </table:table-cell>
          <table:table-cell office:value-type="float" office:value="0.01998" calcext:value-type="float">
            <text:p>0.01998</text:p>
          </table:table-cell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65" calcext:value-type="float">
            <text:p>565</text:p>
          </table:table-cell>
          <table:table-cell office:value-type="float" office:value="53771" calcext:value-type="float">
            <text:p>53771</text:p>
          </table:table-cell>
          <table:table-cell office:value-type="float" office:value="0.01993" calcext:value-type="float">
            <text:p>0.01993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float" office:value="566" calcext:value-type="float">
            <text:p>566</text:p>
          </table:table-cell>
          <table:table-cell office:value-type="float" office:value="53737" calcext:value-type="float">
            <text:p>53737</text:p>
          </table:table-cell>
          <table:table-cell office:value-type="float" office:value="0.01992" calcext:value-type="float">
            <text:p>0.01992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float" office:value="567" calcext:value-type="float">
            <text:p>567</text:p>
          </table:table-cell>
          <table:table-cell office:value-type="float" office:value="53475" calcext:value-type="float">
            <text:p>53475</text:p>
          </table:table-cell>
          <table:table-cell office:value-type="float" office:value="0.01982" calcext:value-type="float">
            <text:p>0.01982</text:p>
          </table:table-cell>
        </table:table-row>
        <table:table-row table:style-name="ro1">
          <table:table-cell office:value-type="string" calcext:value-type="string">
            <text:p>MASSEY</text:p>
          </table:table-cell>
          <table:table-cell office:value-type="float" office:value="568" calcext:value-type="float">
            <text:p>568</text:p>
          </table:table-cell>
          <table:table-cell office:value-type="float" office:value="53459" calcext:value-type="float">
            <text:p>53459</text:p>
          </table:table-cell>
          <table:table-cell office:value-type="float" office:value="0.01982" calcext:value-type="float">
            <text:p>0.01982</text:p>
          </table:table-cell>
        </table:table-row>
        <table:table-row table:style-name="ro1">
          <table:table-cell office:value-type="string" calcext:value-type="string">
            <text:p>ROBERSON</text:p>
          </table:table-cell>
          <table:table-cell office:value-type="float" office:value="569" calcext:value-type="float">
            <text:p>569</text:p>
          </table:table-cell>
          <table:table-cell office:value-type="float" office:value="53198" calcext:value-type="float">
            <text:p>53198</text:p>
          </table:table-cell>
          <table:table-cell office:value-type="float" office:value="0.01972" calcext:value-type="float">
            <text:p>0.01972</text:p>
          </table:table-cell>
        </table:table-row>
        <table:table-row table:style-name="ro1">
          <table:table-cell office:value-type="string" calcext:value-type="string">
            <text:p>COMBS</text:p>
          </table:table-cell>
          <table:table-cell office:value-type="float" office:value="570" calcext:value-type="float">
            <text:p>570</text:p>
          </table:table-cell>
          <table:table-cell office:value-type="float" office:value="53180" calcext:value-type="float">
            <text:p>53180</text:p>
          </table:table-cell>
          <table:table-cell office:value-type="float" office:value="0.01971" calcext:value-type="float">
            <text:p>0.01971</text:p>
          </table:table-cell>
        </table:table-row>
        <table:table-row table:style-name="ro1">
          <table:table-cell office:value-type="string" calcext:value-type="string">
            <text:p>FRANCO</text:p>
          </table:table-cell>
          <table:table-cell office:value-type="float" office:value="571" calcext:value-type="float">
            <text:p>571</text:p>
          </table:table-cell>
          <table:table-cell office:value-type="float" office:value="53161" calcext:value-type="float">
            <text:p>53161</text:p>
          </table:table-cell>
          <table:table-cell office:value-type="float" office:value="0.01971" calcext:value-type="float">
            <text:p>0.01971</text:p>
          </table:table-cell>
        </table:table-row>
        <table:table-row table:style-name="ro1">
          <table:table-cell office:value-type="string" calcext:value-type="string">
            <text:p>LARSEN</text:p>
          </table:table-cell>
          <table:table-cell office:value-type="float" office:value="572" calcext:value-type="float">
            <text:p>572</text:p>
          </table:table-cell>
          <table:table-cell office:value-type="float" office:value="52963" calcext:value-type="float">
            <text:p>52963</text:p>
          </table:table-cell>
          <table:table-cell office:value-type="float" office:value="0.01963" calcext:value-type="float">
            <text:p>0.01963</text:p>
          </table:table-cell>
        </table:table-row>
        <table:table-row table:style-name="ro1">
          <table:table-cell office:value-type="string" calcext:value-type="string">
            <text:p>PITTMAN</text:p>
          </table:table-cell>
          <table:table-cell office:value-type="float" office:value="573" calcext:value-type="float">
            <text:p>573</text:p>
          </table:table-cell>
          <table:table-cell office:value-type="float" office:value="52689" calcext:value-type="float">
            <text:p>52689</text:p>
          </table:table-cell>
          <table:table-cell office:value-type="float" office:value="0.01953" calcext:value-type="float">
            <text:p>0.01953</text:p>
          </table:table-cell>
        </table:table-row>
        <table:table-row table:style-name="ro1">
          <table:table-cell office:value-type="string" calcext:value-type="string">
            <text:p>RANDALL</text:p>
          </table:table-cell>
          <table:table-cell office:value-type="float" office:value="574" calcext:value-type="float">
            <text:p>574</text:p>
          </table:table-cell>
          <table:table-cell office:value-type="float" office:value="52495" calcext:value-type="float">
            <text:p>52495</text:p>
          </table:table-cell>
          <table:table-cell office:value-type="float" office:value="0.01946" calcext:value-type="float">
            <text:p>0.01946</text:p>
          </table:table-cell>
        </table:table-row>
        <table:table-row table:style-name="ro1">
          <table:table-cell office:value-type="string" calcext:value-type="string">
            <text:p>SKINNER</text:p>
          </table:table-cell>
          <table:table-cell office:value-type="float" office:value="575" calcext:value-type="float">
            <text:p>575</text:p>
          </table:table-cell>
          <table:table-cell office:value-type="float" office:value="52490" calcext:value-type="float">
            <text:p>52490</text:p>
          </table:table-cell>
          <table:table-cell office:value-type="float" office:value="0.01946" calcext:value-type="float">
            <text:p>0.01946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float" office:value="576" calcext:value-type="float">
            <text:p>576</text:p>
          </table:table-cell>
          <table:table-cell office:value-type="float" office:value="52483" calcext:value-type="float">
            <text:p>52483</text:p>
          </table:table-cell>
          <table:table-cell office:value-type="float" office:value="0.01946" calcext:value-type="float">
            <text:p>0.01946</text:p>
          </table:table-cell>
        </table:table-row>
        <table:table-row table:style-name="ro1">
          <table:table-cell office:value-type="string" calcext:value-type="string">
            <text:p>KIRBY</text:p>
          </table:table-cell>
          <table:table-cell office:value-type="float" office:value="577" calcext:value-type="float">
            <text:p>577</text:p>
          </table:table-cell>
          <table:table-cell office:value-type="float" office:value="52473" calcext:value-type="float">
            <text:p>52473</text:p>
          </table:table-cell>
          <table:table-cell office:value-type="float" office:value="0.01945" calcext:value-type="float">
            <text:p>0.01945</text:p>
          </table:table-cell>
        </table:table-row>
        <table:table-row table:style-name="ro1">
          <table:table-cell office:value-type="string" calcext:value-type="string">
            <text:p>CAMERON</text:p>
          </table:table-cell>
          <table:table-cell office:value-type="float" office:value="578" calcext:value-type="float">
            <text:p>578</text:p>
          </table:table-cell>
          <table:table-cell office:value-type="float" office:value="52439" calcext:value-type="float">
            <text:p>52439</text:p>
          </table:table-cell>
          <table:table-cell office:value-type="float" office:value="0.01944" calcext:value-type="float">
            <text:p>0.01944</text:p>
          </table:table-cell>
        </table:table-row>
        <table:table-row table:style-name="ro1">
          <table:table-cell office:value-type="string" calcext:value-type="string">
            <text:p>BRIDGES</text:p>
          </table:table-cell>
          <table:table-cell office:value-type="float" office:value="579" calcext:value-type="float">
            <text:p>579</text:p>
          </table:table-cell>
          <table:table-cell office:value-type="float" office:value="52260" calcext:value-type="float">
            <text:p>52260</text:p>
          </table:table-cell>
          <table:table-cell office:value-type="float" office:value="0.01937" calcext:value-type="float">
            <text:p>0.01937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580" calcext:value-type="float">
            <text:p>580</text:p>
          </table:table-cell>
          <table:table-cell office:value-type="float" office:value="52146" calcext:value-type="float">
            <text:p>52146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581" calcext:value-type="float">
            <text:p>581</text:p>
          </table:table-cell>
          <table:table-cell office:value-type="float" office:value="52138" calcext:value-type="float">
            <text:p>52138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string" calcext:value-type="string">
            <text:p>KIRK</text:p>
          </table:table-cell>
          <table:table-cell office:value-type="float" office:value="582" calcext:value-type="float">
            <text:p>582</text:p>
          </table:table-cell>
          <table:table-cell office:value-type="float" office:value="52056" calcext:value-type="float">
            <text:p>52056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float" office:value="583" calcext:value-type="float">
            <text:p>583</text:p>
          </table:table-cell>
          <table:table-cell office:value-type="float" office:value="52004" calcext:value-type="float">
            <text:p>52004</text:p>
          </table:table-cell>
          <table:table-cell office:value-type="float" office:value="0.01928" calcext:value-type="float">
            <text:p>0.01928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float" office:value="584" calcext:value-type="float">
            <text:p>584</text:p>
          </table:table-cell>
          <table:table-cell office:value-type="float" office:value="51797" calcext:value-type="float">
            <text:p>51797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MATHIS</text:p>
          </table:table-cell>
          <table:table-cell office:value-type="float" office:value="585" calcext:value-type="float">
            <text:p>585</text:p>
          </table:table-cell>
          <table:table-cell office:value-type="float" office:value="51796" calcext:value-type="float">
            <text:p>5179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586" calcext:value-type="float">
            <text:p>586</text:p>
          </table:table-cell>
          <table:table-cell office:value-type="float" office:value="51726" calcext:value-type="float">
            <text:p>51726</text:p>
          </table:table-cell>
          <table:table-cell office:value-type="float" office:value="0.01917" calcext:value-type="float">
            <text:p>0.01917</text:p>
          </table:table-cell>
        </table:table-row>
        <table:table-row table:style-name="ro1">
          <table:table-cell office:value-type="string" calcext:value-type="string">
            <text:p>BOONE</text:p>
          </table:table-cell>
          <table:table-cell office:value-type="float" office:value="587" calcext:value-type="float">
            <text:p>587</text:p>
          </table:table-cell>
          <table:table-cell office:value-type="float" office:value="51679" calcext:value-type="float">
            <text:p>51679</text:p>
          </table:table-cell>
          <table:table-cell office:value-type="float" office:value="0.01916" calcext:value-type="float">
            <text:p>0.01916</text:p>
          </table:table-cell>
        </table:table-row>
        <table:table-row table:style-name="ro1">
          <table:table-cell office:value-type="string" calcext:value-type="string">
            <text:p>ABBOTT</text:p>
          </table:table-cell>
          <table:table-cell office:value-type="float" office:value="588" calcext:value-type="float">
            <text:p>588</text:p>
          </table:table-cell>
          <table:table-cell office:value-type="float" office:value="51620" calcext:value-type="float">
            <text:p>51620</text:p>
          </table:table-cell>
          <table:table-cell office:value-type="float" office:value="0.01914" calcext:value-type="float">
            <text:p>0.01914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589" calcext:value-type="float">
            <text:p>589</text:p>
          </table:table-cell>
          <table:table-cell office:value-type="float" office:value="51518" calcext:value-type="float">
            <text:p>51518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float" office:value="590" calcext:value-type="float">
            <text:p>590</text:p>
          </table:table-cell>
          <table:table-cell office:value-type="float" office:value="51504" calcext:value-type="float">
            <text:p>51504</text:p>
          </table:table-cell>
          <table:table-cell office:value-type="float" office:value="0.01909" calcext:value-type="float">
            <text:p>0.01909</text:p>
          </table:table-cell>
        </table:table-row>
        <table:table-row table:style-name="ro1">
          <table:table-cell office:value-type="string" calcext:value-type="string">
            <text:p>SWEENEY</text:p>
          </table:table-cell>
          <table:table-cell office:value-type="float" office:value="591" calcext:value-type="float">
            <text:p>591</text:p>
          </table:table-cell>
          <table:table-cell office:value-type="float" office:value="51500" calcext:value-type="float">
            <text:p>51500</text:p>
          </table:table-cell>
          <table:table-cell office:value-type="float" office:value="0.01909" calcext:value-type="float">
            <text:p>0.01909</text:p>
          </table:table-cell>
        </table:table-row>
        <table:table-row table:style-name="ro1">
          <table:table-cell office:value-type="string" calcext:value-type="string">
            <text:p>ATKINSON</text:p>
          </table:table-cell>
          <table:table-cell office:value-type="float" office:value="592" calcext:value-type="float">
            <text:p>592</text:p>
          </table:table-cell>
          <table:table-cell office:value-type="float" office:value="51489" calcext:value-type="float">
            <text:p>51489</text:p>
          </table:table-cell>
          <table:table-cell office:value-type="float" office:value="0.01909" calcext:value-type="float">
            <text:p>0.01909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float" office:value="593" calcext:value-type="float">
            <text:p>593</text:p>
          </table:table-cell>
          <table:table-cell office:value-type="float" office:value="51380" calcext:value-type="float">
            <text:p>51380</text:p>
          </table:table-cell>
          <table:table-cell office:value-type="float" office:value="0.01905" calcext:value-type="float">
            <text:p>0.01905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594" calcext:value-type="float">
            <text:p>594</text:p>
          </table:table-cell>
          <table:table-cell office:value-type="float" office:value="51361" calcext:value-type="float">
            <text:p>51361</text:p>
          </table:table-cell>
          <table:table-cell office:value-type="float" office:value="0.01904" calcext:value-type="float">
            <text:p>0.01904</text:p>
          </table:table-cell>
        </table:table-row>
        <table:table-row table:style-name="ro1">
          <table:table-cell office:value-type="string" calcext:value-type="string">
            <text:p>ROSALES</text:p>
          </table:table-cell>
          <table:table-cell office:value-type="float" office:value="595" calcext:value-type="float">
            <text:p>595</text:p>
          </table:table-cell>
          <table:table-cell office:value-type="float" office:value="51336" calcext:value-type="float">
            <text:p>51336</text:p>
          </table:table-cell>
          <table:table-cell office:value-type="float" office:value="0.01903" calcext:value-type="float">
            <text:p>0.01903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596" calcext:value-type="float">
            <text:p>596</text:p>
          </table:table-cell>
          <table:table-cell office:value-type="float" office:value="51334" calcext:value-type="float">
            <text:p>51334</text:p>
          </table:table-cell>
          <table:table-cell office:value-type="float" office:value="0.01903" calcext:value-type="float">
            <text:p>0.01903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597" calcext:value-type="float">
            <text:p>597</text:p>
          </table:table-cell>
          <table:table-cell office:value-type="float" office:value="51177" calcext:value-type="float">
            <text:p>51177</text:p>
          </table:table-cell>
          <table:table-cell office:value-type="float" office:value="0.01897" calcext:value-type="float">
            <text:p>0.01897</text:p>
          </table:table-cell>
        </table:table-row>
        <table:table-row table:style-name="ro1">
          <table:table-cell office:value-type="string" calcext:value-type="string">
            <text:p>PHELPS</text:p>
          </table:table-cell>
          <table:table-cell office:value-type="float" office:value="598" calcext:value-type="float">
            <text:p>598</text:p>
          </table:table-cell>
          <table:table-cell office:value-type="float" office:value="51154" calcext:value-type="float">
            <text:p>51154</text:p>
          </table:table-cell>
          <table:table-cell office:value-type="float" office:value="0.01896" calcext:value-type="float">
            <text:p>0.01896</text:p>
          </table:table-cell>
        </table:table-row>
        <table:table-row table:style-name="ro1">
          <table:table-cell office:value-type="string" calcext:value-type="string">
            <text:p>FARRELL</text:p>
          </table:table-cell>
          <table:table-cell office:value-type="float" office:value="599" calcext:value-type="float">
            <text:p>599</text:p>
          </table:table-cell>
          <table:table-cell office:value-type="float" office:value="51095" calcext:value-type="float">
            <text:p>51095</text:p>
          </table:table-cell>
          <table:table-cell office:value-type="float" office:value="0.01894" calcext:value-type="float">
            <text:p>0.01894</text:p>
          </table:table-cell>
        </table:table-row>
        <table:table-row table:style-name="ro1">
          <table:table-cell office:value-type="string" calcext:value-type="string">
            <text:p>CASTANEDA</text:p>
          </table:table-cell>
          <table:table-cell office:value-type="float" office:value="600" calcext:value-type="float">
            <text:p>600</text:p>
          </table:table-cell>
          <table:table-cell office:value-type="float" office:value="51089" calcext:value-type="float">
            <text:p>51089</text:p>
          </table:table-cell>
          <table:table-cell office:value-type="float" office:value="0.01894" calcext:value-type="float">
            <text:p>0.01894</text:p>
          </table:table-cell>
        </table:table-row>
        <table:table-row table:style-name="ro1">
          <table:table-cell office:value-type="string" calcext:value-type="string">
            <text:p>NASH</text:p>
          </table:table-cell>
          <table:table-cell office:value-type="float" office:value="601" calcext:value-type="float">
            <text:p>601</text:p>
          </table:table-cell>
          <table:table-cell office:value-type="float" office:value="51021" calcext:value-type="float">
            <text:p>51021</text:p>
          </table:table-cell>
          <table:table-cell office:value-type="float" office:value="0.01891" calcext:value-type="float">
            <text:p>0.01891</text:p>
          </table:table-cell>
        </table:table-row>
        <table:table-row table:style-name="ro1">
          <table:table-cell office:value-type="string" calcext:value-type="string">
            <text:p>DICKERSON</text:p>
          </table:table-cell>
          <table:table-cell office:value-type="float" office:value="602" calcext:value-type="float">
            <text:p>602</text:p>
          </table:table-cell>
          <table:table-cell office:value-type="float" office:value="51017" calcext:value-type="float">
            <text:p>51017</text:p>
          </table:table-cell>
          <table:table-cell office:value-type="float" office:value="0.01891" calcext:value-type="float">
            <text:p>0.01891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float" office:value="603" calcext:value-type="float">
            <text:p>603</text:p>
          </table:table-cell>
          <table:table-cell office:value-type="float" office:value="50980" calcext:value-type="float">
            <text:p>50980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float" office:value="604" calcext:value-type="float">
            <text:p>604</text:p>
          </table:table-cell>
          <table:table-cell office:value-type="float" office:value="50874" calcext:value-type="float">
            <text:p>50874</text:p>
          </table:table-cell>
          <table:table-cell office:value-type="float" office:value="0.01886" calcext:value-type="float">
            <text:p>0.01886</text:p>
          </table:table-cell>
        </table:table-row>
        <table:table-row table:style-name="ro1">
          <table:table-cell office:value-type="string" calcext:value-type="string">
            <text:p>FOLEY</text:p>
          </table:table-cell>
          <table:table-cell office:value-type="float" office:value="605" calcext:value-type="float">
            <text:p>605</text:p>
          </table:table-cell>
          <table:table-cell office:value-type="float" office:value="50852" calcext:value-type="float">
            <text:p>50852</text:p>
          </table:table-cell>
          <table:table-cell office:value-type="float" office:value="0.01885" calcext:value-type="float">
            <text:p>0.01885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float" office:value="606" calcext:value-type="float">
            <text:p>606</text:p>
          </table:table-cell>
          <table:table-cell office:value-type="float" office:value="50777" calcext:value-type="float">
            <text:p>50777</text:p>
          </table:table-cell>
          <table:table-cell office:value-type="float" office:value="0.01882" calcext:value-type="float">
            <text:p>0.01882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float" office:value="607" calcext:value-type="float">
            <text:p>607</text:p>
          </table:table-cell>
          <table:table-cell office:value-type="float" office:value="50748" calcext:value-type="float">
            <text:p>50748</text:p>
          </table:table-cell>
          <table:table-cell office:value-type="float" office:value="0.01881" calcext:value-type="float">
            <text:p>0.01881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office:value-type="float" office:value="608" calcext:value-type="float">
            <text:p>608</text:p>
          </table:table-cell>
          <table:table-cell office:value-type="float" office:value="50628" calcext:value-type="float">
            <text:p>50628</text:p>
          </table:table-cell>
          <table:table-cell office:value-type="float" office:value="0.01877" calcext:value-type="float">
            <text:p>0.01877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float" office:value="609" calcext:value-type="float">
            <text:p>609</text:p>
          </table:table-cell>
          <table:table-cell office:value-type="float" office:value="50608" calcext:value-type="float">
            <text:p>50608</text:p>
          </table:table-cell>
          <table:table-cell office:value-type="float" office:value="0.01876" calcext:value-type="float">
            <text:p>0.01876</text:p>
          </table:table-cell>
        </table:table-row>
        <table:table-row table:style-name="ro1">
          <table:table-cell office:value-type="string" calcext:value-type="string">
            <text:p>HODGE</text:p>
          </table:table-cell>
          <table:table-cell office:value-type="float" office:value="610" calcext:value-type="float">
            <text:p>610</text:p>
          </table:table-cell>
          <table:table-cell office:value-type="float" office:value="50577" calcext:value-type="float">
            <text:p>50577</text:p>
          </table:table-cell>
          <table:table-cell office:value-type="float" office:value="0.01875" calcext:value-type="float">
            <text:p>0.01875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office:value-type="float" office:value="611" calcext:value-type="float">
            <text:p>611</text:p>
          </table:table-cell>
          <table:table-cell office:value-type="float" office:value="50482" calcext:value-type="float">
            <text:p>50482</text:p>
          </table:table-cell>
          <table:table-cell office:value-type="float" office:value="0.01871" calcext:value-type="float">
            <text:p>0.01871</text:p>
          </table:table-cell>
        </table:table-row>
        <table:table-row table:style-name="ro1">
          <table:table-cell office:value-type="string" calcext:value-type="string">
            <text:p>TREVINO</text:p>
          </table:table-cell>
          <table:table-cell office:value-type="float" office:value="612" calcext:value-type="float">
            <text:p>612</text:p>
          </table:table-cell>
          <table:table-cell office:value-type="float" office:value="50454" calcext:value-type="float">
            <text:p>50454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VILLARREAL</text:p>
          </table:table-cell>
          <table:table-cell office:value-type="float" office:value="613" calcext:value-type="float">
            <text:p>613</text:p>
          </table:table-cell>
          <table:table-cell office:value-type="float" office:value="50351" calcext:value-type="float">
            <text:p>50351</text:p>
          </table:table-cell>
          <table:table-cell office:value-type="float" office:value="0.01866" calcext:value-type="float">
            <text:p>0.01866</text:p>
          </table:table-cell>
        </table:table-row>
        <table:table-row table:style-name="ro1">
          <table:table-cell office:value-type="string" calcext:value-type="string">
            <text:p>HEATH</text:p>
          </table:table-cell>
          <table:table-cell office:value-type="float" office:value="614" calcext:value-type="float">
            <text:p>614</text:p>
          </table:table-cell>
          <table:table-cell office:value-type="float" office:value="50307" calcext:value-type="float">
            <text:p>50307</text:p>
          </table:table-cell>
          <table:table-cell office:value-type="float" office:value="0.01865" calcext:value-type="float">
            <text:p>0.01865</text:p>
          </table:table-cell>
        </table:table-row>
        <table:table-row table:style-name="ro1">
          <table:table-cell office:value-type="string" calcext:value-type="string">
            <text:p>DALTON</text:p>
          </table:table-cell>
          <table:table-cell office:value-type="float" office:value="615" calcext:value-type="float">
            <text:p>615</text:p>
          </table:table-cell>
          <table:table-cell office:value-type="float" office:value="50166" calcext:value-type="float">
            <text:p>50166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616" calcext:value-type="float">
            <text:p>616</text:p>
          </table:table-cell>
          <table:table-cell office:value-type="float" office:value="50026" calcext:value-type="float">
            <text:p>50026</text:p>
          </table:table-cell>
          <table:table-cell office:value-type="float" office:value="0.01854" calcext:value-type="float">
            <text:p>0.01854</text:p>
          </table:table-cell>
        </table:table-row>
        <table:table-row table:style-name="ro1">
          <table:table-cell office:value-type="string" calcext:value-type="string">
            <text:p>CALLAHAN</text:p>
          </table:table-cell>
          <table:table-cell office:value-type="float" office:value="617" calcext:value-type="float">
            <text:p>617</text:p>
          </table:table-cell>
          <table:table-cell office:value-type="float" office:value="49925" calcext:value-type="float">
            <text:p>49925</text:p>
          </table:table-cell>
          <table:table-cell office:value-type="float" office:value="0.01851" calcext:value-type="float">
            <text:p>0.01851</text:p>
          </table:table-cell>
        </table:table-row>
        <table:table-row table:style-name="ro1">
          <table:table-cell office:value-type="string" calcext:value-type="string">
            <text:p>HENSLEY</text:p>
          </table:table-cell>
          <table:table-cell office:value-type="float" office:value="618" calcext:value-type="float">
            <text:p>618</text:p>
          </table:table-cell>
          <table:table-cell office:value-type="float" office:value="49858" calcext:value-type="float">
            <text:p>49858</text:p>
          </table:table-cell>
          <table:table-cell office:value-type="float" office:value="0.01848" calcext:value-type="float">
            <text:p>0.01848</text:p>
          </table:table-cell>
        </table:table-row>
        <table:table-row table:style-name="ro1">
          <table:table-cell office:value-type="string" calcext:value-type="string">
            <text:p>ATKINS</text:p>
          </table:table-cell>
          <table:table-cell office:value-type="float" office:value="619" calcext:value-type="float">
            <text:p>619</text:p>
          </table:table-cell>
          <table:table-cell office:value-type="float" office:value="49754" calcext:value-type="float">
            <text:p>49754</text:p>
          </table:table-cell>
          <table:table-cell office:value-type="float" office:value="0.01844" calcext:value-type="float">
            <text:p>0.01844</text:p>
          </table:table-cell>
        </table:table-row>
        <table:table-row table:style-name="ro1">
          <table:table-cell office:value-type="string" calcext:value-type="string">
            <text:p>HUFFMAN</text:p>
          </table:table-cell>
          <table:table-cell office:value-type="float" office:value="620" calcext:value-type="float">
            <text:p>620</text:p>
          </table:table-cell>
          <table:table-cell office:value-type="float" office:value="49737" calcext:value-type="float">
            <text:p>49737</text:p>
          </table:table-cell>
          <table:table-cell office:value-type="float" office:value="0.01844" calcext:value-type="float">
            <text:p>0.01844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621" calcext:value-type="float">
            <text:p>621</text:p>
          </table:table-cell>
          <table:table-cell office:value-type="float" office:value="49725" calcext:value-type="float">
            <text:p>49725</text:p>
          </table:table-cell>
          <table:table-cell office:value-type="float" office:value="0.01843" calcext:value-type="float">
            <text:p>0.01843</text:p>
          </table:table-cell>
        </table:table-row>
        <table:table-row table:style-name="ro1">
          <table:table-cell office:value-type="string" calcext:value-type="string">
            <text:p>BOYER</text:p>
          </table:table-cell>
          <table:table-cell office:value-type="float" office:value="622" calcext:value-type="float">
            <text:p>622</text:p>
          </table:table-cell>
          <table:table-cell office:value-type="float" office:value="49601" calcext:value-type="float">
            <text:p>49601</text:p>
          </table:table-cell>
          <table:table-cell office:value-type="float" office:value="0.01839" calcext:value-type="float">
            <text:p>0.01839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623" calcext:value-type="float">
            <text:p>623</text:p>
          </table:table-cell>
          <table:table-cell office:value-type="float" office:value="49556" calcext:value-type="float">
            <text:p>49556</text:p>
          </table:table-cell>
          <table:table-cell office:value-type="float" office:value="0.01837" calcext:value-type="float">
            <text:p>0.01837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624" calcext:value-type="float">
            <text:p>624</text:p>
          </table:table-cell>
          <table:table-cell office:value-type="float" office:value="49360" calcext:value-type="float">
            <text:p>49360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HANCOCK</text:p>
          </table:table-cell>
          <table:table-cell office:value-type="float" office:value="625" calcext:value-type="float">
            <text:p>625</text:p>
          </table:table-cell>
          <table:table-cell office:value-type="float" office:value="49330" calcext:value-type="float">
            <text:p>49330</text:p>
          </table:table-cell>
          <table:table-cell office:value-type="float" office:value="0.01829" calcext:value-type="float">
            <text:p>0.01829</text:p>
          </table:table-cell>
        </table:table-row>
        <table:table-row table:style-name="ro1">
          <table:table-cell office:value-type="string" calcext:value-type="string">
            <text:p>GRIMES</text:p>
          </table:table-cell>
          <table:table-cell office:value-type="float" office:value="626" calcext:value-type="float">
            <text:p>626</text:p>
          </table:table-cell>
          <table:table-cell office:value-type="float" office:value="49245" calcext:value-type="float">
            <text:p>49245</text:p>
          </table:table-cell>
          <table:table-cell office:value-type="float" office:value="0.01825" calcext:value-type="float">
            <text:p>0.01825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627" calcext:value-type="float">
            <text:p>627</text:p>
          </table:table-cell>
          <table:table-cell office:value-type="float" office:value="49241" calcext:value-type="float">
            <text:p>49241</text:p>
          </table:table-cell>
          <table:table-cell office:value-type="float" office:value="0.01825" calcext:value-type="float">
            <text:p>0.01825</text:p>
          </table:table-cell>
        </table:table-row>
        <table:table-row table:style-name="ro1">
          <table:table-cell office:value-type="string" calcext:value-type="string">
            <text:p>CLINE</text:p>
          </table:table-cell>
          <table:table-cell office:value-type="float" office:value="628" calcext:value-type="float">
            <text:p>628</text:p>
          </table:table-cell>
          <table:table-cell office:value-type="float" office:value="49167" calcext:value-type="float">
            <text:p>49167</text:p>
          </table:table-cell>
          <table:table-cell office:value-type="float" office:value="0.01823" calcext:value-type="float">
            <text:p>0.01823</text:p>
          </table:table-cell>
        </table:table-row>
        <table:table-row table:style-name="ro1">
          <table:table-cell office:value-type="string" calcext:value-type="string">
            <text:p>DELACRUZ</text:p>
          </table:table-cell>
          <table:table-cell office:value-type="float" office:value="629" calcext:value-type="float">
            <text:p>629</text:p>
          </table:table-cell>
          <table:table-cell office:value-type="float" office:value="49158" calcext:value-type="float">
            <text:p>49158</text:p>
          </table:table-cell>
          <table:table-cell office:value-type="float" office:value="0.01822" calcext:value-type="float">
            <text:p>0.01822</text:p>
          </table:table-cell>
        </table:table-row>
        <table:table-row table:style-name="ro1">
          <table:table-cell office:value-type="string" calcext:value-type="string">
            <text:p>CAMACHO</text:p>
          </table:table-cell>
          <table:table-cell office:value-type="float" office:value="630" calcext:value-type="float">
            <text:p>630</text:p>
          </table:table-cell>
          <table:table-cell office:value-type="float" office:value="49000" calcext:value-type="float">
            <text:p>49000</text:p>
          </table:table-cell>
          <table:table-cell office:value-type="float" office:value="0.01816" calcext:value-type="float">
            <text:p>0.01816</text:p>
          </table:table-cell>
        </table:table-row>
        <table:table-row table:style-name="ro1">
          <table:table-cell office:value-type="string" calcext:value-type="string">
            <text:p>DILLON</text:p>
          </table:table-cell>
          <table:table-cell office:value-type="float" office:value="631" calcext:value-type="float">
            <text:p>631</text:p>
          </table:table-cell>
          <table:table-cell office:value-type="float" office:value="48833" calcext:value-type="float">
            <text:p>4883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PARRISH</text:p>
          </table:table-cell>
          <table:table-cell office:value-type="float" office:value="632" calcext:value-type="float">
            <text:p>632</text:p>
          </table:table-cell>
          <table:table-cell office:value-type="float" office:value="48823" calcext:value-type="float">
            <text:p>4882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ONEILL</text:p>
          </table:table-cell>
          <table:table-cell office:value-type="float" office:value="633" calcext:value-type="float">
            <text:p>633</text:p>
          </table:table-cell>
          <table:table-cell office:value-type="float" office:value="48656" calcext:value-type="float">
            <text:p>48656</text:p>
          </table:table-cell>
          <table:table-cell office:value-type="float" office:value="0.01804" calcext:value-type="float">
            <text:p>0.01804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634" calcext:value-type="float">
            <text:p>634</text:p>
          </table:table-cell>
          <table:table-cell office:value-type="float" office:value="48594" calcext:value-type="float">
            <text:p>48594</text:p>
          </table:table-cell>
          <table:table-cell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635" calcext:value-type="float">
            <text:p>635</text:p>
          </table:table-cell>
          <table:table-cell office:value-type="float" office:value="48580" calcext:value-type="float">
            <text:p>48580</text:p>
          </table:table-cell>
          <table:table-cell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office:value-type="float" office:value="636" calcext:value-type="float">
            <text:p>636</text:p>
          </table:table-cell>
          <table:table-cell office:value-type="float" office:value="48527" calcext:value-type="float">
            <text:p>48527</text:p>
          </table:table-cell>
          <table:table-cell office:value-type="float" office:value="0.01799" calcext:value-type="float">
            <text:p>0.01799</text:p>
          </table:table-cell>
        </table:table-row>
        <table:table-row table:style-name="ro1">
          <table:table-cell office:value-type="string" calcext:value-type="string">
            <text:p>BERG</text:p>
          </table:table-cell>
          <table:table-cell office:value-type="float" office:value="637" calcext:value-type="float">
            <text:p>637</text:p>
          </table:table-cell>
          <table:table-cell office:value-type="float" office:value="48480" calcext:value-type="float">
            <text:p>48480</text:p>
          </table:table-cell>
          <table:table-cell office:value-type="float" office:value="0.01797" calcext:value-type="float">
            <text:p>0.01797</text:p>
          </table:table-cell>
        </table:table-row>
        <table:table-row table:style-name="ro1">
          <table:table-cell office:value-type="string" calcext:value-type="string">
            <text:p>HARRELL</text:p>
          </table:table-cell>
          <table:table-cell office:value-type="float" office:value="638" calcext:value-type="float">
            <text:p>638</text:p>
          </table:table-cell>
          <table:table-cell office:value-type="float" office:value="48471" calcext:value-type="float">
            <text:p>48471</text:p>
          </table:table-cell>
          <table:table-cell office:value-type="float" office:value="0.01797" calcext:value-type="float">
            <text:p>0.01797</text:p>
          </table:table-cell>
        </table:table-row>
        <table:table-row table:style-name="ro1">
          <table:table-cell office:value-type="string" calcext:value-type="string">
            <text:p>PITTS</text:p>
          </table:table-cell>
          <table:table-cell office:value-type="float" office:value="639" calcext:value-type="float">
            <text:p>639</text:p>
          </table:table-cell>
          <table:table-cell office:value-type="float" office:value="48462" calcext:value-type="float">
            <text:p>48462</text:p>
          </table:table-cell>
          <table:table-cell office:value-type="float" office:value="0.01796" calcext:value-type="float">
            <text:p>0.01796</text:p>
          </table:table-cell>
        </table:table-row>
        <table:table-row table:style-name="ro1">
          <table:table-cell office:value-type="string" calcext:value-type="string">
            <text:p>SAVAGE</text:p>
          </table:table-cell>
          <table:table-cell office:value-type="float" office:value="640" calcext:value-type="float">
            <text:p>640</text:p>
          </table:table-cell>
          <table:table-cell office:value-type="float" office:value="48367" calcext:value-type="float">
            <text:p>48367</text:p>
          </table:table-cell>
          <table:table-cell office:value-type="float" office:value="0.01793" calcext:value-type="float">
            <text:p>0.01793</text:p>
          </table:table-cell>
        </table:table-row>
        <table:table-row table:style-name="ro1">
          <table:table-cell office:value-type="string" calcext:value-type="string">
            <text:p>WIGGINS</text:p>
          </table:table-cell>
          <table:table-cell office:value-type="float" office:value="641" calcext:value-type="float">
            <text:p>641</text:p>
          </table:table-cell>
          <table:table-cell office:value-type="float" office:value="48355" calcext:value-type="float">
            <text:p>48355</text:p>
          </table:table-cell>
          <table:table-cell office:value-type="float" office:value="0.01793" calcext:value-type="float">
            <text:p>0.01793</text:p>
          </table:table-cell>
        </table:table-row>
        <table:table-row table:style-name="ro1">
          <table:table-cell office:value-type="string" calcext:value-type="string">
            <text:p>BRENNAN</text:p>
          </table:table-cell>
          <table:table-cell office:value-type="float" office:value="642" calcext:value-type="float">
            <text:p>642</text:p>
          </table:table-cell>
          <table:table-cell office:value-type="float" office:value="48296" calcext:value-type="float">
            <text:p>48296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ALAS</text:p>
          </table:table-cell>
          <table:table-cell office:value-type="float" office:value="643" calcext:value-type="float">
            <text:p>643</text:p>
          </table:table-cell>
          <table:table-cell office:value-type="float" office:value="48282" calcext:value-type="float">
            <text:p>48282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MARKS</text:p>
          </table:table-cell>
          <table:table-cell office:value-type="float" office:value="644" calcext:value-type="float">
            <text:p>644</text:p>
          </table:table-cell>
          <table:table-cell office:value-type="float" office:value="48281" calcext:value-type="float">
            <text:p>48281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RUSSO</text:p>
          </table:table-cell>
          <table:table-cell office:value-type="float" office:value="645" calcext:value-type="float">
            <text:p>645</text:p>
          </table:table-cell>
          <table:table-cell office:value-type="float" office:value="48126" calcext:value-type="float">
            <text:p>48126</text:p>
          </table:table-cell>
          <table:table-cell office:value-type="float" office:value="0.01784" calcext:value-type="float">
            <text:p>0.01784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float" office:value="646" calcext:value-type="float">
            <text:p>646</text:p>
          </table:table-cell>
          <table:table-cell office:value-type="float" office:value="47979" calcext:value-type="float">
            <text:p>47979</text:p>
          </table:table-cell>
          <table:table-cell office:value-type="float" office:value="0.01779" calcext:value-type="float">
            <text:p>0.01779</text:p>
          </table:table-cell>
        </table:table-row>
        <table:table-row table:style-name="ro1">
          <table:table-cell office:value-type="string" calcext:value-type="string">
            <text:p>BAXTER</text:p>
          </table:table-cell>
          <table:table-cell office:value-type="float" office:value="647" calcext:value-type="float">
            <text:p>647</text:p>
          </table:table-cell>
          <table:table-cell office:value-type="float" office:value="47857" calcext:value-type="float">
            <text:p>47857</text:p>
          </table:table-cell>
          <table:table-cell office:value-type="float" office:value="0.01774" calcext:value-type="float">
            <text:p>0.01774</text:p>
          </table:table-cell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648" calcext:value-type="float">
            <text:p>648</text:p>
          </table:table-cell>
          <table:table-cell office:value-type="float" office:value="47839" calcext:value-type="float">
            <text:p>47839</text:p>
          </table:table-cell>
          <table:table-cell office:value-type="float" office:value="0.01773" calcext:value-type="float">
            <text:p>0.01773</text:p>
          </table:table-cell>
        </table:table-row>
        <table:table-row table:style-name="ro1">
          <table:table-cell office:value-type="string" calcext:value-type="string">
            <text:p>HUTCHINSON</text:p>
          </table:table-cell>
          <table:table-cell office:value-type="float" office:value="649" calcext:value-type="float">
            <text:p>649</text:p>
          </table:table-cell>
          <table:table-cell office:value-type="float" office:value="47809" calcext:value-type="float">
            <text:p>47809</text:p>
          </table:table-cell>
          <table:table-cell office:value-type="float" office:value="0.01772" calcext:value-type="float">
            <text:p>0.01772</text:p>
          </table:table-cell>
        </table:table-row>
        <table:table-row table:style-name="ro1">
          <table:table-cell office:value-type="string" calcext:value-type="string">
            <text:p>LIU</text:p>
          </table:table-cell>
          <table:table-cell office:value-type="float" office:value="650" calcext:value-type="float">
            <text:p>650</text:p>
          </table:table-cell>
          <table:table-cell office:value-type="float" office:value="47665" calcext:value-type="float">
            <text:p>47665</text:p>
          </table:table-cell>
          <table:table-cell office:value-type="float" office:value="0.01767" calcext:value-type="float">
            <text:p>0.01767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float" office:value="651" calcext:value-type="float">
            <text:p>651</text:p>
          </table:table-cell>
          <table:table-cell office:value-type="float" office:value="47615" calcext:value-type="float">
            <text:p>47615</text:p>
          </table:table-cell>
          <table:table-cell office:value-type="float" office:value="0.01765" calcext:value-type="float">
            <text:p>0.01765</text:p>
          </table:table-cell>
        </table:table-row>
        <table:table-row table:style-name="ro1">
          <table:table-cell office:value-type="string" calcext:value-type="string">
            <text:p>MCDOWELL</text:p>
          </table:table-cell>
          <table:table-cell office:value-type="float" office:value="652" calcext:value-type="float">
            <text:p>652</text:p>
          </table:table-cell>
          <table:table-cell office:value-type="float" office:value="47526" calcext:value-type="float">
            <text:p>47526</text:p>
          </table:table-cell>
          <table:table-cell office:value-type="float" office:value="0.01762" calcext:value-type="float">
            <text:p>0.01762</text:p>
          </table:table-cell>
        </table:table-row>
        <table:table-row table:style-name="ro1">
          <table:table-cell office:value-type="string" calcext:value-type="string">
            <text:p>WILEY</text:p>
          </table:table-cell>
          <table:table-cell office:value-type="float" office:value="653" calcext:value-type="float">
            <text:p>653</text:p>
          </table:table-cell>
          <table:table-cell office:value-type="float" office:value="47503" calcext:value-type="float">
            <text:p>47503</text:p>
          </table:table-cell>
          <table:table-cell office:value-type="float" office:value="0.01761" calcext:value-type="float">
            <text:p>0.01761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float" office:value="654" calcext:value-type="float">
            <text:p>654</text:p>
          </table:table-cell>
          <table:table-cell office:value-type="float" office:value="47477" calcext:value-type="float">
            <text:p>47477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HUMPHREY</text:p>
          </table:table-cell>
          <table:table-cell office:value-type="float" office:value="655" calcext:value-type="float">
            <text:p>655</text:p>
          </table:table-cell>
          <table:table-cell office:value-type="float" office:value="47470" calcext:value-type="float">
            <text:p>47470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JOHNS</text:p>
          </table:table-cell>
          <table:table-cell office:value-type="float" office:value="656" calcext:value-type="float">
            <text:p>656</text:p>
          </table:table-cell>
          <table:table-cell office:value-type="float" office:value="47289" calcext:value-type="float">
            <text:p>47289</text:p>
          </table:table-cell>
          <table:table-cell office:value-type="float" office:value="0.01753" calcext:value-type="float">
            <text:p>0.01753</text:p>
          </table:table-cell>
        </table:table-row>
        <table:table-row table:style-name="ro1">
          <table:table-cell office:value-type="string" calcext:value-type="string">
            <text:p>KOCH</text:p>
          </table:table-cell>
          <table:table-cell office:value-type="float" office:value="657" calcext:value-type="float">
            <text:p>657</text:p>
          </table:table-cell>
          <table:table-cell office:value-type="float" office:value="47286" calcext:value-type="float">
            <text:p>47286</text:p>
          </table:table-cell>
          <table:table-cell office:value-type="float" office:value="0.01753" calcext:value-type="float">
            <text:p>0.01753</text:p>
          </table:table-cell>
        </table:table-row>
        <table:table-row table:style-name="ro1">
          <table:table-cell office:value-type="string" calcext:value-type="string">
            <text:p>SUAREZ</text:p>
          </table:table-cell>
          <table:table-cell office:value-type="float" office:value="658" calcext:value-type="float">
            <text:p>658</text:p>
          </table:table-cell>
          <table:table-cell office:value-type="float" office:value="47235" calcext:value-type="float">
            <text:p>47235</text:p>
          </table:table-cell>
          <table:table-cell office:value-type="float" office:value="0.01751" calcext:value-type="float">
            <text:p>0.01751</text:p>
          </table:table-cell>
        </table:table-row>
        <table:table-row table:style-name="ro1">
          <table:table-cell office:value-type="string" calcext:value-type="string">
            <text:p>HOBBS</text:p>
          </table:table-cell>
          <table:table-cell office:value-type="float" office:value="659" calcext:value-type="float">
            <text:p>659</text:p>
          </table:table-cell>
          <table:table-cell office:value-type="float" office:value="47220" calcext:value-type="float">
            <text:p>4722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office:value-type="float" office:value="660" calcext:value-type="float">
            <text:p>660</text:p>
          </table:table-cell>
          <table:table-cell office:value-type="float" office:value="47128" calcext:value-type="float">
            <text:p>47128</text:p>
          </table:table-cell>
          <table:table-cell office:value-type="float" office:value="0.01747" calcext:value-type="float">
            <text:p>0.01747</text:p>
          </table:table-cell>
        </table:table-row>
        <table:table-row table:style-name="ro1">
          <table:table-cell office:value-type="string" calcext:value-type="string">
            <text:p>GILMORE</text:p>
          </table:table-cell>
          <table:table-cell office:value-type="float" office:value="661" calcext:value-type="float">
            <text:p>661</text:p>
          </table:table-cell>
          <table:table-cell office:value-type="float" office:value="47050" calcext:value-type="float">
            <text:p>47050</text:p>
          </table:table-cell>
          <table:table-cell office:value-type="float" office:value="0.01744" calcext:value-type="float">
            <text:p>0.01744</text:p>
          </table:table-cell>
        </table:table-row>
        <table:table-row table:style-name="ro1">
          <table:table-cell office:value-type="string" calcext:value-type="string">
            <text:p>IBARRA</text:p>
          </table:table-cell>
          <table:table-cell office:value-type="float" office:value="662" calcext:value-type="float">
            <text:p>662</text:p>
          </table:table-cell>
          <table:table-cell office:value-type="float" office:value="46895" calcext:value-type="float">
            <text:p>46895</text:p>
          </table:table-cell>
          <table:table-cell office:value-type="float" office:value="0.01738" calcext:value-type="float">
            <text:p>0.01738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float" office:value="663" calcext:value-type="float">
            <text:p>663</text:p>
          </table:table-cell>
          <table:table-cell office:value-type="float" office:value="46747" calcext:value-type="float">
            <text:p>46747</text:p>
          </table:table-cell>
          <table:table-cell office:value-type="float" office:value="0.01733" calcext:value-type="float">
            <text:p>0.01733</text:p>
          </table:table-cell>
        </table:table-row>
        <table:table-row table:style-name="ro1">
          <table:table-cell office:value-type="string" calcext:value-type="string">
            <text:p>MACIAS</text:p>
          </table:table-cell>
          <table:table-cell office:value-type="float" office:value="664" calcext:value-type="float">
            <text:p>664</text:p>
          </table:table-cell>
          <table:table-cell office:value-type="float" office:value="46739" calcext:value-type="float">
            <text:p>46739</text:p>
          </table:table-cell>
          <table:table-cell office:value-type="float" office:value="0.01733" calcext:value-type="float">
            <text:p>0.01733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float" office:value="665" calcext:value-type="float">
            <text:p>665</text:p>
          </table:table-cell>
          <table:table-cell office:value-type="float" office:value="46713" calcext:value-type="float">
            <text:p>46713</text:p>
          </table:table-cell>
          <table:table-cell office:value-type="float" office:value="0.01732" calcext:value-type="float">
            <text:p>0.01732</text:p>
          </table:table-cell>
        </table:table-row>
        <table:table-row table:style-name="ro1">
          <table:table-cell office:value-type="string" calcext:value-type="string">
            <text:p>ANDRADE</text:p>
          </table:table-cell>
          <table:table-cell office:value-type="float" office:value="666" calcext:value-type="float">
            <text:p>666</text:p>
          </table:table-cell>
          <table:table-cell office:value-type="float" office:value="46702" calcext:value-type="float">
            <text:p>46702</text:p>
          </table:table-cell>
          <table:table-cell office:value-type="float" office:value="0.01731" calcext:value-type="float">
            <text:p>0.01731</text:p>
          </table:table-cell>
        </table:table-row>
        <table:table-row table:style-name="ro1">
          <table:table-cell office:value-type="string" calcext:value-type="string">
            <text:p>WARE</text:p>
          </table:table-cell>
          <table:table-cell office:value-type="float" office:value="667" calcext:value-type="float">
            <text:p>667</text:p>
          </table:table-cell>
          <table:table-cell office:value-type="float" office:value="46682" calcext:value-type="float">
            <text:p>46682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STEPHENSON</text:p>
          </table:table-cell>
          <table:table-cell office:value-type="float" office:value="668" calcext:value-type="float">
            <text:p>668</text:p>
          </table:table-cell>
          <table:table-cell office:value-type="float" office:value="46662" calcext:value-type="float">
            <text:p>46662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HENSON</text:p>
          </table:table-cell>
          <table:table-cell office:value-type="float" office:value="669" calcext:value-type="float">
            <text:p>669</text:p>
          </table:table-cell>
          <table:table-cell office:value-type="float" office:value="46609" calcext:value-type="float">
            <text:p>46609</text:p>
          </table:table-cell>
          <table:table-cell office:value-type="float" office:value="0.01728" calcext:value-type="float">
            <text:p>0.01728</text:p>
          </table:table-cell>
        </table:table-row>
        <table:table-row table:style-name="ro1">
          <table:table-cell office:value-type="string" calcext:value-type="string">
            <text:p>WILKERSON</text:p>
          </table:table-cell>
          <table:table-cell office:value-type="float" office:value="670" calcext:value-type="float">
            <text:p>670</text:p>
          </table:table-cell>
          <table:table-cell office:value-type="float" office:value="46605" calcext:value-type="float">
            <text:p>46605</text:p>
          </table:table-cell>
          <table:table-cell office:value-type="float" office:value="0.01728" calcext:value-type="float">
            <text:p>0.01728</text:p>
          </table:table-cell>
        </table:table-row>
        <table:table-row table:style-name="ro1">
          <table:table-cell office:value-type="string" calcext:value-type="string">
            <text:p>DYER</text:p>
          </table:table-cell>
          <table:table-cell office:value-type="float" office:value="671" calcext:value-type="float">
            <text:p>671</text:p>
          </table:table-cell>
          <table:table-cell office:value-type="float" office:value="46574" calcext:value-type="float">
            <text:p>46574</text:p>
          </table:table-cell>
          <table:table-cell office:value-type="float" office:value="0.01726" calcext:value-type="float">
            <text:p>0.01726</text:p>
          </table:table-cell>
        </table:table-row>
        <table:table-row table:style-name="ro1">
          <table:table-cell office:value-type="string" calcext:value-type="string">
            <text:p>MCCLURE</text:p>
          </table:table-cell>
          <table:table-cell office:value-type="float" office:value="672" calcext:value-type="float">
            <text:p>672</text:p>
          </table:table-cell>
          <table:table-cell office:value-type="float" office:value="46505" calcext:value-type="float">
            <text:p>46505</text:p>
          </table:table-cell>
          <table:table-cell office:value-type="float" office:value="0.01724" calcext:value-type="float">
            <text:p>0.01724</text:p>
          </table:table-cell>
        </table:table-row>
        <table:table-row table:style-name="ro1">
          <table:table-cell office:value-type="string" calcext:value-type="string">
            <text:p>BLACKWELL</text:p>
          </table:table-cell>
          <table:table-cell office:value-type="float" office:value="673" calcext:value-type="float">
            <text:p>673</text:p>
          </table:table-cell>
          <table:table-cell office:value-type="float" office:value="46495" calcext:value-type="float">
            <text:p>46495</text:p>
          </table:table-cell>
          <table:table-cell office:value-type="float" office:value="0.01724" calcext:value-type="float">
            <text:p>0.01724</text:p>
          </table:table-cell>
        </table:table-row>
        <table:table-row table:style-name="ro1">
          <table:table-cell office:value-type="string" calcext:value-type="string">
            <text:p>MERCADO</text:p>
          </table:table-cell>
          <table:table-cell office:value-type="float" office:value="674" calcext:value-type="float">
            <text:p>674</text:p>
          </table:table-cell>
          <table:table-cell office:value-type="float" office:value="46437" calcext:value-type="float">
            <text:p>46437</text:p>
          </table:table-cell>
          <table:table-cell office:value-type="float" office:value="0.01721" calcext:value-type="float">
            <text:p>0.01721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float" office:value="675" calcext:value-type="float">
            <text:p>675</text:p>
          </table:table-cell>
          <table:table-cell office:value-type="float" office:value="46412" calcext:value-type="float">
            <text:p>4641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676" calcext:value-type="float">
            <text:p>676</text:p>
          </table:table-cell>
          <table:table-cell office:value-type="float" office:value="46403" calcext:value-type="float">
            <text:p>4640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677" calcext:value-type="float">
            <text:p>677</text:p>
          </table:table-cell>
          <table:table-cell office:value-type="float" office:value="46264" calcext:value-type="float">
            <text:p>46264</text:p>
          </table:table-cell>
          <table:table-cell office:value-type="float" office:value="0.01715" calcext:value-type="float">
            <text:p>0.01715</text:p>
          </table:table-cell>
        </table:table-row>
        <table:table-row table:style-name="ro1">
          <table:table-cell office:value-type="string" calcext:value-type="string">
            <text:p>BARRON</text:p>
          </table:table-cell>
          <table:table-cell office:value-type="float" office:value="678" calcext:value-type="float">
            <text:p>678</text:p>
          </table:table-cell>
          <table:table-cell office:value-type="float" office:value="46196" calcext:value-type="float">
            <text:p>46196</text:p>
          </table:table-cell>
          <table:table-cell office:value-type="float" office:value="0.01712" calcext:value-type="float">
            <text:p>0.01712</text:p>
          </table:table-cell>
        </table:table-row>
        <table:table-row table:style-name="ro1">
          <table:table-cell office:value-type="string" calcext:value-type="string">
            <text:p>BEASLEY</text:p>
          </table:table-cell>
          <table:table-cell office:value-type="float" office:value="679" calcext:value-type="float">
            <text:p>679</text:p>
          </table:table-cell>
          <table:table-cell office:value-type="float" office:value="46179" calcext:value-type="float">
            <text:p>46179</text:p>
          </table:table-cell>
          <table:table-cell office:value-type="float" office:value="0.01712" calcext:value-type="float">
            <text:p>0.01712</text:p>
          </table:table-cell>
        </table:table-row>
        <table:table-row table:style-name="ro1">
          <table:table-cell office:value-type="string" calcext:value-type="string">
            <text:p>ONEAL</text:p>
          </table:table-cell>
          <table:table-cell office:value-type="float" office:value="680" calcext:value-type="float">
            <text:p>680</text:p>
          </table:table-cell>
          <table:table-cell office:value-type="float" office:value="46161" calcext:value-type="float">
            <text:p>46161</text:p>
          </table:table-cell>
          <table:table-cell office:value-type="float" office:value="0.01711" calcext:value-type="float">
            <text:p>0.01711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681" calcext:value-type="float">
            <text:p>681</text:p>
          </table:table-cell>
          <table:table-cell office:value-type="float" office:value="45850" calcext:value-type="float">
            <text:p>4585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681" calcext:value-type="float">
            <text:p>681</text:p>
          </table:table-cell>
          <table:table-cell office:value-type="float" office:value="45850" calcext:value-type="float">
            <text:p>4585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float" office:value="683" calcext:value-type="float">
            <text:p>683</text:p>
          </table:table-cell>
          <table:table-cell office:value-type="float" office:value="45815" calcext:value-type="float">
            <text:p>45815</text:p>
          </table:table-cell>
          <table:table-cell office:value-type="float" office:value="0.01698" calcext:value-type="float">
            <text:p>0.01698</text:p>
          </table:table-cell>
        </table:table-row>
        <table:table-row table:style-name="ro1">
          <table:table-cell office:value-type="string" calcext:value-type="string">
            <text:p>ZAMORA</text:p>
          </table:table-cell>
          <table:table-cell office:value-type="float" office:value="684" calcext:value-type="float">
            <text:p>684</text:p>
          </table:table-cell>
          <table:table-cell office:value-type="float" office:value="45806" calcext:value-type="float">
            <text:p>45806</text:p>
          </table:table-cell>
          <table:table-cell office:value-type="float" office:value="0.01698" calcext:value-type="float">
            <text:p>0.01698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float" office:value="685" calcext:value-type="float">
            <text:p>685</text:p>
          </table:table-cell>
          <table:table-cell office:value-type="float" office:value="45782" calcext:value-type="float">
            <text:p>45782</text:p>
          </table:table-cell>
          <table:table-cell office:value-type="float" office:value="0.01697" calcext:value-type="float">
            <text:p>0.01697</text:p>
          </table:table-cell>
        </table:table-row>
        <table:table-row table:style-name="ro1">
          <table:table-cell office:value-type="string" calcext:value-type="string">
            <text:p>VANCE</text:p>
          </table:table-cell>
          <table:table-cell office:value-type="float" office:value="686" calcext:value-type="float">
            <text:p>686</text:p>
          </table:table-cell>
          <table:table-cell office:value-type="float" office:value="45763" calcext:value-type="float">
            <text:p>45763</text:p>
          </table:table-cell>
          <table:table-cell office:value-type="float" office:value="0.01696" calcext:value-type="float">
            <text:p>0.01696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687" calcext:value-type="float">
            <text:p>687</text:p>
          </table:table-cell>
          <table:table-cell office:value-type="float" office:value="45689" calcext:value-type="float">
            <text:p>45689</text:p>
          </table:table-cell>
          <table:table-cell office:value-type="float" office:value="0.01694" calcext:value-type="float">
            <text:p>0.01694</text:p>
          </table:table-cell>
        </table:table-row>
        <table:table-row table:style-name="ro1">
          <table:table-cell office:value-type="string" calcext:value-type="string">
            <text:p>MCCLAIN</text:p>
          </table:table-cell>
          <table:table-cell office:value-type="float" office:value="688" calcext:value-type="float">
            <text:p>688</text:p>
          </table:table-cell>
          <table:table-cell office:value-type="float" office:value="45560" calcext:value-type="float">
            <text:p>45560</text:p>
          </table:table-cell>
          <table:table-cell office:value-type="float" office:value="0.01689" calcext:value-type="float">
            <text:p>0.01689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689" calcext:value-type="float">
            <text:p>689</text:p>
          </table:table-cell>
          <table:table-cell office:value-type="float" office:value="45349" calcext:value-type="float">
            <text:p>45349</text:p>
          </table:table-cell>
          <table:table-cell office:value-type="float" office:value="0.01681" calcext:value-type="float">
            <text:p>0.01681</text:p>
          </table:table-cell>
        </table:table-row>
        <table:table-row table:style-name="ro1">
          <table:table-cell office:value-type="string" calcext:value-type="string">
            <text:p>OROZCO</text:p>
          </table:table-cell>
          <table:table-cell office:value-type="float" office:value="690" calcext:value-type="float">
            <text:p>690</text:p>
          </table:table-cell>
          <table:table-cell office:value-type="float" office:value="45289" calcext:value-type="float">
            <text:p>45289</text:p>
          </table:table-cell>
          <table:table-cell office:value-type="float" office:value="0.01679" calcext:value-type="float">
            <text:p>0.01679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float" office:value="691" calcext:value-type="float">
            <text:p>691</text:p>
          </table:table-cell>
          <table:table-cell office:value-type="float" office:value="45044" calcext:value-type="float">
            <text:p>45044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92" calcext:value-type="float">
            <text:p>692</text:p>
          </table:table-cell>
          <table:table-cell office:value-type="float" office:value="45032" calcext:value-type="float">
            <text:p>45032</text:p>
          </table:table-cell>
          <table:table-cell office:value-type="float" office:value="0.01669" calcext:value-type="float">
            <text:p>0.01669</text:p>
          </table:table-cell>
        </table:table-row>
        <table:table-row table:style-name="ro1">
          <table:table-cell office:value-type="string" calcext:value-type="string">
            <text:p>SHANNON</text:p>
          </table:table-cell>
          <table:table-cell office:value-type="float" office:value="693" calcext:value-type="float">
            <text:p>693</text:p>
          </table:table-cell>
          <table:table-cell office:value-type="float" office:value="44902" calcext:value-type="float">
            <text:p>44902</text:p>
          </table:table-cell>
          <table:table-cell office:value-type="float" office:value="0.01665" calcext:value-type="float">
            <text:p>0.01665</text:p>
          </table:table-cell>
        </table:table-row>
        <table:table-row table:style-name="ro1">
          <table:table-cell office:value-type="string" calcext:value-type="string">
            <text:p>KLINE</text:p>
          </table:table-cell>
          <table:table-cell office:value-type="float" office:value="694" calcext:value-type="float">
            <text:p>694</text:p>
          </table:table-cell>
          <table:table-cell office:value-type="float" office:value="44900" calcext:value-type="float">
            <text:p>44900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string" calcext:value-type="string">
            <text:p>JACOBSON</text:p>
          </table:table-cell>
          <table:table-cell office:value-type="float" office:value="695" calcext:value-type="float">
            <text:p>695</text:p>
          </table:table-cell>
          <table:table-cell office:value-type="float" office:value="44874" calcext:value-type="float">
            <text:p>44874</text:p>
          </table:table-cell>
          <table:table-cell office:value-type="float" office:value="0.01663" calcext:value-type="float">
            <text:p>0.01663</text:p>
          </table:table-cell>
        </table:table-row>
        <table:table-row table:style-name="ro1">
          <table:table-cell office:value-type="string" calcext:value-type="string">
            <text:p>WOODARD</text:p>
          </table:table-cell>
          <table:table-cell office:value-type="float" office:value="696" calcext:value-type="float">
            <text:p>696</text:p>
          </table:table-cell>
          <table:table-cell office:value-type="float" office:value="44830" calcext:value-type="float">
            <text:p>44830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float" office:value="697" calcext:value-type="float">
            <text:p>697</text:p>
          </table:table-cell>
          <table:table-cell office:value-type="float" office:value="44715" calcext:value-type="float">
            <text:p>44715</text:p>
          </table:table-cell>
          <table:table-cell office:value-type="float" office:value="0.01658" calcext:value-type="float">
            <text:p>0.01658</text:p>
          </table:table-cell>
        </table:table-row>
        <table:table-row table:style-name="ro1">
          <table:table-cell office:value-type="string" calcext:value-type="string">
            <text:p>KEMP</text:p>
          </table:table-cell>
          <table:table-cell office:value-type="float" office:value="698" calcext:value-type="float">
            <text:p>698</text:p>
          </table:table-cell>
          <table:table-cell office:value-type="float" office:value="44701" calcext:value-type="float">
            <text:p>44701</text:p>
          </table:table-cell>
          <table:table-cell office:value-type="float" office:value="0.01657" calcext:value-type="float">
            <text:p>0.01657</text:p>
          </table:table-cell>
        </table:table-row>
        <table:table-row table:style-name="ro1">
          <table:table-cell office:value-type="string" calcext:value-type="string">
            <text:p>MOSLEY</text:p>
          </table:table-cell>
          <table:table-cell office:value-type="float" office:value="699" calcext:value-type="float">
            <text:p>699</text:p>
          </table:table-cell>
          <table:table-cell office:value-type="float" office:value="44698" calcext:value-type="float">
            <text:p>44698</text:p>
          </table:table-cell>
          <table:table-cell office:value-type="float" office:value="0.01657" calcext:value-type="float">
            <text:p>0.01657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float" office:value="700" calcext:value-type="float">
            <text:p>700</text:p>
          </table:table-cell>
          <table:table-cell office:value-type="float" office:value="44640" calcext:value-type="float">
            <text:p>44640</text:p>
          </table:table-cell>
          <table:table-cell office:value-type="float" office:value="0.01655" calcext:value-type="float">
            <text:p>0.01655</text:p>
          </table:table-cell>
        </table:table-row>
        <table:table-row table:style-name="ro1">
          <table:table-cell office:value-type="string" calcext:value-type="string">
            <text:p>MERRITT</text:p>
          </table:table-cell>
          <table:table-cell office:value-type="float" office:value="701" calcext:value-type="float">
            <text:p>701</text:p>
          </table:table-cell>
          <table:table-cell office:value-type="float" office:value="44626" calcext:value-type="float">
            <text:p>44626</text:p>
          </table:table-cell>
          <table:table-cell office:value-type="float" office:value="0.01654" calcext:value-type="float">
            <text:p>0.01654</text:p>
          </table:table-cell>
        </table:table-row>
        <table:table-row table:style-name="ro1">
          <table:table-cell office:value-type="string" calcext:value-type="string">
            <text:p>HURST</text:p>
          </table:table-cell>
          <table:table-cell office:value-type="float" office:value="702" calcext:value-type="float">
            <text:p>702</text:p>
          </table:table-cell>
          <table:table-cell office:value-type="float" office:value="44587" calcext:value-type="float">
            <text:p>44587</text:p>
          </table:table-cell>
          <table:table-cell office:value-type="float" office:value="0.01653" calcext:value-type="float">
            <text:p>0.01653</text:p>
          </table:table-cell>
        </table:table-row>
        <table:table-row table:style-name="ro1">
          <table:table-cell office:value-type="string" calcext:value-type="string">
            <text:p>VILLANUEVA</text:p>
          </table:table-cell>
          <table:table-cell office:value-type="float" office:value="703" calcext:value-type="float">
            <text:p>703</text:p>
          </table:table-cell>
          <table:table-cell office:value-type="float" office:value="44570" calcext:value-type="float">
            <text:p>44570</text:p>
          </table:table-cell>
          <table:table-cell office:value-type="float" office:value="0.01652" calcext:value-type="float">
            <text:p>0.01652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float" office:value="704" calcext:value-type="float">
            <text:p>704</text:p>
          </table:table-cell>
          <table:table-cell office:value-type="float" office:value="44454" calcext:value-type="float">
            <text:p>44454</text:p>
          </table:table-cell>
          <table:table-cell office:value-type="float" office:value="0.01648" calcext:value-type="float">
            <text:p>0.01648</text:p>
          </table:table-cell>
        </table:table-row>
        <table:table-row table:style-name="ro1">
          <table:table-cell office:value-type="string" calcext:value-type="string">
            <text:p>NOLAN</text:p>
          </table:table-cell>
          <table:table-cell office:value-type="float" office:value="705" calcext:value-type="float">
            <text:p>705</text:p>
          </table:table-cell>
          <table:table-cell office:value-type="float" office:value="44421" calcext:value-type="float">
            <text:p>44421</text:p>
          </table:table-cell>
          <table:table-cell office:value-type="float" office:value="0.01647" calcext:value-type="float">
            <text:p>0.01647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706" calcext:value-type="float">
            <text:p>706</text:p>
          </table:table-cell>
          <table:table-cell office:value-type="float" office:value="44385" calcext:value-type="float">
            <text:p>44385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string" calcext:value-type="string">
            <text:p>YODER</text:p>
          </table:table-cell>
          <table:table-cell office:value-type="float" office:value="707" calcext:value-type="float">
            <text:p>707</text:p>
          </table:table-cell>
          <table:table-cell office:value-type="float" office:value="44245" calcext:value-type="float">
            <text:p>44245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MCCULLOUGH</text:p>
          </table:table-cell>
          <table:table-cell office:value-type="float" office:value="708" calcext:value-type="float">
            <text:p>708</text:p>
          </table:table-cell>
          <table:table-cell office:value-type="float" office:value="44123" calcext:value-type="float">
            <text:p>44123</text:p>
          </table:table-cell>
          <table:table-cell office:value-type="float" office:value="0.01636" calcext:value-type="float">
            <text:p>0.01636</text:p>
          </table:table-cell>
        </table:table-row>
        <table:table-row table:style-name="ro1">
          <table:table-cell office:value-type="string" calcext:value-type="string">
            <text:p>LESTER</text:p>
          </table:table-cell>
          <table:table-cell office:value-type="float" office:value="709" calcext:value-type="float">
            <text:p>709</text:p>
          </table:table-cell>
          <table:table-cell office:value-type="float" office:value="43919" calcext:value-type="float">
            <text:p>43919</text:p>
          </table:table-cell>
          <table:table-cell office:value-type="float" office:value="0.01628" calcext:value-type="float">
            <text:p>0.01628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710" calcext:value-type="float">
            <text:p>710</text:p>
          </table:table-cell>
          <table:table-cell office:value-type="float" office:value="43875" calcext:value-type="float">
            <text:p>43875</text:p>
          </table:table-cell>
          <table:table-cell office:value-type="float" office:value="0.01626" calcext:value-type="float">
            <text:p>0.01626</text:p>
          </table:table-cell>
        </table:table-row>
        <table:table-row table:style-name="ro1">
          <table:table-cell office:value-type="string" calcext:value-type="string">
            <text:p>VALENZUELA</text:p>
          </table:table-cell>
          <table:table-cell office:value-type="float" office:value="711" calcext:value-type="float">
            <text:p>711</text:p>
          </table:table-cell>
          <table:table-cell office:value-type="float" office:value="43770" calcext:value-type="float">
            <text:p>43770</text:p>
          </table:table-cell>
          <table:table-cell office:value-type="float" office:value="0.01623" calcext:value-type="float">
            <text:p>0.01623</text:p>
          </table:table-cell>
        </table:table-row>
        <table:table-row table:style-name="ro1">
          <table:table-cell office:value-type="string" calcext:value-type="string">
            <text:p>WINTERS</text:p>
          </table:table-cell>
          <table:table-cell office:value-type="float" office:value="712" calcext:value-type="float">
            <text:p>712</text:p>
          </table:table-cell>
          <table:table-cell office:value-type="float" office:value="43762" calcext:value-type="float">
            <text:p>43762</text:p>
          </table:table-cell>
          <table:table-cell office:value-type="float" office:value="0.01622" calcext:value-type="float">
            <text:p>0.01622</text:p>
          </table:table-cell>
        </table:table-row>
        <table:table-row table:style-name="ro1">
          <table:table-cell office:value-type="string" calcext:value-type="string">
            <text:p>BARRERA</text:p>
          </table:table-cell>
          <table:table-cell office:value-type="float" office:value="713" calcext:value-type="float">
            <text:p>713</text:p>
          </table:table-cell>
          <table:table-cell office:value-type="float" office:value="43720" calcext:value-type="float">
            <text:p>43720</text:p>
          </table:table-cell>
          <table:table-cell office:value-type="float" office:value="0.01621" calcext:value-type="float">
            <text:p>0.01621</text:p>
          </table:table-cell>
        </table:table-row>
        <table:table-row table:style-name="ro1">
          <table:table-cell office:value-type="string" calcext:value-type="string">
            <text:p>LEACH</text:p>
          </table:table-cell>
          <table:table-cell office:value-type="float" office:value="714" calcext:value-type="float">
            <text:p>714</text:p>
          </table:table-cell>
          <table:table-cell office:value-type="float" office:value="43666" calcext:value-type="float">
            <text:p>43666</text:p>
          </table:table-cell>
          <table:table-cell office:value-type="float" office:value="0.01619" calcext:value-type="float">
            <text:p>0.01619</text:p>
          </table:table-cell>
        </table:table-row>
        <table:table-row table:style-name="ro1">
          <table:table-cell office:value-type="string" calcext:value-type="string">
            <text:p>ORR</text:p>
          </table:table-cell>
          <table:table-cell office:value-type="float" office:value="714" calcext:value-type="float">
            <text:p>714</text:p>
          </table:table-cell>
          <table:table-cell office:value-type="float" office:value="43666" calcext:value-type="float">
            <text:p>43666</text:p>
          </table:table-cell>
          <table:table-cell office:value-type="float" office:value="0.01619" calcext:value-type="float">
            <text:p>0.01619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16" calcext:value-type="float">
            <text:p>716</text:p>
          </table:table-cell>
          <table:table-cell office:value-type="float" office:value="43556" calcext:value-type="float">
            <text:p>43556</text:p>
          </table:table-cell>
          <table:table-cell office:value-type="float" office:value="0.01615" calcext:value-type="float">
            <text:p>0.01615</text:p>
          </table:table-cell>
        </table:table-row>
        <table:table-row table:style-name="ro1">
          <table:table-cell office:value-type="string" calcext:value-type="string">
            <text:p>MCKEE</text:p>
          </table:table-cell>
          <table:table-cell office:value-type="float" office:value="717" calcext:value-type="float">
            <text:p>717</text:p>
          </table:table-cell>
          <table:table-cell office:value-type="float" office:value="43555" calcext:value-type="float">
            <text:p>43555</text:p>
          </table:table-cell>
          <table:table-cell office:value-type="float" office:value="0.01615" calcext:value-type="float">
            <text:p>0.01615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float" office:value="718" calcext:value-type="float">
            <text:p>718</text:p>
          </table:table-cell>
          <table:table-cell office:value-type="float" office:value="43430" calcext:value-type="float">
            <text:p>43430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float" office:value="719" calcext:value-type="float">
            <text:p>719</text:p>
          </table:table-cell>
          <table:table-cell office:value-type="float" office:value="43395" calcext:value-type="float">
            <text:p>43395</text:p>
          </table:table-cell>
          <table:table-cell office:value-type="float" office:value="0.01609" calcext:value-type="float">
            <text:p>0.01609</text:p>
          </table:table-cell>
        </table:table-row>
        <table:table-row table:style-name="ro1">
          <table:table-cell office:value-type="string" calcext:value-type="string">
            <text:p>STEIN</text:p>
          </table:table-cell>
          <table:table-cell office:value-type="float" office:value="720" calcext:value-type="float">
            <text:p>720</text:p>
          </table:table-cell>
          <table:table-cell office:value-type="float" office:value="43331" calcext:value-type="float">
            <text:p>43331</text:p>
          </table:table-cell>
          <table:table-cell office:value-type="float" office:value="0.01606" calcext:value-type="float">
            <text:p>0.01606</text:p>
          </table:table-cell>
        </table:table-row>
        <table:table-row table:style-name="ro1">
          <table:table-cell office:value-type="string" calcext:value-type="string">
            <text:p>WHITEHEAD</text:p>
          </table:table-cell>
          <table:table-cell office:value-type="float" office:value="721" calcext:value-type="float">
            <text:p>721</text:p>
          </table:table-cell>
          <table:table-cell office:value-type="float" office:value="43310" calcext:value-type="float">
            <text:p>43310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string" calcext:value-type="string">
            <text:p>BULLOCK</text:p>
          </table:table-cell>
          <table:table-cell office:value-type="float" office:value="722" calcext:value-type="float">
            <text:p>722</text:p>
          </table:table-cell>
          <table:table-cell office:value-type="float" office:value="43021" calcext:value-type="float">
            <text:p>43021</text:p>
          </table:table-cell>
          <table:table-cell office:value-type="float" office:value="0.01595" calcext:value-type="float">
            <text:p>0.01595</text:p>
          </table:table-cell>
        </table:table-row>
        <table:table-row table:style-name="ro1">
          <table:table-cell office:value-type="string" calcext:value-type="string">
            <text:p>ESCOBAR</text:p>
          </table:table-cell>
          <table:table-cell office:value-type="float" office:value="723" calcext:value-type="float">
            <text:p>723</text:p>
          </table:table-cell>
          <table:table-cell office:value-type="float" office:value="42955" calcext:value-type="float">
            <text:p>42955</text:p>
          </table:table-cell>
          <table:table-cell office:value-type="float" office:value="0.01592" calcext:value-type="float">
            <text:p>0.01592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724" calcext:value-type="float">
            <text:p>724</text:p>
          </table:table-cell>
          <table:table-cell office:value-type="float" office:value="42937" calcext:value-type="float">
            <text:p>42937</text:p>
          </table:table-cell>
          <table:table-cell office:value-type="float" office:value="0.01592" calcext:value-type="float">
            <text:p>0.01592</text:p>
          </table:table-cell>
        </table:table-row>
        <table:table-row table:style-name="ro1">
          <table:table-cell office:value-type="string" calcext:value-type="string">
            <text:p>MEADOWS</text:p>
          </table:table-cell>
          <table:table-cell office:value-type="float" office:value="725" calcext:value-type="float">
            <text:p>725</text:p>
          </table:table-cell>
          <table:table-cell office:value-type="float" office:value="42884" calcext:value-type="float">
            <text:p>42884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float" office:value="726" calcext:value-type="float">
            <text:p>726</text:p>
          </table:table-cell>
          <table:table-cell office:value-type="float" office:value="42839" calcext:value-type="float">
            <text:p>42839</text:p>
          </table:table-cell>
          <table:table-cell office:value-type="float" office:value="0.01588" calcext:value-type="float">
            <text:p>0.01588</text:p>
          </table:table-cell>
        </table:table-row>
        <table:table-row table:style-name="ro1">
          <table:table-cell office:value-type="string" calcext:value-type="string">
            <text:p>VELEZ</text:p>
          </table:table-cell>
          <table:table-cell office:value-type="float" office:value="727" calcext:value-type="float">
            <text:p>727</text:p>
          </table:table-cell>
          <table:table-cell office:value-type="float" office:value="42820" calcext:value-type="float">
            <text:p>42820</text:p>
          </table:table-cell>
          <table:table-cell office:value-type="float" office:value="0.01587" calcext:value-type="float">
            <text:p>0.01587</text:p>
          </table:table-cell>
        </table:table-row>
        <table:table-row table:style-name="ro1">
          <table:table-cell office:value-type="string" calcext:value-type="string">
            <text:p>ODONNELL</text:p>
          </table:table-cell>
          <table:table-cell office:value-type="float" office:value="728" calcext:value-type="float">
            <text:p>728</text:p>
          </table:table-cell>
          <table:table-cell office:value-type="float" office:value="42802" calcext:value-type="float">
            <text:p>42802</text:p>
          </table:table-cell>
          <table:table-cell office:value-type="float" office:value="0.01587" calcext:value-type="float">
            <text:p>0.01587</text:p>
          </table:table-cell>
        </table:table-row>
        <table:table-row table:style-name="ro1">
          <table:table-cell office:value-type="string" calcext:value-type="string">
            <text:p>KERR</text:p>
          </table:table-cell>
          <table:table-cell office:value-type="float" office:value="729" calcext:value-type="float">
            <text:p>729</text:p>
          </table:table-cell>
          <table:table-cell office:value-type="float" office:value="42758" calcext:value-type="float">
            <text:p>42758</text:p>
          </table:table-cell>
          <table:table-cell office:value-type="float" office:value="0.01585" calcext:value-type="float">
            <text:p>0.01585</text:p>
          </table:table-cell>
        </table:table-row>
        <table:table-row table:style-name="ro1">
          <table:table-cell office:value-type="string" calcext:value-type="string">
            <text:p>STOUT</text:p>
          </table:table-cell>
          <table:table-cell office:value-type="float" office:value="730" calcext:value-type="float">
            <text:p>730</text:p>
          </table:table-cell>
          <table:table-cell office:value-type="float" office:value="42669" calcext:value-type="float">
            <text:p>42669</text:p>
          </table:table-cell>
          <table:table-cell office:value-type="float" office:value="0.01582" calcext:value-type="float">
            <text:p>0.01582</text:p>
          </table:table-cell>
        </table:table-row>
        <table:table-row table:style-name="ro1">
          <table:table-cell office:value-type="string" calcext:value-type="string">
            <text:p>BLANKENSHIP</text:p>
          </table:table-cell>
          <table:table-cell office:value-type="float" office:value="731" calcext:value-type="float">
            <text:p>731</text:p>
          </table:table-cell>
          <table:table-cell office:value-type="float" office:value="42663" calcext:value-type="float">
            <text:p>42663</text:p>
          </table:table-cell>
          <table:table-cell office:value-type="float" office:value="0.01582" calcext:value-type="float">
            <text:p>0.01582</text:p>
          </table:table-cell>
        </table:table-row>
        <table:table-row table:style-name="ro1">
          <table:table-cell office:value-type="string" calcext:value-type="string">
            <text:p>BROWNING</text:p>
          </table:table-cell>
          <table:table-cell office:value-type="float" office:value="732" calcext:value-type="float">
            <text:p>732</text:p>
          </table:table-cell>
          <table:table-cell office:value-type="float" office:value="42642" calcext:value-type="float">
            <text:p>42642</text:p>
          </table:table-cell>
          <table:table-cell office:value-type="float" office:value="0.01581" calcext:value-type="float">
            <text:p>0.01581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733" calcext:value-type="float">
            <text:p>733</text:p>
          </table:table-cell>
          <table:table-cell office:value-type="float" office:value="42597" calcext:value-type="float">
            <text:p>42597</text:p>
          </table:table-cell>
          <table:table-cell office:value-type="float" office:value="0.01579" calcext:value-type="float">
            <text:p>0.01579</text:p>
          </table:table-cell>
        </table:table-row>
        <table:table-row table:style-name="ro1">
          <table:table-cell office:value-type="string" calcext:value-type="string">
            <text:p>LOZANO</text:p>
          </table:table-cell>
          <table:table-cell office:value-type="float" office:value="734" calcext:value-type="float">
            <text:p>734</text:p>
          </table:table-cell>
          <table:table-cell office:value-type="float" office:value="42567" calcext:value-type="float">
            <text:p>42567</text:p>
          </table:table-cell>
          <table:table-cell office:value-type="float" office:value="0.01578" calcext:value-type="float">
            <text:p>0.01578</text:p>
          </table:table-cell>
        </table:table-row>
        <table:table-row table:style-name="ro1">
          <table:table-cell office:value-type="string" calcext:value-type="string">
            <text:p>BARTLETT</text:p>
          </table:table-cell>
          <table:table-cell office:value-type="float" office:value="735" calcext:value-type="float">
            <text:p>735</text:p>
          </table:table-cell>
          <table:table-cell office:value-type="float" office:value="42512" calcext:value-type="float">
            <text:p>42512</text:p>
          </table:table-cell>
          <table:table-cell office:value-type="float" office:value="0.01576" calcext:value-type="float">
            <text:p>0.01576</text:p>
          </table:table-cell>
        </table:table-row>
        <table:table-row table:style-name="ro1">
          <table:table-cell office:value-type="string" calcext:value-type="string">
            <text:p>PRUITT</text:p>
          </table:table-cell>
          <table:table-cell office:value-type="float" office:value="736" calcext:value-type="float">
            <text:p>736</text:p>
          </table:table-cell>
          <table:table-cell office:value-type="float" office:value="42463" calcext:value-type="float">
            <text:p>42463</text:p>
          </table:table-cell>
          <table:table-cell office:value-type="float" office:value="0.01574" calcext:value-type="float">
            <text:p>0.01574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float" office:value="737" calcext:value-type="float">
            <text:p>737</text:p>
          </table:table-cell>
          <table:table-cell office:value-type="float" office:value="42441" calcext:value-type="float">
            <text:p>42441</text:p>
          </table:table-cell>
          <table:table-cell office:value-type="float" office:value="0.01573" calcext:value-type="float">
            <text:p>0.01573</text:p>
          </table:table-cell>
        </table:table-row>
        <table:table-row table:style-name="ro1">
          <table:table-cell office:value-type="string" calcext:value-type="string">
            <text:p>BARR</text:p>
          </table:table-cell>
          <table:table-cell office:value-type="float" office:value="738" calcext:value-type="float">
            <text:p>738</text:p>
          </table:table-cell>
          <table:table-cell office:value-type="float" office:value="42432" calcext:value-type="float">
            <text:p>42432</text:p>
          </table:table-cell>
          <table:table-cell office:value-type="float" office:value="0.01573" calcext:value-type="float">
            <text:p>0.01573</text:p>
          </table:table-cell>
        </table:table-row>
        <table:table-row table:style-name="ro1">
          <table:table-cell office:value-type="string" calcext:value-type="string">
            <text:p>GAINES</text:p>
          </table:table-cell>
          <table:table-cell office:value-type="float" office:value="739" calcext:value-type="float">
            <text:p>739</text:p>
          </table:table-cell>
          <table:table-cell office:value-type="float" office:value="42369" calcext:value-type="float">
            <text:p>42369</text:p>
          </table:table-cell>
          <table:table-cell office:value-type="float" office:value="0.01571" calcext:value-type="float">
            <text:p>0.01571</text:p>
          </table:table-cell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740" calcext:value-type="float">
            <text:p>740</text:p>
          </table:table-cell>
          <table:table-cell office:value-type="float" office:value="42365" calcext:value-type="float">
            <text:p>42365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GENTRY</text:p>
          </table:table-cell>
          <table:table-cell office:value-type="float" office:value="741" calcext:value-type="float">
            <text:p>741</text:p>
          </table:table-cell>
          <table:table-cell office:value-type="float" office:value="42357" calcext:value-type="float">
            <text:p>42357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MCINTYRE</text:p>
          </table:table-cell>
          <table:table-cell office:value-type="float" office:value="742" calcext:value-type="float">
            <text:p>742</text:p>
          </table:table-cell>
          <table:table-cell office:value-type="float" office:value="42335" calcext:value-type="float">
            <text:p>42335</text:p>
          </table:table-cell>
          <table:table-cell office:value-type="float" office:value="0.01569" calcext:value-type="float">
            <text:p>0.01569</text:p>
          </table:table-cell>
        </table:table-row>
        <table:table-row table:style-name="ro1">
          <table:table-cell office:value-type="string" calcext:value-type="string">
            <text:p>SLOAN</text:p>
          </table:table-cell>
          <table:table-cell office:value-type="float" office:value="743" calcext:value-type="float">
            <text:p>743</text:p>
          </table:table-cell>
          <table:table-cell office:value-type="float" office:value="42281" calcext:value-type="float">
            <text:p>42281</text:p>
          </table:table-cell>
          <table:table-cell office:value-type="float" office:value="0.01567" calcext:value-type="float">
            <text:p>0.01567</text:p>
          </table:table-cell>
        </table:table-row>
        <table:table-row table:style-name="ro1">
          <table:table-cell office:value-type="string" calcext:value-type="string">
            <text:p>MELENDEZ</text:p>
          </table:table-cell>
          <table:table-cell office:value-type="float" office:value="744" calcext:value-type="float">
            <text:p>744</text:p>
          </table:table-cell>
          <table:table-cell office:value-type="float" office:value="42139" calcext:value-type="float">
            <text:p>42139</text:p>
          </table:table-cell>
          <table:table-cell office:value-type="float" office:value="0.01562" calcext:value-type="float">
            <text:p>0.01562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float" office:value="744" calcext:value-type="float">
            <text:p>744</text:p>
          </table:table-cell>
          <table:table-cell office:value-type="float" office:value="42139" calcext:value-type="float">
            <text:p>42139</text:p>
          </table:table-cell>
          <table:table-cell office:value-type="float" office:value="0.01562" calcext:value-type="float">
            <text:p>0.01562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float" office:value="746" calcext:value-type="float">
            <text:p>746</text:p>
          </table:table-cell>
          <table:table-cell office:value-type="float" office:value="42091" calcext:value-type="float">
            <text:p>42091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SEXTON</text:p>
          </table:table-cell>
          <table:table-cell office:value-type="float" office:value="747" calcext:value-type="float">
            <text:p>747</text:p>
          </table:table-cell>
          <table:table-cell office:value-type="float" office:value="42080" calcext:value-type="float">
            <text:p>42080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748" calcext:value-type="float">
            <text:p>748</text:p>
          </table:table-cell>
          <table:table-cell office:value-type="float" office:value="42062" calcext:value-type="float">
            <text:p>42062</text:p>
          </table:table-cell>
          <table:table-cell office:value-type="float" office:value="0.01559" calcext:value-type="float">
            <text:p>0.01559</text:p>
          </table:table-cell>
        </table:table-row>
        <table:table-row table:style-name="ro1">
          <table:table-cell office:value-type="string" calcext:value-type="string">
            <text:p>HENDRICKS</text:p>
          </table:table-cell>
          <table:table-cell office:value-type="float" office:value="749" calcext:value-type="float">
            <text:p>749</text:p>
          </table:table-cell>
          <table:table-cell office:value-type="float" office:value="41879" calcext:value-type="float">
            <text:p>41879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string" calcext:value-type="string">
            <text:p>RANGEL</text:p>
          </table:table-cell>
          <table:table-cell office:value-type="float" office:value="750" calcext:value-type="float">
            <text:p>750</text:p>
          </table:table-cell>
          <table:table-cell office:value-type="float" office:value="41868" calcext:value-type="float">
            <text:p>41868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751" calcext:value-type="float">
            <text:p>751</text:p>
          </table:table-cell>
          <table:table-cell office:value-type="float" office:value="41863" calcext:value-type="float">
            <text:p>41863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string" calcext:value-type="string">
            <text:p>LOWERY</text:p>
          </table:table-cell>
          <table:table-cell office:value-type="float" office:value="752" calcext:value-type="float">
            <text:p>752</text:p>
          </table:table-cell>
          <table:table-cell office:value-type="float" office:value="41670" calcext:value-type="float">
            <text:p>41670</text:p>
          </table:table-cell>
          <table:table-cell office:value-type="float" office:value="0.01545" calcext:value-type="float">
            <text:p>0.01545</text:p>
          </table:table-cell>
        </table:table-row>
        <table:table-row table:style-name="ro1">
          <table:table-cell office:value-type="string" calcext:value-type="string">
            <text:p>HARDIN</text:p>
          </table:table-cell>
          <table:table-cell office:value-type="float" office:value="753" calcext:value-type="float">
            <text:p>753</text:p>
          </table:table-cell>
          <table:table-cell office:value-type="float" office:value="41664" calcext:value-type="float">
            <text:p>41664</text:p>
          </table:table-cell>
          <table:table-cell office:value-type="float" office:value="0.01544" calcext:value-type="float">
            <text:p>0.01544</text:p>
          </table:table-cell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754" calcext:value-type="float">
            <text:p>754</text:p>
          </table:table-cell>
          <table:table-cell office:value-type="float" office:value="41656" calcext:value-type="float">
            <text:p>41656</text:p>
          </table:table-cell>
          <table:table-cell office:value-type="float" office:value="0.01544" calcext:value-type="float">
            <text:p>0.01544</text:p>
          </table:table-cell>
        </table:table-row>
        <table:table-row table:style-name="ro1">
          <table:table-cell office:value-type="string" calcext:value-type="string">
            <text:p>SELLERS</text:p>
          </table:table-cell>
          <table:table-cell office:value-type="float" office:value="755" calcext:value-type="float">
            <text:p>755</text:p>
          </table:table-cell>
          <table:table-cell office:value-type="float" office:value="41561" calcext:value-type="float">
            <text:p>41561</text:p>
          </table:table-cell>
          <table:table-cell office:value-type="float" office:value="0.01541" calcext:value-type="float">
            <text:p>0.01541</text:p>
          </table:table-cell>
        </table:table-row>
        <table:table-row table:style-name="ro1">
          <table:table-cell office:value-type="string" calcext:value-type="string">
            <text:p>ELLISON</text:p>
          </table:table-cell>
          <table:table-cell office:value-type="float" office:value="756" calcext:value-type="float">
            <text:p>756</text:p>
          </table:table-cell>
          <table:table-cell office:value-type="float" office:value="41459" calcext:value-type="float">
            <text:p>41459</text:p>
          </table:table-cell>
          <table:table-cell office:value-type="float" office:value="0.01537" calcext:value-type="float">
            <text:p>0.01537</text:p>
          </table:table-cell>
        </table:table-row>
        <table:table-row table:style-name="ro1">
          <table:table-cell office:value-type="string" calcext:value-type="string">
            <text:p>CALHOUN</text:p>
          </table:table-cell>
          <table:table-cell office:value-type="float" office:value="757" calcext:value-type="float">
            <text:p>757</text:p>
          </table:table-cell>
          <table:table-cell office:value-type="float" office:value="41452" calcext:value-type="float">
            <text:p>41452</text:p>
          </table:table-cell>
          <table:table-cell office:value-type="float" office:value="0.01537" calcext:value-type="float">
            <text:p>0.01537</text:p>
          </table:table-cell>
        </table:table-row>
        <table:table-row table:style-name="ro1">
          <table:table-cell office:value-type="string" calcext:value-type="string">
            <text:p>GILLESPIE</text:p>
          </table:table-cell>
          <table:table-cell office:value-type="float" office:value="758" calcext:value-type="float">
            <text:p>758</text:p>
          </table:table-cell>
          <table:table-cell office:value-type="float" office:value="41393" calcext:value-type="float">
            <text:p>41393</text:p>
          </table:table-cell>
          <table:table-cell office:value-type="float" office:value="0.01534" calcext:value-type="float">
            <text:p>0.01534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759" calcext:value-type="float">
            <text:p>759</text:p>
          </table:table-cell>
          <table:table-cell office:value-type="float" office:value="41348" calcext:value-type="float">
            <text:p>41348</text:p>
          </table:table-cell>
          <table:table-cell office:value-type="float" office:value="0.01533" calcext:value-type="float">
            <text:p>0.01533</text:p>
          </table:table-cell>
        </table:table-row>
        <table:table-row table:style-name="ro1">
          <table:table-cell office:value-type="string" calcext:value-type="string">
            <text:p>KNAPP</text:p>
          </table:table-cell>
          <table:table-cell office:value-type="float" office:value="760" calcext:value-type="float">
            <text:p>760</text:p>
          </table:table-cell>
          <table:table-cell office:value-type="float" office:value="41267" calcext:value-type="float">
            <text:p>41267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MCCALL</text:p>
          </table:table-cell>
          <table:table-cell office:value-type="float" office:value="761" calcext:value-type="float">
            <text:p>761</text:p>
          </table:table-cell>
          <table:table-cell office:value-type="float" office:value="41231" calcext:value-type="float">
            <text:p>41231</text:p>
          </table:table-cell>
          <table:table-cell office:value-type="float" office:value="0.01528" calcext:value-type="float">
            <text:p>0.01528</text:p>
          </table:table-cell>
        </table:table-row>
        <table:table-row table:style-name="ro1">
          <table:table-cell office:value-type="string" calcext:value-type="string">
            <text:p>MORSE</text:p>
          </table:table-cell>
          <table:table-cell office:value-type="float" office:value="762" calcext:value-type="float">
            <text:p>762</text:p>
          </table:table-cell>
          <table:table-cell office:value-type="float" office:value="41112" calcext:value-type="float">
            <text:p>41112</text:p>
          </table:table-cell>
          <table:table-cell office:value-type="float" office:value="0.01524" calcext:value-type="float">
            <text:p>0.01524</text:p>
          </table:table-cell>
        </table:table-row>
        <table:table-row table:style-name="ro1">
          <table:table-cell office:value-type="string" calcext:value-type="string">
            <text:p>DORSEY</text:p>
          </table:table-cell>
          <table:table-cell office:value-type="float" office:value="763" calcext:value-type="float">
            <text:p>763</text:p>
          </table:table-cell>
          <table:table-cell office:value-type="float" office:value="41104" calcext:value-type="float">
            <text:p>41104</text:p>
          </table:table-cell>
          <table:table-cell office:value-type="float" office:value="0.01524" calcext:value-type="float">
            <text:p>0.01524</text:p>
          </table:table-cell>
        </table:table-row>
        <table:table-row table:style-name="ro1">
          <table:table-cell office:value-type="string" calcext:value-type="string">
            <text:p>WEEKS</text:p>
          </table:table-cell>
          <table:table-cell office:value-type="float" office:value="764" calcext:value-type="float">
            <text:p>764</text:p>
          </table:table-cell>
          <table:table-cell office:value-type="float" office:value="41053" calcext:value-type="float">
            <text:p>41053</text:p>
          </table:table-cell>
          <table:table-cell office:value-type="float" office:value="0.01522" calcext:value-type="float">
            <text:p>0.01522</text:p>
          </table:table-cell>
        </table:table-row>
        <table:table-row table:style-name="ro1">
          <table:table-cell office:value-type="string" calcext:value-type="string">
            <text:p>NIELSEN</text:p>
          </table:table-cell>
          <table:table-cell office:value-type="float" office:value="765" calcext:value-type="float">
            <text:p>765</text:p>
          </table:table-cell>
          <table:table-cell office:value-type="float" office:value="41007" calcext:value-type="float">
            <text:p>41007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LIVINGSTON</text:p>
          </table:table-cell>
          <table:table-cell office:value-type="float" office:value="766" calcext:value-type="float">
            <text:p>766</text:p>
          </table:table-cell>
          <table:table-cell office:value-type="float" office:value="40964" calcext:value-type="float">
            <text:p>409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string" calcext:value-type="string">
            <text:p>LEBLANC</text:p>
          </table:table-cell>
          <table:table-cell office:value-type="float" office:value="767" calcext:value-type="float">
            <text:p>767</text:p>
          </table:table-cell>
          <table:table-cell office:value-type="float" office:value="40923" calcext:value-type="float">
            <text:p>40923</text:p>
          </table:table-cell>
          <table:table-cell office:value-type="float" office:value="0.01517" calcext:value-type="float">
            <text:p>0.01517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float" office:value="768" calcext:value-type="float">
            <text:p>768</text:p>
          </table:table-cell>
          <table:table-cell office:value-type="float" office:value="40871" calcext:value-type="float">
            <text:p>40871</text:p>
          </table:table-cell>
          <table:table-cell office:value-type="float" office:value="0.01515" calcext:value-type="float">
            <text:p>0.01515</text:p>
          </table:table-cell>
        </table:table-row>
        <table:table-row table:style-name="ro1">
          <table:table-cell office:value-type="string" calcext:value-type="string">
            <text:p>BRADSHAW</text:p>
          </table:table-cell>
          <table:table-cell office:value-type="float" office:value="769" calcext:value-type="float">
            <text:p>769</text:p>
          </table:table-cell>
          <table:table-cell office:value-type="float" office:value="40794" calcext:value-type="float">
            <text:p>40794</text:p>
          </table:table-cell>
          <table:table-cell office:value-type="float" office:value="0.01512" calcext:value-type="float">
            <text:p>0.01512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770" calcext:value-type="float">
            <text:p>770</text:p>
          </table:table-cell>
          <table:table-cell office:value-type="float" office:value="40724" calcext:value-type="float">
            <text:p>40724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MIDDLETON</text:p>
          </table:table-cell>
          <table:table-cell office:value-type="float" office:value="771" calcext:value-type="float">
            <text:p>771</text:p>
          </table:table-cell>
          <table:table-cell office:value-type="float" office:value="40708" calcext:value-type="float">
            <text:p>40708</text:p>
          </table:table-cell>
          <table:table-cell office:value-type="float" office:value="0.01509" calcext:value-type="float">
            <text:p>0.01509</text:p>
          </table:table-cell>
        </table:table-row>
        <table:table-row table:style-name="ro1">
          <table:table-cell office:value-type="string" calcext:value-type="string">
            <text:p>BUCKLEY</text:p>
          </table:table-cell>
          <table:table-cell office:value-type="float" office:value="772" calcext:value-type="float">
            <text:p>772</text:p>
          </table:table-cell>
          <table:table-cell office:value-type="float" office:value="40706" calcext:value-type="float">
            <text:p>40706</text:p>
          </table:table-cell>
          <table:table-cell office:value-type="float" office:value="0.01509" calcext:value-type="float">
            <text:p>0.01509</text:p>
          </table:table-cell>
        </table:table-row>
        <table:table-row table:style-name="ro1">
          <table:table-cell office:value-type="string" calcext:value-type="string">
            <text:p>SCHAEFER</text:p>
          </table:table-cell>
          <table:table-cell office:value-type="float" office:value="773" calcext:value-type="float">
            <text:p>773</text:p>
          </table:table-cell>
          <table:table-cell office:value-type="float" office:value="40663" calcext:value-type="float">
            <text:p>40663</text:p>
          </table:table-cell>
          <table:table-cell office:value-type="float" office:value="0.01507" calcext:value-type="float">
            <text:p>0.01507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774" calcext:value-type="float">
            <text:p>774</text:p>
          </table:table-cell>
          <table:table-cell office:value-type="float" office:value="40582" calcext:value-type="float">
            <text:p>40582</text:p>
          </table:table-cell>
          <table:table-cell office:value-type="float" office:value="0.01504" calcext:value-type="float">
            <text:p>0.01504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float" office:value="775" calcext:value-type="float">
            <text:p>775</text:p>
          </table:table-cell>
          <table:table-cell office:value-type="float" office:value="40555" calcext:value-type="float">
            <text:p>40555</text:p>
          </table:table-cell>
          <table:table-cell office:value-type="float" office:value="0.01503" calcext:value-type="float">
            <text:p>0.0150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776" calcext:value-type="float">
            <text:p>776</text:p>
          </table:table-cell>
          <table:table-cell office:value-type="float" office:value="40477" calcext:value-type="float">
            <text:p>4047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CINTOSH</text:p>
          </table:table-cell>
          <table:table-cell office:value-type="float" office:value="777" calcext:value-type="float">
            <text:p>777</text:p>
          </table:table-cell>
          <table:table-cell office:value-type="float" office:value="40453" calcext:value-type="float">
            <text:p>4045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778" calcext:value-type="float">
            <text:p>778</text:p>
          </table:table-cell>
          <table:table-cell office:value-type="float" office:value="40413" calcext:value-type="float">
            <text:p>40413</text:p>
          </table:table-cell>
          <table:table-cell office:value-type="float" office:value="0.01498" calcext:value-type="float">
            <text:p>0.01498</text:p>
          </table:table-cell>
        </table:table-row>
        <table:table-row table:style-name="ro1">
          <table:table-cell office:value-type="string" calcext:value-type="string">
            <text:p>PENNINGTON</text:p>
          </table:table-cell>
          <table:table-cell office:value-type="float" office:value="779" calcext:value-type="float">
            <text:p>779</text:p>
          </table:table-cell>
          <table:table-cell office:value-type="float" office:value="40339" calcext:value-type="float">
            <text:p>40339</text:p>
          </table:table-cell>
          <table:table-cell office:value-type="float" office:value="0.01495" calcext:value-type="float">
            <text:p>0.01495</text:p>
          </table:table-cell>
        </table:table-row>
        <table:table-row table:style-name="ro1">
          <table:table-cell office:value-type="string" calcext:value-type="string">
            <text:p>REILLY</text:p>
          </table:table-cell>
          <table:table-cell office:value-type="float" office:value="780" calcext:value-type="float">
            <text:p>780</text:p>
          </table:table-cell>
          <table:table-cell office:value-type="float" office:value="40310" calcext:value-type="float">
            <text:p>40310</text:p>
          </table:table-cell>
          <table:table-cell office:value-type="float" office:value="0.01494" calcext:value-type="float">
            <text:p>0.01494</text:p>
          </table:table-cell>
        </table:table-row>
        <table:table-row table:style-name="ro1">
          <table:table-cell office:value-type="string" calcext:value-type="string">
            <text:p>HEBERT</text:p>
          </table:table-cell>
          <table:table-cell office:value-type="float" office:value="781" calcext:value-type="float">
            <text:p>781</text:p>
          </table:table-cell>
          <table:table-cell office:value-type="float" office:value="40283" calcext:value-type="float">
            <text:p>40283</text:p>
          </table:table-cell>
          <table:table-cell office:value-type="float" office:value="0.01493" calcext:value-type="float">
            <text:p>0.01493</text:p>
          </table:table-cell>
        </table:table-row>
        <table:table-row table:style-name="ro1">
          <table:table-cell office:value-type="string" calcext:value-type="string">
            <text:p>MCFARLAND</text:p>
          </table:table-cell>
          <table:table-cell office:value-type="float" office:value="782" calcext:value-type="float">
            <text:p>782</text:p>
          </table:table-cell>
          <table:table-cell office:value-type="float" office:value="40244" calcext:value-type="float">
            <text:p>40244</text:p>
          </table:table-cell>
          <table:table-cell office:value-type="float" office:value="0.01492" calcext:value-type="float">
            <text:p>0.01492</text:p>
          </table:table-cell>
        </table:table-row>
        <table:table-row table:style-name="ro1">
          <table:table-cell office:value-type="string" calcext:value-type="string">
            <text:p>HICKMAN</text:p>
          </table:table-cell>
          <table:table-cell office:value-type="float" office:value="783" calcext:value-type="float">
            <text:p>783</text:p>
          </table:table-cell>
          <table:table-cell office:value-type="float" office:value="40224" calcext:value-type="float">
            <text:p>40224</text:p>
          </table:table-cell>
          <table:table-cell office:value-type="float" office:value="0.01491" calcext:value-type="float">
            <text:p>0.01491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784" calcext:value-type="float">
            <text:p>784</text:p>
          </table:table-cell>
          <table:table-cell office:value-type="float" office:value="40217" calcext:value-type="float">
            <text:p>40217</text:p>
          </table:table-cell>
          <table:table-cell office:value-type="float" office:value="0.01491" calcext:value-type="float">
            <text:p>0.01491</text:p>
          </table:table-cell>
        </table:table-row>
        <table:table-row table:style-name="ro1">
          <table:table-cell office:value-type="string" calcext:value-type="string">
            <text:p>SPEARS</text:p>
          </table:table-cell>
          <table:table-cell office:value-type="float" office:value="785" calcext:value-type="float">
            <text:p>785</text:p>
          </table:table-cell>
          <table:table-cell office:value-type="float" office:value="40203" calcext:value-type="float">
            <text:p>40203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CONRAD</text:p>
          </table:table-cell>
          <table:table-cell office:value-type="float" office:value="786" calcext:value-type="float">
            <text:p>786</text:p>
          </table:table-cell>
          <table:table-cell office:value-type="float" office:value="40102" calcext:value-type="float">
            <text:p>40102</text:p>
          </table:table-cell>
          <table:table-cell office:value-type="float" office:value="0.01487" calcext:value-type="float">
            <text:p>0.01487</text:p>
          </table:table-cell>
        </table:table-row>
        <table:table-row table:style-name="ro1">
          <table:table-cell office:value-type="string" calcext:value-type="string">
            <text:p>ARIAS</text:p>
          </table:table-cell>
          <table:table-cell office:value-type="float" office:value="787" calcext:value-type="float">
            <text:p>787</text:p>
          </table:table-cell>
          <table:table-cell office:value-type="float" office:value="40086" calcext:value-type="float">
            <text:p>40086</text:p>
          </table:table-cell>
          <table:table-cell office:value-type="float" office:value="0.01486" calcext:value-type="float">
            <text:p>0.01486</text:p>
          </table:table-cell>
        </table:table-row>
        <table:table-row table:style-name="ro1">
          <table:table-cell office:value-type="string" calcext:value-type="string">
            <text:p>GALVAN</text:p>
          </table:table-cell>
          <table:table-cell office:value-type="float" office:value="788" calcext:value-type="float">
            <text:p>788</text:p>
          </table:table-cell>
          <table:table-cell office:value-type="float" office:value="40046" calcext:value-type="float">
            <text:p>40046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string" calcext:value-type="string">
            <text:p>VELAZQUEZ</text:p>
          </table:table-cell>
          <table:table-cell office:value-type="float" office:value="789" calcext:value-type="float">
            <text:p>789</text:p>
          </table:table-cell>
          <table:table-cell office:value-type="float" office:value="40030" calcext:value-type="float">
            <text:p>40030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string" calcext:value-type="string">
            <text:p>HUYNH</text:p>
          </table:table-cell>
          <table:table-cell office:value-type="float" office:value="790" calcext:value-type="float">
            <text:p>790</text:p>
          </table:table-cell>
          <table:table-cell office:value-type="float" office:value="40011" calcext:value-type="float">
            <text:p>40011</text:p>
          </table:table-cell>
          <table:table-cell office:value-type="float" office:value="0.01483" calcext:value-type="float">
            <text:p>0.01483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791" calcext:value-type="float">
            <text:p>791</text:p>
          </table:table-cell>
          <table:table-cell office:value-type="float" office:value="39909" calcext:value-type="float">
            <text:p>39909</text:p>
          </table:table-cell>
          <table:table-cell office:value-type="float" office:value="0.01479" calcext:value-type="float">
            <text:p>0.01479</text:p>
          </table:table-cell>
        </table:table-row>
        <table:table-row table:style-name="ro1">
          <table:table-cell office:value-type="string" calcext:value-type="string">
            <text:p>RANDOLPH</text:p>
          </table:table-cell>
          <table:table-cell office:value-type="float" office:value="792" calcext:value-type="float">
            <text:p>792</text:p>
          </table:table-cell>
          <table:table-cell office:value-type="float" office:value="39742" calcext:value-type="float">
            <text:p>39742</text:p>
          </table:table-cell>
          <table:table-cell office:value-type="float" office:value="0.01473" calcext:value-type="float">
            <text:p>0.01473</text:p>
          </table:table-cell>
        </table:table-row>
        <table:table-row table:style-name="ro1">
          <table:table-cell office:value-type="string" calcext:value-type="string">
            <text:p>CANTU</text:p>
          </table:table-cell>
          <table:table-cell office:value-type="float" office:value="793" calcext:value-type="float">
            <text:p>793</text:p>
          </table:table-cell>
          <table:table-cell office:value-type="float" office:value="39601" calcext:value-type="float">
            <text:p>39601</text:p>
          </table:table-cell>
          <table:table-cell office:value-type="float" office:value="0.01468" calcext:value-type="float">
            <text:p>0.01468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float" office:value="794" calcext:value-type="float">
            <text:p>794</text:p>
          </table:table-cell>
          <table:table-cell office:value-type="float" office:value="39501" calcext:value-type="float">
            <text:p>39501</text:p>
          </table:table-cell>
          <table:table-cell office:value-type="float" office:value="0.01464" calcext:value-type="float">
            <text:p>0.01464</text:p>
          </table:table-cell>
        </table:table-row>
        <table:table-row table:style-name="ro1">
          <table:table-cell office:value-type="string" calcext:value-type="string">
            <text:p>MAHONEY</text:p>
          </table:table-cell>
          <table:table-cell office:value-type="float" office:value="795" calcext:value-type="float">
            <text:p>795</text:p>
          </table:table-cell>
          <table:table-cell office:value-type="float" office:value="39440" calcext:value-type="float">
            <text:p>39440</text:p>
          </table:table-cell>
          <table:table-cell office:value-type="float" office:value="0.01462" calcext:value-type="float">
            <text:p>0.01462</text:p>
          </table:table-cell>
        </table:table-row>
        <table:table-row table:style-name="ro1">
          <table:table-cell office:value-type="string" calcext:value-type="string">
            <text:p>PECK</text:p>
          </table:table-cell>
          <table:table-cell office:value-type="float" office:value="796" calcext:value-type="float">
            <text:p>796</text:p>
          </table:table-cell>
          <table:table-cell office:value-type="float" office:value="39432" calcext:value-type="float">
            <text:p>39432</text:p>
          </table:table-cell>
          <table:table-cell office:value-type="float" office:value="0.01462" calcext:value-type="float">
            <text:p>0.01462</text:p>
          </table:table-cell>
        </table:table-row>
        <table:table-row table:style-name="ro1">
          <table:table-cell office:value-type="string" calcext:value-type="string">
            <text:p>VILLA</text:p>
          </table:table-cell>
          <table:table-cell office:value-type="float" office:value="797" calcext:value-type="float">
            <text:p>797</text:p>
          </table:table-cell>
          <table:table-cell office:value-type="float" office:value="39402" calcext:value-type="float">
            <text:p>39402</text:p>
          </table:table-cell>
          <table:table-cell office:value-type="float" office:value="0.01461" calcext:value-type="float">
            <text:p>0.01461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798" calcext:value-type="float">
            <text:p>798</text:p>
          </table:table-cell>
          <table:table-cell office:value-type="float" office:value="39369" calcext:value-type="float">
            <text:p>39369</text:p>
          </table:table-cell>
          <table:table-cell office:value-type="float" office:value="0.01459" calcext:value-type="float">
            <text:p>0.01459</text:p>
          </table:table-cell>
        </table:table-row>
        <table:table-row table:style-name="ro1">
          <table:table-cell office:value-type="string" calcext:value-type="string">
            <text:p>DONOVAN</text:p>
          </table:table-cell>
          <table:table-cell office:value-type="float" office:value="799" calcext:value-type="float">
            <text:p>799</text:p>
          </table:table-cell>
          <table:table-cell office:value-type="float" office:value="39270" calcext:value-type="float">
            <text:p>39270</text:p>
          </table:table-cell>
          <table:table-cell office:value-type="float" office:value="0.01456" calcext:value-type="float">
            <text:p>0.01456</text:p>
          </table:table-cell>
        </table:table-row>
        <table:table-row table:style-name="ro1">
          <table:table-cell office:value-type="string" calcext:value-type="string">
            <text:p>MCCONNELL</text:p>
          </table:table-cell>
          <table:table-cell office:value-type="float" office:value="800" calcext:value-type="float">
            <text:p>800</text:p>
          </table:table-cell>
          <table:table-cell office:value-type="float" office:value="39203" calcext:value-type="float">
            <text:p>39203</text:p>
          </table:table-cell>
          <table:table-cell office:value-type="float" office:value="0.01453" calcext:value-type="float">
            <text:p>0.01453</text:p>
          </table:table-cell>
        </table:table-row>
        <table:table-row table:style-name="ro1">
          <table:table-cell office:value-type="string" calcext:value-type="string">
            <text:p>WALLS</text:p>
          </table:table-cell>
          <table:table-cell office:value-type="float" office:value="801" calcext:value-type="float">
            <text:p>801</text:p>
          </table:table-cell>
          <table:table-cell office:value-type="float" office:value="39166" calcext:value-type="float">
            <text:p>39166</text:p>
          </table:table-cell>
          <table:table-cell office:value-type="float" office:value="0.01452" calcext:value-type="float">
            <text:p>0.01452</text:p>
          </table:table-cell>
        </table:table-row>
        <table:table-row table:style-name="ro1">
          <table:table-cell office:value-type="string" calcext:value-type="string">
            <text:p>BOYLE</text:p>
          </table:table-cell>
          <table:table-cell office:value-type="float" office:value="802" calcext:value-type="float">
            <text:p>802</text:p>
          </table:table-cell>
          <table:table-cell office:value-type="float" office:value="39141" calcext:value-type="float">
            <text:p>39141</text:p>
          </table:table-cell>
          <table:table-cell office:value-type="float" office:value="0.01451" calcext:value-type="float">
            <text:p>0.01451</text:p>
          </table:table-cell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803" calcext:value-type="float">
            <text:p>803</text:p>
          </table:table-cell>
          <table:table-cell office:value-type="float" office:value="39111" calcext:value-type="float">
            <text:p>3911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ZUNIGA</text:p>
          </table:table-cell>
          <table:table-cell office:value-type="float" office:value="804" calcext:value-type="float">
            <text:p>804</text:p>
          </table:table-cell>
          <table:table-cell office:value-type="float" office:value="39057" calcext:value-type="float">
            <text:p>39057</text:p>
          </table:table-cell>
          <table:table-cell office:value-type="float" office:value="0.01448" calcext:value-type="float">
            <text:p>0.01448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float" office:value="805" calcext:value-type="float">
            <text:p>805</text:p>
          </table:table-cell>
          <table:table-cell office:value-type="float" office:value="39002" calcext:value-type="float">
            <text:p>39002</text:p>
          </table:table-cell>
          <table:table-cell office:value-type="float" office:value="0.01446" calcext:value-type="float">
            <text:p>0.01446</text:p>
          </table:table-cell>
        </table:table-row>
        <table:table-row table:style-name="ro1">
          <table:table-cell office:value-type="string" calcext:value-type="string">
            <text:p>PINEDA</text:p>
          </table:table-cell>
          <table:table-cell office:value-type="float" office:value="806" calcext:value-type="float">
            <text:p>806</text:p>
          </table:table-cell>
          <table:table-cell office:value-type="float" office:value="38999" calcext:value-type="float">
            <text:p>38999</text:p>
          </table:table-cell>
          <table:table-cell office:value-type="float" office:value="0.01446" calcext:value-type="float">
            <text:p>0.01446</text:p>
          </table:table-cell>
        </table:table-row>
        <table:table-row table:style-name="ro1">
          <table:table-cell office:value-type="string" calcext:value-type="string">
            <text:p>PACE</text:p>
          </table:table-cell>
          <table:table-cell office:value-type="float" office:value="807" calcext:value-type="float">
            <text:p>807</text:p>
          </table:table-cell>
          <table:table-cell office:value-type="float" office:value="38975" calcext:value-type="float">
            <text:p>38975</text:p>
          </table:table-cell>
          <table:table-cell office:value-type="float" office:value="0.01445" calcext:value-type="float">
            <text:p>0.01445</text:p>
          </table:table-cell>
        </table:table-row>
        <table:table-row table:style-name="ro1">
          <table:table-cell office:value-type="string" calcext:value-type="string">
            <text:p>HURLEY</text:p>
          </table:table-cell>
          <table:table-cell office:value-type="float" office:value="808" calcext:value-type="float">
            <text:p>808</text:p>
          </table:table-cell>
          <table:table-cell office:value-type="float" office:value="38971" calcext:value-type="float">
            <text:p>38971</text:p>
          </table:table-cell>
          <table:table-cell office:value-type="float" office:value="0.01445" calcext:value-type="float">
            <text:p>0.01445</text:p>
          </table:table-cell>
        </table:table-row>
        <table:table-row table:style-name="ro1">
          <table:table-cell office:value-type="string" calcext:value-type="string">
            <text:p>MAYS</text:p>
          </table:table-cell>
          <table:table-cell office:value-type="float" office:value="809" calcext:value-type="float">
            <text:p>809</text:p>
          </table:table-cell>
          <table:table-cell office:value-type="float" office:value="38914" calcext:value-type="float">
            <text:p>38914</text:p>
          </table:table-cell>
          <table:table-cell office:value-type="float" office:value="0.01443" calcext:value-type="float">
            <text:p>0.01443</text:p>
          </table:table-cell>
        </table:table-row>
        <table:table-row table:style-name="ro1">
          <table:table-cell office:value-type="string" calcext:value-type="string">
            <text:p>MCMILLAN</text:p>
          </table:table-cell>
          <table:table-cell office:value-type="float" office:value="810" calcext:value-type="float">
            <text:p>810</text:p>
          </table:table-cell>
          <table:table-cell office:value-type="float" office:value="38896" calcext:value-type="float">
            <text:p>38896</text:p>
          </table:table-cell>
          <table:table-cell office:value-type="float" office:value="0.01442" calcext:value-type="float">
            <text:p>0.01442</text:p>
          </table:table-cell>
        </table:table-row>
        <table:table-row table:style-name="ro1">
          <table:table-cell office:value-type="string" calcext:value-type="string">
            <text:p>CROSBY</text:p>
          </table:table-cell>
          <table:table-cell office:value-type="float" office:value="811" calcext:value-type="float">
            <text:p>811</text:p>
          </table:table-cell>
          <table:table-cell office:value-type="float" office:value="38844" calcext:value-type="float">
            <text:p>38844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AYERS</text:p>
          </table:table-cell>
          <table:table-cell office:value-type="float" office:value="812" calcext:value-type="float">
            <text:p>812</text:p>
          </table:table-cell>
          <table:table-cell office:value-type="float" office:value="38836" calcext:value-type="float">
            <text:p>38836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813" calcext:value-type="float">
            <text:p>813</text:p>
          </table:table-cell>
          <table:table-cell office:value-type="float" office:value="38759" calcext:value-type="float">
            <text:p>38759</text:p>
          </table:table-cell>
          <table:table-cell office:value-type="float" office:value="0.01437" calcext:value-type="float">
            <text:p>0.01437</text:p>
          </table:table-cell>
        </table:table-row>
        <table:table-row table:style-name="ro1">
          <table:table-cell office:value-type="string" calcext:value-type="string">
            <text:p>BENTLEY</text:p>
          </table:table-cell>
          <table:table-cell office:value-type="float" office:value="814" calcext:value-type="float">
            <text:p>814</text:p>
          </table:table-cell>
          <table:table-cell office:value-type="float" office:value="38714" calcext:value-type="float">
            <text:p>38714</text:p>
          </table:table-cell>
          <table:table-cell office:value-type="float" office:value="0.01435" calcext:value-type="float">
            <text:p>0.01435</text:p>
          </table:table-cell>
        </table:table-row>
        <table:table-row table:style-name="ro1">
          <table:table-cell office:value-type="string" calcext:value-type="string">
            <text:p>SHEPARD</text:p>
          </table:table-cell>
          <table:table-cell office:value-type="float" office:value="815" calcext:value-type="float">
            <text:p>815</text:p>
          </table:table-cell>
          <table:table-cell office:value-type="float" office:value="38705" calcext:value-type="float">
            <text:p>38705</text:p>
          </table:table-cell>
          <table:table-cell office:value-type="float" office:value="0.01435" calcext:value-type="float">
            <text:p>0.01435</text:p>
          </table:table-cell>
        </table:table-row>
        <table:table-row table:style-name="ro1">
          <table:table-cell office:value-type="string" calcext:value-type="string">
            <text:p>EVERETT</text:p>
          </table:table-cell>
          <table:table-cell office:value-type="float" office:value="816" calcext:value-type="float">
            <text:p>816</text:p>
          </table:table-cell>
          <table:table-cell office:value-type="float" office:value="38702" calcext:value-type="float">
            <text:p>38702</text:p>
          </table:table-cell>
          <table:table-cell office:value-type="float" office:value="0.01435" calcext:value-type="float">
            <text:p>0.01435</text:p>
          </table:table-cell>
        </table:table-row>
        <table:table-row table:style-name="ro1">
          <table:table-cell office:value-type="string" calcext:value-type="string">
            <text:p>PUGH</text:p>
          </table:table-cell>
          <table:table-cell office:value-type="float" office:value="817" calcext:value-type="float">
            <text:p>817</text:p>
          </table:table-cell>
          <table:table-cell office:value-type="float" office:value="38691" calcext:value-type="float">
            <text:p>38691</text:p>
          </table:table-cell>
          <table:table-cell office:value-type="float" office:value="0.01434" calcext:value-type="float">
            <text:p>0.01434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818" calcext:value-type="float">
            <text:p>818</text:p>
          </table:table-cell>
          <table:table-cell office:value-type="float" office:value="38659" calcext:value-type="float">
            <text:p>38659</text:p>
          </table:table-cell>
          <table:table-cell office:value-type="float" office:value="0.01433" calcext:value-type="float">
            <text:p>0.01433</text:p>
          </table:table-cell>
        </table:table-row>
        <table:table-row table:style-name="ro1">
          <table:table-cell office:value-type="string" calcext:value-type="string">
            <text:p>MCMAHON</text:p>
          </table:table-cell>
          <table:table-cell office:value-type="float" office:value="819" calcext:value-type="float">
            <text:p>819</text:p>
          </table:table-cell>
          <table:table-cell office:value-type="float" office:value="38557" calcext:value-type="float">
            <text:p>38557</text:p>
          </table:table-cell>
          <table:table-cell office:value-type="float" office:value="0.01429" calcext:value-type="float">
            <text:p>0.01429</text:p>
          </table:table-cell>
        </table:table-row>
        <table:table-row table:style-name="ro1">
          <table:table-cell office:value-type="string" calcext:value-type="string">
            <text:p>DUNLAP</text:p>
          </table:table-cell>
          <table:table-cell office:value-type="float" office:value="820" calcext:value-type="float">
            <text:p>820</text:p>
          </table:table-cell>
          <table:table-cell office:value-type="float" office:value="38516" calcext:value-type="float">
            <text:p>38516</text:p>
          </table:table-cell>
          <table:table-cell office:value-type="float" office:value="0.01428" calcext:value-type="float">
            <text:p>0.01428</text:p>
          </table:table-cell>
        </table:table-row>
        <table:table-row table:style-name="ro1">
          <table:table-cell office:value-type="string" calcext:value-type="string">
            <text:p>BENDER</text:p>
          </table:table-cell>
          <table:table-cell office:value-type="float" office:value="821" calcext:value-type="float">
            <text:p>821</text:p>
          </table:table-cell>
          <table:table-cell office:value-type="float" office:value="38464" calcext:value-type="float">
            <text:p>38464</text:p>
          </table:table-cell>
          <table:table-cell office:value-type="float" office:value="0.01426" calcext:value-type="float">
            <text:p>0.01426</text:p>
          </table:table-cell>
        </table:table-row>
        <table:table-row table:style-name="ro1">
          <table:table-cell office:value-type="string" calcext:value-type="string">
            <text:p>HAHN</text:p>
          </table:table-cell>
          <table:table-cell office:value-type="float" office:value="822" calcext:value-type="float">
            <text:p>822</text:p>
          </table:table-cell>
          <table:table-cell office:value-type="float" office:value="38354" calcext:value-type="float">
            <text:p>38354</text:p>
          </table:table-cell>
          <table:table-cell office:value-type="float" office:value="0.01422" calcext:value-type="float">
            <text:p>0.01422</text:p>
          </table:table-cell>
        </table:table-row>
        <table:table-row table:style-name="ro1">
          <table:table-cell office:value-type="string" calcext:value-type="string">
            <text:p>HARDING</text:p>
          </table:table-cell>
          <table:table-cell office:value-type="float" office:value="823" calcext:value-type="float">
            <text:p>823</text:p>
          </table:table-cell>
          <table:table-cell office:value-type="float" office:value="38340" calcext:value-type="float">
            <text:p>38340</text:p>
          </table:table-cell>
          <table:table-cell office:value-type="float" office:value="0.01421" calcext:value-type="float">
            <text:p>0.01421</text:p>
          </table:table-cell>
        </table:table-row>
        <table:table-row table:style-name="ro1">
          <table:table-cell office:value-type="string" calcext:value-type="string">
            <text:p>ACEVEDO</text:p>
          </table:table-cell>
          <table:table-cell office:value-type="float" office:value="824" calcext:value-type="float">
            <text:p>824</text:p>
          </table:table-cell>
          <table:table-cell office:value-type="float" office:value="38232" calcext:value-type="float">
            <text:p>3823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float" office:value="825" calcext:value-type="float">
            <text:p>825</text:p>
          </table:table-cell>
          <table:table-cell office:value-type="float" office:value="38158" calcext:value-type="float">
            <text:p>38158</text:p>
          </table:table-cell>
          <table:table-cell office:value-type="float" office:value="0.01415" calcext:value-type="float">
            <text:p>0.01415</text:p>
          </table:table-cell>
        </table:table-row>
        <table:table-row table:style-name="ro1">
          <table:table-cell office:value-type="string" calcext:value-type="string">
            <text:p>BLACKBURN</text:p>
          </table:table-cell>
          <table:table-cell office:value-type="float" office:value="826" calcext:value-type="float">
            <text:p>826</text:p>
          </table:table-cell>
          <table:table-cell office:value-type="float" office:value="38137" calcext:value-type="float">
            <text:p>38137</text:p>
          </table:table-cell>
          <table:table-cell office:value-type="float" office:value="0.01414" calcext:value-type="float">
            <text:p>0.01414</text:p>
          </table:table-cell>
        </table:table-row>
        <table:table-row table:style-name="ro1">
          <table:table-cell office:value-type="string" calcext:value-type="string">
            <text:p>DUFFY</text:p>
          </table:table-cell>
          <table:table-cell office:value-type="float" office:value="827" calcext:value-type="float">
            <text:p>827</text:p>
          </table:table-cell>
          <table:table-cell office:value-type="float" office:value="37962" calcext:value-type="float">
            <text:p>37962</text:p>
          </table:table-cell>
          <table:table-cell office:value-type="float" office:value="0.01407" calcext:value-type="float">
            <text:p>0.01407</text:p>
          </table:table-cell>
        </table:table-row>
        <table:table-row table:style-name="ro1">
          <table:table-cell office:value-type="string" calcext:value-type="string">
            <text:p>LANDRY</text:p>
          </table:table-cell>
          <table:table-cell office:value-type="float" office:value="828" calcext:value-type="float">
            <text:p>828</text:p>
          </table:table-cell>
          <table:table-cell office:value-type="float" office:value="37961" calcext:value-type="float">
            <text:p>37961</text:p>
          </table:table-cell>
          <table:table-cell office:value-type="float" office:value="0.01407" calcext:value-type="float">
            <text:p>0.01407</text:p>
          </table:table-cell>
        </table:table-row>
        <table:table-row table:style-name="ro1">
          <table:table-cell office:value-type="string" calcext:value-type="string">
            <text:p>DOUGHERTY</text:p>
          </table:table-cell>
          <table:table-cell office:value-type="float" office:value="829" calcext:value-type="float">
            <text:p>829</text:p>
          </table:table-cell>
          <table:table-cell office:value-type="float" office:value="37903" calcext:value-type="float">
            <text:p>37903</text:p>
          </table:table-cell>
          <table:table-cell office:value-type="float" office:value="0.01405" calcext:value-type="float">
            <text:p>0.01405</text:p>
          </table:table-cell>
        </table:table-row>
        <table:table-row table:style-name="ro1">
          <table:table-cell office:value-type="string" calcext:value-type="string">
            <text:p>BAUTISTA</text:p>
          </table:table-cell>
          <table:table-cell office:value-type="float" office:value="830" calcext:value-type="float">
            <text:p>830</text:p>
          </table:table-cell>
          <table:table-cell office:value-type="float" office:value="37847" calcext:value-type="float">
            <text:p>37847</text:p>
          </table:table-cell>
          <table:table-cell office:value-type="float" office:value="0.01403" calcext:value-type="float">
            <text:p>0.01403</text:p>
          </table:table-cell>
        </table:table-row>
        <table:table-row table:style-name="ro1">
          <table:table-cell office:value-type="string" calcext:value-type="string">
            <text:p>SHAH</text:p>
          </table:table-cell>
          <table:table-cell office:value-type="float" office:value="831" calcext:value-type="float">
            <text:p>831</text:p>
          </table:table-cell>
          <table:table-cell office:value-type="float" office:value="37833" calcext:value-type="float">
            <text:p>37833</text:p>
          </table:table-cell>
          <table:table-cell office:value-type="float" office:value="0.01402" calcext:value-type="float">
            <text:p>0.01402</text:p>
          </table:table-cell>
        </table:table-row>
        <table:table-row table:style-name="ro1">
          <table:table-cell office:value-type="string" calcext:value-type="string">
            <text:p>POTTS</text:p>
          </table:table-cell>
          <table:table-cell office:value-type="float" office:value="832" calcext:value-type="float">
            <text:p>832</text:p>
          </table:table-cell>
          <table:table-cell office:value-type="float" office:value="37687" calcext:value-type="float">
            <text:p>37687</text:p>
          </table:table-cell>
          <table:table-cell office:value-type="float" office:value="0.01397" calcext:value-type="float">
            <text:p>0.01397</text:p>
          </table:table-cell>
        </table:table-row>
        <table:table-row table:style-name="ro1">
          <table:table-cell office:value-type="string" calcext:value-type="string">
            <text:p>ARROYO</text:p>
          </table:table-cell>
          <table:table-cell office:value-type="float" office:value="833" calcext:value-type="float">
            <text:p>833</text:p>
          </table:table-cell>
          <table:table-cell office:value-type="float" office:value="37678" calcext:value-type="float">
            <text:p>37678</text:p>
          </table:table-cell>
          <table:table-cell office:value-type="float" office:value="0.01397" calcext:value-type="float">
            <text:p>0.01397</text:p>
          </table:table-cell>
        </table:table-row>
        <table:table-row table:style-name="ro1">
          <table:table-cell office:value-type="string" calcext:value-type="string">
            <text:p>VALENTINE</text:p>
          </table:table-cell>
          <table:table-cell office:value-type="float" office:value="834" calcext:value-type="float">
            <text:p>834</text:p>
          </table:table-cell>
          <table:table-cell office:value-type="float" office:value="37669" calcext:value-type="float">
            <text:p>37669</text:p>
          </table:table-cell>
          <table:table-cell office:value-type="float" office:value="0.01396" calcext:value-type="float">
            <text:p>0.01396</text:p>
          </table:table-cell>
        </table:table-row>
        <table:table-row table:style-name="ro1">
          <table:table-cell office:value-type="string" calcext:value-type="string">
            <text:p>MEZA</text:p>
          </table:table-cell>
          <table:table-cell office:value-type="float" office:value="835" calcext:value-type="float">
            <text:p>835</text:p>
          </table:table-cell>
          <table:table-cell office:value-type="float" office:value="37662" calcext:value-type="float">
            <text:p>37662</text:p>
          </table:table-cell>
          <table:table-cell office:value-type="float" office:value="0.01396" calcext:value-type="float">
            <text:p>0.01396</text:p>
          </table:table-cell>
        </table:table-row>
        <table:table-row table:style-name="ro1">
          <table:table-cell office:value-type="string" calcext:value-type="string">
            <text:p>GOULD</text:p>
          </table:table-cell>
          <table:table-cell office:value-type="float" office:value="836" calcext:value-type="float">
            <text:p>836</text:p>
          </table:table-cell>
          <table:table-cell office:value-type="float" office:value="37660" calcext:value-type="float">
            <text:p>37660</text:p>
          </table:table-cell>
          <table:table-cell office:value-type="float" office:value="0.01396" calcext:value-type="float">
            <text:p>0.01396</text:p>
          </table:table-cell>
        </table:table-row>
        <table:table-row table:style-name="ro1">
          <table:table-cell office:value-type="string" calcext:value-type="string">
            <text:p>VAUGHAN</text:p>
          </table:table-cell>
          <table:table-cell office:value-type="float" office:value="837" calcext:value-type="float">
            <text:p>837</text:p>
          </table:table-cell>
          <table:table-cell office:value-type="float" office:value="37591" calcext:value-type="float">
            <text:p>37591</text:p>
          </table:table-cell>
          <table:table-cell office:value-type="float" office:value="0.01393" calcext:value-type="float">
            <text:p>0.01393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float" office:value="838" calcext:value-type="float">
            <text:p>838</text:p>
          </table:table-cell>
          <table:table-cell office:value-type="float" office:value="37542" calcext:value-type="float">
            <text:p>37542</text:p>
          </table:table-cell>
          <table:table-cell office:value-type="float" office:value="0.01392" calcext:value-type="float">
            <text:p>0.01392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office:value-type="float" office:value="839" calcext:value-type="float">
            <text:p>839</text:p>
          </table:table-cell>
          <table:table-cell office:value-type="float" office:value="37470" calcext:value-type="float">
            <text:p>37470</text:p>
          </table:table-cell>
          <table:table-cell office:value-type="float" office:value="0.01389" calcext:value-type="float">
            <text:p>0.01389</text:p>
          </table:table-cell>
        </table:table-row>
        <table:table-row table:style-name="ro1">
          <table:table-cell office:value-type="string" calcext:value-type="string">
            <text:p>AVERY</text:p>
          </table:table-cell>
          <table:table-cell office:value-type="float" office:value="840" calcext:value-type="float">
            <text:p>840</text:p>
          </table:table-cell>
          <table:table-cell office:value-type="float" office:value="37440" calcext:value-type="float">
            <text:p>37440</text:p>
          </table:table-cell>
          <table:table-cell office:value-type="float" office:value="0.01388" calcext:value-type="float">
            <text:p>0.01388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float" office:value="841" calcext:value-type="float">
            <text:p>841</text:p>
          </table:table-cell>
          <table:table-cell office:value-type="float" office:value="37353" calcext:value-type="float">
            <text:p>3735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string" calcext:value-type="string">
            <text:p>DODSON</text:p>
          </table:table-cell>
          <table:table-cell office:value-type="float" office:value="842" calcext:value-type="float">
            <text:p>842</text:p>
          </table:table-cell>
          <table:table-cell office:value-type="float" office:value="37298" calcext:value-type="float">
            <text:p>37298</text:p>
          </table:table-cell>
          <table:table-cell office:value-type="float" office:value="0.01383" calcext:value-type="float">
            <text:p>0.01383</text:p>
          </table:table-cell>
        </table:table-row>
        <table:table-row table:style-name="ro1">
          <table:table-cell office:value-type="string" calcext:value-type="string">
            <text:p>CLEMENTS</text:p>
          </table:table-cell>
          <table:table-cell office:value-type="float" office:value="843" calcext:value-type="float">
            <text:p>843</text:p>
          </table:table-cell>
          <table:table-cell office:value-type="float" office:value="37237" calcext:value-type="float">
            <text:p>37237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AMPSON</text:p>
          </table:table-cell>
          <table:table-cell office:value-type="float" office:value="844" calcext:value-type="float">
            <text:p>844</text:p>
          </table:table-cell>
          <table:table-cell office:value-type="float" office:value="37234" calcext:value-type="float">
            <text:p>37234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TAPIA</text:p>
          </table:table-cell>
          <table:table-cell office:value-type="float" office:value="845" calcext:value-type="float">
            <text:p>845</text:p>
          </table:table-cell>
          <table:table-cell office:value-type="float" office:value="37201" calcext:value-type="float">
            <text:p>37201</text:p>
          </table:table-cell>
          <table:table-cell office:value-type="float" office:value="0.01379" calcext:value-type="float">
            <text:p>0.01379</text:p>
          </table:table-cell>
        </table:table-row>
        <table:table-row table:style-name="ro1">
          <table:table-cell office:value-type="string" calcext:value-type="string">
            <text:p>BEAN</text:p>
          </table:table-cell>
          <table:table-cell office:value-type="float" office:value="846" calcext:value-type="float">
            <text:p>846</text:p>
          </table:table-cell>
          <table:table-cell office:value-type="float" office:value="37145" calcext:value-type="float">
            <text:p>37145</text:p>
          </table:table-cell>
          <table:table-cell office:value-type="float" office:value="0.01377" calcext:value-type="float">
            <text:p>0.01377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847" calcext:value-type="float">
            <text:p>847</text:p>
          </table:table-cell>
          <table:table-cell office:value-type="float" office:value="37125" calcext:value-type="float">
            <text:p>37125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float" office:value="848" calcext:value-type="float">
            <text:p>848</text:p>
          </table:table-cell>
          <table:table-cell office:value-type="float" office:value="37123" calcext:value-type="float">
            <text:p>37123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string" calcext:value-type="string">
            <text:p>FARLEY</text:p>
          </table:table-cell>
          <table:table-cell office:value-type="float" office:value="849" calcext:value-type="float">
            <text:p>849</text:p>
          </table:table-cell>
          <table:table-cell office:value-type="float" office:value="37116" calcext:value-type="float">
            <text:p>37116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string" calcext:value-type="string">
            <text:p>CISNEROS</text:p>
          </table:table-cell>
          <table:table-cell office:value-type="float" office:value="850" calcext:value-type="float">
            <text:p>850</text:p>
          </table:table-cell>
          <table:table-cell office:value-type="float" office:value="37050" calcext:value-type="float">
            <text:p>37050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float" office:value="851" calcext:value-type="float">
            <text:p>851</text:p>
          </table:table-cell>
          <table:table-cell office:value-type="float" office:value="37032" calcext:value-type="float">
            <text:p>37032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float" office:value="852" calcext:value-type="float">
            <text:p>852</text:p>
          </table:table-cell>
          <table:table-cell office:value-type="float" office:value="37021" calcext:value-type="float">
            <text:p>37021</text:p>
          </table:table-cell>
          <table:table-cell office:value-type="float" office:value="0.01372" calcext:value-type="float">
            <text:p>0.01372</text:p>
          </table:table-cell>
        </table:table-row>
        <table:table-row table:style-name="ro1">
          <table:table-cell office:value-type="string" calcext:value-type="string">
            <text:p>MCKAY</text:p>
          </table:table-cell>
          <table:table-cell office:value-type="float" office:value="853" calcext:value-type="float">
            <text:p>853</text:p>
          </table:table-cell>
          <table:table-cell office:value-type="float" office:value="36948" calcext:value-type="float">
            <text:p>36948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FINLEY</text:p>
          </table:table-cell>
          <table:table-cell office:value-type="float" office:value="854" calcext:value-type="float">
            <text:p>854</text:p>
          </table:table-cell>
          <table:table-cell office:value-type="float" office:value="36874" calcext:value-type="float">
            <text:p>36874</text:p>
          </table:table-cell>
          <table:table-cell office:value-type="float" office:value="0.01367" calcext:value-type="float">
            <text:p>0.0136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855" calcext:value-type="float">
            <text:p>855</text:p>
          </table:table-cell>
          <table:table-cell office:value-type="float" office:value="36862" calcext:value-type="float">
            <text:p>36862</text:p>
          </table:table-cell>
          <table:table-cell office:value-type="float" office:value="0.01366" calcext:value-type="float">
            <text:p>0.01366</text:p>
          </table:table-cell>
        </table:table-row>
        <table:table-row table:style-name="ro1">
          <table:table-cell office:value-type="string" calcext:value-type="string">
            <text:p>BLEVINS</text:p>
          </table:table-cell>
          <table:table-cell office:value-type="float" office:value="856" calcext:value-type="float">
            <text:p>856</text:p>
          </table:table-cell>
          <table:table-cell office:value-type="float" office:value="36841" calcext:value-type="float">
            <text:p>36841</text:p>
          </table:table-cell>
          <table:table-cell office:value-type="float" office:value="0.01366" calcext:value-type="float">
            <text:p>0.01366</text:p>
          </table:table-cell>
        </table:table-row>
        <table:table-row table:style-name="ro1">
          <table:table-cell office:value-type="string" calcext:value-type="string">
            <text:p>FRIEDMAN</text:p>
          </table:table-cell>
          <table:table-cell office:value-type="float" office:value="857" calcext:value-type="float">
            <text:p>857</text:p>
          </table:table-cell>
          <table:table-cell office:value-type="float" office:value="36833" calcext:value-type="float">
            <text:p>36833</text:p>
          </table:table-cell>
          <table:table-cell office:value-type="float" office:value="0.01365" calcext:value-type="float">
            <text:p>0.01365</text:p>
          </table:table-cell>
        </table:table-row>
        <table:table-row table:style-name="ro1">
          <table:table-cell office:value-type="string" calcext:value-type="string">
            <text:p>MOSES</text:p>
          </table:table-cell>
          <table:table-cell office:value-type="float" office:value="858" calcext:value-type="float">
            <text:p>858</text:p>
          </table:table-cell>
          <table:table-cell office:value-type="float" office:value="36814" calcext:value-type="float">
            <text:p>36814</text:p>
          </table:table-cell>
          <table:table-cell office:value-type="float" office:value="0.01365" calcext:value-type="float">
            <text:p>0.01365</text:p>
          </table:table-cell>
        </table:table-row>
        <table:table-row table:style-name="ro1">
          <table:table-cell office:value-type="string" calcext:value-type="string">
            <text:p>SOSA</text:p>
          </table:table-cell>
          <table:table-cell office:value-type="float" office:value="859" calcext:value-type="float">
            <text:p>859</text:p>
          </table:table-cell>
          <table:table-cell office:value-type="float" office:value="36813" calcext:value-type="float">
            <text:p>36813</text:p>
          </table:table-cell>
          <table:table-cell office:value-type="float" office:value="0.01365" calcext:value-type="float">
            <text:p>0.01365</text:p>
          </table:table-cell>
        </table:table-row>
        <table:table-row table:style-name="ro1">
          <table:table-cell office:value-type="string" calcext:value-type="string">
            <text:p>BLANCHARD</text:p>
          </table:table-cell>
          <table:table-cell office:value-type="float" office:value="860" calcext:value-type="float">
            <text:p>860</text:p>
          </table:table-cell>
          <table:table-cell office:value-type="float" office:value="36764" calcext:value-type="float">
            <text:p>36764</text:p>
          </table:table-cell>
          <table:table-cell office:value-type="float" office:value="0.01363" calcext:value-type="float">
            <text:p>0.01363</text:p>
          </table:table-cell>
        </table:table-row>
        <table:table-row table:style-name="ro1">
          <table:table-cell office:value-type="string" calcext:value-type="string">
            <text:p>HUBER</text:p>
          </table:table-cell>
          <table:table-cell office:value-type="float" office:value="861" calcext:value-type="float">
            <text:p>861</text:p>
          </table:table-cell>
          <table:table-cell office:value-type="float" office:value="36729" calcext:value-type="float">
            <text:p>36729</text:p>
          </table:table-cell>
          <table:table-cell office:value-type="float" office:value="0.01362" calcext:value-type="float">
            <text:p>0.01362</text:p>
          </table:table-cell>
        </table:table-row>
        <table:table-row table:style-name="ro1">
          <table:table-cell office:value-type="string" calcext:value-type="string">
            <text:p>FRYE</text:p>
          </table:table-cell>
          <table:table-cell office:value-type="float" office:value="862" calcext:value-type="float">
            <text:p>862</text:p>
          </table:table-cell>
          <table:table-cell office:value-type="float" office:value="36716" calcext:value-type="float">
            <text:p>36716</text:p>
          </table:table-cell>
          <table:table-cell office:value-type="float" office:value="0.01361" calcext:value-type="float">
            <text:p>0.01361</text:p>
          </table:table-cell>
        </table:table-row>
        <table:table-row table:style-name="ro1">
          <table:table-cell office:value-type="string" calcext:value-type="string">
            <text:p>KRUEGER</text:p>
          </table:table-cell>
          <table:table-cell office:value-type="float" office:value="863" calcext:value-type="float">
            <text:p>863</text:p>
          </table:table-cell>
          <table:table-cell office:value-type="float" office:value="36694" calcext:value-type="float">
            <text:p>36694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864" calcext:value-type="float">
            <text:p>864</text:p>
          </table:table-cell>
          <table:table-cell office:value-type="float" office:value="36546" calcext:value-type="float">
            <text:p>36546</text:p>
          </table:table-cell>
          <table:table-cell office:value-type="float" office:value="0.01355" calcext:value-type="float">
            <text:p>0.01355</text:p>
          </table:table-cell>
        </table:table-row>
        <table:table-row table:style-name="ro1">
          <table:table-cell office:value-type="string" calcext:value-type="string">
            <text:p>ROSARIO</text:p>
          </table:table-cell>
          <table:table-cell office:value-type="float" office:value="865" calcext:value-type="float">
            <text:p>865</text:p>
          </table:table-cell>
          <table:table-cell office:value-type="float" office:value="36539" calcext:value-type="float">
            <text:p>36539</text:p>
          </table:table-cell>
          <table:table-cell office:value-type="float" office:value="0.01354" calcext:value-type="float">
            <text:p>0.01354</text:p>
          </table:table-cell>
        </table:table-row>
        <table:table-row table:style-name="ro1">
          <table:table-cell office:value-type="string" calcext:value-type="string">
            <text:p>RUBIO</text:p>
          </table:table-cell>
          <table:table-cell office:value-type="float" office:value="866" calcext:value-type="float">
            <text:p>866</text:p>
          </table:table-cell>
          <table:table-cell office:value-type="float" office:value="36531" calcext:value-type="float">
            <text:p>36531</text:p>
          </table:table-cell>
          <table:table-cell office:value-type="float" office:value="0.01354" calcext:value-type="float">
            <text:p>0.01354</text:p>
          </table:table-cell>
        </table:table-row>
        <table:table-row table:style-name="ro1">
          <table:table-cell office:value-type="string" calcext:value-type="string">
            <text:p>MULLEN</text:p>
          </table:table-cell>
          <table:table-cell office:value-type="float" office:value="867" calcext:value-type="float">
            <text:p>867</text:p>
          </table:table-cell>
          <table:table-cell office:value-type="float" office:value="36442" calcext:value-type="float">
            <text:p>36442</text:p>
          </table:table-cell>
          <table:table-cell office:value-type="float" office:value="0.01351" calcext:value-type="float">
            <text:p>0.01351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868" calcext:value-type="float">
            <text:p>868</text:p>
          </table:table-cell>
          <table:table-cell office:value-type="float" office:value="36439" calcext:value-type="float">
            <text:p>36439</text:p>
          </table:table-cell>
          <table:table-cell office:value-type="float" office:value="0.01351" calcext:value-type="float">
            <text:p>0.01351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float" office:value="869" calcext:value-type="float">
            <text:p>869</text:p>
          </table:table-cell>
          <table:table-cell office:value-type="float" office:value="36433" calcext:value-type="float">
            <text:p>36433</text:p>
          </table:table-cell>
          <table:table-cell office:value-type="float" office:value="0.01351" calcext:value-type="float">
            <text:p>0.01351</text:p>
          </table:table-cell>
        </table:table-row>
        <table:table-row table:style-name="ro1">
          <table:table-cell office:value-type="string" calcext:value-type="string">
            <text:p>CHUNG</text:p>
          </table:table-cell>
          <table:table-cell office:value-type="float" office:value="870" calcext:value-type="float">
            <text:p>870</text:p>
          </table:table-cell>
          <table:table-cell office:value-type="float" office:value="36422" calcext:value-type="float">
            <text:p>36422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MOYER</text:p>
          </table:table-cell>
          <table:table-cell office:value-type="float" office:value="871" calcext:value-type="float">
            <text:p>871</text:p>
          </table:table-cell>
          <table:table-cell office:value-type="float" office:value="36421" calcext:value-type="float">
            <text:p>36421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CHOI</text:p>
          </table:table-cell>
          <table:table-cell office:value-type="float" office:value="872" calcext:value-type="float">
            <text:p>872</text:p>
          </table:table-cell>
          <table:table-cell office:value-type="float" office:value="36390" calcext:value-type="float">
            <text:p>36390</text:p>
          </table:table-cell>
          <table:table-cell office:value-type="float" office:value="0.01349" calcext:value-type="float">
            <text:p>0.01349</text:p>
          </table:table-cell>
        </table:table-row>
        <table:table-row table:style-name="ro1">
          <table:table-cell office:value-type="string" calcext:value-type="string">
            <text:p>HORNE</text:p>
          </table:table-cell>
          <table:table-cell office:value-type="float" office:value="873" calcext:value-type="float">
            <text:p>873</text:p>
          </table:table-cell>
          <table:table-cell office:value-type="float" office:value="36288" calcext:value-type="float">
            <text:p>36288</text:p>
          </table:table-cell>
          <table:table-cell office:value-type="float" office:value="0.01345" calcext:value-type="float">
            <text:p>0.01345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874" calcext:value-type="float">
            <text:p>874</text:p>
          </table:table-cell>
          <table:table-cell office:value-type="float" office:value="36285" calcext:value-type="float">
            <text:p>36285</text:p>
          </table:table-cell>
          <table:table-cell office:value-type="float" office:value="0.01345" calcext:value-type="float">
            <text:p>0.01345</text:p>
          </table:table-cell>
        </table:table-row>
        <table:table-row table:style-name="ro1">
          <table:table-cell office:value-type="string" calcext:value-type="string">
            <text:p>WOODWARD</text:p>
          </table:table-cell>
          <table:table-cell office:value-type="float" office:value="875" calcext:value-type="float">
            <text:p>875</text:p>
          </table:table-cell>
          <table:table-cell office:value-type="float" office:value="36242" calcext:value-type="float">
            <text:p>36242</text:p>
          </table:table-cell>
          <table:table-cell office:value-type="float" office:value="0.01343" calcext:value-type="float">
            <text:p>0.01343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876" calcext:value-type="float">
            <text:p>876</text:p>
          </table:table-cell>
          <table:table-cell office:value-type="float" office:value="36079" calcext:value-type="float">
            <text:p>36079</text:p>
          </table:table-cell>
          <table:table-cell office:value-type="float" office:value="0.01337" calcext:value-type="float">
            <text:p>0.01337</text:p>
          </table:table-cell>
        </table:table-row>
        <table:table-row table:style-name="ro1">
          <table:table-cell office:value-type="string" calcext:value-type="string">
            <text:p>NIXON</text:p>
          </table:table-cell>
          <table:table-cell office:value-type="float" office:value="877" calcext:value-type="float">
            <text:p>877</text:p>
          </table:table-cell>
          <table:table-cell office:value-type="float" office:value="36037" calcext:value-type="float">
            <text:p>36037</text:p>
          </table:table-cell>
          <table:table-cell office:value-type="float" office:value="0.01336" calcext:value-type="float">
            <text:p>0.01336</text:p>
          </table:table-cell>
        </table:table-row>
        <table:table-row table:style-name="ro1">
          <table:table-cell office:value-type="string" calcext:value-type="string">
            <text:p>HAYDEN</text:p>
          </table:table-cell>
          <table:table-cell office:value-type="float" office:value="878" calcext:value-type="float">
            <text:p>878</text:p>
          </table:table-cell>
          <table:table-cell office:value-type="float" office:value="36024" calcext:value-type="float">
            <text:p>36024</text:p>
          </table:table-cell>
          <table:table-cell office:value-type="float" office:value="0.01335" calcext:value-type="float">
            <text:p>0.01335</text:p>
          </table:table-cell>
        </table:table-row>
        <table:table-row table:style-name="ro1">
          <table:table-cell office:value-type="string" calcext:value-type="string">
            <text:p>RIVERS</text:p>
          </table:table-cell>
          <table:table-cell office:value-type="float" office:value="879" calcext:value-type="float">
            <text:p>879</text:p>
          </table:table-cell>
          <table:table-cell office:value-type="float" office:value="35980" calcext:value-type="float">
            <text:p>35980</text:p>
          </table:table-cell>
          <table:table-cell office:value-type="float" office:value="0.01334" calcext:value-type="float">
            <text:p>0.01334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float" office:value="880" calcext:value-type="float">
            <text:p>880</text:p>
          </table:table-cell>
          <table:table-cell office:value-type="float" office:value="35839" calcext:value-type="float">
            <text:p>35839</text:p>
          </table:table-cell>
          <table:table-cell office:value-type="float" office:value="0.01329" calcext:value-type="float">
            <text:p>0.01329</text:p>
          </table:table-cell>
        </table:table-row>
        <table:table-row table:style-name="ro1">
          <table:table-cell office:value-type="string" calcext:value-type="string">
            <text:p>MCCARTY</text:p>
          </table:table-cell>
          <table:table-cell office:value-type="float" office:value="881" calcext:value-type="float">
            <text:p>881</text:p>
          </table:table-cell>
          <table:table-cell office:value-type="float" office:value="35718" calcext:value-type="float">
            <text:p>35718</text:p>
          </table:table-cell>
          <table:table-cell office:value-type="float" office:value="0.01324" calcext:value-type="float">
            <text:p>0.01324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882" calcext:value-type="float">
            <text:p>882</text:p>
          </table:table-cell>
          <table:table-cell office:value-type="float" office:value="35715" calcext:value-type="float">
            <text:p>35715</text:p>
          </table:table-cell>
          <table:table-cell office:value-type="float" office:value="0.01324" calcext:value-type="float">
            <text:p>0.01324</text:p>
          </table:table-cell>
        </table:table-row>
        <table:table-row table:style-name="ro1">
          <table:table-cell office:value-type="string" calcext:value-type="string">
            <text:p>STUART</text:p>
          </table:table-cell>
          <table:table-cell office:value-type="float" office:value="883" calcext:value-type="float">
            <text:p>883</text:p>
          </table:table-cell>
          <table:table-cell office:value-type="float" office:value="35701" calcext:value-type="float">
            <text:p>35701</text:p>
          </table:table-cell>
          <table:table-cell office:value-type="float" office:value="0.01323" calcext:value-type="float">
            <text:p>0.01323</text:p>
          </table:table-cell>
        </table:table-row>
        <table:table-row table:style-name="ro1">
          <table:table-cell office:value-type="string" calcext:value-type="string">
            <text:p>MAYNARD</text:p>
          </table:table-cell>
          <table:table-cell office:value-type="float" office:value="884" calcext:value-type="float">
            <text:p>884</text:p>
          </table:table-cell>
          <table:table-cell office:value-type="float" office:value="35648" calcext:value-type="float">
            <text:p>35648</text:p>
          </table:table-cell>
          <table:table-cell office:value-type="float" office:value="0.01321" calcext:value-type="float">
            <text:p>0.01321</text:p>
          </table:table-cell>
        </table:table-row>
        <table:table-row table:style-name="ro1">
          <table:table-cell office:value-type="string" calcext:value-type="string">
            <text:p>BRANDT</text:p>
          </table:table-cell>
          <table:table-cell office:value-type="float" office:value="885" calcext:value-type="float">
            <text:p>885</text:p>
          </table:table-cell>
          <table:table-cell office:value-type="float" office:value="35616" calcext:value-type="float">
            <text:p>35616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OCONNELL</text:p>
          </table:table-cell>
          <table:table-cell office:value-type="float" office:value="886" calcext:value-type="float">
            <text:p>886</text:p>
          </table:table-cell>
          <table:table-cell office:value-type="float" office:value="35610" calcext:value-type="float">
            <text:p>35610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float" office:value="887" calcext:value-type="float">
            <text:p>887</text:p>
          </table:table-cell>
          <table:table-cell office:value-type="float" office:value="35599" calcext:value-type="float">
            <text:p>35599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SANFORD</text:p>
          </table:table-cell>
          <table:table-cell office:value-type="float" office:value="888" calcext:value-type="float">
            <text:p>888</text:p>
          </table:table-cell>
          <table:table-cell office:value-type="float" office:value="35565" calcext:value-type="float">
            <text:p>35565</text:p>
          </table:table-cell>
          <table:table-cell office:value-type="float" office:value="0.01318" calcext:value-type="float">
            <text:p>0.01318</text:p>
          </table:table-cell>
        </table:table-row>
        <table:table-row table:style-name="ro1">
          <table:table-cell office:value-type="string" calcext:value-type="string">
            <text:p>SHEPPARD</text:p>
          </table:table-cell>
          <table:table-cell office:value-type="float" office:value="889" calcext:value-type="float">
            <text:p>889</text:p>
          </table:table-cell>
          <table:table-cell office:value-type="float" office:value="35554" calcext:value-type="float">
            <text:p>35554</text:p>
          </table:table-cell>
          <table:table-cell office:value-type="float" office:value="0.01318" calcext:value-type="float">
            <text:p>0.01318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float" office:value="890" calcext:value-type="float">
            <text:p>890</text:p>
          </table:table-cell>
          <table:table-cell office:value-type="float" office:value="35539" calcext:value-type="float">
            <text:p>35539</text:p>
          </table:table-cell>
          <table:table-cell office:value-type="float" office:value="0.01317" calcext:value-type="float">
            <text:p>0.01317</text:p>
          </table:table-cell>
        </table:table-row>
        <table:table-row table:style-name="ro1">
          <table:table-cell office:value-type="string" calcext:value-type="string">
            <text:p>BURCH</text:p>
          </table:table-cell>
          <table:table-cell office:value-type="float" office:value="891" calcext:value-type="float">
            <text:p>891</text:p>
          </table:table-cell>
          <table:table-cell office:value-type="float" office:value="35521" calcext:value-type="float">
            <text:p>35521</text:p>
          </table:table-cell>
          <table:table-cell office:value-type="float" office:value="0.01317" calcext:value-type="float">
            <text:p>0.01317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892" calcext:value-type="float">
            <text:p>892</text:p>
          </table:table-cell>
          <table:table-cell office:value-type="float" office:value="35464" calcext:value-type="float">
            <text:p>35464</text:p>
          </table:table-cell>
          <table:table-cell office:value-type="float" office:value="0.01315" calcext:value-type="float">
            <text:p>0.01315</text:p>
          </table:table-cell>
        </table:table-row>
        <table:table-row table:style-name="ro1">
          <table:table-cell office:value-type="string" calcext:value-type="string">
            <text:p>RASMUSSEN</text:p>
          </table:table-cell>
          <table:table-cell office:value-type="float" office:value="893" calcext:value-type="float">
            <text:p>893</text:p>
          </table:table-cell>
          <table:table-cell office:value-type="float" office:value="35453" calcext:value-type="float">
            <text:p>35453</text:p>
          </table:table-cell>
          <table:table-cell office:value-type="float" office:value="0.01314" calcext:value-type="float">
            <text:p>0.01314</text:p>
          </table:table-cell>
        </table:table-row>
        <table:table-row table:style-name="ro1">
          <table:table-cell office:value-type="string" calcext:value-type="string">
            <text:p>COFFEY</text:p>
          </table:table-cell>
          <table:table-cell office:value-type="float" office:value="894" calcext:value-type="float">
            <text:p>894</text:p>
          </table:table-cell>
          <table:table-cell office:value-type="float" office:value="35442" calcext:value-type="float">
            <text:p>35442</text:p>
          </table:table-cell>
          <table:table-cell office:value-type="float" office:value="0.01314" calcext:value-type="float">
            <text:p>0.01314</text:p>
          </table:table-cell>
        </table:table-row>
        <table:table-row table:style-name="ro1">
          <table:table-cell office:value-type="string" calcext:value-type="string">
            <text:p>PONCE</text:p>
          </table:table-cell>
          <table:table-cell office:value-type="float" office:value="895" calcext:value-type="float">
            <text:p>895</text:p>
          </table:table-cell>
          <table:table-cell office:value-type="float" office:value="35400" calcext:value-type="float">
            <text:p>35400</text:p>
          </table:table-cell>
          <table:table-cell office:value-type="float" office:value="0.01312" calcext:value-type="float">
            <text:p>0.01312</text:p>
          </table:table-cell>
        </table:table-row>
        <table:table-row table:style-name="ro1">
          <table:table-cell office:value-type="string" calcext:value-type="string">
            <text:p>FAULKNER</text:p>
          </table:table-cell>
          <table:table-cell office:value-type="float" office:value="896" calcext:value-type="float">
            <text:p>896</text:p>
          </table:table-cell>
          <table:table-cell office:value-type="float" office:value="35389" calcext:value-type="float">
            <text:p>35389</text:p>
          </table:table-cell>
          <table:table-cell office:value-type="float" office:value="0.01312" calcext:value-type="float">
            <text:p>0.01312</text:p>
          </table:table-cell>
        </table:table-row>
        <table:table-row table:style-name="ro1">
          <table:table-cell office:value-type="string" calcext:value-type="string">
            <text:p>DONALDSON</text:p>
          </table:table-cell>
          <table:table-cell office:value-type="float" office:value="897" calcext:value-type="float">
            <text:p>897</text:p>
          </table:table-cell>
          <table:table-cell office:value-type="float" office:value="35387" calcext:value-type="float">
            <text:p>35387</text:p>
          </table:table-cell>
          <table:table-cell office:value-type="float" office:value="0.01312" calcext:value-type="float">
            <text:p>0.01312</text:p>
          </table:table-cell>
        </table:table-row>
        <table:table-row table:style-name="ro1">
          <table:table-cell office:value-type="string" calcext:value-type="string">
            <text:p>SCHMITT</text:p>
          </table:table-cell>
          <table:table-cell office:value-type="float" office:value="898" calcext:value-type="float">
            <text:p>898</text:p>
          </table:table-cell>
          <table:table-cell office:value-type="float" office:value="35326" calcext:value-type="float">
            <text:p>35326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NOVAK</text:p>
          </table:table-cell>
          <table:table-cell office:value-type="float" office:value="899" calcext:value-type="float">
            <text:p>899</text:p>
          </table:table-cell>
          <table:table-cell office:value-type="float" office:value="35282" calcext:value-type="float">
            <text:p>35282</text:p>
          </table:table-cell>
          <table:table-cell office:value-type="float" office:value="0.01308" calcext:value-type="float">
            <text:p>0.01308</text:p>
          </table:table-cell>
        </table:table-row>
        <table:table-row table:style-name="ro1">
          <table:table-cell office:value-type="string" calcext:value-type="string">
            <text:p>COSTA</text:p>
          </table:table-cell>
          <table:table-cell office:value-type="float" office:value="900" calcext:value-type="float">
            <text:p>900</text:p>
          </table:table-cell>
          <table:table-cell office:value-type="float" office:value="35227" calcext:value-type="float">
            <text:p>35227</text:p>
          </table:table-cell>
          <table:table-cell office:value-type="float" office:value="0.01306" calcext:value-type="float">
            <text:p>0.01306</text:p>
          </table:table-cell>
        </table:table-row>
        <table:table-row table:style-name="ro1">
          <table:table-cell office:value-type="string" calcext:value-type="string">
            <text:p>MONTES</text:p>
          </table:table-cell>
          <table:table-cell office:value-type="float" office:value="901" calcext:value-type="float">
            <text:p>901</text:p>
          </table:table-cell>
          <table:table-cell office:value-type="float" office:value="35196" calcext:value-type="float">
            <text:p>35196</text:p>
          </table:table-cell>
          <table:table-cell office:value-type="float" office:value="0.01305" calcext:value-type="float">
            <text:p>0.01305</text:p>
          </table:table-cell>
        </table:table-row>
        <table:table-row table:style-name="ro1">
          <table:table-cell office:value-type="string" calcext:value-type="string">
            <text:p>BOOKER</text:p>
          </table:table-cell>
          <table:table-cell office:value-type="float" office:value="902" calcext:value-type="float">
            <text:p>902</text:p>
          </table:table-cell>
          <table:table-cell office:value-type="float" office:value="35101" calcext:value-type="float">
            <text:p>35101</text:p>
          </table:table-cell>
          <table:table-cell office:value-type="float" office:value="0.01301" calcext:value-type="float">
            <text:p>0.01301</text:p>
          </table:table-cell>
        </table:table-row>
        <table:table-row table:style-name="ro1">
          <table:table-cell office:value-type="string" calcext:value-type="string">
            <text:p>CORDOVA</text:p>
          </table:table-cell>
          <table:table-cell office:value-type="float" office:value="903" calcext:value-type="float">
            <text:p>903</text:p>
          </table:table-cell>
          <table:table-cell office:value-type="float" office:value="35074" calcext:value-type="float">
            <text:p>3507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WALLER</text:p>
          </table:table-cell>
          <table:table-cell office:value-type="float" office:value="904" calcext:value-type="float">
            <text:p>904</text:p>
          </table:table-cell>
          <table:table-cell office:value-type="float" office:value="35001" calcext:value-type="float">
            <text:p>35001</text:p>
          </table:table-cell>
          <table:table-cell office:value-type="float" office:value="0.01297" calcext:value-type="float">
            <text:p>0.01297</text:p>
          </table:table-cell>
        </table:table-row>
        <table:table-row table:style-name="ro1">
          <table:table-cell office:value-type="string" calcext:value-type="string">
            <text:p>ARELLANO</text:p>
          </table:table-cell>
          <table:table-cell office:value-type="float" office:value="905" calcext:value-type="float">
            <text:p>905</text:p>
          </table:table-cell>
          <table:table-cell office:value-type="float" office:value="34999" calcext:value-type="float">
            <text:p>34999</text:p>
          </table:table-cell>
          <table:table-cell office:value-type="float" office:value="0.01297" calcext:value-type="float">
            <text:p>0.01297</text:p>
          </table:table-cell>
        </table:table-row>
        <table:table-row table:style-name="ro1">
          <table:table-cell office:value-type="string" calcext:value-type="string">
            <text:p>MADDOX</text:p>
          </table:table-cell>
          <table:table-cell office:value-type="float" office:value="906" calcext:value-type="float">
            <text:p>906</text:p>
          </table:table-cell>
          <table:table-cell office:value-type="float" office:value="34970" calcext:value-type="float">
            <text:p>34970</text:p>
          </table:table-cell>
          <table:table-cell office:value-type="float" office:value="0.01296" calcext:value-type="float">
            <text:p>0.01296</text:p>
          </table:table-cell>
        </table:table-row>
        <table:table-row table:style-name="ro1">
          <table:table-cell office:value-type="string" calcext:value-type="string">
            <text:p>MATA</text:p>
          </table:table-cell>
          <table:table-cell office:value-type="float" office:value="907" calcext:value-type="float">
            <text:p>907</text:p>
          </table:table-cell>
          <table:table-cell office:value-type="float" office:value="34888" calcext:value-type="float">
            <text:p>34888</text:p>
          </table:table-cell>
          <table:table-cell office:value-type="float" office:value="0.01293" calcext:value-type="float">
            <text:p>0.01293</text:p>
          </table:table-cell>
        </table:table-row>
        <table:table-row table:style-name="ro1">
          <table:table-cell office:value-type="string" calcext:value-type="string">
            <text:p>BONILLA</text:p>
          </table:table-cell>
          <table:table-cell office:value-type="float" office:value="908" calcext:value-type="float">
            <text:p>908</text:p>
          </table:table-cell>
          <table:table-cell office:value-type="float" office:value="34824" calcext:value-type="float">
            <text:p>34824</text:p>
          </table:table-cell>
          <table:table-cell office:value-type="float" office:value="0.01291" calcext:value-type="float">
            <text:p>0.01291</text:p>
          </table:table-cell>
        </table:table-row>
        <table:table-row table:style-name="ro1">
          <table:table-cell office:value-type="string" calcext:value-type="string">
            <text:p>STANTON</text:p>
          </table:table-cell>
          <table:table-cell office:value-type="float" office:value="909" calcext:value-type="float">
            <text:p>909</text:p>
          </table:table-cell>
          <table:table-cell office:value-type="float" office:value="34812" calcext:value-type="float">
            <text:p>34812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COMPTON</text:p>
          </table:table-cell>
          <table:table-cell office:value-type="float" office:value="910" calcext:value-type="float">
            <text:p>910</text:p>
          </table:table-cell>
          <table:table-cell office:value-type="float" office:value="34788" calcext:value-type="float">
            <text:p>34788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KAUFMAN</text:p>
          </table:table-cell>
          <table:table-cell office:value-type="float" office:value="911" calcext:value-type="float">
            <text:p>911</text:p>
          </table:table-cell>
          <table:table-cell office:value-type="float" office:value="34786" calcext:value-type="float">
            <text:p>34786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912" calcext:value-type="float">
            <text:p>912</text:p>
          </table:table-cell>
          <table:table-cell office:value-type="float" office:value="34770" calcext:value-type="float">
            <text:p>34770</text:p>
          </table:table-cell>
          <table:table-cell office:value-type="float" office:value="0.01289" calcext:value-type="float">
            <text:p>0.01289</text:p>
          </table:table-cell>
        </table:table-row>
        <table:table-row table:style-name="ro1">
          <table:table-cell office:value-type="string" calcext:value-type="string">
            <text:p>MCPHERSON</text:p>
          </table:table-cell>
          <table:table-cell office:value-type="float" office:value="913" calcext:value-type="float">
            <text:p>913</text:p>
          </table:table-cell>
          <table:table-cell office:value-type="float" office:value="34763" calcext:value-type="float">
            <text:p>34763</text:p>
          </table:table-cell>
          <table:table-cell office:value-type="float" office:value="0.01289" calcext:value-type="float">
            <text:p>0.01289</text:p>
          </table:table-cell>
        </table:table-row>
        <table:table-row table:style-name="ro1">
          <table:table-cell office:value-type="string" calcext:value-type="string">
            <text:p>BELTRAN</text:p>
          </table:table-cell>
          <table:table-cell office:value-type="float" office:value="914" calcext:value-type="float">
            <text:p>914</text:p>
          </table:table-cell>
          <table:table-cell office:value-type="float" office:value="34736" calcext:value-type="float">
            <text:p>34736</text:p>
          </table:table-cell>
          <table:table-cell office:value-type="float" office:value="0.01288" calcext:value-type="float">
            <text:p>0.01288</text:p>
          </table:table-cell>
        </table:table-row>
        <table:table-row table:style-name="ro1">
          <table:table-cell office:value-type="string" calcext:value-type="string">
            <text:p>DICKSON</text:p>
          </table:table-cell>
          <table:table-cell office:value-type="float" office:value="915" calcext:value-type="float">
            <text:p>915</text:p>
          </table:table-cell>
          <table:table-cell office:value-type="float" office:value="34698" calcext:value-type="float">
            <text:p>34698</text:p>
          </table:table-cell>
          <table:table-cell office:value-type="float" office:value="0.01286" calcext:value-type="float">
            <text:p>0.01286</text:p>
          </table:table-cell>
        </table:table-row>
        <table:table-row table:style-name="ro1">
          <table:table-cell office:value-type="string" calcext:value-type="string">
            <text:p>MCCANN</text:p>
          </table:table-cell>
          <table:table-cell office:value-type="float" office:value="916" calcext:value-type="float">
            <text:p>916</text:p>
          </table:table-cell>
          <table:table-cell office:value-type="float" office:value="34692" calcext:value-type="float">
            <text:p>34692</text:p>
          </table:table-cell>
          <table:table-cell office:value-type="float" office:value="0.01286" calcext:value-type="float">
            <text:p>0.01286</text:p>
          </table:table-cell>
        </table:table-row>
        <table:table-row table:style-name="ro1">
          <table:table-cell office:value-type="string" calcext:value-type="string">
            <text:p>VILLEGAS</text:p>
          </table:table-cell>
          <table:table-cell office:value-type="float" office:value="917" calcext:value-type="float">
            <text:p>917</text:p>
          </table:table-cell>
          <table:table-cell office:value-type="float" office:value="34684" calcext:value-type="float">
            <text:p>34684</text:p>
          </table:table-cell>
          <table:table-cell office:value-type="float" office:value="0.01286" calcext:value-type="float">
            <text:p>0.01286</text:p>
          </table:table-cell>
        </table:table-row>
        <table:table-row table:style-name="ro1">
          <table:table-cell office:value-type="string" calcext:value-type="string">
            <text:p>PROCTOR</text:p>
          </table:table-cell>
          <table:table-cell office:value-type="float" office:value="918" calcext:value-type="float">
            <text:p>918</text:p>
          </table:table-cell>
          <table:table-cell office:value-type="float" office:value="34682" calcext:value-type="float">
            <text:p>34682</text:p>
          </table:table-cell>
          <table:table-cell office:value-type="float" office:value="0.01286" calcext:value-type="float">
            <text:p>0.01286</text:p>
          </table:table-cell>
        </table:table-row>
        <table:table-row table:style-name="ro1">
          <table:table-cell office:value-type="string" calcext:value-type="string">
            <text:p>HESTER</text:p>
          </table:table-cell>
          <table:table-cell office:value-type="float" office:value="919" calcext:value-type="float">
            <text:p>919</text:p>
          </table:table-cell>
          <table:table-cell office:value-type="float" office:value="34675" calcext:value-type="float">
            <text:p>34675</text:p>
          </table:table-cell>
          <table:table-cell office:value-type="float" office:value="0.01285" calcext:value-type="float">
            <text:p>0.01285</text:p>
          </table:table-cell>
        </table:table-row>
        <table:table-row table:style-name="ro1">
          <table:table-cell office:value-type="string" calcext:value-type="string">
            <text:p>CANTRELL</text:p>
          </table:table-cell>
          <table:table-cell office:value-type="float" office:value="920" calcext:value-type="float">
            <text:p>920</text:p>
          </table:table-cell>
          <table:table-cell office:value-type="float" office:value="34674" calcext:value-type="float">
            <text:p>34674</text:p>
          </table:table-cell>
          <table:table-cell office:value-type="float" office:value="0.01285" calcext:value-type="float">
            <text:p>0.01285</text:p>
          </table:table-cell>
        </table:table-row>
        <table:table-row table:style-name="ro1">
          <table:table-cell office:value-type="string" calcext:value-type="string">
            <text:p>DAUGHERTY</text:p>
          </table:table-cell>
          <table:table-cell office:value-type="float" office:value="921" calcext:value-type="float">
            <text:p>921</text:p>
          </table:table-cell>
          <table:table-cell office:value-type="float" office:value="34650" calcext:value-type="float">
            <text:p>34650</text:p>
          </table:table-cell>
          <table:table-cell office:value-type="float" office:value="0.01284" calcext:value-type="float">
            <text:p>0.01284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float" office:value="922" calcext:value-type="float">
            <text:p>922</text:p>
          </table:table-cell>
          <table:table-cell office:value-type="float" office:value="34615" calcext:value-type="float">
            <text:p>34615</text:p>
          </table:table-cell>
          <table:table-cell office:value-type="float" office:value="0.01283" calcext:value-type="float">
            <text:p>0.01283</text:p>
          </table:table-cell>
        </table:table-row>
        <table:table-row table:style-name="ro1">
          <table:table-cell office:value-type="string" calcext:value-type="string">
            <text:p>BRAY</text:p>
          </table:table-cell>
          <table:table-cell office:value-type="float" office:value="923" calcext:value-type="float">
            <text:p>923</text:p>
          </table:table-cell>
          <table:table-cell office:value-type="float" office:value="34575" calcext:value-type="float">
            <text:p>34575</text:p>
          </table:table-cell>
          <table:table-cell office:value-type="float" office:value="0.01282" calcext:value-type="float">
            <text:p>0.01282</text:p>
          </table:table-cell>
        </table:table-row>
        <table:table-row table:style-name="ro1">
          <table:table-cell office:value-type="string" calcext:value-type="string">
            <text:p>DAVILA</text:p>
          </table:table-cell>
          <table:table-cell office:value-type="float" office:value="924" calcext:value-type="float">
            <text:p>924</text:p>
          </table:table-cell>
          <table:table-cell office:value-type="float" office:value="34541" calcext:value-type="float">
            <text:p>34541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ROWLAND</text:p>
          </table:table-cell>
          <table:table-cell office:value-type="float" office:value="925" calcext:value-type="float">
            <text:p>925</text:p>
          </table:table-cell>
          <table:table-cell office:value-type="float" office:value="34498" calcext:value-type="float">
            <text:p>34498</text:p>
          </table:table-cell>
          <table:table-cell office:value-type="float" office:value="0.01279" calcext:value-type="float">
            <text:p>0.01279</text:p>
          </table:table-cell>
        </table:table-row>
        <table:table-row table:style-name="ro1">
          <table:table-cell office:value-type="string" calcext:value-type="string">
            <text:p>LEVINE</text:p>
          </table:table-cell>
          <table:table-cell office:value-type="float" office:value="926" calcext:value-type="float">
            <text:p>926</text:p>
          </table:table-cell>
          <table:table-cell office:value-type="float" office:value="34472" calcext:value-type="float">
            <text:p>34472</text:p>
          </table:table-cell>
          <table:table-cell office:value-type="float" office:value="0.01278" calcext:value-type="float">
            <text:p>0.01278</text:p>
          </table:table-cell>
        </table:table-row>
        <table:table-row table:style-name="ro1">
          <table:table-cell office:value-type="string" calcext:value-type="string">
            <text:p>MADDEN</text:p>
          </table:table-cell>
          <table:table-cell office:value-type="float" office:value="926" calcext:value-type="float">
            <text:p>926</text:p>
          </table:table-cell>
          <table:table-cell office:value-type="float" office:value="34472" calcext:value-type="float">
            <text:p>34472</text:p>
          </table:table-cell>
          <table:table-cell office:value-type="float" office:value="0.01278" calcext:value-type="float">
            <text:p>0.01278</text:p>
          </table:table-cell>
        </table:table-row>
        <table:table-row table:style-name="ro1">
          <table:table-cell office:value-type="string" calcext:value-type="string">
            <text:p>SPENCE</text:p>
          </table:table-cell>
          <table:table-cell office:value-type="float" office:value="928" calcext:value-type="float">
            <text:p>928</text:p>
          </table:table-cell>
          <table:table-cell office:value-type="float" office:value="34435" calcext:value-type="float">
            <text:p>34435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929" calcext:value-type="float">
            <text:p>929</text:p>
          </table:table-cell>
          <table:table-cell office:value-type="float" office:value="34430" calcext:value-type="float">
            <text:p>3443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string" calcext:value-type="string">
            <text:p>IRWIN</text:p>
          </table:table-cell>
          <table:table-cell office:value-type="float" office:value="930" calcext:value-type="float">
            <text:p>930</text:p>
          </table:table-cell>
          <table:table-cell office:value-type="float" office:value="34374" calcext:value-type="float">
            <text:p>34374</text:p>
          </table:table-cell>
          <table:table-cell office:value-type="float" office:value="0.01274" calcext:value-type="float">
            <text:p>0.01274</text:p>
          </table:table-cell>
        </table:table-row>
        <table:table-row table:style-name="ro1">
          <table:table-cell office:value-type="string" calcext:value-type="string">
            <text:p>WERNER</text:p>
          </table:table-cell>
          <table:table-cell office:value-type="float" office:value="931" calcext:value-type="float">
            <text:p>931</text:p>
          </table:table-cell>
          <table:table-cell office:value-type="float" office:value="34352" calcext:value-type="float">
            <text:p>34352</text:p>
          </table:table-cell>
          <table:table-cell office:value-type="float" office:value="0.01273" calcext:value-type="float">
            <text:p>0.01273</text:p>
          </table:table-cell>
        </table:table-row>
        <table:table-row table:style-name="ro1">
          <table:table-cell office:value-type="string" calcext:value-type="string">
            <text:p>KRAUSE</text:p>
          </table:table-cell>
          <table:table-cell office:value-type="float" office:value="932" calcext:value-type="float">
            <text:p>932</text:p>
          </table:table-cell>
          <table:table-cell office:value-type="float" office:value="34345" calcext:value-type="float">
            <text:p>34345</text:p>
          </table:table-cell>
          <table:table-cell office:value-type="float" office:value="0.01273" calcext:value-type="float">
            <text:p>0.01273</text:p>
          </table:table-cell>
        </table:table-row>
        <table:table-row table:style-name="ro1">
          <table:table-cell office:value-type="string" calcext:value-type="string">
            <text:p>PETTY</text:p>
          </table:table-cell>
          <table:table-cell office:value-type="float" office:value="933" calcext:value-type="float">
            <text:p>933</text:p>
          </table:table-cell>
          <table:table-cell office:value-type="float" office:value="34278" calcext:value-type="float">
            <text:p>34278</text:p>
          </table:table-cell>
          <table:table-cell office:value-type="float" office:value="0.01271" calcext:value-type="float">
            <text:p>0.01271</text:p>
          </table:table-cell>
        </table:table-row>
        <table:table-row table:style-name="ro1">
          <table:table-cell office:value-type="string" calcext:value-type="string">
            <text:p>WHITNEY</text:p>
          </table:table-cell>
          <table:table-cell office:value-type="float" office:value="934" calcext:value-type="float">
            <text:p>934</text:p>
          </table:table-cell>
          <table:table-cell office:value-type="float" office:value="34251" calcext:value-type="float">
            <text:p>34251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BAIRD</text:p>
          </table:table-cell>
          <table:table-cell office:value-type="float" office:value="935" calcext:value-type="float">
            <text:p>935</text:p>
          </table:table-cell>
          <table:table-cell office:value-type="float" office:value="34233" calcext:value-type="float">
            <text:p>34233</text:p>
          </table:table-cell>
          <table:table-cell office:value-type="float" office:value="0.01269" calcext:value-type="float">
            <text:p>0.01269</text:p>
          </table:table-cell>
        </table:table-row>
        <table:table-row table:style-name="ro1">
          <table:table-cell office:value-type="string" calcext:value-type="string">
            <text:p>HOOPER</text:p>
          </table:table-cell>
          <table:table-cell office:value-type="float" office:value="936" calcext:value-type="float">
            <text:p>936</text:p>
          </table:table-cell>
          <table:table-cell office:value-type="float" office:value="34084" calcext:value-type="float">
            <text:p>34084</text:p>
          </table:table-cell>
          <table:table-cell office:value-type="float" office:value="0.01263" calcext:value-type="float">
            <text:p>0.01263</text:p>
          </table:table-cell>
        </table:table-row>
        <table:table-row table:style-name="ro1">
          <table:table-cell office:value-type="string" calcext:value-type="string">
            <text:p>POLLARD</text:p>
          </table:table-cell>
          <table:table-cell office:value-type="float" office:value="937" calcext:value-type="float">
            <text:p>937</text:p>
          </table:table-cell>
          <table:table-cell office:value-type="float" office:value="34079" calcext:value-type="float">
            <text:p>34079</text:p>
          </table:table-cell>
          <table:table-cell office:value-type="float" office:value="0.01263" calcext:value-type="float">
            <text:p>0.01263</text:p>
          </table:table-cell>
        </table:table-row>
        <table:table-row table:style-name="ro1">
          <table:table-cell office:value-type="string" calcext:value-type="string">
            <text:p>ZAVALA</text:p>
          </table:table-cell>
          <table:table-cell office:value-type="float" office:value="938" calcext:value-type="float">
            <text:p>938</text:p>
          </table:table-cell>
          <table:table-cell office:value-type="float" office:value="34068" calcext:value-type="float">
            <text:p>34068</text:p>
          </table:table-cell>
          <table:table-cell office:value-type="float" office:value="0.01263" calcext:value-type="float">
            <text:p>0.01263</text:p>
          </table:table-cell>
        </table:table-row>
        <table:table-row table:style-name="ro1">
          <table:table-cell office:value-type="string" calcext:value-type="string">
            <text:p>JARVIS</text:p>
          </table:table-cell>
          <table:table-cell office:value-type="float" office:value="939" calcext:value-type="float">
            <text:p>939</text:p>
          </table:table-cell>
          <table:table-cell office:value-type="float" office:value="34050" calcext:value-type="float">
            <text:p>34050</text:p>
          </table:table-cell>
          <table:table-cell office:value-type="float" office:value="0.01262" calcext:value-type="float">
            <text:p>0.01262</text:p>
          </table:table-cell>
        </table:table-row>
        <table:table-row table:style-name="ro1">
          <table:table-cell office:value-type="string" calcext:value-type="string">
            <text:p>HOLDEN</text:p>
          </table:table-cell>
          <table:table-cell office:value-type="float" office:value="940" calcext:value-type="float">
            <text:p>940</text:p>
          </table:table-cell>
          <table:table-cell office:value-type="float" office:value="34041" calcext:value-type="float">
            <text:p>34041</text:p>
          </table:table-cell>
          <table:table-cell office:value-type="float" office:value="0.01262" calcext:value-type="float">
            <text:p>0.01262</text:p>
          </table:table-cell>
        </table:table-row>
        <table:table-row table:style-name="ro1">
          <table:table-cell office:value-type="string" calcext:value-type="string">
            <text:p>HAAS</text:p>
          </table:table-cell>
          <table:table-cell office:value-type="float" office:value="941" calcext:value-type="float">
            <text:p>941</text:p>
          </table:table-cell>
          <table:table-cell office:value-type="float" office:value="34032" calcext:value-type="float">
            <text:p>34032</text:p>
          </table:table-cell>
          <table:table-cell office:value-type="float" office:value="0.01262" calcext:value-type="float">
            <text:p>0.01262</text:p>
          </table:table-cell>
        </table:table-row>
        <table:table-row table:style-name="ro1">
          <table:table-cell office:value-type="string" calcext:value-type="string">
            <text:p>HENDRIX</text:p>
          </table:table-cell>
          <table:table-cell office:value-type="float" office:value="941" calcext:value-type="float">
            <text:p>941</text:p>
          </table:table-cell>
          <table:table-cell office:value-type="float" office:value="34032" calcext:value-type="float">
            <text:p>34032</text:p>
          </table:table-cell>
          <table:table-cell office:value-type="float" office:value="0.01262" calcext:value-type="float">
            <text:p>0.01262</text:p>
          </table:table-cell>
        </table:table-row>
        <table:table-row table:style-name="ro1">
          <table:table-cell office:value-type="string" calcext:value-type="string">
            <text:p>MCGRATH</text:p>
          </table:table-cell>
          <table:table-cell office:value-type="float" office:value="943" calcext:value-type="float">
            <text:p>943</text:p>
          </table:table-cell>
          <table:table-cell office:value-type="float" office:value="34031" calcext:value-type="float">
            <text:p>34031</text:p>
          </table:table-cell>
          <table:table-cell office:value-type="float" office:value="0.01262" calcext:value-type="float">
            <text:p>0.0126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44" calcext:value-type="float">
            <text:p>944</text:p>
          </table:table-cell>
          <table:table-cell office:value-type="float" office:value="33962" calcext:value-type="float">
            <text:p>33962</text:p>
          </table:table-cell>
          <table:table-cell office:value-type="float" office:value="0.01259" calcext:value-type="float">
            <text:p>0.01259</text:p>
          </table:table-cell>
        </table:table-row>
        <table:table-row table:style-name="ro1">
          <table:table-cell office:value-type="string" calcext:value-type="string">
            <text:p>LUCERO</text:p>
          </table:table-cell>
          <table:table-cell office:value-type="float" office:value="945" calcext:value-type="float">
            <text:p>945</text:p>
          </table:table-cell>
          <table:table-cell office:value-type="float" office:value="33922" calcext:value-type="float">
            <text:p>33922</text:p>
          </table:table-cell>
          <table:table-cell office:value-type="float" office:value="0.01257" calcext:value-type="float">
            <text:p>0.01257</text:p>
          </table:table-cell>
        </table:table-row>
        <table:table-row table:style-name="ro1">
          <table:table-cell office:value-type="string" calcext:value-type="string">
            <text:p>TERRELL</text:p>
          </table:table-cell>
          <table:table-cell office:value-type="float" office:value="946" calcext:value-type="float">
            <text:p>946</text:p>
          </table:table-cell>
          <table:table-cell office:value-type="float" office:value="33914" calcext:value-type="float">
            <text:p>33914</text:p>
          </table:table-cell>
          <table:table-cell office:value-type="float" office:value="0.01257" calcext:value-type="float">
            <text:p>0.01257</text:p>
          </table:table-cell>
        </table:table-row>
        <table:table-row table:style-name="ro1">
          <table:table-cell office:value-type="string" calcext:value-type="string">
            <text:p>RIGGS</text:p>
          </table:table-cell>
          <table:table-cell office:value-type="float" office:value="947" calcext:value-type="float">
            <text:p>947</text:p>
          </table:table-cell>
          <table:table-cell office:value-type="float" office:value="33868" calcext:value-type="float">
            <text:p>33868</text:p>
          </table:table-cell>
          <table:table-cell office:value-type="float" office:value="0.01255" calcext:value-type="float">
            <text:p>0.01255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float" office:value="948" calcext:value-type="float">
            <text:p>948</text:p>
          </table:table-cell>
          <table:table-cell office:value-type="float" office:value="33843" calcext:value-type="float">
            <text:p>33843</text:p>
          </table:table-cell>
          <table:table-cell office:value-type="float" office:value="0.01255" calcext:value-type="float">
            <text:p>0.01255</text:p>
          </table:table-cell>
        </table:table-row>
        <table:table-row table:style-name="ro1">
          <table:table-cell office:value-type="string" calcext:value-type="string">
            <text:p>MERCER</text:p>
          </table:table-cell>
          <table:table-cell office:value-type="float" office:value="949" calcext:value-type="float">
            <text:p>949</text:p>
          </table:table-cell>
          <table:table-cell office:value-type="float" office:value="33797" calcext:value-type="float">
            <text:p>33797</text:p>
          </table:table-cell>
          <table:table-cell office:value-type="float" office:value="0.01253" calcext:value-type="float">
            <text:p>0.01253</text:p>
          </table:table-cell>
        </table:table-row>
        <table:table-row table:style-name="ro1">
          <table:table-cell office:value-type="string" calcext:value-type="string">
            <text:p>ROLLINS</text:p>
          </table:table-cell>
          <table:table-cell office:value-type="float" office:value="949" calcext:value-type="float">
            <text:p>949</text:p>
          </table:table-cell>
          <table:table-cell office:value-type="float" office:value="33797" calcext:value-type="float">
            <text:p>33797</text:p>
          </table:table-cell>
          <table:table-cell office:value-type="float" office:value="0.01253" calcext:value-type="float">
            <text:p>0.01253</text:p>
          </table:table-cell>
        </table:table-row>
        <table:table-row table:style-name="ro1">
          <table:table-cell office:value-type="string" calcext:value-type="string">
            <text:p>GALLOWAY</text:p>
          </table:table-cell>
          <table:table-cell office:value-type="float" office:value="951" calcext:value-type="float">
            <text:p>951</text:p>
          </table:table-cell>
          <table:table-cell office:value-type="float" office:value="33773" calcext:value-type="float">
            <text:p>33773</text:p>
          </table:table-cell>
          <table:table-cell office:value-type="float" office:value="0.01252" calcext:value-type="float">
            <text:p>0.01252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952" calcext:value-type="float">
            <text:p>952</text:p>
          </table:table-cell>
          <table:table-cell office:value-type="float" office:value="33745" calcext:value-type="float">
            <text:p>33745</text:p>
          </table:table-cell>
          <table:table-cell office:value-type="float" office:value="0.01251" calcext:value-type="float">
            <text:p>0.01251</text:p>
          </table:table-cell>
        </table:table-row>
        <table:table-row table:style-name="ro1">
          <table:table-cell office:value-type="string" calcext:value-type="string">
            <text:p>ODOM</text:p>
          </table:table-cell>
          <table:table-cell office:value-type="float" office:value="953" calcext:value-type="float">
            <text:p>953</text:p>
          </table:table-cell>
          <table:table-cell office:value-type="float" office:value="33717" calcext:value-type="float">
            <text:p>3371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ANDERSEN</text:p>
          </table:table-cell>
          <table:table-cell office:value-type="float" office:value="954" calcext:value-type="float">
            <text:p>954</text:p>
          </table:table-cell>
          <table:table-cell office:value-type="float" office:value="33508" calcext:value-type="float">
            <text:p>33508</text:p>
          </table:table-cell>
          <table:table-cell office:value-type="float" office:value="0.01242" calcext:value-type="float">
            <text:p>0.01242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float" office:value="955" calcext:value-type="float">
            <text:p>955</text:p>
          </table:table-cell>
          <table:table-cell office:value-type="float" office:value="33494" calcext:value-type="float">
            <text:p>33494</text:p>
          </table:table-cell>
          <table:table-cell office:value-type="float" office:value="0.01242" calcext:value-type="float">
            <text:p>0.01242</text:p>
          </table:table-cell>
        </table:table-row>
        <table:table-row table:style-name="ro1">
          <table:table-cell office:value-type="string" calcext:value-type="string">
            <text:p>HATFIELD</text:p>
          </table:table-cell>
          <table:table-cell office:value-type="float" office:value="956" calcext:value-type="float">
            <text:p>956</text:p>
          </table:table-cell>
          <table:table-cell office:value-type="float" office:value="33464" calcext:value-type="float">
            <text:p>33464</text:p>
          </table:table-cell>
          <table:table-cell office:value-type="float" office:value="0.01241" calcext:value-type="float">
            <text:p>0.01241</text:p>
          </table:table-cell>
        </table:table-row>
        <table:table-row table:style-name="ro1">
          <table:table-cell office:value-type="string" calcext:value-type="string">
            <text:p>BENITEZ</text:p>
          </table:table-cell>
          <table:table-cell office:value-type="float" office:value="957" calcext:value-type="float">
            <text:p>957</text:p>
          </table:table-cell>
          <table:table-cell office:value-type="float" office:value="33441" calcext:value-type="float">
            <text:p>33441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958" calcext:value-type="float">
            <text:p>958</text:p>
          </table:table-cell>
          <table:table-cell office:value-type="float" office:value="33411" calcext:value-type="float">
            <text:p>33411</text:p>
          </table:table-cell>
          <table:table-cell office:value-type="float" office:value="0.01239" calcext:value-type="float">
            <text:p>0.01239</text:p>
          </table:table-cell>
        </table:table-row>
        <table:table-row table:style-name="ro1">
          <table:table-cell office:value-type="string" calcext:value-type="string">
            <text:p>HUERTA</text:p>
          </table:table-cell>
          <table:table-cell office:value-type="float" office:value="959" calcext:value-type="float">
            <text:p>959</text:p>
          </table:table-cell>
          <table:table-cell office:value-type="float" office:value="33348" calcext:value-type="float">
            <text:p>33348</text:p>
          </table:table-cell>
          <table:table-cell office:value-type="float" office:value="0.01236" calcext:value-type="float">
            <text:p>0.01236</text:p>
          </table:table-cell>
        </table:table-row>
        <table:table-row table:style-name="ro1">
          <table:table-cell office:value-type="string" calcext:value-type="string">
            <text:p>TRAVIS</text:p>
          </table:table-cell>
          <table:table-cell office:value-type="float" office:value="960" calcext:value-type="float">
            <text:p>960</text:p>
          </table:table-cell>
          <table:table-cell office:value-type="float" office:value="33339" calcext:value-type="float">
            <text:p>33339</text:p>
          </table:table-cell>
          <table:table-cell office:value-type="float" office:value="0.01236" calcext:value-type="float">
            <text:p>0.01236</text:p>
          </table:table-cell>
        </table:table-row>
        <table:table-row table:style-name="ro1">
          <table:table-cell office:value-type="string" calcext:value-type="string">
            <text:p>MCNEIL</text:p>
          </table:table-cell>
          <table:table-cell office:value-type="float" office:value="961" calcext:value-type="float">
            <text:p>961</text:p>
          </table:table-cell>
          <table:table-cell office:value-type="float" office:value="33239" calcext:value-type="float">
            <text:p>33239</text:p>
          </table:table-cell>
          <table:table-cell office:value-type="float" office:value="0.01232" calcext:value-type="float">
            <text:p>0.01232</text:p>
          </table:table-cell>
        </table:table-row>
        <table:table-row table:style-name="ro1">
          <table:table-cell office:value-type="string" calcext:value-type="string">
            <text:p>HINTON</text:p>
          </table:table-cell>
          <table:table-cell office:value-type="float" office:value="962" calcext:value-type="float">
            <text:p>962</text:p>
          </table:table-cell>
          <table:table-cell office:value-type="float" office:value="33209" calcext:value-type="float">
            <text:p>33209</text:p>
          </table:table-cell>
          <table:table-cell office:value-type="float" office:value="0.01231" calcext:value-type="float">
            <text:p>0.01231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963" calcext:value-type="float">
            <text:p>963</text:p>
          </table:table-cell>
          <table:table-cell office:value-type="float" office:value="33202" calcext:value-type="float">
            <text:p>33202</text:p>
          </table:table-cell>
          <table:table-cell office:value-type="float" office:value="0.01231" calcext:value-type="float">
            <text:p>0.01231</text:p>
          </table:table-cell>
        </table:table-row>
        <table:table-row table:style-name="ro1">
          <table:table-cell office:value-type="string" calcext:value-type="string">
            <text:p>HAYS</text:p>
          </table:table-cell>
          <table:table-cell office:value-type="float" office:value="964" calcext:value-type="float">
            <text:p>964</text:p>
          </table:table-cell>
          <table:table-cell office:value-type="float" office:value="33194" calcext:value-type="float">
            <text:p>33194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965" calcext:value-type="float">
            <text:p>965</text:p>
          </table:table-cell>
          <table:table-cell office:value-type="float" office:value="33126" calcext:value-type="float">
            <text:p>33126</text:p>
          </table:table-cell>
          <table:table-cell office:value-type="float" office:value="0.01228" calcext:value-type="float">
            <text:p>0.01228</text:p>
          </table:table-cell>
        </table:table-row>
        <table:table-row table:style-name="ro1">
          <table:table-cell office:value-type="string" calcext:value-type="string">
            <text:p>FRITZ</text:p>
          </table:table-cell>
          <table:table-cell office:value-type="float" office:value="966" calcext:value-type="float">
            <text:p>966</text:p>
          </table:table-cell>
          <table:table-cell office:value-type="float" office:value="33068" calcext:value-type="float">
            <text:p>33068</text:p>
          </table:table-cell>
          <table:table-cell office:value-type="float" office:value="0.01226" calcext:value-type="float">
            <text:p>0.01226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967" calcext:value-type="float">
            <text:p>967</text:p>
          </table:table-cell>
          <table:table-cell office:value-type="float" office:value="33040" calcext:value-type="float">
            <text:p>33040</text:p>
          </table:table-cell>
          <table:table-cell office:value-type="float" office:value="0.01225" calcext:value-type="float">
            <text:p>0.01225</text:p>
          </table:table-cell>
        </table:table-row>
        <table:table-row table:style-name="ro1">
          <table:table-cell office:value-type="string" calcext:value-type="string">
            <text:p>MOONEY</text:p>
          </table:table-cell>
          <table:table-cell office:value-type="float" office:value="968" calcext:value-type="float">
            <text:p>968</text:p>
          </table:table-cell>
          <table:table-cell office:value-type="float" office:value="32953" calcext:value-type="float">
            <text:p>32953</text:p>
          </table:table-cell>
          <table:table-cell office:value-type="float" office:value="0.01222" calcext:value-type="float">
            <text:p>0.01222</text:p>
          </table:table-cell>
        </table:table-row>
        <table:table-row table:style-name="ro1">
          <table:table-cell office:value-type="string" calcext:value-type="string">
            <text:p>EWING</text:p>
          </table:table-cell>
          <table:table-cell office:value-type="float" office:value="969" calcext:value-type="float">
            <text:p>969</text:p>
          </table:table-cell>
          <table:table-cell office:value-type="float" office:value="32925" calcext:value-type="float">
            <text:p>32925</text:p>
          </table:table-cell>
          <table:table-cell office:value-type="float" office:value="0.01221" calcext:value-type="float">
            <text:p>0.01221</text:p>
          </table:table-cell>
        </table:table-row>
        <table:table-row table:style-name="ro1">
          <table:table-cell office:value-type="string" calcext:value-type="string">
            <text:p>RITTER</text:p>
          </table:table-cell>
          <table:table-cell office:value-type="float" office:value="970" calcext:value-type="float">
            <text:p>970</text:p>
          </table:table-cell>
          <table:table-cell office:value-type="float" office:value="32864" calcext:value-type="float">
            <text:p>32864</text:p>
          </table:table-cell>
          <table:table-cell office:value-type="float" office:value="0.01218" calcext:value-type="float">
            <text:p>0.01218</text:p>
          </table:table-cell>
        </table:table-row>
        <table:table-row table:style-name="ro1">
          <table:table-cell office:value-type="string" calcext:value-type="string">
            <text:p>ESPARZA</text:p>
          </table:table-cell>
          <table:table-cell office:value-type="float" office:value="971" calcext:value-type="float">
            <text:p>971</text:p>
          </table:table-cell>
          <table:table-cell office:value-type="float" office:value="32772" calcext:value-type="float">
            <text:p>32772</text:p>
          </table:table-cell>
          <table:table-cell office:value-type="float" office:value="0.01215" calcext:value-type="float">
            <text:p>0.01215</text:p>
          </table:table-cell>
        </table:table-row>
        <table:table-row table:style-name="ro1">
          <table:table-cell office:value-type="string" calcext:value-type="string">
            <text:p>FREY</text:p>
          </table:table-cell>
          <table:table-cell office:value-type="float" office:value="972" calcext:value-type="float">
            <text:p>972</text:p>
          </table:table-cell>
          <table:table-cell office:value-type="float" office:value="32735" calcext:value-type="float">
            <text:p>32735</text:p>
          </table:table-cell>
          <table:table-cell office:value-type="float" office:value="0.01213" calcext:value-type="float">
            <text:p>0.01213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float" office:value="973" calcext:value-type="float">
            <text:p>973</text:p>
          </table:table-cell>
          <table:table-cell office:value-type="float" office:value="32676" calcext:value-type="float">
            <text:p>32676</text:p>
          </table:table-cell>
          <table:table-cell office:value-type="float" office:value="0.01211" calcext:value-type="float">
            <text:p>0.01211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974" calcext:value-type="float">
            <text:p>974</text:p>
          </table:table-cell>
          <table:table-cell office:value-type="float" office:value="32672" calcext:value-type="float">
            <text:p>32672</text:p>
          </table:table-cell>
          <table:table-cell office:value-type="float" office:value="0.01211" calcext:value-type="float">
            <text:p>0.01211</text:p>
          </table:table-cell>
        </table:table-row>
        <table:table-row table:style-name="ro1">
          <table:table-cell office:value-type="string" calcext:value-type="string">
            <text:p>RIDDLE</text:p>
          </table:table-cell>
          <table:table-cell office:value-type="float" office:value="975" calcext:value-type="float">
            <text:p>975</text:p>
          </table:table-cell>
          <table:table-cell office:value-type="float" office:value="32654" calcext:value-type="float">
            <text:p>32654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HANEY</text:p>
          </table:table-cell>
          <table:table-cell office:value-type="float" office:value="976" calcext:value-type="float">
            <text:p>976</text:p>
          </table:table-cell>
          <table:table-cell office:value-type="float" office:value="32644" calcext:value-type="float">
            <text:p>32644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KAISER</text:p>
          </table:table-cell>
          <table:table-cell office:value-type="float" office:value="977" calcext:value-type="float">
            <text:p>977</text:p>
          </table:table-cell>
          <table:table-cell office:value-type="float" office:value="32567" calcext:value-type="float">
            <text:p>32567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office:value-type="float" office:value="978" calcext:value-type="float">
            <text:p>978</text:p>
          </table:table-cell>
          <table:table-cell office:value-type="float" office:value="32466" calcext:value-type="float">
            <text:p>32466</text:p>
          </table:table-cell>
          <table:table-cell office:value-type="float" office:value="0.01204" calcext:value-type="float">
            <text:p>0.01204</text:p>
          </table:table-cell>
        </table:table-row>
        <table:table-row table:style-name="ro1">
          <table:table-cell office:value-type="string" calcext:value-type="string">
            <text:p>CHANEY</text:p>
          </table:table-cell>
          <table:table-cell office:value-type="float" office:value="979" calcext:value-type="float">
            <text:p>979</text:p>
          </table:table-cell>
          <table:table-cell office:value-type="float" office:value="32433" calcext:value-type="float">
            <text:p>32433</text:p>
          </table:table-cell>
          <table:table-cell office:value-type="float" office:value="0.01202" calcext:value-type="float">
            <text:p>0.01202</text:p>
          </table:table-cell>
        </table:table-row>
        <table:table-row table:style-name="ro1">
          <table:table-cell office:value-type="string" calcext:value-type="string">
            <text:p>MCKNIGHT</text:p>
          </table:table-cell>
          <table:table-cell office:value-type="float" office:value="980" calcext:value-type="float">
            <text:p>980</text:p>
          </table:table-cell>
          <table:table-cell office:value-type="float" office:value="32386" calcext:value-type="float">
            <text:p>32386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float" office:value="981" calcext:value-type="float">
            <text:p>981</text:p>
          </table:table-cell>
          <table:table-cell office:value-type="float" office:value="32377" calcext:value-type="float">
            <text:p>3237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VANG</text:p>
          </table:table-cell>
          <table:table-cell office:value-type="float" office:value="982" calcext:value-type="float">
            <text:p>982</text:p>
          </table:table-cell>
          <table:table-cell office:value-type="float" office:value="32333" calcext:value-type="float">
            <text:p>32333</text:p>
          </table:table-cell>
          <table:table-cell office:value-type="float" office:value="0.01199" calcext:value-type="float">
            <text:p>0.01199</text:p>
          </table:table-cell>
        </table:table-row>
        <table:table-row table:style-name="ro1">
          <table:table-cell office:value-type="string" calcext:value-type="string">
            <text:p>COOLEY</text:p>
          </table:table-cell>
          <table:table-cell office:value-type="float" office:value="983" calcext:value-type="float">
            <text:p>983</text:p>
          </table:table-cell>
          <table:table-cell office:value-type="float" office:value="32287" calcext:value-type="float">
            <text:p>32287</text:p>
          </table:table-cell>
          <table:table-cell office:value-type="float" office:value="0.01197" calcext:value-type="float">
            <text:p>0.01197</text:p>
          </table:table-cell>
        </table:table-row>
        <table:table-row table:style-name="ro1">
          <table:table-cell office:value-type="string" calcext:value-type="string">
            <text:p>CARNEY</text:p>
          </table:table-cell>
          <table:table-cell office:value-type="float" office:value="984" calcext:value-type="float">
            <text:p>984</text:p>
          </table:table-cell>
          <table:table-cell office:value-type="float" office:value="32282" calcext:value-type="float">
            <text:p>32282</text:p>
          </table:table-cell>
          <table:table-cell office:value-type="float" office:value="0.01197" calcext:value-type="float">
            <text:p>0.01197</text:p>
          </table:table-cell>
        </table:table-row>
        <table:table-row table:style-name="ro1">
          <table:table-cell office:value-type="string" calcext:value-type="string">
            <text:p>COWAN</text:p>
          </table:table-cell>
          <table:table-cell office:value-type="float" office:value="985" calcext:value-type="float">
            <text:p>985</text:p>
          </table:table-cell>
          <table:table-cell office:value-type="float" office:value="32242" calcext:value-type="float">
            <text:p>32242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string" calcext:value-type="string">
            <text:p>FORBES</text:p>
          </table:table-cell>
          <table:table-cell office:value-type="float" office:value="986" calcext:value-type="float">
            <text:p>986</text:p>
          </table:table-cell>
          <table:table-cell office:value-type="float" office:value="32228" calcext:value-type="float">
            <text:p>3222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string" calcext:value-type="string">
            <text:p>FERRELL</text:p>
          </table:table-cell>
          <table:table-cell office:value-type="float" office:value="987" calcext:value-type="float">
            <text:p>987</text:p>
          </table:table-cell>
          <table:table-cell office:value-type="float" office:value="32174" calcext:value-type="float">
            <text:p>32174</text:p>
          </table:table-cell>
          <table:table-cell office:value-type="float" office:value="0.01193" calcext:value-type="float">
            <text:p>0.01193</text:p>
          </table:table-cell>
        </table:table-row>
        <table:table-row table:style-name="ro1">
          <table:table-cell office:value-type="string" calcext:value-type="string">
            <text:p>DAVIES</text:p>
          </table:table-cell>
          <table:table-cell office:value-type="float" office:value="988" calcext:value-type="float">
            <text:p>988</text:p>
          </table:table-cell>
          <table:table-cell office:value-type="float" office:value="32165" calcext:value-type="float">
            <text:p>32165</text:p>
          </table:table-cell>
          <table:table-cell office:value-type="float" office:value="0.01192" calcext:value-type="float">
            <text:p>0.01192</text:p>
          </table:table-cell>
        </table:table-row>
        <table:table-row table:style-name="ro1">
          <table:table-cell office:value-type="string" calcext:value-type="string">
            <text:p>BARAJAS</text:p>
          </table:table-cell>
          <table:table-cell office:value-type="float" office:value="989" calcext:value-type="float">
            <text:p>989</text:p>
          </table:table-cell>
          <table:table-cell office:value-type="float" office:value="32147" calcext:value-type="float">
            <text:p>32147</text:p>
          </table:table-cell>
          <table:table-cell office:value-type="float" office:value="0.01192" calcext:value-type="float">
            <text:p>0.01192</text:p>
          </table:table-cell>
        </table:table-row>
        <table:table-row table:style-name="ro1">
          <table:table-cell office:value-type="string" calcext:value-type="string">
            <text:p>SHEA</text:p>
          </table:table-cell>
          <table:table-cell office:value-type="float" office:value="990" calcext:value-type="float">
            <text:p>990</text:p>
          </table:table-cell>
          <table:table-cell office:value-type="float" office:value="32069" calcext:value-type="float">
            <text:p>32069</text:p>
          </table:table-cell>
          <table:table-cell office:value-type="float" office:value="0.01189" calcext:value-type="float">
            <text:p>0.01189</text:p>
          </table:table-cell>
        </table:table-row>
        <table:table-row table:style-name="ro1">
          <table:table-cell office:value-type="string" calcext:value-type="string">
            <text:p>OSBORN</text:p>
          </table:table-cell>
          <table:table-cell office:value-type="float" office:value="991" calcext:value-type="float">
            <text:p>991</text:p>
          </table:table-cell>
          <table:table-cell office:value-type="float" office:value="32044" calcext:value-type="float">
            <text:p>32044</text:p>
          </table:table-cell>
          <table:table-cell office:value-type="float" office:value="0.01188" calcext:value-type="float">
            <text:p>0.01188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float" office:value="992" calcext:value-type="float">
            <text:p>992</text:p>
          </table:table-cell>
          <table:table-cell office:value-type="float" office:value="32042" calcext:value-type="float">
            <text:p>32042</text:p>
          </table:table-cell>
          <table:table-cell office:value-type="float" office:value="0.01188" calcext:value-type="float">
            <text:p>0.01188</text:p>
          </table:table-cell>
        </table:table-row>
        <table:table-row table:style-name="ro1">
          <table:table-cell office:value-type="string" calcext:value-type="string">
            <text:p>CUEVAS</text:p>
          </table:table-cell>
          <table:table-cell office:value-type="float" office:value="993" calcext:value-type="float">
            <text:p>993</text:p>
          </table:table-cell>
          <table:table-cell office:value-type="float" office:value="32015" calcext:value-type="float">
            <text:p>32015</text:p>
          </table:table-cell>
          <table:table-cell office:value-type="float" office:value="0.01187" calcext:value-type="float">
            <text:p>0.01187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994" calcext:value-type="float">
            <text:p>994</text:p>
          </table:table-cell>
          <table:table-cell office:value-type="float" office:value="31995" calcext:value-type="float">
            <text:p>31995</text:p>
          </table:table-cell>
          <table:table-cell office:value-type="float" office:value="0.01186" calcext:value-type="float">
            <text:p>0.01186</text:p>
          </table:table-cell>
        </table:table-row>
        <table:table-row table:style-name="ro1">
          <table:table-cell office:value-type="string" calcext:value-type="string">
            <text:p>MURILLO</text:p>
          </table:table-cell>
          <table:table-cell office:value-type="float" office:value="995" calcext:value-type="float">
            <text:p>995</text:p>
          </table:table-cell>
          <table:table-cell office:value-type="float" office:value="31964" calcext:value-type="float">
            <text:p>31964</text:p>
          </table:table-cell>
          <table:table-cell office:value-type="float" office:value="0.01185" calcext:value-type="float">
            <text:p>0.01185</text:p>
          </table:table-cell>
        </table:table-row>
        <table:table-row table:style-name="ro1">
          <table:table-cell office:value-type="string" calcext:value-type="string">
            <text:p>LUTZ</text:p>
          </table:table-cell>
          <table:table-cell office:value-type="float" office:value="996" calcext:value-type="float">
            <text:p>996</text:p>
          </table:table-cell>
          <table:table-cell office:value-type="float" office:value="31940" calcext:value-type="float">
            <text:p>31940</text:p>
          </table:table-cell>
          <table:table-cell office:value-type="float" office:value="0.01184" calcext:value-type="float">
            <text:p>0.01184</text:p>
          </table:table-cell>
        </table:table-row>
        <table:table-row table:style-name="ro1">
          <table:table-cell office:value-type="string" calcext:value-type="string">
            <text:p>DUARTE</text:p>
          </table:table-cell>
          <table:table-cell office:value-type="float" office:value="997" calcext:value-type="float">
            <text:p>997</text:p>
          </table:table-cell>
          <table:table-cell office:value-type="float" office:value="31896" calcext:value-type="float">
            <text:p>31896</text:p>
          </table:table-cell>
          <table:table-cell office:value-type="float" office:value="0.01182" calcext:value-type="float">
            <text:p>0.01182</text:p>
          </table:table-cell>
        </table:table-row>
        <table:table-row table:style-name="ro1">
          <table:table-cell office:value-type="string" calcext:value-type="string">
            <text:p>KIDD</text:p>
          </table:table-cell>
          <table:table-cell office:value-type="float" office:value="998" calcext:value-type="float">
            <text:p>998</text:p>
          </table:table-cell>
          <table:table-cell office:value-type="float" office:value="31886" calcext:value-type="float">
            <text:p>31886</text:p>
          </table:table-cell>
          <table:table-cell office:value-type="float" office:value="0.01182" calcext:value-type="float">
            <text:p>0.01182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float" office:value="999" calcext:value-type="float">
            <text:p>999</text:p>
          </table:table-cell>
          <table:table-cell office:value-type="float" office:value="31882" calcext:value-type="float">
            <text:p>31882</text:p>
          </table:table-cell>
          <table:table-cell office:value-type="float" office:value="0.01182" calcext:value-type="float">
            <text:p>0.01182</text:p>
          </table:table-cell>
        </table:table-row>
        <table:table-row table:style-name="ro1">
          <table:table-cell office:value-type="string" calcext:value-type="string">
            <text:p>COOKE</text:p>
          </table:table-cell>
          <table:table-cell office:value-type="float" office:value="1000" calcext:value-type="float">
            <text:p>1000</text:p>
          </table:table-cell>
          <table:table-cell office:value-type="float" office:value="31860" calcext:value-type="float">
            <text:p>31860</text:p>
          </table:table-cell>
          <table:table-cell office:value-type="float" office:value="0.01181" calcext:value-type="float">
            <text:p>0.01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15:38:28.42867748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004" meta:object-count="0"/>
  </office:meta>
</office:document-meta>
</file>